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23.59pt"/>
    </style:style>
    <style:style style:name="co3" style:family="table-column">
      <style:table-column-properties fo:break-before="auto" style:column-width="125.6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bike_5f_buyers">
      <style:table-properties table:display="true" style:writing-mode="lr-tb"/>
    </style:style>
    <style:style style:name="ta2" style:family="table" style:master-page-name="PageStyle_5f_Pivot_20_Tables">
      <style:table-properties table:display="true" style:writing-mode="lr-tb"/>
    </style:style>
    <style:style style:name="ta3" style:family="table" style:master-page-name="PageStyle_5f_DASHBOARD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>
      <style:table-cell-properties fo:border-bottom="2.01pt solid #000000" fo:border-left="0.99pt solid #000000" fo:border-right="none" fo:border-top="none"/>
    </style:style>
    <style:style style:name="ce11" style:family="table-cell" style:parent-style-name="Pivot_20_Table_20_Value">
      <style:table-cell-properties fo:border-bottom="none" fo:border-left="0.99pt solid #000000" fo:border-right="none" fo:border-top="none"/>
    </style:style>
    <style:style style:name="ce1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4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15" style:family="table-cell" style:parent-style-name="Pivot_20_Table_20_Value">
      <style:table-cell-properties fo:border-bottom="2.01pt solid #000000" fo:border-left="none" fo:border-right="2.01pt solid #000000" fo:border-top="none"/>
    </style:style>
    <style:style style:name="ce16" style:family="table-cell" style:parent-style-name="Pivot_20_Table_20_Value">
      <style:table-cell-properties fo:border-bottom="none" fo:border-left="none" fo:border-right="2.01pt solid #000000" fo:border-top="none"/>
    </style:style>
    <style:style style:name="ce17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8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9" style:family="table-cell" style:parent-style-name="Pivot_20_Table_20_Value">
      <style:table-cell-properties fo:border-bottom="none" fo:border-left="none" fo:border-right="none" fo:border-top="0.99pt solid #000000"/>
    </style:style>
    <style:style style:name="ce20" style:family="table-cell" style:parent-style-name="Pivot_20_Table_20_Value">
      <style:table-cell-properties fo:border-bottom="2.01pt solid #000000" fo:border-left="none" fo:border-right="none" fo:border-top="non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ike_buyer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rital Status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Children</text:p>
          </table:table-cell>
          <table:table-cell table:style-name="ce1" office:value-type="string" calcext:value-type="string">
            <text:p>Education</text:p>
          </table:table-cell>
          <table:table-cell table:style-name="ce1" office:value-type="string" calcext:value-type="string">
            <text:p>Occupation</text:p>
          </table:table-cell>
          <table:table-cell table:style-name="ce1" office:value-type="string" calcext:value-type="string">
            <text:p>Home Owner</text:p>
          </table:table-cell>
          <table:table-cell table:style-name="ce1" office:value-type="string" calcext:value-type="string">
            <text:p>Cars</text:p>
          </table:table-cell>
          <table:table-cell table:style-name="ce1" office:value-type="string" calcext:value-type="string">
            <text:p>Commute Distance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Purchased Bike</text:p>
          </table:table-cell>
          <table:table-cell table:number-columns-repeated="1011"/>
        </table:table-row>
        <table:table-row table:style-name="ro1">
          <table:table-cell table:style-name="ce1" office:value-type="float" office:value="12496" calcext:value-type="float">
            <text:p>12496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4107" calcext:value-type="float">
            <text:p>2410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4177" calcext:value-type="float">
            <text:p>1417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4381" calcext:value-type="float">
            <text:p>24381</text:p>
          </table:table-cell>
          <table:table-cell table:style-name="ce1" office:value-type="string" calcext:value-type="string">
            <text:p>Single</text:p>
          </table:table-cell>
          <table:table-cell/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5597" calcext:value-type="float">
            <text:p>25597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3507" calcext:value-type="float">
            <text:p>1350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7974" calcext:value-type="float">
            <text:p>27974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60000" calcext:value-type="float">
            <text:p>16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agement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9364" calcext:value-type="float">
            <text:p>1936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2155" calcext:value-type="float">
            <text:p>22155</text:p>
          </table:table-cell>
          <table:table-cell/>
          <table:table-cell table:style-name="ce1" office:value-type="string" calcext:value-type="string">
            <text:p>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9280" calcext:value-type="float">
            <text:p>1928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/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2173" calcext:value-type="float">
            <text:p>2217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2697" calcext:value-type="float">
            <text:p>12697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1434" calcext:value-type="float">
            <text:p>1143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70000" calcext:value-type="float">
            <text:p>17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/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5323" calcext:value-type="float">
            <text:p>2532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3542" calcext:value-type="float">
            <text:p>23542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0870" calcext:value-type="float">
            <text:p>20870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3316" calcext:value-type="float">
            <text:p>23316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2610" calcext:value-type="float">
            <text:p>1261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7183" calcext:value-type="float">
            <text:p>2718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5940" calcext:value-type="float">
            <text:p>25940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5598" calcext:value-type="float">
            <text:p>2559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1564" calcext:value-type="float">
            <text:p>21564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9193" calcext:value-type="float">
            <text:p>1919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6412" calcext:value-type="float">
            <text:p>2641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7184" calcext:value-type="float">
            <text:p>27184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2590" calcext:value-type="float">
            <text:p>12590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7841" calcext:value-type="float">
            <text:p>17841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8283" calcext:value-type="float">
            <text:p>18283</text:p>
          </table:table-cell>
          <table:table-cell/>
          <table:table-cell table:style-name="ce1" office:value-type="string" calcext:value-type="string">
            <text:p>Female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8299" calcext:value-type="float">
            <text:p>18299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6466" calcext:value-type="float">
            <text:p>16466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9273" calcext:value-type="float">
            <text:p>1927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2400" calcext:value-type="float">
            <text:p>2240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0942" calcext:value-type="float">
            <text:p>20942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8484" calcext:value-type="float">
            <text:p>18484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2291" calcext:value-type="float">
            <text:p>12291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8380" calcext:value-type="float">
            <text:p>28380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7891" calcext:value-type="float">
            <text:p>1789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7832" calcext:value-type="float">
            <text:p>27832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6863" calcext:value-type="float">
            <text:p>2686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6259" calcext:value-type="float">
            <text:p>16259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7803" calcext:value-type="float">
            <text:p>2780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4347" calcext:value-type="float">
            <text:p>14347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7703" calcext:value-type="float">
            <text:p>1770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7185" calcext:value-type="float">
            <text:p>17185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70000" calcext:value-type="float">
            <text:p>17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9380" calcext:value-type="float">
            <text:p>2938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3986" calcext:value-type="float">
            <text:p>23986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4466" calcext:value-type="float">
            <text:p>24466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9097" calcext:value-type="float">
            <text:p>29097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9487" calcext:value-type="float">
            <text:p>1948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4939" calcext:value-type="float">
            <text:p>14939</text:p>
          </table:table-cell>
          <table:table-cell/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3826" calcext:value-type="float">
            <text:p>13826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0619" calcext:value-type="float">
            <text:p>20619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2558" calcext:value-type="float">
            <text:p>1255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4871" calcext:value-type="float">
            <text:p>24871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7319" calcext:value-type="float">
            <text:p>17319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8906" calcext:value-type="float">
            <text:p>28906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2808" calcext:value-type="float">
            <text:p>1280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0567" calcext:value-type="float">
            <text:p>2056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30000" calcext:value-type="float">
            <text:p>13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5502" calcext:value-type="float">
            <text:p>2550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5580" calcext:value-type="float">
            <text:p>1558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4185" calcext:value-type="float">
            <text:p>24185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9291" calcext:value-type="float">
            <text:p>19291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6713" calcext:value-type="float">
            <text:p>1671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6185" calcext:value-type="float">
            <text:p>16185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4927" calcext:value-type="float">
            <text:p>1492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9337" calcext:value-type="float">
            <text:p>29337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9355" calcext:value-type="float">
            <text:p>29355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5303" calcext:value-type="float">
            <text:p>2530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4813" calcext:value-type="float">
            <text:p>1481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6438" calcext:value-type="float">
            <text:p>1643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4238" calcext:value-type="float">
            <text:p>1423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20000" calcext:value-type="float">
            <text:p>12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6200" calcext:value-type="float">
            <text:p>16200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4857" calcext:value-type="float">
            <text:p>2485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30000" calcext:value-type="float">
            <text:p>13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6956" calcext:value-type="float">
            <text:p>26956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4517" calcext:value-type="float">
            <text:p>1451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2678" calcext:value-type="float">
            <text:p>12678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30000" calcext:value-type="float">
            <text:p>13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6188" calcext:value-type="float">
            <text:p>16188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7969" calcext:value-type="float">
            <text:p>27969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5752" calcext:value-type="float">
            <text:p>1575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7745" calcext:value-type="float">
            <text:p>27745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0828" calcext:value-type="float">
            <text:p>2082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9461" calcext:value-type="float">
            <text:p>19461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6941" calcext:value-type="float">
            <text:p>2694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8412" calcext:value-type="float">
            <text:p>28412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4485" calcext:value-type="float">
            <text:p>24485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6514" calcext:value-type="float">
            <text:p>16514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7191" calcext:value-type="float">
            <text:p>17191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30000" calcext:value-type="float">
            <text:p>13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9608" calcext:value-type="float">
            <text:p>1960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4119" calcext:value-type="float">
            <text:p>24119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5458" calcext:value-type="float">
            <text:p>2545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6886" calcext:value-type="float">
            <text:p>26886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8436" calcext:value-type="float">
            <text:p>28436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9562" calcext:value-type="float">
            <text:p>19562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5608" calcext:value-type="float">
            <text:p>15608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6487" calcext:value-type="float">
            <text:p>16487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7197" calcext:value-type="float">
            <text:p>17197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2507" calcext:value-type="float">
            <text:p>1250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3940" calcext:value-type="float">
            <text:p>2394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9441" calcext:value-type="float">
            <text:p>19441</text:p>
          </table:table-cell>
          <table:table-cell/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/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6852" calcext:value-type="float">
            <text:p>2685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2274" calcext:value-type="float">
            <text:p>12274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0236" calcext:value-type="float">
            <text:p>20236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4149" calcext:value-type="float">
            <text:p>24149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6139" calcext:value-type="float">
            <text:p>26139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8491" calcext:value-type="float">
            <text:p>18491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2707" calcext:value-type="float">
            <text:p>22707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0430" calcext:value-type="float">
            <text:p>2043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7494" calcext:value-type="float">
            <text:p>27494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6829" calcext:value-type="float">
            <text:p>26829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8395" calcext:value-type="float">
            <text:p>28395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1006" calcext:value-type="float">
            <text:p>21006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4682" calcext:value-type="float">
            <text:p>14682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7650" calcext:value-type="float">
            <text:p>17650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9191" calcext:value-type="float">
            <text:p>29191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30000" calcext:value-type="float">
            <text:p>13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5030" calcext:value-type="float">
            <text:p>1503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4140" calcext:value-type="float">
            <text:p>24140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2496" calcext:value-type="float">
            <text:p>22496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4065" calcext:value-type="float">
            <text:p>24065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0000" calcext:value-type="float">
            <text:p>20000</text:p>
          </table:table-cell>
          <table:table-cell/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9914" calcext:value-type="float">
            <text:p>1991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2871" calcext:value-type="float">
            <text:p>12871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2988" calcext:value-type="float">
            <text:p>2298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5922" calcext:value-type="float">
            <text:p>1592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50000" calcext:value-type="float">
            <text:p>15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2344" calcext:value-type="float">
            <text:p>12344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3627" calcext:value-type="float">
            <text:p>23627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7775" calcext:value-type="float">
            <text:p>27775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9301" calcext:value-type="float">
            <text:p>2930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2716" calcext:value-type="float">
            <text:p>12716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2472" calcext:value-type="float">
            <text:p>1247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0970" calcext:value-type="float">
            <text:p>20970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6818" calcext:value-type="float">
            <text:p>26818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2993" calcext:value-type="float">
            <text:p>1299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4192" calcext:value-type="float">
            <text:p>1419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9477" calcext:value-type="float">
            <text:p>1947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6796" calcext:value-type="float">
            <text:p>26796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1094" calcext:value-type="float">
            <text:p>21094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2234" calcext:value-type="float">
            <text:p>1223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8683" calcext:value-type="float">
            <text:p>2868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7994" calcext:value-type="float">
            <text:p>17994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4273" calcext:value-type="float">
            <text:p>2427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6547" calcext:value-type="float">
            <text:p>26547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2500" calcext:value-type="float">
            <text:p>22500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3993" calcext:value-type="float">
            <text:p>2399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4832" calcext:value-type="float">
            <text:p>1483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6614" calcext:value-type="float">
            <text:p>1661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0877" calcext:value-type="float">
            <text:p>20877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0729" calcext:value-type="float">
            <text:p>20729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2464" calcext:value-type="float">
            <text:p>2246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9475" calcext:value-type="float">
            <text:p>19475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9675" calcext:value-type="float">
            <text:p>19675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2728" calcext:value-type="float">
            <text:p>12728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6154" calcext:value-type="float">
            <text:p>26154</text:p>
          </table:table-cell>
          <table:table-cell/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9117" calcext:value-type="float">
            <text:p>29117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7845" calcext:value-type="float">
            <text:p>17845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5058" calcext:value-type="float">
            <text:p>2505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3426" calcext:value-type="float">
            <text:p>23426</text:p>
          </table:table-cell>
          <table:table-cell table:style-name="ce1" office:value-type="string" calcext:value-type="string">
            <text:p>Single</text:p>
          </table:table-cell>
          <table:table-cell/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4798" calcext:value-type="float">
            <text:p>14798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2664" calcext:value-type="float">
            <text:p>1266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30000" calcext:value-type="float">
            <text:p>13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3979" calcext:value-type="float">
            <text:p>23979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5605" calcext:value-type="float">
            <text:p>25605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0797" calcext:value-type="float">
            <text:p>2079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1980" calcext:value-type="float">
            <text:p>21980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5460" calcext:value-type="float">
            <text:p>2546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9181" calcext:value-type="float">
            <text:p>29181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4279" calcext:value-type="float">
            <text:p>24279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2402" calcext:value-type="float">
            <text:p>2240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5465" calcext:value-type="float">
            <text:p>15465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6757" calcext:value-type="float">
            <text:p>26757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4233" calcext:value-type="float">
            <text:p>1423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4058" calcext:value-type="float">
            <text:p>14058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2273" calcext:value-type="float">
            <text:p>1227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7203" calcext:value-type="float">
            <text:p>1720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30000" calcext:value-type="float">
            <text:p>13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8144" calcext:value-type="float">
            <text:p>1814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3963" calcext:value-type="float">
            <text:p>2396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7907" calcext:value-type="float">
            <text:p>1790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9442" calcext:value-type="float">
            <text:p>19442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7504" calcext:value-type="float">
            <text:p>17504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2253" calcext:value-type="float">
            <text:p>1225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7304" calcext:value-type="float">
            <text:p>27304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10000" calcext:value-type="float">
            <text:p>11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4191" calcext:value-type="float">
            <text:p>1419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60000" calcext:value-type="float">
            <text:p>16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2212" calcext:value-type="float">
            <text:p>1221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5529" calcext:value-type="float">
            <text:p>25529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2170" calcext:value-type="float">
            <text:p>2217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9445" calcext:value-type="float">
            <text:p>19445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5265" calcext:value-type="float">
            <text:p>15265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8918" calcext:value-type="float">
            <text:p>2891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30000" calcext:value-type="float">
            <text:p>13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5799" calcext:value-type="float">
            <text:p>15799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1047" calcext:value-type="float">
            <text:p>1104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8151" calcext:value-type="float">
            <text:p>18151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0606" calcext:value-type="float">
            <text:p>20606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9482" calcext:value-type="float">
            <text:p>1948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6489" calcext:value-type="float">
            <text:p>16489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6944" calcext:value-type="float">
            <text:p>26944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5682" calcext:value-type="float">
            <text:p>15682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6032" calcext:value-type="float">
            <text:p>2603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7843" calcext:value-type="float">
            <text:p>1784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5559" calcext:value-type="float">
            <text:p>25559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6209" calcext:value-type="float">
            <text:p>16209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/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1147" calcext:value-type="float">
            <text:p>1114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5214" calcext:value-type="float">
            <text:p>15214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1453" calcext:value-type="float">
            <text:p>1145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4584" calcext:value-type="float">
            <text:p>24584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2585" calcext:value-type="float">
            <text:p>12585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8626" calcext:value-type="float">
            <text:p>18626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/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9298" calcext:value-type="float">
            <text:p>29298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4842" calcext:value-type="float">
            <text:p>24842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5657" calcext:value-type="float">
            <text:p>1565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1415" calcext:value-type="float">
            <text:p>11415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8729" calcext:value-type="float">
            <text:p>28729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2633" calcext:value-type="float">
            <text:p>2263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5649" calcext:value-type="float">
            <text:p>25649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4669" calcext:value-type="float">
            <text:p>14669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9299" calcext:value-type="float">
            <text:p>19299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0946" calcext:value-type="float">
            <text:p>20946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1451" calcext:value-type="float">
            <text:p>11451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5553" calcext:value-type="float">
            <text:p>2555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7951" calcext:value-type="float">
            <text:p>27951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5026" calcext:value-type="float">
            <text:p>25026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3673" calcext:value-type="float">
            <text:p>1367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0000" calcext:value-type="float">
            <text:p>20000</text:p>
          </table:table-cell>
          <table:table-cell/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6043" calcext:value-type="float">
            <text:p>1604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2399" calcext:value-type="float">
            <text:p>22399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7696" calcext:value-type="float">
            <text:p>27696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5313" calcext:value-type="float">
            <text:p>2531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3813" calcext:value-type="float">
            <text:p>1381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8711" calcext:value-type="float">
            <text:p>18711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9650" calcext:value-type="float">
            <text:p>1965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4135" calcext:value-type="float">
            <text:p>14135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/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2833" calcext:value-type="float">
            <text:p>1283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6849" calcext:value-type="float">
            <text:p>26849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0962" calcext:value-type="float">
            <text:p>2096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8915" calcext:value-type="float">
            <text:p>28915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2830" calcext:value-type="float">
            <text:p>2283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20000" calcext:value-type="float">
            <text:p>12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4777" calcext:value-type="float">
            <text:p>1477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2591" calcext:value-type="float">
            <text:p>1259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4174" calcext:value-type="float">
            <text:p>2417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4611" calcext:value-type="float">
            <text:p>24611</text:p>
          </table:table-cell>
          <table:table-cell/>
          <table:table-cell table:style-name="ce1" office:value-type="string" calcext:value-type="string">
            <text:p>Male</text:p>
          </table:table-cell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1340" calcext:value-type="float">
            <text:p>1134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5693" calcext:value-type="float">
            <text:p>2569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5555" calcext:value-type="float">
            <text:p>25555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2006" calcext:value-type="float">
            <text:p>22006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0060" calcext:value-type="float">
            <text:p>20060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7702" calcext:value-type="float">
            <text:p>1770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2503" calcext:value-type="float">
            <text:p>1250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3908" calcext:value-type="float">
            <text:p>23908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2527" calcext:value-type="float">
            <text:p>22527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9057" calcext:value-type="float">
            <text:p>1905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20000" calcext:value-type="float">
            <text:p>12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8494" calcext:value-type="float">
            <text:p>1849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10000" calcext:value-type="float">
            <text:p>11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1249" calcext:value-type="float">
            <text:p>11249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30000" calcext:value-type="float">
            <text:p>13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1568" calcext:value-type="float">
            <text:p>2156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3981" calcext:value-type="float">
            <text:p>1398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3432" calcext:value-type="float">
            <text:p>23432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2931" calcext:value-type="float">
            <text:p>2293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8172" calcext:value-type="float">
            <text:p>1817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30000" calcext:value-type="float">
            <text:p>13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2666" calcext:value-type="float">
            <text:p>12666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0598" calcext:value-type="float">
            <text:p>2059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1375" calcext:value-type="float">
            <text:p>21375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0839" calcext:value-type="float">
            <text:p>20839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1738" calcext:value-type="float">
            <text:p>2173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4164" calcext:value-type="float">
            <text:p>14164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4193" calcext:value-type="float">
            <text:p>1419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2705" calcext:value-type="float">
            <text:p>12705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50000" calcext:value-type="float">
            <text:p>15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2672" calcext:value-type="float">
            <text:p>22672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6219" calcext:value-type="float">
            <text:p>26219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8468" calcext:value-type="float">
            <text:p>2846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3419" calcext:value-type="float">
            <text:p>23419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7964" calcext:value-type="float">
            <text:p>1796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0919" calcext:value-type="float">
            <text:p>20919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0927" calcext:value-type="float">
            <text:p>20927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3133" calcext:value-type="float">
            <text:p>1313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9626" calcext:value-type="float">
            <text:p>19626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1039" calcext:value-type="float">
            <text:p>21039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2231" calcext:value-type="float">
            <text:p>12231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5665" calcext:value-type="float">
            <text:p>25665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4061" calcext:value-type="float">
            <text:p>2406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6879" calcext:value-type="float">
            <text:p>26879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2284" calcext:value-type="float">
            <text:p>1228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6654" calcext:value-type="float">
            <text:p>2665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4545" calcext:value-type="float">
            <text:p>14545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4201" calcext:value-type="float">
            <text:p>2420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0625" calcext:value-type="float">
            <text:p>20625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6390" calcext:value-type="float">
            <text:p>16390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4804" calcext:value-type="float">
            <text:p>14804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2629" calcext:value-type="float">
            <text:p>12629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4696" calcext:value-type="float">
            <text:p>14696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2005" calcext:value-type="float">
            <text:p>22005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4544" calcext:value-type="float">
            <text:p>14544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4312" calcext:value-type="float">
            <text:p>1431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9120" calcext:value-type="float">
            <text:p>29120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4187" calcext:value-type="float">
            <text:p>24187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5758" calcext:value-type="float">
            <text:p>1575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30000" calcext:value-type="float">
            <text:p>1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9094" calcext:value-type="float">
            <text:p>2909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8319" calcext:value-type="float">
            <text:p>28319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6406" calcext:value-type="float">
            <text:p>16406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0923" calcext:value-type="float">
            <text:p>2092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1378" calcext:value-type="float">
            <text:p>11378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0851" calcext:value-type="float">
            <text:p>20851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1557" calcext:value-type="float">
            <text:p>21557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10000" calcext:value-type="float">
            <text:p>11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6663" calcext:value-type="float">
            <text:p>2666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1896" calcext:value-type="float">
            <text:p>11896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4189" calcext:value-type="float">
            <text:p>14189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3136" calcext:value-type="float">
            <text:p>13136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5906" calcext:value-type="float">
            <text:p>25906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7926" calcext:value-type="float">
            <text:p>17926</text:p>
          </table:table-cell>
          <table:table-cell/>
          <table:table-cell table:style-name="ce1" office:value-type="string" calcext:value-type="string">
            <text:p>Female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6928" calcext:value-type="float">
            <text:p>26928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0897" calcext:value-type="float">
            <text:p>2089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8207" calcext:value-type="float">
            <text:p>2820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5923" calcext:value-type="float">
            <text:p>2592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0974" calcext:value-type="float">
            <text:p>2097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8758" calcext:value-type="float">
            <text:p>2875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1381" calcext:value-type="float">
            <text:p>1138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7522" calcext:value-type="float">
            <text:p>1752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20000" calcext:value-type="float">
            <text:p>12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1207" calcext:value-type="float">
            <text:p>2120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8102" calcext:value-type="float">
            <text:p>2810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3105" calcext:value-type="float">
            <text:p>23105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8740" calcext:value-type="float">
            <text:p>1874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1213" calcext:value-type="float">
            <text:p>2121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7352" calcext:value-type="float">
            <text:p>1735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4154" calcext:value-type="float">
            <text:p>1415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9066" calcext:value-type="float">
            <text:p>19066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30000" calcext:value-type="float">
            <text:p>13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1386" calcext:value-type="float">
            <text:p>11386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0228" calcext:value-type="float">
            <text:p>2022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6675" calcext:value-type="float">
            <text:p>16675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60000" calcext:value-type="float">
            <text:p>16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6410" calcext:value-type="float">
            <text:p>16410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7760" calcext:value-type="float">
            <text:p>27760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2930" calcext:value-type="float">
            <text:p>2293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3780" calcext:value-type="float">
            <text:p>23780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0994" calcext:value-type="float">
            <text:p>2099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8379" calcext:value-type="float">
            <text:p>28379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4865" calcext:value-type="float">
            <text:p>14865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2663" calcext:value-type="float">
            <text:p>1266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4898" calcext:value-type="float">
            <text:p>24898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9508" calcext:value-type="float">
            <text:p>1950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1489" calcext:value-type="float">
            <text:p>11489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8160" calcext:value-type="float">
            <text:p>1816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30000" calcext:value-type="float">
            <text:p>13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5241" calcext:value-type="float">
            <text:p>2524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4369" calcext:value-type="float">
            <text:p>24369</text:p>
          </table:table-cell>
          <table:table-cell table:style-name="ce1" office:value-type="string" calcext:value-type="string">
            <text:p>Married</text:p>
          </table:table-cell>
          <table:table-cell/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7165" calcext:value-type="float">
            <text:p>27165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9424" calcext:value-type="float">
            <text:p>2942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5926" calcext:value-type="float">
            <text:p>15926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20000" calcext:value-type="float">
            <text:p>12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4554" calcext:value-type="float">
            <text:p>1455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6468" calcext:value-type="float">
            <text:p>16468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9174" calcext:value-type="float">
            <text:p>19174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9183" calcext:value-type="float">
            <text:p>1918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3683" calcext:value-type="float">
            <text:p>1368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7848" calcext:value-type="float">
            <text:p>17848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7894" calcext:value-type="float">
            <text:p>1789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5651" calcext:value-type="float">
            <text:p>2565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2936" calcext:value-type="float">
            <text:p>22936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3915" calcext:value-type="float">
            <text:p>23915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4121" calcext:value-type="float">
            <text:p>24121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7878" calcext:value-type="float">
            <text:p>27878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3572" calcext:value-type="float">
            <text:p>13572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/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7941" calcext:value-type="float">
            <text:p>2794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6354" calcext:value-type="float">
            <text:p>26354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4785" calcext:value-type="float">
            <text:p>14785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7238" calcext:value-type="float">
            <text:p>17238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3608" calcext:value-type="float">
            <text:p>2360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50000" calcext:value-type="float">
            <text:p>15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2538" calcext:value-type="float">
            <text:p>22538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2332" calcext:value-type="float">
            <text:p>1233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7230" calcext:value-type="float">
            <text:p>1723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3082" calcext:value-type="float">
            <text:p>13082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30000" calcext:value-type="float">
            <text:p>1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2518" calcext:value-type="float">
            <text:p>22518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3687" calcext:value-type="float">
            <text:p>1368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3571" calcext:value-type="float">
            <text:p>2357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9305" calcext:value-type="float">
            <text:p>19305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2636" calcext:value-type="float">
            <text:p>22636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7310" calcext:value-type="float">
            <text:p>1731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2133" calcext:value-type="float">
            <text:p>1213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30000" calcext:value-type="float">
            <text:p>13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5918" calcext:value-type="float">
            <text:p>25918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5752" calcext:value-type="float">
            <text:p>25752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7324" calcext:value-type="float">
            <text:p>1732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2918" calcext:value-type="float">
            <text:p>22918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/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2510" calcext:value-type="float">
            <text:p>1251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5512" calcext:value-type="float">
            <text:p>25512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6179" calcext:value-type="float">
            <text:p>16179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5628" calcext:value-type="float">
            <text:p>1562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0977" calcext:value-type="float">
            <text:p>2097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8140" calcext:value-type="float">
            <text:p>1814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30000" calcext:value-type="float">
            <text:p>13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0417" calcext:value-type="float">
            <text:p>2041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8267" calcext:value-type="float">
            <text:p>1826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3620" calcext:value-type="float">
            <text:p>13620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2974" calcext:value-type="float">
            <text:p>2297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3586" calcext:value-type="float">
            <text:p>13586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7978" calcext:value-type="float">
            <text:p>1797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2581" calcext:value-type="float">
            <text:p>12581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8018" calcext:value-type="float">
            <text:p>18018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8957" calcext:value-type="float">
            <text:p>28957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20000" calcext:value-type="float">
            <text:p>120000</text:p>
          </table:table-cell>
          <table:table-cell/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3690" calcext:value-type="float">
            <text:p>13690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2568" calcext:value-type="float">
            <text:p>1256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3122" calcext:value-type="float">
            <text:p>1312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1184" calcext:value-type="float">
            <text:p>21184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6150" calcext:value-type="float">
            <text:p>26150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4151" calcext:value-type="float">
            <text:p>24151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3962" calcext:value-type="float">
            <text:p>2396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7793" calcext:value-type="float">
            <text:p>1779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4926" calcext:value-type="float">
            <text:p>14926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6163" calcext:value-type="float">
            <text:p>1616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1365" calcext:value-type="float">
            <text:p>21365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7771" calcext:value-type="float">
            <text:p>27771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6167" calcext:value-type="float">
            <text:p>26167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5792" calcext:value-type="float">
            <text:p>25792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10000" calcext:value-type="float">
            <text:p>11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1555" calcext:value-type="float">
            <text:p>11555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2381" calcext:value-type="float">
            <text:p>2238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7882" calcext:value-type="float">
            <text:p>1788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2174" calcext:value-type="float">
            <text:p>2217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2439" calcext:value-type="float">
            <text:p>22439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8012" calcext:value-type="float">
            <text:p>1801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7582" calcext:value-type="float">
            <text:p>27582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2744" calcext:value-type="float">
            <text:p>12744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2821" calcext:value-type="float">
            <text:p>2282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30000" calcext:value-type="float">
            <text:p>13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0171" calcext:value-type="float">
            <text:p>2017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1116" calcext:value-type="float">
            <text:p>11116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0053" calcext:value-type="float">
            <text:p>2005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5266" calcext:value-type="float">
            <text:p>25266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7960" calcext:value-type="float">
            <text:p>1796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3961" calcext:value-type="float">
            <text:p>1396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1897" calcext:value-type="float">
            <text:p>11897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1139" calcext:value-type="float">
            <text:p>11139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1576" calcext:value-type="float">
            <text:p>11576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9255" calcext:value-type="float">
            <text:p>19255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8153" calcext:value-type="float">
            <text:p>1815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4547" calcext:value-type="float">
            <text:p>1454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4901" calcext:value-type="float">
            <text:p>24901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10000" calcext:value-type="float">
            <text:p>11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7169" calcext:value-type="float">
            <text:p>27169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4805" calcext:value-type="float">
            <text:p>14805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5822" calcext:value-type="float">
            <text:p>1582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9389" calcext:value-type="float">
            <text:p>19389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7048" calcext:value-type="float">
            <text:p>17048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2204" calcext:value-type="float">
            <text:p>2220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10000" calcext:value-type="float">
            <text:p>11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2718" calcext:value-type="float">
            <text:p>12718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5019" calcext:value-type="float">
            <text:p>15019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8488" calcext:value-type="float">
            <text:p>28488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1891" calcext:value-type="float">
            <text:p>2189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10000" calcext:value-type="float">
            <text:p>11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7814" calcext:value-type="float">
            <text:p>27814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2175" calcext:value-type="float">
            <text:p>22175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9447" calcext:value-type="float">
            <text:p>29447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9784" calcext:value-type="float">
            <text:p>1978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7824" calcext:value-type="float">
            <text:p>27824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4093" calcext:value-type="float">
            <text:p>2409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9618" calcext:value-type="float">
            <text:p>1961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1561" calcext:value-type="float">
            <text:p>21561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1061" calcext:value-type="float">
            <text:p>1106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6651" calcext:value-type="float">
            <text:p>26651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1108" calcext:value-type="float">
            <text:p>2110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2731" calcext:value-type="float">
            <text:p>12731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5307" calcext:value-type="float">
            <text:p>2530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4278" calcext:value-type="float">
            <text:p>1427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30000" calcext:value-type="float">
            <text:p>1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0711" calcext:value-type="float">
            <text:p>2071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1383" calcext:value-type="float">
            <text:p>1138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/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2497" calcext:value-type="float">
            <text:p>1249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6559" calcext:value-type="float">
            <text:p>16559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1585" calcext:value-type="float">
            <text:p>11585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0277" calcext:value-type="float">
            <text:p>2027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6765" calcext:value-type="float">
            <text:p>26765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2389" calcext:value-type="float">
            <text:p>12389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3585" calcext:value-type="float">
            <text:p>13585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6385" calcext:value-type="float">
            <text:p>26385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20000" calcext:value-type="float">
            <text:p>12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2236" calcext:value-type="float">
            <text:p>12236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1560" calcext:value-type="float">
            <text:p>2156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20000" calcext:value-type="float">
            <text:p>12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1554" calcext:value-type="float">
            <text:p>21554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3662" calcext:value-type="float">
            <text:p>13662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3089" calcext:value-type="float">
            <text:p>13089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20000" calcext:value-type="float">
            <text:p>12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4791" calcext:value-type="float">
            <text:p>1479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9331" calcext:value-type="float">
            <text:p>19331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7754" calcext:value-type="float">
            <text:p>17754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1149" calcext:value-type="float">
            <text:p>11149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6549" calcext:value-type="float">
            <text:p>16549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4305" calcext:value-type="float">
            <text:p>24305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8253" calcext:value-type="float">
            <text:p>1825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0147" calcext:value-type="float">
            <text:p>2014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5612" calcext:value-type="float">
            <text:p>15612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8323" calcext:value-type="float">
            <text:p>2832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2634" calcext:value-type="float">
            <text:p>22634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5665" calcext:value-type="float">
            <text:p>15665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7585" calcext:value-type="float">
            <text:p>27585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9748" calcext:value-type="float">
            <text:p>1974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1974" calcext:value-type="float">
            <text:p>21974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4032" calcext:value-type="float">
            <text:p>1403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2610" calcext:value-type="float">
            <text:p>2261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6984" calcext:value-type="float">
            <text:p>2698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8294" calcext:value-type="float">
            <text:p>1829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8564" calcext:value-type="float">
            <text:p>28564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8521" calcext:value-type="float">
            <text:p>28521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5450" calcext:value-type="float">
            <text:p>1545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5681" calcext:value-type="float">
            <text:p>25681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9491" calcext:value-type="float">
            <text:p>19491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6415" calcext:value-type="float">
            <text:p>26415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2821" calcext:value-type="float">
            <text:p>1282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5629" calcext:value-type="float">
            <text:p>15629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7835" calcext:value-type="float">
            <text:p>27835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1738" calcext:value-type="float">
            <text:p>1173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5065" calcext:value-type="float">
            <text:p>25065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6238" calcext:value-type="float">
            <text:p>26238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3707" calcext:value-type="float">
            <text:p>23707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7650" calcext:value-type="float">
            <text:p>2765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4981" calcext:value-type="float">
            <text:p>2498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0678" calcext:value-type="float">
            <text:p>20678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5302" calcext:value-type="float">
            <text:p>15302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6012" calcext:value-type="float">
            <text:p>2601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6575" calcext:value-type="float">
            <text:p>26575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5559" calcext:value-type="float">
            <text:p>15559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9235" calcext:value-type="float">
            <text:p>19235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5275" calcext:value-type="float">
            <text:p>15275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0339" calcext:value-type="float">
            <text:p>20339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30000" calcext:value-type="float">
            <text:p>13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5405" calcext:value-type="float">
            <text:p>25405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5940" calcext:value-type="float">
            <text:p>1594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5074" calcext:value-type="float">
            <text:p>2507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4738" calcext:value-type="float">
            <text:p>2473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6337" calcext:value-type="float">
            <text:p>1633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4357" calcext:value-type="float">
            <text:p>2435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8613" calcext:value-type="float">
            <text:p>1861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2207" calcext:value-type="float">
            <text:p>12207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/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8052" calcext:value-type="float">
            <text:p>1805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3353" calcext:value-type="float">
            <text:p>1335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9399" calcext:value-type="float">
            <text:p>19399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6154" calcext:value-type="float">
            <text:p>1615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2219" calcext:value-type="float">
            <text:p>22219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7269" calcext:value-type="float">
            <text:p>17269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3586" calcext:value-type="float">
            <text:p>23586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5740" calcext:value-type="float">
            <text:p>1574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7638" calcext:value-type="float">
            <text:p>27638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8976" calcext:value-type="float">
            <text:p>18976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9413" calcext:value-type="float">
            <text:p>1941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3283" calcext:value-type="float">
            <text:p>1328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7471" calcext:value-type="float">
            <text:p>17471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6791" calcext:value-type="float">
            <text:p>16791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5382" calcext:value-type="float">
            <text:p>1538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10000" calcext:value-type="float">
            <text:p>11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1641" calcext:value-type="float">
            <text:p>1164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1935" calcext:value-type="float">
            <text:p>11935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3233" calcext:value-type="float">
            <text:p>1323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5909" calcext:value-type="float">
            <text:p>25909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4092" calcext:value-type="float">
            <text:p>14092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9143" calcext:value-type="float">
            <text:p>2914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4941" calcext:value-type="float">
            <text:p>2494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4637" calcext:value-type="float">
            <text:p>2463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3893" calcext:value-type="float">
            <text:p>2389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3907" calcext:value-type="float">
            <text:p>13907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4900" calcext:value-type="float">
            <text:p>1490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1262" calcext:value-type="float">
            <text:p>1126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2294" calcext:value-type="float">
            <text:p>22294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2195" calcext:value-type="float">
            <text:p>12195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5375" calcext:value-type="float">
            <text:p>25375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1143" calcext:value-type="float">
            <text:p>1114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5898" calcext:value-type="float">
            <text:p>2589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4397" calcext:value-type="float">
            <text:p>24397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20000" calcext:value-type="float">
            <text:p>12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9758" calcext:value-type="float">
            <text:p>19758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5529" calcext:value-type="float">
            <text:p>15529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9884" calcext:value-type="float">
            <text:p>1988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8674" calcext:value-type="float">
            <text:p>18674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3453" calcext:value-type="float">
            <text:p>1345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30000" calcext:value-type="float">
            <text:p>130000</text:p>
          </table:table-cell>
          <table:table-cell/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4063" calcext:value-type="float">
            <text:p>1406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Pacific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7393" calcext:value-type="float">
            <text:p>2739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4417" calcext:value-type="float">
            <text:p>14417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7533" calcext:value-type="float">
            <text:p>1753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8580" calcext:value-type="float">
            <text:p>1858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/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7025" calcext:value-type="float">
            <text:p>17025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5293" calcext:value-type="float">
            <text:p>2529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4725" calcext:value-type="float">
            <text:p>24725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3200" calcext:value-type="float">
            <text:p>2320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5895" calcext:value-type="float">
            <text:p>15895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8577" calcext:value-type="float">
            <text:p>1857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7218" calcext:value-type="float">
            <text:p>2721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/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8560" calcext:value-type="float">
            <text:p>1856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5006" calcext:value-type="float">
            <text:p>25006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7369" calcext:value-type="float">
            <text:p>17369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4495" calcext:value-type="float">
            <text:p>14495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8847" calcext:value-type="float">
            <text:p>1884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4754" calcext:value-type="float">
            <text:p>1475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3378" calcext:value-type="float">
            <text:p>2337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6452" calcext:value-type="float">
            <text:p>26452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0370" calcext:value-type="float">
            <text:p>2037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0528" calcext:value-type="float">
            <text:p>2052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3549" calcext:value-type="float">
            <text:p>23549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1751" calcext:value-type="float">
            <text:p>2175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1266" calcext:value-type="float">
            <text:p>21266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3388" calcext:value-type="float">
            <text:p>13388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8752" calcext:value-type="float">
            <text:p>18752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6917" calcext:value-type="float">
            <text:p>1691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20000" calcext:value-type="float">
            <text:p>12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5313" calcext:value-type="float">
            <text:p>1531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5329" calcext:value-type="float">
            <text:p>25329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0380" calcext:value-type="float">
            <text:p>2038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3089" calcext:value-type="float">
            <text:p>23089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3749" calcext:value-type="float">
            <text:p>13749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4943" calcext:value-type="float">
            <text:p>2494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8667" calcext:value-type="float">
            <text:p>28667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5194" calcext:value-type="float">
            <text:p>15194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20000" calcext:value-type="float">
            <text:p>12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7436" calcext:value-type="float">
            <text:p>17436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8935" calcext:value-type="float">
            <text:p>18935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30000" calcext:value-type="float">
            <text:p>1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6871" calcext:value-type="float">
            <text:p>1687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2100" calcext:value-type="float">
            <text:p>12100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3158" calcext:value-type="float">
            <text:p>2315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8545" calcext:value-type="float">
            <text:p>18545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8391" calcext:value-type="float">
            <text:p>18391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9812" calcext:value-type="float">
            <text:p>19812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7660" calcext:value-type="float">
            <text:p>2766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8058" calcext:value-type="float">
            <text:p>18058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0343" calcext:value-type="float">
            <text:p>2034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8997" calcext:value-type="float">
            <text:p>28997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4398" calcext:value-type="float">
            <text:p>2439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30000" calcext:value-type="float">
            <text:p>13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9002" calcext:value-type="float">
            <text:p>1900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8609" calcext:value-type="float">
            <text:p>28609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9231" calcext:value-type="float">
            <text:p>29231</text:p>
          </table:table-cell>
          <table:table-cell table:style-name="ce1" office:value-type="string" calcext:value-type="string">
            <text:p>Single</text:p>
          </table:table-cell>
          <table:table-cell/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8858" calcext:value-type="float">
            <text:p>18858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5261" calcext:value-type="float">
            <text:p>2526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7458" calcext:value-type="float">
            <text:p>17458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1644" calcext:value-type="float">
            <text:p>11644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6145" calcext:value-type="float">
            <text:p>16145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6890" calcext:value-type="float">
            <text:p>1689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5983" calcext:value-type="float">
            <text:p>2598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4633" calcext:value-type="float">
            <text:p>1463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2994" calcext:value-type="float">
            <text:p>2299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2983" calcext:value-type="float">
            <text:p>2298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5184" calcext:value-type="float">
            <text:p>25184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10000" calcext:value-type="float">
            <text:p>11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4469" calcext:value-type="float">
            <text:p>14469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1538" calcext:value-type="float">
            <text:p>11538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/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6245" calcext:value-type="float">
            <text:p>16245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7858" calcext:value-type="float">
            <text:p>1785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5347" calcext:value-type="float">
            <text:p>25347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5814" calcext:value-type="float">
            <text:p>15814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1259" calcext:value-type="float">
            <text:p>11259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1200" calcext:value-type="float">
            <text:p>1120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5101" calcext:value-type="float">
            <text:p>2510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1801" calcext:value-type="float">
            <text:p>2180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5943" calcext:value-type="float">
            <text:p>2594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2127" calcext:value-type="float">
            <text:p>2212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0414" calcext:value-type="float">
            <text:p>2041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3672" calcext:value-type="float">
            <text:p>2367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9255" calcext:value-type="float">
            <text:p>29255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8815" calcext:value-type="float">
            <text:p>28815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7753" calcext:value-type="float">
            <text:p>2775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7643" calcext:value-type="float">
            <text:p>2764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3754" calcext:value-type="float">
            <text:p>13754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2088" calcext:value-type="float">
            <text:p>2208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30000" calcext:value-type="float">
            <text:p>13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7388" calcext:value-type="float">
            <text:p>2738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4745" calcext:value-type="float">
            <text:p>24745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9237" calcext:value-type="float">
            <text:p>29237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20000" calcext:value-type="float">
            <text:p>12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5272" calcext:value-type="float">
            <text:p>15272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8949" calcext:value-type="float">
            <text:p>18949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/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4507" calcext:value-type="float">
            <text:p>1450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5886" calcext:value-type="float">
            <text:p>25886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1441" calcext:value-type="float">
            <text:p>2144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1741" calcext:value-type="float">
            <text:p>2174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4572" calcext:value-type="float">
            <text:p>1457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3368" calcext:value-type="float">
            <text:p>2336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6217" calcext:value-type="float">
            <text:p>16217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6247" calcext:value-type="float">
            <text:p>16247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2010" calcext:value-type="float">
            <text:p>22010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5872" calcext:value-type="float">
            <text:p>25872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9164" calcext:value-type="float">
            <text:p>19164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8435" calcext:value-type="float">
            <text:p>18435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4284" calcext:value-type="float">
            <text:p>14284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1287" calcext:value-type="float">
            <text:p>1128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3066" calcext:value-type="float">
            <text:p>13066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9106" calcext:value-type="float">
            <text:p>29106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6236" calcext:value-type="float">
            <text:p>26236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7531" calcext:value-type="float">
            <text:p>1753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2964" calcext:value-type="float">
            <text:p>1296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9133" calcext:value-type="float">
            <text:p>1913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4643" calcext:value-type="float">
            <text:p>2464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1599" calcext:value-type="float">
            <text:p>21599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2976" calcext:value-type="float">
            <text:p>22976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7637" calcext:value-type="float">
            <text:p>27637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1890" calcext:value-type="float">
            <text:p>1189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8580" calcext:value-type="float">
            <text:p>2858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4443" calcext:value-type="float">
            <text:p>1444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30000" calcext:value-type="float">
            <text:p>13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7864" calcext:value-type="float">
            <text:p>1786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0505" calcext:value-type="float">
            <text:p>20505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4592" calcext:value-type="float">
            <text:p>1459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2227" calcext:value-type="float">
            <text:p>2222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1471" calcext:value-type="float">
            <text:p>2147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2252" calcext:value-type="float">
            <text:p>22252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1260" calcext:value-type="float">
            <text:p>21260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1817" calcext:value-type="float">
            <text:p>11817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9223" calcext:value-type="float">
            <text:p>1922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8517" calcext:value-type="float">
            <text:p>1851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1717" calcext:value-type="float">
            <text:p>2171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3760" calcext:value-type="float">
            <text:p>1376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8145" calcext:value-type="float">
            <text:p>18145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1770" calcext:value-type="float">
            <text:p>2177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1165" calcext:value-type="float">
            <text:p>11165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6377" calcext:value-type="float">
            <text:p>16377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6248" calcext:value-type="float">
            <text:p>2624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3461" calcext:value-type="float">
            <text:p>2346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9133" calcext:value-type="float">
            <text:p>2913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7673" calcext:value-type="float">
            <text:p>2767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2774" calcext:value-type="float">
            <text:p>1277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8910" calcext:value-type="float">
            <text:p>18910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1699" calcext:value-type="float">
            <text:p>11699</text:p>
          </table:table-cell>
          <table:table-cell table:style-name="ce1" office:value-type="string" calcext:value-type="string">
            <text:p>Single</text:p>
          </table:table-cell>
          <table:table-cell/>
          <table:table-cell table:style-name="ce1" office:value-type="float" office:value="60000" calcext:value-type="float">
            <text:p>60000</text:p>
          </table:table-cell>
          <table:table-cell/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/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6725" calcext:value-type="float">
            <text:p>16725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8269" calcext:value-type="float">
            <text:p>28269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30000" calcext:value-type="float">
            <text:p>13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3144" calcext:value-type="float">
            <text:p>2314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3376" calcext:value-type="float">
            <text:p>23376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5970" calcext:value-type="float">
            <text:p>25970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8068" calcext:value-type="float">
            <text:p>28068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8390" calcext:value-type="float">
            <text:p>18390</text:p>
          </table:table-cell>
          <table:table-cell table:style-name="ce1" office:value-type="string" calcext:value-type="string">
            <text:p>Married</text:p>
          </table:table-cell>
          <table:table-cell/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9112" calcext:value-type="float">
            <text:p>29112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4090" calcext:value-type="float">
            <text:p>1409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7040" calcext:value-type="float">
            <text:p>2704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3479" calcext:value-type="float">
            <text:p>23479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6795" calcext:value-type="float">
            <text:p>16795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2014" calcext:value-type="float">
            <text:p>22014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3314" calcext:value-type="float">
            <text:p>1331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20000" calcext:value-type="float">
            <text:p>12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1619" calcext:value-type="float">
            <text:p>11619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9132" calcext:value-type="float">
            <text:p>29132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1199" calcext:value-type="float">
            <text:p>11199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0296" calcext:value-type="float">
            <text:p>20296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7546" calcext:value-type="float">
            <text:p>17546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8069" calcext:value-type="float">
            <text:p>18069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3712" calcext:value-type="float">
            <text:p>23712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3358" calcext:value-type="float">
            <text:p>2335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0518" calcext:value-type="float">
            <text:p>2051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8026" calcext:value-type="float">
            <text:p>28026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1669" calcext:value-type="float">
            <text:p>11669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6020" calcext:value-type="float">
            <text:p>1602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7090" calcext:value-type="float">
            <text:p>2709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7198" calcext:value-type="float">
            <text:p>27198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9661" calcext:value-type="float">
            <text:p>19661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6327" calcext:value-type="float">
            <text:p>2632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6341" calcext:value-type="float">
            <text:p>2634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4958" calcext:value-type="float">
            <text:p>24958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3287" calcext:value-type="float">
            <text:p>13287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10000" calcext:value-type="float">
            <text:p>11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4493" calcext:value-type="float">
            <text:p>1449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6678" calcext:value-type="float">
            <text:p>26678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3275" calcext:value-type="float">
            <text:p>23275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1270" calcext:value-type="float">
            <text:p>1127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30000" calcext:value-type="float">
            <text:p>13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0084" calcext:value-type="float">
            <text:p>2008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6144" calcext:value-type="float">
            <text:p>1614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7731" calcext:value-type="float">
            <text:p>2773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1886" calcext:value-type="float">
            <text:p>11886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4324" calcext:value-type="float">
            <text:p>24324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2220" calcext:value-type="float">
            <text:p>2222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6625" calcext:value-type="float">
            <text:p>26625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3027" calcext:value-type="float">
            <text:p>23027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30000" calcext:value-type="float">
            <text:p>13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6867" calcext:value-type="float">
            <text:p>16867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30000" calcext:value-type="float">
            <text:p>13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4514" calcext:value-type="float">
            <text:p>14514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9634" calcext:value-type="float">
            <text:p>1963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8504" calcext:value-type="float">
            <text:p>1850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8799" calcext:value-type="float">
            <text:p>28799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1225" calcext:value-type="float">
            <text:p>11225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7657" calcext:value-type="float">
            <text:p>1765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4913" calcext:value-type="float">
            <text:p>1491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4077" calcext:value-type="float">
            <text:p>14077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3296" calcext:value-type="float">
            <text:p>13296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10000" calcext:value-type="float">
            <text:p>11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0535" calcext:value-type="float">
            <text:p>20535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2452" calcext:value-type="float">
            <text:p>1245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8043" calcext:value-type="float">
            <text:p>2804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2957" calcext:value-type="float">
            <text:p>12957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5412" calcext:value-type="float">
            <text:p>1541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30000" calcext:value-type="float">
            <text:p>13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0514" calcext:value-type="float">
            <text:p>2051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0758" calcext:value-type="float">
            <text:p>2075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1801" calcext:value-type="float">
            <text:p>1180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2211" calcext:value-type="float">
            <text:p>2221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8087" calcext:value-type="float">
            <text:p>28087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3668" calcext:value-type="float">
            <text:p>2366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7441" calcext:value-type="float">
            <text:p>2744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7261" calcext:value-type="float">
            <text:p>2726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8649" calcext:value-type="float">
            <text:p>18649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1714" calcext:value-type="float">
            <text:p>21714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3217" calcext:value-type="float">
            <text:p>23217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3797" calcext:value-type="float">
            <text:p>23797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3216" calcext:value-type="float">
            <text:p>13216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0657" calcext:value-type="float">
            <text:p>20657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2882" calcext:value-type="float">
            <text:p>1288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5908" calcext:value-type="float">
            <text:p>2590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6753" calcext:value-type="float">
            <text:p>1675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4608" calcext:value-type="float">
            <text:p>1460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4979" calcext:value-type="float">
            <text:p>24979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3313" calcext:value-type="float">
            <text:p>1331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20000" calcext:value-type="float">
            <text:p>12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8952" calcext:value-type="float">
            <text:p>1895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7699" calcext:value-type="float">
            <text:p>17699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/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4657" calcext:value-type="float">
            <text:p>1465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1540" calcext:value-type="float">
            <text:p>11540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1783" calcext:value-type="float">
            <text:p>1178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4602" calcext:value-type="float">
            <text:p>1460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9030" calcext:value-type="float">
            <text:p>2903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6490" calcext:value-type="float">
            <text:p>26490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3151" calcext:value-type="float">
            <text:p>13151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7260" calcext:value-type="float">
            <text:p>1726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5372" calcext:value-type="float">
            <text:p>1537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8105" calcext:value-type="float">
            <text:p>18105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9660" calcext:value-type="float">
            <text:p>1966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6112" calcext:value-type="float">
            <text:p>16112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0698" calcext:value-type="float">
            <text:p>2069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0076" calcext:value-type="float">
            <text:p>20076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4496" calcext:value-type="float">
            <text:p>24496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5468" calcext:value-type="float">
            <text:p>1546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8031" calcext:value-type="float">
            <text:p>28031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6270" calcext:value-type="float">
            <text:p>26270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2221" calcext:value-type="float">
            <text:p>2222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8228" calcext:value-type="float">
            <text:p>28228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8363" calcext:value-type="float">
            <text:p>1836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3256" calcext:value-type="float">
            <text:p>23256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2768" calcext:value-type="float">
            <text:p>1276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0361" calcext:value-type="float">
            <text:p>2036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1306" calcext:value-type="float">
            <text:p>21306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3382" calcext:value-type="float">
            <text:p>1338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0310" calcext:value-type="float">
            <text:p>20310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2971" calcext:value-type="float">
            <text:p>22971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5287" calcext:value-type="float">
            <text:p>15287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5532" calcext:value-type="float">
            <text:p>15532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1255" calcext:value-type="float">
            <text:p>11255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8090" calcext:value-type="float">
            <text:p>2809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5255" calcext:value-type="float">
            <text:p>15255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3154" calcext:value-type="float">
            <text:p>1315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6778" calcext:value-type="float">
            <text:p>26778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/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3248" calcext:value-type="float">
            <text:p>2324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1417" calcext:value-type="float">
            <text:p>21417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7668" calcext:value-type="float">
            <text:p>17668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7994" calcext:value-type="float">
            <text:p>2799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0376" calcext:value-type="float">
            <text:p>20376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5954" calcext:value-type="float">
            <text:p>2595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5749" calcext:value-type="float">
            <text:p>15749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5899" calcext:value-type="float">
            <text:p>25899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3351" calcext:value-type="float">
            <text:p>13351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3333" calcext:value-type="float">
            <text:p>2333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1660" calcext:value-type="float">
            <text:p>2166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7012" calcext:value-type="float">
            <text:p>1701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4514" calcext:value-type="float">
            <text:p>2451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7505" calcext:value-type="float">
            <text:p>27505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9243" calcext:value-type="float">
            <text:p>2924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10000" calcext:value-type="float">
            <text:p>11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6582" calcext:value-type="float">
            <text:p>2658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4271" calcext:value-type="float">
            <text:p>1427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3041" calcext:value-type="float">
            <text:p>23041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9048" calcext:value-type="float">
            <text:p>29048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10000" calcext:value-type="float">
            <text:p>11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4433" calcext:value-type="float">
            <text:p>2443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5501" calcext:value-type="float">
            <text:p>1550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3911" calcext:value-type="float">
            <text:p>13911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0421" calcext:value-type="float">
            <text:p>20421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6009" calcext:value-type="float">
            <text:p>16009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70000" calcext:value-type="float">
            <text:p>17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8411" calcext:value-type="float">
            <text:p>1841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9163" calcext:value-type="float">
            <text:p>1916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8572" calcext:value-type="float">
            <text:p>1857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7540" calcext:value-type="float">
            <text:p>27540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9889" calcext:value-type="float">
            <text:p>19889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2922" calcext:value-type="float">
            <text:p>12922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8891" calcext:value-type="float">
            <text:p>1889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6773" calcext:value-type="float">
            <text:p>1677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9143" calcext:value-type="float">
            <text:p>1914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3882" calcext:value-type="float">
            <text:p>23882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1233" calcext:value-type="float">
            <text:p>1123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2056" calcext:value-type="float">
            <text:p>12056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20000" calcext:value-type="float">
            <text:p>12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5555" calcext:value-type="float">
            <text:p>15555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8423" calcext:value-type="float">
            <text:p>1842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2743" calcext:value-type="float">
            <text:p>2274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5343" calcext:value-type="float">
            <text:p>2534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3390" calcext:value-type="float">
            <text:p>1339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7482" calcext:value-type="float">
            <text:p>17482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3176" calcext:value-type="float">
            <text:p>13176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30000" calcext:value-type="float">
            <text:p>1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0504" calcext:value-type="float">
            <text:p>2050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2205" calcext:value-type="float">
            <text:p>12205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30000" calcext:value-type="float">
            <text:p>13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6751" calcext:value-type="float">
            <text:p>1675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1613" calcext:value-type="float">
            <text:p>2161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4801" calcext:value-type="float">
            <text:p>24801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7519" calcext:value-type="float">
            <text:p>17519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8347" calcext:value-type="float">
            <text:p>18347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9052" calcext:value-type="float">
            <text:p>29052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1745" calcext:value-type="float">
            <text:p>11745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9147" calcext:value-type="float">
            <text:p>1914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9217" calcext:value-type="float">
            <text:p>1921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5839" calcext:value-type="float">
            <text:p>15839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3714" calcext:value-type="float">
            <text:p>1371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2330" calcext:value-type="float">
            <text:p>2233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8783" calcext:value-type="float">
            <text:p>1878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5041" calcext:value-type="float">
            <text:p>25041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2046" calcext:value-type="float">
            <text:p>22046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8052" calcext:value-type="float">
            <text:p>2805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6693" calcext:value-type="float">
            <text:p>26693</text:p>
          </table:table-cell>
          <table:table-cell table:style-name="ce1" office:value-type="string" calcext:value-type="string">
            <text:p>Married</text:p>
          </table:table-cell>
          <table:table-cell/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4955" calcext:value-type="float">
            <text:p>24955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6065" calcext:value-type="float">
            <text:p>26065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10000" calcext:value-type="float">
            <text:p>11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3942" calcext:value-type="float">
            <text:p>1394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1219" calcext:value-type="float">
            <text:p>11219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2118" calcext:value-type="float">
            <text:p>22118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3197" calcext:value-type="float">
            <text:p>2319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4883" calcext:value-type="float">
            <text:p>1488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7279" calcext:value-type="float">
            <text:p>27279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8322" calcext:value-type="float">
            <text:p>18322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5879" calcext:value-type="float">
            <text:p>15879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8278" calcext:value-type="float">
            <text:p>2827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4416" calcext:value-type="float">
            <text:p>24416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8066" calcext:value-type="float">
            <text:p>28066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1275" calcext:value-type="float">
            <text:p>11275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4872" calcext:value-type="float">
            <text:p>1487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6151" calcext:value-type="float">
            <text:p>1615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9731" calcext:value-type="float">
            <text:p>1973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3801" calcext:value-type="float">
            <text:p>2380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1807" calcext:value-type="float">
            <text:p>1180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1622" calcext:value-type="float">
            <text:p>1162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6597" calcext:value-type="float">
            <text:p>26597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7074" calcext:value-type="float">
            <text:p>2707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9228" calcext:value-type="float">
            <text:p>1922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3415" calcext:value-type="float">
            <text:p>13415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7000" calcext:value-type="float">
            <text:p>17000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4569" calcext:value-type="float">
            <text:p>14569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3873" calcext:value-type="float">
            <text:p>1387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0401" calcext:value-type="float">
            <text:p>2040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1583" calcext:value-type="float">
            <text:p>2158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2029" calcext:value-type="float">
            <text:p>12029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8066" calcext:value-type="float">
            <text:p>18066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8192" calcext:value-type="float">
            <text:p>2819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6122" calcext:value-type="float">
            <text:p>1612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8607" calcext:value-type="float">
            <text:p>18607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8858" calcext:value-type="float">
            <text:p>28858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4432" calcext:value-type="float">
            <text:p>14432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6305" calcext:value-type="float">
            <text:p>26305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2050" calcext:value-type="float">
            <text:p>22050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5394" calcext:value-type="float">
            <text:p>2539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9747" calcext:value-type="float">
            <text:p>1974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3195" calcext:value-type="float">
            <text:p>23195</text:p>
          </table:table-cell>
          <table:table-cell table:style-name="ce1" office:value-type="string" calcext:value-type="string">
            <text:p>Single</text:p>
          </table:table-cell>
          <table:table-cell/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1695" calcext:value-type="float">
            <text:p>21695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3934" calcext:value-type="float">
            <text:p>1393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3337" calcext:value-type="float">
            <text:p>1333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7190" calcext:value-type="float">
            <text:p>2719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8657" calcext:value-type="float">
            <text:p>28657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1713" calcext:value-type="float">
            <text:p>2171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1752" calcext:value-type="float">
            <text:p>2175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7273" calcext:value-type="float">
            <text:p>2727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2719" calcext:value-type="float">
            <text:p>22719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10000" calcext:value-type="float">
            <text:p>11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2042" calcext:value-type="float">
            <text:p>2204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1451" calcext:value-type="float">
            <text:p>2145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0754" calcext:value-type="float">
            <text:p>2075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2153" calcext:value-type="float">
            <text:p>1215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6895" calcext:value-type="float">
            <text:p>16895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6728" calcext:value-type="float">
            <text:p>26728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1090" calcext:value-type="float">
            <text:p>11090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5862" calcext:value-type="float">
            <text:p>15862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6495" calcext:value-type="float">
            <text:p>26495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1823" calcext:value-type="float">
            <text:p>1182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3449" calcext:value-type="float">
            <text:p>23449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3459" calcext:value-type="float">
            <text:p>23459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9543" calcext:value-type="float">
            <text:p>1954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4914" calcext:value-type="float">
            <text:p>1491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2033" calcext:value-type="float">
            <text:p>1203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1941" calcext:value-type="float">
            <text:p>11941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/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4389" calcext:value-type="float">
            <text:p>14389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8050" calcext:value-type="float">
            <text:p>1805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9856" calcext:value-type="float">
            <text:p>19856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1663" calcext:value-type="float">
            <text:p>1166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7740" calcext:value-type="float">
            <text:p>2774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3455" calcext:value-type="float">
            <text:p>23455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5292" calcext:value-type="float">
            <text:p>15292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1587" calcext:value-type="float">
            <text:p>2158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3513" calcext:value-type="float">
            <text:p>2351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4322" calcext:value-type="float">
            <text:p>2432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6298" calcext:value-type="float">
            <text:p>2629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5419" calcext:value-type="float">
            <text:p>25419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3343" calcext:value-type="float">
            <text:p>1334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1303" calcext:value-type="float">
            <text:p>1130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1693" calcext:value-type="float">
            <text:p>21693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8056" calcext:value-type="float">
            <text:p>28056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1788" calcext:value-type="float">
            <text:p>11788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2296" calcext:value-type="float">
            <text:p>22296</text:p>
          </table:table-cell>
          <table:table-cell table:style-name="ce1" office:value-type="string" calcext:value-type="string">
            <text:p>Married</text:p>
          </table:table-cell>
          <table:table-cell/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5319" calcext:value-type="float">
            <text:p>15319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7654" calcext:value-type="float">
            <text:p>17654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4662" calcext:value-type="float">
            <text:p>1466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7541" calcext:value-type="float">
            <text:p>1754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3886" calcext:value-type="float">
            <text:p>13886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3073" calcext:value-type="float">
            <text:p>1307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1940" calcext:value-type="float">
            <text:p>2194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0196" calcext:value-type="float">
            <text:p>20196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3491" calcext:value-type="float">
            <text:p>23491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00000" calcext:value-type="float">
            <text:p>100000</text:p>
          </table:table-cell>
          <table:table-cell/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6651" calcext:value-type="float">
            <text:p>1665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120000" calcext:value-type="float">
            <text:p>12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6813" calcext:value-type="float">
            <text:p>16813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6007" calcext:value-type="float">
            <text:p>1600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7434" calcext:value-type="float">
            <text:p>27434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7756" calcext:value-type="float">
            <text:p>27756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3818" calcext:value-type="float">
            <text:p>2381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9012" calcext:value-type="float">
            <text:p>1901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8329" calcext:value-type="float">
            <text:p>18329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9037" calcext:value-type="float">
            <text:p>2903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6576" calcext:value-type="float">
            <text:p>26576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2192" calcext:value-type="float">
            <text:p>12192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4887" calcext:value-type="float">
            <text:p>14887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1734" calcext:value-type="float">
            <text:p>11734</text:p>
          </table:table-cell>
          <table:table-cell table:style-name="ce1" office:value-type="string" calcext:value-type="string">
            <text:p>Married</text:p>
          </table:table-cell>
          <table:table-cell/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7462" calcext:value-type="float">
            <text:p>1746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0659" calcext:value-type="float">
            <text:p>20659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8004" calcext:value-type="float">
            <text:p>2800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9741" calcext:value-type="float">
            <text:p>19741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7450" calcext:value-type="float">
            <text:p>1745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7337" calcext:value-type="float">
            <text:p>17337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8594" calcext:value-type="float">
            <text:p>18594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5982" calcext:value-type="float">
            <text:p>15982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10000" calcext:value-type="float">
            <text:p>11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8625" calcext:value-type="float">
            <text:p>28625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Cleric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1269" calcext:value-type="float">
            <text:p>11269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30000" calcext:value-type="float">
            <text:p>13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5148" calcext:value-type="float">
            <text:p>25148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3920" calcext:value-type="float">
            <text:p>13920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3704" calcext:value-type="float">
            <text:p>23704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/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8972" calcext:value-type="float">
            <text:p>28972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2730" calcext:value-type="float">
            <text:p>22730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9134" calcext:value-type="float">
            <text:p>2913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4332" calcext:value-type="float">
            <text:p>14332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9117" calcext:value-type="float">
            <text:p>19117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2864" calcext:value-type="float">
            <text:p>22864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5-10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1292" calcext:value-type="float">
            <text:p>11292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50000" calcext:value-type="float">
            <text:p>150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3466" calcext:value-type="float">
            <text:p>13466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tial Colleg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23731" calcext:value-type="float">
            <text:p>23731</text:p>
          </table:table-cell>
          <table:table-cell table:style-name="ce1" office:value-type="string" calcext:value-type="string">
            <text:p>Marrie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28672" calcext:value-type="float">
            <text:p>28672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raduate Degree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-5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1809" calcext:value-type="float">
            <text:p>11809</text:p>
          </table:table-cell>
          <table:table-cell table:style-name="ce1" office:value-type="string" calcext:value-type="string">
            <text:p>Married</text:p>
          </table:table-cell>
          <table:table-cell/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Skilled Manu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-1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" office:value-type="float" office:value="19664" calcext:value-type="float">
            <text:p>19664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helors</text:p>
          </table:table-cell>
          <table:table-cell table:style-name="ce1" office:value-type="string" calcext:value-type="string">
            <text:p>Manag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-2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table:style-name="ce1" office:value-type="float" office:value="12121" calcext:value-type="float">
            <text:p>12121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gh School</text:p>
          </table:table-cell>
          <table:table-cell table:style-name="ce1" office:value-type="string" calcext:value-type="string">
            <text:p>Professio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+ Miles</text:p>
          </table:table-cell>
          <table:table-cell table:style-name="ce1" office:value-type="string" calcext:value-type="string">
            <text:p>North America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Yes</text:p>
          </table:table-cell>
          <table:table-cell table:number-columns-repeated="1011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vot Tables" table:style-name="ta2"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Chart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unt - Purchased Bike</text:p>
          </table:table-cell>
          <table:table-cell table:style-name="ce7" office:value-type="string" calcext:value-type="string">
            <text:p>Purchased Bike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3" office:value-type="string" calcext:value-type="string">
            <text:p>Marital Status</text:p>
          </table:table-cell>
          <table:table-cell table:style-name="ce8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rried</text:p>
          </table:table-cell>
          <table:table-cell table:style-name="ce9" office:value-type="float" office:value="306" calcext:value-type="float">
            <text:p>306</text:p>
          </table:table-cell>
          <table:table-cell table:style-name="ce14" office:value-type="float" office:value="229" calcext:value-type="float">
            <text:p>22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ingle</text:p>
          </table:table-cell>
          <table:table-cell table:style-name="ce10" office:value-type="float" office:value="211" calcext:value-type="float">
            <text:p>211</text:p>
          </table:table-cell>
          <table:table-cell table:style-name="ce15" office:value-type="float" office:value="247" calcext:value-type="float">
            <text:p>247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hart 2</text:p>
          </table:table-cell>
          <table:table-cell table:number-columns-repeated="3"/>
          <table:table-cell table:style-name="ce1" office:value-type="string" calcext:value-type="string">
            <text:p>Chart 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unt - Purchased Bike</text:p>
          </table:table-cell>
          <table:table-cell table:style-name="ce7" office:value-type="string" calcext:value-type="string">
            <text:p>Purchased Bike</text:p>
          </table:table-cell>
          <table:table-cell table:style-name="ce12"/>
          <table:table-cell/>
          <table:table-cell table:style-name="ce2" office:value-type="string" calcext:value-type="string">
            <text:p>Count - Purchased Bike</text:p>
          </table:table-cell>
          <table:table-cell table:style-name="ce7" office:value-type="string" calcext:value-type="string">
            <text:p>Purchased Bike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3" office:value-type="string" calcext:value-type="string">
            <text:p>Gender</text:p>
          </table:table-cell>
          <table:table-cell table:style-name="ce8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/>
          <table:table-cell table:style-name="ce3" office:value-type="string" calcext:value-type="string">
            <text:p>Region</text:p>
          </table:table-cell>
          <table:table-cell table:style-name="ce8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Female</text:p>
          </table:table-cell>
          <table:table-cell table:style-name="ce9" office:value-type="float" office:value="250" calcext:value-type="float">
            <text:p>250</text:p>
          </table:table-cell>
          <table:table-cell table:style-name="ce14" office:value-type="float" office:value="239" calcext:value-type="float">
            <text:p>239</text:p>
          </table:table-cell>
          <table:table-cell/>
          <table:table-cell table:style-name="ce4" office:value-type="string" calcext:value-type="string">
            <text:p>Europe</text:p>
          </table:table-cell>
          <table:table-cell table:style-name="ce9" office:value-type="float" office:value="152" calcext:value-type="float">
            <text:p>152</text:p>
          </table:table-cell>
          <table:table-cell table:style-name="ce14" office:value-type="float" office:value="148" calcext:value-type="float">
            <text:p>148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Male</text:p>
          </table:table-cell>
          <table:table-cell table:style-name="ce10" office:value-type="float" office:value="261" calcext:value-type="float">
            <text:p>261</text:p>
          </table:table-cell>
          <table:table-cell table:style-name="ce15" office:value-type="float" office:value="239" calcext:value-type="float">
            <text:p>239</text:p>
          </table:table-cell>
          <table:table-cell/>
          <table:table-cell table:style-name="ce6" office:value-type="string" calcext:value-type="string">
            <text:p>North America</text:p>
          </table:table-cell>
          <table:table-cell table:style-name="ce11" office:value-type="float" office:value="288" calcext:value-type="float">
            <text:p>288</text:p>
          </table:table-cell>
          <table:table-cell table:style-name="ce16" office:value-type="float" office:value="220" calcext:value-type="float">
            <text:p>22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5" office:value-type="string" calcext:value-type="string">
            <text:p>Pacific</text:p>
          </table:table-cell>
          <table:table-cell table:style-name="ce10" office:value-type="float" office:value="79" calcext:value-type="float">
            <text:p>79</text:p>
          </table:table-cell>
          <table:table-cell table:style-name="ce15" office:value-type="float" office:value="113" calcext:value-type="float">
            <text:p>11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hart 3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unt - Purchased Bike</text:p>
          </table:table-cell>
          <table:table-cell table:style-name="ce7" office:value-type="string" calcext:value-type="string">
            <text:p>Purchased Bike</text:p>
          </table:table-cell>
          <table:table-cell table:style-name="ce12"/>
          <table:table-cell/>
          <table:table-cell table:style-name="ce1" office:value-type="string" calcext:value-type="string">
            <text:p>Chart 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ncome</text:p>
          </table:table-cell>
          <table:table-cell table:style-name="ce8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/>
          <table:table-cell table:style-name="ce2" office:value-type="string" calcext:value-type="string">
            <text:p>Sum - Age</text:p>
          </table:table-cell>
          <table:table-cell table:style-name="ce7" office:value-type="string" calcext:value-type="string">
            <text:p>Age</text:p>
          </table:table-cell>
          <table:table-cell table:style-name="ce17" table:number-columns-repeated="51"/>
          <table:table-cell table:style-name="ce12"/>
          <table:table-cell table:number-columns-repeated="966"/>
        </table:table-row>
        <table:table-row table:style-name="ro1">
          <table:table-cell table:style-name="ce4" office:value-type="float" office:value="10000" calcext:value-type="float">
            <text:p>10000</text:p>
          </table:table-cell>
          <table:table-cell table:style-name="ce9" office:value-type="float" office:value="45" calcext:value-type="float">
            <text:p>45</text:p>
          </table:table-cell>
          <table:table-cell table:style-name="ce14" office:value-type="float" office:value="28" calcext:value-type="float">
            <text:p>28</text:p>
          </table:table-cell>
          <table:table-cell/>
          <table:table-cell table:style-name="ce3" office:value-type="string" calcext:value-type="string">
            <text:p>Income</text:p>
          </table:table-cell>
          <table:table-cell table:style-name="ce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42" calcext:value-type="float">
            <text:p>42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44" calcext:value-type="float">
            <text:p>44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47" calcext:value-type="float">
            <text:p>47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49" calcext:value-type="float">
            <text:p>49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51" calcext:value-type="float">
            <text:p>51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58" calcext:value-type="float">
            <text:p>58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69" calcext:value-type="float">
            <text:p>69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80" calcext:value-type="float">
            <text:p>80</text:p>
          </table:table-cell>
          <table:table-cell table:style-name="ce13" office:value-type="float" office:value="89" calcext:value-type="float">
            <text:p>89</text:p>
          </table:table-cell>
          <table:table-cell table:number-columns-repeated="966"/>
        </table:table-row>
        <table:table-row table:style-name="ro1">
          <table:table-cell table:style-name="ce6" office:value-type="float" office:value="20000" calcext:value-type="float">
            <text:p>20000</text:p>
          </table:table-cell>
          <table:table-cell table:style-name="ce11" office:value-type="float" office:value="43" calcext:value-type="float">
            <text:p>43</text:p>
          </table:table-cell>
          <table:table-cell table:style-name="ce16" office:value-type="float" office:value="31" calcext:value-type="float">
            <text:p>31</text:p>
          </table:table-cell>
          <table:table-cell/>
          <table:table-cell table:style-name="ce4" office:value-type="float" office:value="10000" calcext:value-type="float">
            <text:p>10000</text:p>
          </table:table-cell>
          <table:table-cell table:style-name="ce9" office:value-type="float" office:value="50" calcext:value-type="float">
            <text:p>50</text:p>
          </table:table-cell>
          <table:table-cell table:style-name="ce19" office:value-type="float" office:value="130" calcext:value-type="float">
            <text:p>130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28" calcext:value-type="float">
            <text:p>28</text:p>
          </table:table-cell>
          <table:table-cell table:style-name="ce19"/>
          <table:table-cell table:style-name="ce19" office:value-type="float" office:value="90" calcext:value-type="float">
            <text:p>90</text:p>
          </table:table-cell>
          <table:table-cell table:style-name="ce19"/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66" calcext:value-type="float">
            <text:p>66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148" calcext:value-type="float">
            <text:p>148</text:p>
          </table:table-cell>
          <table:table-cell table:style-name="ce19" office:value-type="float" office:value="114" calcext:value-type="float">
            <text:p>114</text:p>
          </table:table-cell>
          <table:table-cell table:style-name="ce19" office:value-type="float" office:value="39" calcext:value-type="float">
            <text:p>39</text:p>
          </table:table-cell>
          <table:table-cell table:style-name="ce19" office:value-type="float" office:value="160" calcext:value-type="float">
            <text:p>160</text:p>
          </table:table-cell>
          <table:table-cell table:style-name="ce19" office:value-type="float" office:value="123" calcext:value-type="float">
            <text:p>123</text:p>
          </table:table-cell>
          <table:table-cell table:style-name="ce19"/>
          <table:table-cell table:style-name="ce19" office:value-type="float" office:value="129" calcext:value-type="float">
            <text:p>129</text:p>
          </table:table-cell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46" calcext:value-type="float">
            <text:p>46</text:p>
          </table:table-cell>
          <table:table-cell table:style-name="ce19"/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147" calcext:value-type="float">
            <text:p>147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204" calcext:value-type="float">
            <text:p>204</text:p>
          </table:table-cell>
          <table:table-cell table:style-name="ce19" office:value-type="float" office:value="104" calcext:value-type="float">
            <text:p>104</text:p>
          </table:table-cell>
          <table:table-cell table:style-name="ce19" office:value-type="float" office:value="106" calcext:value-type="float">
            <text:p>106</text:p>
          </table:table-cell>
          <table:table-cell table:style-name="ce19" table:number-columns-repeated="4"/>
          <table:table-cell table:style-name="ce19" office:value-type="float" office:value="116" calcext:value-type="float">
            <text:p>116</text:p>
          </table:table-cell>
          <table:table-cell table:style-name="ce19" table:number-columns-repeated="3"/>
          <table:table-cell table:style-name="ce19" office:value-type="float" office:value="124" calcext:value-type="float">
            <text:p>124</text:p>
          </table:table-cell>
          <table:table-cell table:style-name="ce19" table:number-columns-repeated="3"/>
          <table:table-cell table:style-name="ce19" office:value-type="float" office:value="66" calcext:value-type="float">
            <text:p>66</text:p>
          </table:table-cell>
          <table:table-cell table:style-name="ce19"/>
          <table:table-cell table:style-name="ce19" office:value-type="float" office:value="68" calcext:value-type="float">
            <text:p>68</text:p>
          </table:table-cell>
          <table:table-cell table:style-name="ce19"/>
          <table:table-cell table:style-name="ce19" office:value-type="float" office:value="140" calcext:value-type="float">
            <text:p>140</text:p>
          </table:table-cell>
          <table:table-cell table:style-name="ce19" table:number-columns-repeated="6"/>
          <table:table-cell table:style-name="ce14"/>
          <table:table-cell table:number-columns-repeated="966"/>
        </table:table-row>
        <table:table-row table:style-name="ro1">
          <table:table-cell table:style-name="ce6" office:value-type="float" office:value="30000" calcext:value-type="float">
            <text:p>30000</text:p>
          </table:table-cell>
          <table:table-cell table:style-name="ce11" office:value-type="float" office:value="81" calcext:value-type="float">
            <text:p>81</text:p>
          </table:table-cell>
          <table:table-cell table:style-name="ce16" office:value-type="float" office:value="53" calcext:value-type="float">
            <text:p>53</text:p>
          </table:table-cell>
          <table:table-cell/>
          <table:table-cell table:style-name="ce6" office:value-type="float" office:value="20000" calcext:value-type="float">
            <text:p>20000</text:p>
          </table:table-cell>
          <table:table-cell table:style-name="ce11" office:value-type="float" office:value="50" calcext:value-type="float">
            <text:p>50</text:p>
          </table:table-cell>
          <table:table-cell table:style-name="Pivot_20_Table_20_Value" office:value-type="float" office:value="104" calcext:value-type="float">
            <text:p>104</text:p>
          </table:table-cell>
          <table:table-cell table:style-name="Pivot_20_Table_20_Value" office:value-type="float" office:value="54" calcext:value-type="float">
            <text:p>54</text:p>
          </table:table-cell>
          <table:table-cell table:style-name="Pivot_20_Table_20_Value" office:value-type="float" office:value="112" calcext:value-type="float">
            <text:p>112</text:p>
          </table:table-cell>
          <table:table-cell table:style-name="Pivot_20_Table_20_Value" office:value-type="float" office:value="87" calcext:value-type="float">
            <text:p>87</text:p>
          </table:table-cell>
          <table:table-cell table:style-name="Pivot_20_Table_20_Value" office:value-type="float" office:value="60" calcext:value-type="float">
            <text:p>60</text:p>
          </table:table-cell>
          <table:table-cell table:style-name="Pivot_20_Table_20_Value" office:value-type="float" office:value="62" calcext:value-type="float">
            <text:p>62</text:p>
          </table:table-cell>
          <table:table-cell table:style-name="Pivot_20_Table_20_Value" office:value-type="float" office:value="96" calcext:value-type="float">
            <text:p>96</text:p>
          </table:table-cell>
          <table:table-cell table:style-name="Pivot_20_Table_20_Value"/>
          <table:table-cell table:style-name="Pivot_20_Table_20_Value" office:value-type="float" office:value="68" calcext:value-type="float">
            <text:p>68</text:p>
          </table:table-cell>
          <table:table-cell table:style-name="Pivot_20_Table_20_Value" office:value-type="float" office:value="35" calcext:value-type="float">
            <text:p>35</text:p>
          </table:table-cell>
          <table:table-cell table:style-name="Pivot_20_Table_20_Value" office:value-type="float" office:value="72" calcext:value-type="float">
            <text:p>72</text:p>
          </table:table-cell>
          <table:table-cell table:style-name="Pivot_20_Table_20_Value" office:value-type="float" office:value="37" calcext:value-type="float">
            <text:p>37</text:p>
          </table:table-cell>
          <table:table-cell table:style-name="Pivot_20_Table_20_Value" table:number-columns-repeated="2"/>
          <table:table-cell table:style-name="Pivot_20_Table_20_Value" office:value-type="float" office:value="160" calcext:value-type="float">
            <text:p>160</text:p>
          </table:table-cell>
          <table:table-cell table:style-name="Pivot_20_Table_20_Value" office:value-type="float" office:value="41" calcext:value-type="float">
            <text:p>41</text:p>
          </table:table-cell>
          <table:table-cell table:style-name="Pivot_20_Table_20_Value" office:value-type="float" office:value="126" calcext:value-type="float">
            <text:p>126</text:p>
          </table:table-cell>
          <table:table-cell table:style-name="Pivot_20_Table_20_Value" office:value-type="float" office:value="129" calcext:value-type="float">
            <text:p>129</text:p>
          </table:table-cell>
          <table:table-cell table:style-name="Pivot_20_Table_20_Value" office:value-type="float" office:value="44" calcext:value-type="float">
            <text:p>44</text:p>
          </table:table-cell>
          <table:table-cell table:style-name="Pivot_20_Table_20_Value" office:value-type="float" office:value="45" calcext:value-type="float">
            <text:p>45</text:p>
          </table:table-cell>
          <table:table-cell table:style-name="Pivot_20_Table_20_Value" office:value-type="float" office:value="46" calcext:value-type="float">
            <text:p>46</text:p>
          </table:table-cell>
          <table:table-cell table:style-name="Pivot_20_Table_20_Value" office:value-type="float" office:value="47" calcext:value-type="float">
            <text:p>47</text:p>
          </table:table-cell>
          <table:table-cell table:style-name="Pivot_20_Table_20_Value" office:value-type="float" office:value="48" calcext:value-type="float">
            <text:p>48</text:p>
          </table:table-cell>
          <table:table-cell table:style-name="Pivot_20_Table_20_Value" office:value-type="float" office:value="196" calcext:value-type="float">
            <text:p>196</text:p>
          </table:table-cell>
          <table:table-cell table:style-name="Pivot_20_Table_20_Value" office:value-type="float" office:value="150" calcext:value-type="float">
            <text:p>150</text:p>
          </table:table-cell>
          <table:table-cell table:style-name="Pivot_20_Table_20_Value" office:value-type="float" office:value="51" calcext:value-type="float">
            <text:p>51</text:p>
          </table:table-cell>
          <table:table-cell table:style-name="Pivot_20_Table_20_Value" office:value-type="float" office:value="52" calcext:value-type="float">
            <text:p>52</text:p>
          </table:table-cell>
          <table:table-cell table:style-name="Pivot_20_Table_20_Value" office:value-type="float" office:value="159" calcext:value-type="float">
            <text:p>159</text:p>
          </table:table-cell>
          <table:table-cell table:style-name="Pivot_20_Table_20_Value" office:value-type="float" office:value="108" calcext:value-type="float">
            <text:p>108</text:p>
          </table:table-cell>
          <table:table-cell table:style-name="Pivot_20_Table_20_Value" office:value-type="float" office:value="110" calcext:value-type="float">
            <text:p>110</text:p>
          </table:table-cell>
          <table:table-cell table:style-name="Pivot_20_Table_20_Value"/>
          <table:table-cell table:style-name="Pivot_20_Table_20_Value" office:value-type="float" office:value="57" calcext:value-type="float">
            <text:p>57</text:p>
          </table:table-cell>
          <table:table-cell table:style-name="Pivot_20_Table_20_Value" office:value-type="float" office:value="116" calcext:value-type="float">
            <text:p>116</text:p>
          </table:table-cell>
          <table:table-cell table:style-name="Pivot_20_Table_20_Value"/>
          <table:table-cell table:style-name="Pivot_20_Table_20_Value" office:value-type="float" office:value="120" calcext:value-type="float">
            <text:p>120</text:p>
          </table:table-cell>
          <table:table-cell table:style-name="Pivot_20_Table_20_Value"/>
          <table:table-cell table:style-name="Pivot_20_Table_20_Value" office:value-type="float" office:value="62" calcext:value-type="float">
            <text:p>62</text:p>
          </table:table-cell>
          <table:table-cell table:style-name="Pivot_20_Table_20_Value" office:value-type="float" office:value="63" calcext:value-type="float">
            <text:p>63</text:p>
          </table:table-cell>
          <table:table-cell table:style-name="Pivot_20_Table_20_Value" office:value-type="float" office:value="64" calcext:value-type="float">
            <text:p>64</text:p>
          </table:table-cell>
          <table:table-cell table:style-name="Pivot_20_Table_20_Value" office:value-type="float" office:value="130" calcext:value-type="float">
            <text:p>130</text:p>
          </table:table-cell>
          <table:table-cell table:style-name="Pivot_20_Table_20_Value" office:value-type="float" office:value="132" calcext:value-type="float">
            <text:p>132</text:p>
          </table:table-cell>
          <table:table-cell table:style-name="Pivot_20_Table_20_Value" table:number-columns-repeated="8"/>
          <table:table-cell table:style-name="Pivot_20_Table_20_Value" office:value-type="float" office:value="78" calcext:value-type="float">
            <text:p>78</text:p>
          </table:table-cell>
          <table:table-cell table:style-name="Pivot_20_Table_20_Value"/>
          <table:table-cell table:style-name="ce16"/>
          <table:table-cell table:number-columns-repeated="966"/>
        </table:table-row>
        <table:table-row table:style-name="ro1">
          <table:table-cell table:style-name="ce6" office:value-type="float" office:value="40000" calcext:value-type="float">
            <text:p>40000</text:p>
          </table:table-cell>
          <table:table-cell table:style-name="ce11" office:value-type="float" office:value="64" calcext:value-type="float">
            <text:p>64</text:p>
          </table:table-cell>
          <table:table-cell table:style-name="ce16" office:value-type="float" office:value="89" calcext:value-type="float">
            <text:p>89</text:p>
          </table:table-cell>
          <table:table-cell/>
          <table:table-cell table:style-name="ce6" office:value-type="float" office:value="30000" calcext:value-type="float">
            <text:p>30000</text:p>
          </table:table-cell>
          <table:table-cell table:style-name="ce11" office:value-type="float" office:value="25" calcext:value-type="float">
            <text:p>25</text:p>
          </table:table-cell>
          <table:table-cell table:style-name="Pivot_20_Table_20_Value" office:value-type="float" office:value="156" calcext:value-type="float">
            <text:p>156</text:p>
          </table:table-cell>
          <table:table-cell table:style-name="Pivot_20_Table_20_Value" office:value-type="float" office:value="162" calcext:value-type="float">
            <text:p>162</text:p>
          </table:table-cell>
          <table:table-cell table:style-name="Pivot_20_Table_20_Value" office:value-type="float" office:value="252" calcext:value-type="float">
            <text:p>252</text:p>
          </table:table-cell>
          <table:table-cell table:style-name="Pivot_20_Table_20_Value" office:value-type="float" office:value="145" calcext:value-type="float">
            <text:p>145</text:p>
          </table:table-cell>
          <table:table-cell table:style-name="Pivot_20_Table_20_Value" office:value-type="float" office:value="240" calcext:value-type="float">
            <text:p>240</text:p>
          </table:table-cell>
          <table:table-cell table:style-name="Pivot_20_Table_20_Value" office:value-type="float" office:value="155" calcext:value-type="float">
            <text:p>155</text:p>
          </table:table-cell>
          <table:table-cell table:style-name="Pivot_20_Table_20_Value" office:value-type="float" office:value="224" calcext:value-type="float">
            <text:p>224</text:p>
          </table:table-cell>
          <table:table-cell table:style-name="Pivot_20_Table_20_Value" office:value-type="float" office:value="66" calcext:value-type="float">
            <text:p>66</text:p>
          </table:table-cell>
          <table:table-cell table:style-name="Pivot_20_Table_20_Value" office:value-type="float" office:value="102" calcext:value-type="float">
            <text:p>102</text:p>
          </table:table-cell>
          <table:table-cell table:style-name="Pivot_20_Table_20_Value" office:value-type="float" office:value="70" calcext:value-type="float">
            <text:p>70</text:p>
          </table:table-cell>
          <table:table-cell table:style-name="Pivot_20_Table_20_Value" office:value-type="float" office:value="72" calcext:value-type="float">
            <text:p>72</text:p>
          </table:table-cell>
          <table:table-cell table:style-name="Pivot_20_Table_20_Value" office:value-type="float" office:value="111" calcext:value-type="float">
            <text:p>111</text:p>
          </table:table-cell>
          <table:table-cell table:style-name="Pivot_20_Table_20_Value" office:value-type="float" office:value="76" calcext:value-type="float">
            <text:p>76</text:p>
          </table:table-cell>
          <table:table-cell table:style-name="Pivot_20_Table_20_Value" office:value-type="float" office:value="156" calcext:value-type="float">
            <text:p>156</text:p>
          </table:table-cell>
          <table:table-cell table:style-name="Pivot_20_Table_20_Value" office:value-type="float" office:value="80" calcext:value-type="float">
            <text:p>80</text:p>
          </table:table-cell>
          <table:table-cell table:style-name="Pivot_20_Table_20_Value" office:value-type="float" office:value="41" calcext:value-type="float">
            <text:p>41</text:p>
          </table:table-cell>
          <table:table-cell table:style-name="Pivot_20_Table_20_Value" office:value-type="float" office:value="294" calcext:value-type="float">
            <text:p>294</text:p>
          </table:table-cell>
          <table:table-cell table:style-name="Pivot_20_Table_20_Value" office:value-type="float" office:value="215" calcext:value-type="float">
            <text:p>215</text:p>
          </table:table-cell>
          <table:table-cell table:style-name="Pivot_20_Table_20_Value" office:value-type="float" office:value="88" calcext:value-type="float">
            <text:p>88</text:p>
          </table:table-cell>
          <table:table-cell table:style-name="Pivot_20_Table_20_Value" office:value-type="float" office:value="135" calcext:value-type="float">
            <text:p>135</text:p>
          </table:table-cell>
          <table:table-cell table:style-name="Pivot_20_Table_20_Value" office:value-type="float" office:value="184" calcext:value-type="float">
            <text:p>184</text:p>
          </table:table-cell>
          <table:table-cell table:style-name="Pivot_20_Table_20_Value" office:value-type="float" office:value="282" calcext:value-type="float">
            <text:p>282</text:p>
          </table:table-cell>
          <table:table-cell table:style-name="Pivot_20_Table_20_Value" office:value-type="float" office:value="48" calcext:value-type="float">
            <text:p>48</text:p>
          </table:table-cell>
          <table:table-cell table:style-name="Pivot_20_Table_20_Value" office:value-type="float" office:value="196" calcext:value-type="float">
            <text:p>196</text:p>
          </table:table-cell>
          <table:table-cell table:style-name="Pivot_20_Table_20_Value" office:value-type="float" office:value="100" calcext:value-type="float">
            <text:p>100</text:p>
          </table:table-cell>
          <table:table-cell table:style-name="Pivot_20_Table_20_Value" office:value-type="float" office:value="102" calcext:value-type="float">
            <text:p>102</text:p>
          </table:table-cell>
          <table:table-cell table:style-name="Pivot_20_Table_20_Value" office:value-type="float" office:value="156" calcext:value-type="float">
            <text:p>156</text:p>
          </table:table-cell>
          <table:table-cell table:style-name="Pivot_20_Table_20_Value" office:value-type="float" office:value="106" calcext:value-type="float">
            <text:p>106</text:p>
          </table:table-cell>
          <table:table-cell table:style-name="Pivot_20_Table_20_Value" office:value-type="float" office:value="162" calcext:value-type="float">
            <text:p>162</text:p>
          </table:table-cell>
          <table:table-cell table:style-name="Pivot_20_Table_20_Value" office:value-type="float" office:value="220" calcext:value-type="float">
            <text:p>220</text:p>
          </table:table-cell>
          <table:table-cell table:style-name="Pivot_20_Table_20_Value" office:value-type="float" office:value="112" calcext:value-type="float">
            <text:p>112</text:p>
          </table:table-cell>
          <table:table-cell table:style-name="Pivot_20_Table_20_Value" table:number-columns-repeated="2"/>
          <table:table-cell table:style-name="Pivot_20_Table_20_Value" office:value-type="float" office:value="59" calcext:value-type="float">
            <text:p>59</text:p>
          </table:table-cell>
          <table:table-cell table:style-name="Pivot_20_Table_20_Value" office:value-type="float" office:value="180" calcext:value-type="float">
            <text:p>180</text:p>
          </table:table-cell>
          <table:table-cell table:style-name="Pivot_20_Table_20_Value"/>
          <table:table-cell table:style-name="Pivot_20_Table_20_Value" office:value-type="float" office:value="62" calcext:value-type="float">
            <text:p>62</text:p>
          </table:table-cell>
          <table:table-cell table:style-name="Pivot_20_Table_20_Value" office:value-type="float" office:value="63" calcext:value-type="float">
            <text:p>63</text:p>
          </table:table-cell>
          <table:table-cell table:style-name="Pivot_20_Table_20_Value" office:value-type="float" office:value="64" calcext:value-type="float">
            <text:p>64</text:p>
          </table:table-cell>
          <table:table-cell table:style-name="Pivot_20_Table_20_Value" office:value-type="float" office:value="130" calcext:value-type="float">
            <text:p>130</text:p>
          </table:table-cell>
          <table:table-cell table:style-name="Pivot_20_Table_20_Value"/>
          <table:table-cell table:style-name="Pivot_20_Table_20_Value" office:value-type="float" office:value="201" calcext:value-type="float">
            <text:p>201</text:p>
          </table:table-cell>
          <table:table-cell table:style-name="Pivot_20_Table_20_Value" office:value-type="float" office:value="68" calcext:value-type="float">
            <text:p>68</text:p>
          </table:table-cell>
          <table:table-cell table:style-name="Pivot_20_Table_20_Value" office:value-type="float" office:value="207" calcext:value-type="float">
            <text:p>207</text:p>
          </table:table-cell>
          <table:table-cell table:style-name="Pivot_20_Table_20_Value" table:number-columns-repeated="7"/>
          <table:table-cell table:style-name="ce16"/>
          <table:table-cell table:number-columns-repeated="966"/>
        </table:table-row>
        <table:table-row table:style-name="ro1">
          <table:table-cell table:style-name="ce6" office:value-type="float" office:value="50000" calcext:value-type="float">
            <text:p>50000</text:p>
          </table:table-cell>
          <table:table-cell table:style-name="ce11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6" office:value-type="float" office:value="40000" calcext:value-type="float">
            <text:p>40000</text:p>
          </table:table-cell>
          <table:table-cell table:style-name="ce11"/>
          <table:table-cell table:style-name="Pivot_20_Table_20_Value" office:value-type="float" office:value="26" calcext:value-type="float">
            <text:p>26</text:p>
          </table:table-cell>
          <table:table-cell table:style-name="Pivot_20_Table_20_Value" office:value-type="float" office:value="243" calcext:value-type="float">
            <text:p>243</text:p>
          </table:table-cell>
          <table:table-cell table:style-name="Pivot_20_Table_20_Value" office:value-type="float" office:value="196" calcext:value-type="float">
            <text:p>196</text:p>
          </table:table-cell>
          <table:table-cell table:style-name="Pivot_20_Table_20_Value" office:value-type="float" office:value="87" calcext:value-type="float">
            <text:p>87</text:p>
          </table:table-cell>
          <table:table-cell table:style-name="Pivot_20_Table_20_Value" office:value-type="float" office:value="270" calcext:value-type="float">
            <text:p>270</text:p>
          </table:table-cell>
          <table:table-cell table:style-name="Pivot_20_Table_20_Value" office:value-type="float" office:value="341" calcext:value-type="float">
            <text:p>341</text:p>
          </table:table-cell>
          <table:table-cell table:style-name="Pivot_20_Table_20_Value" office:value-type="float" office:value="160" calcext:value-type="float">
            <text:p>160</text:p>
          </table:table-cell>
          <table:table-cell table:style-name="Pivot_20_Table_20_Value" office:value-type="float" office:value="165" calcext:value-type="float">
            <text:p>165</text:p>
          </table:table-cell>
          <table:table-cell table:style-name="Pivot_20_Table_20_Value" office:value-type="float" office:value="102" calcext:value-type="float">
            <text:p>102</text:p>
          </table:table-cell>
          <table:table-cell table:style-name="Pivot_20_Table_20_Value" office:value-type="float" office:value="210" calcext:value-type="float">
            <text:p>210</text:p>
          </table:table-cell>
          <table:table-cell table:style-name="Pivot_20_Table_20_Value" office:value-type="float" office:value="216" calcext:value-type="float">
            <text:p>216</text:p>
          </table:table-cell>
          <table:table-cell table:style-name="Pivot_20_Table_20_Value" office:value-type="float" office:value="222" calcext:value-type="float">
            <text:p>222</text:p>
          </table:table-cell>
          <table:table-cell table:style-name="Pivot_20_Table_20_Value" office:value-type="float" office:value="342" calcext:value-type="float">
            <text:p>342</text:p>
          </table:table-cell>
          <table:table-cell table:style-name="Pivot_20_Table_20_Value" office:value-type="float" office:value="156" calcext:value-type="float">
            <text:p>156</text:p>
          </table:table-cell>
          <table:table-cell table:style-name="Pivot_20_Table_20_Value" office:value-type="float" office:value="120" calcext:value-type="float">
            <text:p>120</text:p>
          </table:table-cell>
          <table:table-cell table:style-name="Pivot_20_Table_20_Value" office:value-type="float" office:value="82" calcext:value-type="float">
            <text:p>82</text:p>
          </table:table-cell>
          <table:table-cell table:style-name="Pivot_20_Table_20_Value" office:value-type="float" office:value="252" calcext:value-type="float">
            <text:p>252</text:p>
          </table:table-cell>
          <table:table-cell table:style-name="Pivot_20_Table_20_Value" office:value-type="float" office:value="258" calcext:value-type="float">
            <text:p>258</text:p>
          </table:table-cell>
          <table:table-cell table:style-name="Pivot_20_Table_20_Value" office:value-type="float" office:value="132" calcext:value-type="float">
            <text:p>132</text:p>
          </table:table-cell>
          <table:table-cell table:style-name="Pivot_20_Table_20_Value" office:value-type="float" office:value="45" calcext:value-type="float">
            <text:p>45</text:p>
          </table:table-cell>
          <table:table-cell table:style-name="Pivot_20_Table_20_Value" office:value-type="float" office:value="46" calcext:value-type="float">
            <text:p>46</text:p>
          </table:table-cell>
          <table:table-cell table:style-name="Pivot_20_Table_20_Value" office:value-type="float" office:value="141" calcext:value-type="float">
            <text:p>141</text:p>
          </table:table-cell>
          <table:table-cell table:style-name="Pivot_20_Table_20_Value" office:value-type="float" office:value="144" calcext:value-type="float">
            <text:p>144</text:p>
          </table:table-cell>
          <table:table-cell table:style-name="Pivot_20_Table_20_Value" office:value-type="float" office:value="98" calcext:value-type="float">
            <text:p>98</text:p>
          </table:table-cell>
          <table:table-cell table:style-name="Pivot_20_Table_20_Value"/>
          <table:table-cell table:style-name="Pivot_20_Table_20_Value" office:value-type="float" office:value="102" calcext:value-type="float">
            <text:p>102</text:p>
          </table:table-cell>
          <table:table-cell table:style-name="Pivot_20_Table_20_Value" office:value-type="float" office:value="260" calcext:value-type="float">
            <text:p>260</text:p>
          </table:table-cell>
          <table:table-cell table:style-name="Pivot_20_Table_20_Value" office:value-type="float" office:value="106" calcext:value-type="float">
            <text:p>106</text:p>
          </table:table-cell>
          <table:table-cell table:style-name="Pivot_20_Table_20_Value" office:value-type="float" office:value="162" calcext:value-type="float">
            <text:p>162</text:p>
          </table:table-cell>
          <table:table-cell table:style-name="Pivot_20_Table_20_Value" office:value-type="float" office:value="55" calcext:value-type="float">
            <text:p>55</text:p>
          </table:table-cell>
          <table:table-cell table:style-name="Pivot_20_Table_20_Value"/>
          <table:table-cell table:style-name="Pivot_20_Table_20_Value" office:value-type="float" office:value="57" calcext:value-type="float">
            <text:p>57</text:p>
          </table:table-cell>
          <table:table-cell table:style-name="Pivot_20_Table_20_Value" office:value-type="float" office:value="58" calcext:value-type="float">
            <text:p>58</text:p>
          </table:table-cell>
          <table:table-cell table:style-name="Pivot_20_Table_20_Value" office:value-type="float" office:value="118" calcext:value-type="float">
            <text:p>118</text:p>
          </table:table-cell>
          <table:table-cell table:style-name="Pivot_20_Table_20_Value" office:value-type="float" office:value="180" calcext:value-type="float">
            <text:p>180</text:p>
          </table:table-cell>
          <table:table-cell table:style-name="Pivot_20_Table_20_Value" office:value-type="float" office:value="183" calcext:value-type="float">
            <text:p>183</text:p>
          </table:table-cell>
          <table:table-cell table:style-name="Pivot_20_Table_20_Value" office:value-type="float" office:value="62" calcext:value-type="float">
            <text:p>62</text:p>
          </table:table-cell>
          <table:table-cell table:style-name="Pivot_20_Table_20_Value" office:value-type="float" office:value="63" calcext:value-type="float">
            <text:p>63</text:p>
          </table:table-cell>
          <table:table-cell table:style-name="Pivot_20_Table_20_Value" office:value-type="float" office:value="64" calcext:value-type="float">
            <text:p>64</text:p>
          </table:table-cell>
          <table:table-cell table:style-name="Pivot_20_Table_20_Value" office:value-type="float" office:value="195" calcext:value-type="float">
            <text:p>195</text:p>
          </table:table-cell>
          <table:table-cell table:style-name="Pivot_20_Table_20_Value" office:value-type="float" office:value="198" calcext:value-type="float">
            <text:p>198</text:p>
          </table:table-cell>
          <table:table-cell table:style-name="Pivot_20_Table_20_Value" office:value-type="float" office:value="67" calcext:value-type="float">
            <text:p>67</text:p>
          </table:table-cell>
          <table:table-cell table:style-name="Pivot_20_Table_20_Value"/>
          <table:table-cell table:style-name="Pivot_20_Table_20_Value" office:value-type="float" office:value="69" calcext:value-type="float">
            <text:p>69</text:p>
          </table:table-cell>
          <table:table-cell table:style-name="Pivot_20_Table_20_Value" table:number-columns-repeated="3"/>
          <table:table-cell table:style-name="Pivot_20_Table_20_Value" office:value-type="float" office:value="73" calcext:value-type="float">
            <text:p>73</text:p>
          </table:table-cell>
          <table:table-cell table:style-name="Pivot_20_Table_20_Value" table:number-columns-repeated="2"/>
          <table:table-cell table:style-name="Pivot_20_Table_20_Value" office:value-type="float" office:value="80" calcext:value-type="float">
            <text:p>80</text:p>
          </table:table-cell>
          <table:table-cell table:style-name="ce16" office:value-type="float" office:value="89" calcext:value-type="float">
            <text:p>89</text:p>
          </table:table-cell>
          <table:table-cell table:number-columns-repeated="966"/>
        </table:table-row>
        <table:table-row table:style-name="ro1">
          <table:table-cell table:style-name="ce6" office:value-type="float" office:value="60000" calcext:value-type="float">
            <text:p>60000</text:p>
          </table:table-cell>
          <table:table-cell table:style-name="ce11" office:value-type="float" office:value="84" calcext:value-type="float">
            <text:p>84</text:p>
          </table:table-cell>
          <table:table-cell table:style-name="ce16" office:value-type="float" office:value="81" calcext:value-type="float">
            <text:p>81</text:p>
          </table:table-cell>
          <table:table-cell/>
          <table:table-cell table:style-name="ce6" office:value-type="float" office:value="50000" calcext:value-type="float">
            <text:p>50000</text:p>
          </table:table-cell>
          <table:table-cell table:style-name="ce11"/>
          <table:table-cell table:style-name="Pivot_20_Table_20_Value" table:number-columns-repeated="6"/>
          <table:table-cell table:style-name="Pivot_20_Table_20_Value" office:value-type="float" office:value="64" calcext:value-type="float">
            <text:p>64</text:p>
          </table:table-cell>
          <table:table-cell table:style-name="Pivot_20_Table_20_Value" office:value-type="float" office:value="165" calcext:value-type="float">
            <text:p>165</text:p>
          </table:table-cell>
          <table:table-cell table:style-name="Pivot_20_Table_20_Value" office:value-type="float" office:value="170" calcext:value-type="float">
            <text:p>170</text:p>
          </table:table-cell>
          <table:table-cell table:style-name="Pivot_20_Table_20_Value" office:value-type="float" office:value="70" calcext:value-type="float">
            <text:p>70</text:p>
          </table:table-cell>
          <table:table-cell table:style-name="Pivot_20_Table_20_Value" office:value-type="float" office:value="144" calcext:value-type="float">
            <text:p>144</text:p>
          </table:table-cell>
          <table:table-cell table:style-name="Pivot_20_Table_20_Value" office:value-type="float" office:value="111" calcext:value-type="float">
            <text:p>111</text:p>
          </table:table-cell>
          <table:table-cell table:style-name="Pivot_20_Table_20_Value" office:value-type="float" office:value="76" calcext:value-type="float">
            <text:p>76</text:p>
          </table:table-cell>
          <table:table-cell table:style-name="Pivot_20_Table_20_Value" office:value-type="float" office:value="78" calcext:value-type="float">
            <text:p>78</text:p>
          </table:table-cell>
          <table:table-cell table:style-name="Pivot_20_Table_20_Value" office:value-type="float" office:value="80" calcext:value-type="float">
            <text:p>80</text:p>
          </table:table-cell>
          <table:table-cell table:style-name="Pivot_20_Table_20_Value" office:value-type="float" office:value="123" calcext:value-type="float">
            <text:p>123</text:p>
          </table:table-cell>
          <table:table-cell table:style-name="Pivot_20_Table_20_Value" office:value-type="float" office:value="84" calcext:value-type="float">
            <text:p>84</text:p>
          </table:table-cell>
          <table:table-cell table:style-name="Pivot_20_Table_20_Value" table:number-columns-repeated="20"/>
          <table:table-cell table:style-name="Pivot_20_Table_20_Value" office:value-type="float" office:value="126" calcext:value-type="float">
            <text:p>126</text:p>
          </table:table-cell>
          <table:table-cell table:style-name="Pivot_20_Table_20_Value" office:value-type="float" office:value="192" calcext:value-type="float">
            <text:p>192</text:p>
          </table:table-cell>
          <table:table-cell table:style-name="Pivot_20_Table_20_Value" table:number-columns-repeated="4"/>
          <table:table-cell table:style-name="Pivot_20_Table_20_Value" office:value-type="float" office:value="138" calcext:value-type="float">
            <text:p>138</text:p>
          </table:table-cell>
          <table:table-cell table:style-name="Pivot_20_Table_20_Value"/>
          <table:table-cell table:style-name="Pivot_20_Table_20_Value" office:value-type="float" office:value="71" calcext:value-type="float">
            <text:p>71</text:p>
          </table:table-cell>
          <table:table-cell table:style-name="Pivot_20_Table_20_Value" table:number-columns-repeated="5"/>
          <table:table-cell table:style-name="ce16"/>
          <table:table-cell table:number-columns-repeated="966"/>
        </table:table-row>
        <table:table-row table:style-name="ro1">
          <table:table-cell table:style-name="ce6" office:value-type="float" office:value="70000" calcext:value-type="float">
            <text:p>70000</text:p>
          </table:table-cell>
          <table:table-cell table:style-name="ce11" office:value-type="float" office:value="58" calcext:value-type="float">
            <text:p>58</text:p>
          </table:table-cell>
          <table:table-cell table:style-name="ce16" office:value-type="float" office:value="65" calcext:value-type="float">
            <text:p>65</text:p>
          </table:table-cell>
          <table:table-cell/>
          <table:table-cell table:style-name="ce6" office:value-type="float" office:value="60000" calcext:value-type="float">
            <text:p>60000</text:p>
          </table:table-cell>
          <table:table-cell table:style-name="ce11"/>
          <table:table-cell table:style-name="Pivot_20_Table_20_Value"/>
          <table:table-cell table:style-name="Pivot_20_Table_20_Value" office:value-type="float" office:value="81" calcext:value-type="float">
            <text:p>81</text:p>
          </table:table-cell>
          <table:table-cell table:style-name="Pivot_20_Table_20_Value"/>
          <table:table-cell table:style-name="Pivot_20_Table_20_Value" office:value-type="float" office:value="116" calcext:value-type="float">
            <text:p>116</text:p>
          </table:table-cell>
          <table:table-cell table:style-name="Pivot_20_Table_20_Value" office:value-type="float" office:value="60" calcext:value-type="float">
            <text:p>60</text:p>
          </table:table-cell>
          <table:table-cell table:style-name="Pivot_20_Table_20_Value" office:value-type="float" office:value="124" calcext:value-type="float">
            <text:p>124</text:p>
          </table:table-cell>
          <table:table-cell table:style-name="Pivot_20_Table_20_Value" office:value-type="float" office:value="192" calcext:value-type="float">
            <text:p>192</text:p>
          </table:table-cell>
          <table:table-cell table:style-name="Pivot_20_Table_20_Value" office:value-type="float" office:value="132" calcext:value-type="float">
            <text:p>132</text:p>
          </table:table-cell>
          <table:table-cell table:style-name="Pivot_20_Table_20_Value" office:value-type="float" office:value="102" calcext:value-type="float">
            <text:p>102</text:p>
          </table:table-cell>
          <table:table-cell table:style-name="Pivot_20_Table_20_Value" office:value-type="float" office:value="175" calcext:value-type="float">
            <text:p>175</text:p>
          </table:table-cell>
          <table:table-cell table:style-name="Pivot_20_Table_20_Value" office:value-type="float" office:value="216" calcext:value-type="float">
            <text:p>216</text:p>
          </table:table-cell>
          <table:table-cell table:style-name="Pivot_20_Table_20_Value" office:value-type="float" office:value="148" calcext:value-type="float">
            <text:p>148</text:p>
          </table:table-cell>
          <table:table-cell table:style-name="Pivot_20_Table_20_Value" office:value-type="float" office:value="190" calcext:value-type="float">
            <text:p>190</text:p>
          </table:table-cell>
          <table:table-cell table:style-name="Pivot_20_Table_20_Value" office:value-type="float" office:value="195" calcext:value-type="float">
            <text:p>195</text:p>
          </table:table-cell>
          <table:table-cell table:style-name="Pivot_20_Table_20_Value" office:value-type="float" office:value="200" calcext:value-type="float">
            <text:p>200</text:p>
          </table:table-cell>
          <table:table-cell table:style-name="Pivot_20_Table_20_Value" office:value-type="float" office:value="164" calcext:value-type="float">
            <text:p>164</text:p>
          </table:table-cell>
          <table:table-cell table:style-name="Pivot_20_Table_20_Value" office:value-type="float" office:value="294" calcext:value-type="float">
            <text:p>294</text:p>
          </table:table-cell>
          <table:table-cell table:style-name="Pivot_20_Table_20_Value" office:value-type="float" office:value="344" calcext:value-type="float">
            <text:p>344</text:p>
          </table:table-cell>
          <table:table-cell table:style-name="Pivot_20_Table_20_Value" office:value-type="float" office:value="132" calcext:value-type="float">
            <text:p>132</text:p>
          </table:table-cell>
          <table:table-cell table:style-name="Pivot_20_Table_20_Value" office:value-type="float" office:value="405" calcext:value-type="float">
            <text:p>405</text:p>
          </table:table-cell>
          <table:table-cell table:style-name="Pivot_20_Table_20_Value" office:value-type="float" office:value="322" calcext:value-type="float">
            <text:p>322</text:p>
          </table:table-cell>
          <table:table-cell table:style-name="Pivot_20_Table_20_Value" office:value-type="float" office:value="517" calcext:value-type="float">
            <text:p>517</text:p>
          </table:table-cell>
          <table:table-cell table:style-name="Pivot_20_Table_20_Value" office:value-type="float" office:value="288" calcext:value-type="float">
            <text:p>288</text:p>
          </table:table-cell>
          <table:table-cell table:style-name="Pivot_20_Table_20_Value" office:value-type="float" office:value="98" calcext:value-type="float">
            <text:p>98</text:p>
          </table:table-cell>
          <table:table-cell table:style-name="Pivot_20_Table_20_Value" office:value-type="float" office:value="150" calcext:value-type="float">
            <text:p>150</text:p>
          </table:table-cell>
          <table:table-cell table:style-name="Pivot_20_Table_20_Value" office:value-type="float" office:value="204" calcext:value-type="float">
            <text:p>204</text:p>
          </table:table-cell>
          <table:table-cell table:style-name="Pivot_20_Table_20_Value" office:value-type="float" office:value="104" calcext:value-type="float">
            <text:p>104</text:p>
          </table:table-cell>
          <table:table-cell table:style-name="Pivot_20_Table_20_Value" office:value-type="float" office:value="159" calcext:value-type="float">
            <text:p>159</text:p>
          </table:table-cell>
          <table:table-cell table:style-name="Pivot_20_Table_20_Value" office:value-type="float" office:value="108" calcext:value-type="float">
            <text:p>108</text:p>
          </table:table-cell>
          <table:table-cell table:style-name="Pivot_20_Table_20_Value" office:value-type="float" office:value="330" calcext:value-type="float">
            <text:p>330</text:p>
          </table:table-cell>
          <table:table-cell table:style-name="Pivot_20_Table_20_Value" office:value-type="float" office:value="224" calcext:value-type="float">
            <text:p>224</text:p>
          </table:table-cell>
          <table:table-cell table:style-name="Pivot_20_Table_20_Value" office:value-type="float" office:value="228" calcext:value-type="float">
            <text:p>228</text:p>
          </table:table-cell>
          <table:table-cell table:style-name="Pivot_20_Table_20_Value" office:value-type="float" office:value="58" calcext:value-type="float">
            <text:p>58</text:p>
          </table:table-cell>
          <table:table-cell table:style-name="Pivot_20_Table_20_Value" office:value-type="float" office:value="236" calcext:value-type="float">
            <text:p>236</text:p>
          </table:table-cell>
          <table:table-cell table:style-name="Pivot_20_Table_20_Value" office:value-type="float" office:value="120" calcext:value-type="float">
            <text:p>120</text:p>
          </table:table-cell>
          <table:table-cell table:style-name="Pivot_20_Table_20_Value" office:value-type="float" office:value="61" calcext:value-type="float">
            <text:p>61</text:p>
          </table:table-cell>
          <table:table-cell table:style-name="Pivot_20_Table_20_Value"/>
          <table:table-cell table:style-name="Pivot_20_Table_20_Value" office:value-type="float" office:value="126" calcext:value-type="float">
            <text:p>126</text:p>
          </table:table-cell>
          <table:table-cell table:style-name="Pivot_20_Table_20_Value" office:value-type="float" office:value="64" calcext:value-type="float">
            <text:p>64</text:p>
          </table:table-cell>
          <table:table-cell table:style-name="Pivot_20_Table_20_Value"/>
          <table:table-cell table:style-name="Pivot_20_Table_20_Value" office:value-type="float" office:value="330" calcext:value-type="float">
            <text:p>330</text:p>
          </table:table-cell>
          <table:table-cell table:style-name="Pivot_20_Table_20_Value" office:value-type="float" office:value="201" calcext:value-type="float">
            <text:p>201</text:p>
          </table:table-cell>
          <table:table-cell table:style-name="Pivot_20_Table_20_Value"/>
          <table:table-cell table:style-name="Pivot_20_Table_20_Value" office:value-type="float" office:value="69" calcext:value-type="float">
            <text:p>69</text:p>
          </table:table-cell>
          <table:table-cell table:style-name="Pivot_20_Table_20_Value" office:value-type="float" office:value="70" calcext:value-type="float">
            <text:p>70</text:p>
          </table:table-cell>
          <table:table-cell table:style-name="Pivot_20_Table_20_Value" table:number-columns-repeated="6"/>
          <table:table-cell table:style-name="ce16"/>
          <table:table-cell table:number-columns-repeated="966"/>
        </table:table-row>
        <table:table-row table:style-name="ro1">
          <table:table-cell table:style-name="ce6" office:value-type="float" office:value="80000" calcext:value-type="float">
            <text:p>80000</text:p>
          </table:table-cell>
          <table:table-cell table:style-name="ce11" office:value-type="float" office:value="56" calcext:value-type="float">
            <text:p>56</text:p>
          </table:table-cell>
          <table:table-cell table:style-name="ce16" office:value-type="float" office:value="34" calcext:value-type="float">
            <text:p>34</text:p>
          </table:table-cell>
          <table:table-cell/>
          <table:table-cell table:style-name="ce6" office:value-type="float" office:value="70000" calcext:value-type="float">
            <text:p>70000</text:p>
          </table:table-cell>
          <table:table-cell table:style-name="ce11"/>
          <table:table-cell table:style-name="Pivot_20_Table_20_Value"/>
          <table:table-cell table:style-name="Pivot_20_Table_20_Value" office:value-type="float" office:value="27" calcext:value-type="float">
            <text:p>27</text:p>
          </table:table-cell>
          <table:table-cell table:style-name="Pivot_20_Table_20_Value" table:number-columns-repeated="2"/>
          <table:table-cell table:style-name="Pivot_20_Table_20_Value" office:value-type="float" office:value="30" calcext:value-type="float">
            <text:p>30</text:p>
          </table:table-cell>
          <table:table-cell table:style-name="Pivot_20_Table_20_Value" office:value-type="float" office:value="31" calcext:value-type="float">
            <text:p>31</text:p>
          </table:table-cell>
          <table:table-cell table:style-name="Pivot_20_Table_20_Value" office:value-type="float" office:value="32" calcext:value-type="float">
            <text:p>32</text:p>
          </table:table-cell>
          <table:table-cell table:style-name="Pivot_20_Table_20_Value"/>
          <table:table-cell table:style-name="Pivot_20_Table_20_Value" office:value-type="float" office:value="204" calcext:value-type="float">
            <text:p>204</text:p>
          </table:table-cell>
          <table:table-cell table:style-name="Pivot_20_Table_20_Value" office:value-type="float" office:value="280" calcext:value-type="float">
            <text:p>280</text:p>
          </table:table-cell>
          <table:table-cell table:style-name="Pivot_20_Table_20_Value" office:value-type="float" office:value="108" calcext:value-type="float">
            <text:p>108</text:p>
          </table:table-cell>
          <table:table-cell table:style-name="Pivot_20_Table_20_Value" office:value-type="float" office:value="222" calcext:value-type="float">
            <text:p>222</text:p>
          </table:table-cell>
          <table:table-cell table:style-name="Pivot_20_Table_20_Value" office:value-type="float" office:value="266" calcext:value-type="float">
            <text:p>266</text:p>
          </table:table-cell>
          <table:table-cell table:style-name="Pivot_20_Table_20_Value" office:value-type="float" office:value="117" calcext:value-type="float">
            <text:p>117</text:p>
          </table:table-cell>
          <table:table-cell table:style-name="Pivot_20_Table_20_Value"/>
          <table:table-cell table:style-name="Pivot_20_Table_20_Value" office:value-type="float" office:value="205" calcext:value-type="float">
            <text:p>205</text:p>
          </table:table-cell>
          <table:table-cell table:style-name="Pivot_20_Table_20_Value" office:value-type="float" office:value="168" calcext:value-type="float">
            <text:p>168</text:p>
          </table:table-cell>
          <table:table-cell table:style-name="Pivot_20_Table_20_Value" office:value-type="float" office:value="258" calcext:value-type="float">
            <text:p>258</text:p>
          </table:table-cell>
          <table:table-cell table:style-name="Pivot_20_Table_20_Value" office:value-type="float" office:value="352" calcext:value-type="float">
            <text:p>352</text:p>
          </table:table-cell>
          <table:table-cell table:style-name="Pivot_20_Table_20_Value" office:value-type="float" office:value="135" calcext:value-type="float">
            <text:p>135</text:p>
          </table:table-cell>
          <table:table-cell table:style-name="Pivot_20_Table_20_Value" office:value-type="float" office:value="230" calcext:value-type="float">
            <text:p>230</text:p>
          </table:table-cell>
          <table:table-cell table:style-name="Pivot_20_Table_20_Value" office:value-type="float" office:value="141" calcext:value-type="float">
            <text:p>141</text:p>
          </table:table-cell>
          <table:table-cell table:style-name="Pivot_20_Table_20_Value" office:value-type="float" office:value="48" calcext:value-type="float">
            <text:p>48</text:p>
          </table:table-cell>
          <table:table-cell table:style-name="Pivot_20_Table_20_Value" office:value-type="float" office:value="245" calcext:value-type="float">
            <text:p>245</text:p>
          </table:table-cell>
          <table:table-cell table:style-name="Pivot_20_Table_20_Value" office:value-type="float" office:value="150" calcext:value-type="float">
            <text:p>150</text:p>
          </table:table-cell>
          <table:table-cell table:style-name="Pivot_20_Table_20_Value" office:value-type="float" office:value="51" calcext:value-type="float">
            <text:p>51</text:p>
          </table:table-cell>
          <table:table-cell table:style-name="Pivot_20_Table_20_Value" office:value-type="float" office:value="312" calcext:value-type="float">
            <text:p>312</text:p>
          </table:table-cell>
          <table:table-cell table:style-name="Pivot_20_Table_20_Value" office:value-type="float" office:value="424" calcext:value-type="float">
            <text:p>424</text:p>
          </table:table-cell>
          <table:table-cell table:style-name="Pivot_20_Table_20_Value" office:value-type="float" office:value="108" calcext:value-type="float">
            <text:p>108</text:p>
          </table:table-cell>
          <table:table-cell table:style-name="Pivot_20_Table_20_Value" office:value-type="float" office:value="55" calcext:value-type="float">
            <text:p>55</text:p>
          </table:table-cell>
          <table:table-cell table:style-name="Pivot_20_Table_20_Value" office:value-type="float" office:value="168" calcext:value-type="float">
            <text:p>168</text:p>
          </table:table-cell>
          <table:table-cell table:style-name="Pivot_20_Table_20_Value" office:value-type="float" office:value="57" calcext:value-type="float">
            <text:p>57</text:p>
          </table:table-cell>
          <table:table-cell table:style-name="Pivot_20_Table_20_Value" office:value-type="float" office:value="174" calcext:value-type="float">
            <text:p>174</text:p>
          </table:table-cell>
          <table:table-cell table:style-name="Pivot_20_Table_20_Value" office:value-type="float" office:value="472" calcext:value-type="float">
            <text:p>472</text:p>
          </table:table-cell>
          <table:table-cell table:style-name="Pivot_20_Table_20_Value" office:value-type="float" office:value="180" calcext:value-type="float">
            <text:p>180</text:p>
          </table:table-cell>
          <table:table-cell table:style-name="Pivot_20_Table_20_Value" office:value-type="float" office:value="122" calcext:value-type="float">
            <text:p>122</text:p>
          </table:table-cell>
          <table:table-cell table:style-name="Pivot_20_Table_20_Value" office:value-type="float" office:value="62" calcext:value-type="float">
            <text:p>62</text:p>
          </table:table-cell>
          <table:table-cell table:style-name="Pivot_20_Table_20_Value" office:value-type="float" office:value="63" calcext:value-type="float">
            <text:p>63</text:p>
          </table:table-cell>
          <table:table-cell table:style-name="Pivot_20_Table_20_Value" table:number-columns-repeated="3"/>
          <table:table-cell table:style-name="Pivot_20_Table_20_Value" office:value-type="float" office:value="67" calcext:value-type="float">
            <text:p>67</text:p>
          </table:table-cell>
          <table:table-cell table:style-name="Pivot_20_Table_20_Value" table:number-columns-repeated="5"/>
          <table:table-cell table:style-name="Pivot_20_Table_20_Value" office:value-type="float" office:value="73" calcext:value-type="float">
            <text:p>73</text:p>
          </table:table-cell>
          <table:table-cell table:style-name="Pivot_20_Table_20_Value" office:value-type="float" office:value="74" calcext:value-type="float">
            <text:p>74</text:p>
          </table:table-cell>
          <table:table-cell table:style-name="Pivot_20_Table_20_Value" table:number-columns-repeated="2"/>
          <table:table-cell table:style-name="ce16"/>
          <table:table-cell table:number-columns-repeated="966"/>
        </table:table-row>
        <table:table-row table:style-name="ro1">
          <table:table-cell table:style-name="ce6" office:value-type="float" office:value="90000" calcext:value-type="float">
            <text:p>9000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/>
          <table:table-cell table:style-name="ce6" office:value-type="float" office:value="80000" calcext:value-type="float">
            <text:p>80000</text:p>
          </table:table-cell>
          <table:table-cell table:style-name="ce11"/>
          <table:table-cell table:style-name="Pivot_20_Table_20_Value" table:number-columns-repeated="3"/>
          <table:table-cell table:style-name="Pivot_20_Table_20_Value" office:value-type="float" office:value="29" calcext:value-type="float">
            <text:p>29</text:p>
          </table:table-cell>
          <table:table-cell table:style-name="Pivot_20_Table_20_Value" office:value-type="float" office:value="30" calcext:value-type="float">
            <text:p>30</text:p>
          </table:table-cell>
          <table:table-cell table:style-name="Pivot_20_Table_20_Value" office:value-type="float" office:value="31" calcext:value-type="float">
            <text:p>31</text:p>
          </table:table-cell>
          <table:table-cell table:style-name="Pivot_20_Table_20_Value" office:value-type="float" office:value="96" calcext:value-type="float">
            <text:p>96</text:p>
          </table:table-cell>
          <table:table-cell table:style-name="Pivot_20_Table_20_Value" office:value-type="float" office:value="66" calcext:value-type="float">
            <text:p>66</text:p>
          </table:table-cell>
          <table:table-cell table:style-name="Pivot_20_Table_20_Value" office:value-type="float" office:value="102" calcext:value-type="float">
            <text:p>102</text:p>
          </table:table-cell>
          <table:table-cell table:style-name="Pivot_20_Table_20_Value" office:value-type="float" office:value="70" calcext:value-type="float">
            <text:p>70</text:p>
          </table:table-cell>
          <table:table-cell table:style-name="Pivot_20_Table_20_Value" office:value-type="float" office:value="180" calcext:value-type="float">
            <text:p>180</text:p>
          </table:table-cell>
          <table:table-cell table:style-name="Pivot_20_Table_20_Value" office:value-type="float" office:value="74" calcext:value-type="float">
            <text:p>74</text:p>
          </table:table-cell>
          <table:table-cell table:style-name="Pivot_20_Table_20_Value" office:value-type="float" office:value="114" calcext:value-type="float">
            <text:p>114</text:p>
          </table:table-cell>
          <table:table-cell table:style-name="Pivot_20_Table_20_Value" office:value-type="float" office:value="39" calcext:value-type="float">
            <text:p>39</text:p>
          </table:table-cell>
          <table:table-cell table:style-name="Pivot_20_Table_20_Value" office:value-type="float" office:value="400" calcext:value-type="float">
            <text:p>400</text:p>
          </table:table-cell>
          <table:table-cell table:style-name="Pivot_20_Table_20_Value" office:value-type="float" office:value="164" calcext:value-type="float">
            <text:p>164</text:p>
          </table:table-cell>
          <table:table-cell table:style-name="Pivot_20_Table_20_Value" office:value-type="float" office:value="84" calcext:value-type="float">
            <text:p>84</text:p>
          </table:table-cell>
          <table:table-cell table:style-name="Pivot_20_Table_20_Value" office:value-type="float" office:value="86" calcext:value-type="float">
            <text:p>86</text:p>
          </table:table-cell>
          <table:table-cell table:style-name="Pivot_20_Table_20_Value" office:value-type="float" office:value="88" calcext:value-type="float">
            <text:p>88</text:p>
          </table:table-cell>
          <table:table-cell table:style-name="Pivot_20_Table_20_Value" office:value-type="float" office:value="45" calcext:value-type="float">
            <text:p>45</text:p>
          </table:table-cell>
          <table:table-cell table:style-name="Pivot_20_Table_20_Value" office:value-type="float" office:value="46" calcext:value-type="float">
            <text:p>46</text:p>
          </table:table-cell>
          <table:table-cell table:style-name="Pivot_20_Table_20_Value" office:value-type="float" office:value="329" calcext:value-type="float">
            <text:p>329</text:p>
          </table:table-cell>
          <table:table-cell table:style-name="Pivot_20_Table_20_Value" office:value-type="float" office:value="144" calcext:value-type="float">
            <text:p>144</text:p>
          </table:table-cell>
          <table:table-cell table:style-name="Pivot_20_Table_20_Value" office:value-type="float" office:value="98" calcext:value-type="float">
            <text:p>98</text:p>
          </table:table-cell>
          <table:table-cell table:style-name="Pivot_20_Table_20_Value" office:value-type="float" office:value="300" calcext:value-type="float">
            <text:p>300</text:p>
          </table:table-cell>
          <table:table-cell table:style-name="Pivot_20_Table_20_Value" office:value-type="float" office:value="51" calcext:value-type="float">
            <text:p>51</text:p>
          </table:table-cell>
          <table:table-cell table:style-name="Pivot_20_Table_20_Value" office:value-type="float" office:value="104" calcext:value-type="float">
            <text:p>104</text:p>
          </table:table-cell>
          <table:table-cell table:style-name="Pivot_20_Table_20_Value" office:value-type="float" office:value="159" calcext:value-type="float">
            <text:p>159</text:p>
          </table:table-cell>
          <table:table-cell table:style-name="Pivot_20_Table_20_Value" office:value-type="float" office:value="108" calcext:value-type="float">
            <text:p>108</text:p>
          </table:table-cell>
          <table:table-cell table:style-name="Pivot_20_Table_20_Value"/>
          <table:table-cell table:style-name="Pivot_20_Table_20_Value" office:value-type="float" office:value="112" calcext:value-type="float">
            <text:p>112</text:p>
          </table:table-cell>
          <table:table-cell table:style-name="Pivot_20_Table_20_Value" office:value-type="float" office:value="57" calcext:value-type="float">
            <text:p>57</text:p>
          </table:table-cell>
          <table:table-cell table:style-name="Pivot_20_Table_20_Value"/>
          <table:table-cell table:style-name="Pivot_20_Table_20_Value" office:value-type="float" office:value="59" calcext:value-type="float">
            <text:p>59</text:p>
          </table:table-cell>
          <table:table-cell table:style-name="Pivot_20_Table_20_Value" office:value-type="float" office:value="60" calcext:value-type="float">
            <text:p>60</text:p>
          </table:table-cell>
          <table:table-cell table:style-name="Pivot_20_Table_20_Value" office:value-type="float" office:value="61" calcext:value-type="float">
            <text:p>61</text:p>
          </table:table-cell>
          <table:table-cell table:style-name="Pivot_20_Table_20_Value" office:value-type="float" office:value="186" calcext:value-type="float">
            <text:p>186</text:p>
          </table:table-cell>
          <table:table-cell table:style-name="Pivot_20_Table_20_Value"/>
          <table:table-cell table:style-name="Pivot_20_Table_20_Value" office:value-type="float" office:value="128" calcext:value-type="float">
            <text:p>128</text:p>
          </table:table-cell>
          <table:table-cell table:style-name="Pivot_20_Table_20_Value" office:value-type="float" office:value="65" calcext:value-type="float">
            <text:p>65</text:p>
          </table:table-cell>
          <table:table-cell table:style-name="Pivot_20_Table_20_Value" office:value-type="float" office:value="66" calcext:value-type="float">
            <text:p>66</text:p>
          </table:table-cell>
          <table:table-cell table:style-name="Pivot_20_Table_20_Value" office:value-type="float" office:value="67" calcext:value-type="float">
            <text:p>67</text:p>
          </table:table-cell>
          <table:table-cell table:style-name="Pivot_20_Table_20_Value" office:value-type="float" office:value="68" calcext:value-type="float">
            <text:p>68</text:p>
          </table:table-cell>
          <table:table-cell table:style-name="Pivot_20_Table_20_Value"/>
          <table:table-cell table:style-name="Pivot_20_Table_20_Value" office:value-type="float" office:value="70" calcext:value-type="float">
            <text:p>70</text:p>
          </table:table-cell>
          <table:table-cell table:style-name="Pivot_20_Table_20_Value"/>
          <table:table-cell table:style-name="Pivot_20_Table_20_Value" office:value-type="float" office:value="72" calcext:value-type="float">
            <text:p>72</text:p>
          </table:table-cell>
          <table:table-cell table:style-name="Pivot_20_Table_20_Value" table:number-columns-repeated="4"/>
          <table:table-cell table:style-name="ce16"/>
          <table:table-cell table:number-columns-repeated="966"/>
        </table:table-row>
        <table:table-row table:style-name="ro1">
          <table:table-cell table:style-name="ce6" office:value-type="float" office:value="100000" calcext:value-type="float">
            <text:p>100000</text:p>
          </table:table-cell>
          <table:table-cell table:style-name="ce11" office:value-type="float" office:value="18" calcext:value-type="float">
            <text:p>18</text:p>
          </table:table-cell>
          <table:table-cell table:style-name="ce16" office:value-type="float" office:value="11" calcext:value-type="float">
            <text:p>11</text:p>
          </table:table-cell>
          <table:table-cell/>
          <table:table-cell table:style-name="ce6" office:value-type="float" office:value="90000" calcext:value-type="float">
            <text:p>90000</text:p>
          </table:table-cell>
          <table:table-cell table:style-name="ce11"/>
          <table:table-cell table:style-name="Pivot_20_Table_20_Value" table:number-columns-repeated="8"/>
          <table:table-cell table:style-name="Pivot_20_Table_20_Value" office:value-type="float" office:value="34" calcext:value-type="float">
            <text:p>34</text:p>
          </table:table-cell>
          <table:table-cell table:style-name="Pivot_20_Table_20_Value" office:value-type="float" office:value="35" calcext:value-type="float">
            <text:p>35</text:p>
          </table:table-cell>
          <table:table-cell table:style-name="Pivot_20_Table_20_Value" office:value-type="float" office:value="144" calcext:value-type="float">
            <text:p>144</text:p>
          </table:table-cell>
          <table:table-cell table:style-name="Pivot_20_Table_20_Value" office:value-type="float" office:value="37" calcext:value-type="float">
            <text:p>37</text:p>
          </table:table-cell>
          <table:table-cell table:style-name="Pivot_20_Table_20_Value" office:value-type="float" office:value="114" calcext:value-type="float">
            <text:p>114</text:p>
          </table:table-cell>
          <table:table-cell table:style-name="Pivot_20_Table_20_Value"/>
          <table:table-cell table:style-name="Pivot_20_Table_20_Value" office:value-type="float" office:value="80" calcext:value-type="float">
            <text:p>80</text:p>
          </table:table-cell>
          <table:table-cell table:style-name="Pivot_20_Table_20_Value" office:value-type="float" office:value="41" calcext:value-type="float">
            <text:p>41</text:p>
          </table:table-cell>
          <table:table-cell table:style-name="Pivot_20_Table_20_Value"/>
          <table:table-cell table:style-name="Pivot_20_Table_20_Value" office:value-type="float" office:value="43" calcext:value-type="float">
            <text:p>43</text:p>
          </table:table-cell>
          <table:table-cell table:style-name="Pivot_20_Table_20_Value"/>
          <table:table-cell table:style-name="Pivot_20_Table_20_Value" office:value-type="float" office:value="135" calcext:value-type="float">
            <text:p>135</text:p>
          </table:table-cell>
          <table:table-cell table:style-name="Pivot_20_Table_20_Value" office:value-type="float" office:value="46" calcext:value-type="float">
            <text:p>46</text:p>
          </table:table-cell>
          <table:table-cell table:style-name="Pivot_20_Table_20_Value" office:value-type="float" office:value="188" calcext:value-type="float">
            <text:p>188</text:p>
          </table:table-cell>
          <table:table-cell table:style-name="Pivot_20_Table_20_Value" office:value-type="float" office:value="48" calcext:value-type="float">
            <text:p>48</text:p>
          </table:table-cell>
          <table:table-cell table:style-name="Pivot_20_Table_20_Value" office:value-type="float" office:value="49" calcext:value-type="float">
            <text:p>49</text:p>
          </table:table-cell>
          <table:table-cell table:style-name="Pivot_20_Table_20_Value"/>
          <table:table-cell table:style-name="Pivot_20_Table_20_Value" office:value-type="float" office:value="102" calcext:value-type="float">
            <text:p>102</text:p>
          </table:table-cell>
          <table:table-cell table:style-name="Pivot_20_Table_20_Value" table:number-columns-repeated="2"/>
          <table:table-cell table:style-name="Pivot_20_Table_20_Value" office:value-type="float" office:value="54" calcext:value-type="float">
            <text:p>54</text:p>
          </table:table-cell>
          <table:table-cell table:style-name="Pivot_20_Table_20_Value"/>
          <table:table-cell table:style-name="Pivot_20_Table_20_Value" office:value-type="float" office:value="112" calcext:value-type="float">
            <text:p>112</text:p>
          </table:table-cell>
          <table:table-cell table:style-name="Pivot_20_Table_20_Value"/>
          <table:table-cell table:style-name="Pivot_20_Table_20_Value" office:value-type="float" office:value="116" calcext:value-type="float">
            <text:p>116</text:p>
          </table:table-cell>
          <table:table-cell table:style-name="Pivot_20_Table_20_Value" office:value-type="float" office:value="59" calcext:value-type="float">
            <text:p>59</text:p>
          </table:table-cell>
          <table:table-cell table:style-name="Pivot_20_Table_20_Value" table:number-columns-repeated="2"/>
          <table:table-cell table:style-name="Pivot_20_Table_20_Value" office:value-type="float" office:value="186" calcext:value-type="float">
            <text:p>186</text:p>
          </table:table-cell>
          <table:table-cell table:style-name="Pivot_20_Table_20_Value" office:value-type="float" office:value="63" calcext:value-type="float">
            <text:p>63</text:p>
          </table:table-cell>
          <table:table-cell table:style-name="Pivot_20_Table_20_Value" table:number-columns-repeated="2"/>
          <table:table-cell table:style-name="Pivot_20_Table_20_Value" office:value-type="float" office:value="66" calcext:value-type="float">
            <text:p>66</text:p>
          </table:table-cell>
          <table:table-cell table:style-name="Pivot_20_Table_20_Value" table:number-columns-repeated="6"/>
          <table:table-cell table:style-name="Pivot_20_Table_20_Value" office:value-type="float" office:value="73" calcext:value-type="float">
            <text:p>73</text:p>
          </table:table-cell>
          <table:table-cell table:style-name="Pivot_20_Table_20_Value" table:number-columns-repeated="3"/>
          <table:table-cell table:style-name="ce16"/>
          <table:table-cell table:number-columns-repeated="966"/>
        </table:table-row>
        <table:table-row table:style-name="ro1">
          <table:table-cell table:style-name="ce6" office:value-type="float" office:value="110000" calcext:value-type="float">
            <text:p>110000</text:p>
          </table:table-cell>
          <table:table-cell table:style-name="ce11" office:value-type="float" office:value="8" calcext:value-type="float">
            <text:p>8</text:p>
          </table:table-cell>
          <table:table-cell table:style-name="ce16" office:value-type="float" office:value="8" calcext:value-type="float">
            <text:p>8</text:p>
          </table:table-cell>
          <table:table-cell/>
          <table:table-cell table:style-name="ce6" office:value-type="float" office:value="100000" calcext:value-type="float">
            <text:p>100000</text:p>
          </table:table-cell>
          <table:table-cell table:style-name="ce11"/>
          <table:table-cell table:style-name="Pivot_20_Table_20_Value" table:number-columns-repeated="8"/>
          <table:table-cell table:style-name="Pivot_20_Table_20_Value" office:value-type="float" office:value="34" calcext:value-type="float">
            <text:p>34</text:p>
          </table:table-cell>
          <table:table-cell table:style-name="Pivot_20_Table_20_Value" office:value-type="float" office:value="70" calcext:value-type="float">
            <text:p>70</text:p>
          </table:table-cell>
          <table:table-cell table:style-name="Pivot_20_Table_20_Value" office:value-type="float" office:value="36" calcext:value-type="float">
            <text:p>36</text:p>
          </table:table-cell>
          <table:table-cell table:style-name="Pivot_20_Table_20_Value"/>
          <table:table-cell table:style-name="Pivot_20_Table_20_Value" office:value-type="float" office:value="38" calcext:value-type="float">
            <text:p>38</text:p>
          </table:table-cell>
          <table:table-cell table:style-name="Pivot_20_Table_20_Value" office:value-type="float" office:value="39" calcext:value-type="float">
            <text:p>39</text:p>
          </table:table-cell>
          <table:table-cell table:style-name="Pivot_20_Table_20_Value" office:value-type="float" office:value="160" calcext:value-type="float">
            <text:p>160</text:p>
          </table:table-cell>
          <table:table-cell table:style-name="Pivot_20_Table_20_Value" office:value-type="float" office:value="82" calcext:value-type="float">
            <text:p>82</text:p>
          </table:table-cell>
          <table:table-cell table:style-name="Pivot_20_Table_20_Value" table:number-columns-repeated="2"/>
          <table:table-cell table:style-name="Pivot_20_Table_20_Value" office:value-type="float" office:value="88" calcext:value-type="float">
            <text:p>88</text:p>
          </table:table-cell>
          <table:table-cell table:style-name="Pivot_20_Table_20_Value" office:value-type="float" office:value="90" calcext:value-type="float">
            <text:p>90</text:p>
          </table:table-cell>
          <table:table-cell table:style-name="Pivot_20_Table_20_Value" office:value-type="float" office:value="92" calcext:value-type="float">
            <text:p>92</text:p>
          </table:table-cell>
          <table:table-cell table:style-name="Pivot_20_Table_20_Value" office:value-type="float" office:value="94" calcext:value-type="float">
            <text:p>94</text:p>
          </table:table-cell>
          <table:table-cell table:style-name="Pivot_20_Table_20_Value" office:value-type="float" office:value="96" calcext:value-type="float">
            <text:p>96</text:p>
          </table:table-cell>
          <table:table-cell table:style-name="Pivot_20_Table_20_Value" table:number-columns-repeated="7"/>
          <table:table-cell table:style-name="Pivot_20_Table_20_Value" office:value-type="float" office:value="112" calcext:value-type="float">
            <text:p>112</text:p>
          </table:table-cell>
          <table:table-cell table:style-name="Pivot_20_Table_20_Value" table:number-columns-repeated="2"/>
          <table:table-cell table:style-name="Pivot_20_Table_20_Value" office:value-type="float" office:value="118" calcext:value-type="float">
            <text:p>118</text:p>
          </table:table-cell>
          <table:table-cell table:style-name="Pivot_20_Table_20_Value" table:number-columns-repeated="5"/>
          <table:table-cell table:style-name="Pivot_20_Table_20_Value" office:value-type="float" office:value="65" calcext:value-type="float">
            <text:p>65</text:p>
          </table:table-cell>
          <table:table-cell table:style-name="Pivot_20_Table_20_Value" table:number-columns-repeated="7"/>
          <table:table-cell table:style-name="Pivot_20_Table_20_Value" office:value-type="float" office:value="73" calcext:value-type="float">
            <text:p>73</text:p>
          </table:table-cell>
          <table:table-cell table:style-name="Pivot_20_Table_20_Value"/>
          <table:table-cell table:style-name="Pivot_20_Table_20_Value" office:value-type="float" office:value="78" calcext:value-type="float">
            <text:p>78</text:p>
          </table:table-cell>
          <table:table-cell table:style-name="Pivot_20_Table_20_Value"/>
          <table:table-cell table:style-name="ce16"/>
          <table:table-cell table:number-columns-repeated="966"/>
        </table:table-row>
        <table:table-row table:style-name="ro1">
          <table:table-cell table:style-name="ce6" office:value-type="float" office:value="120000" calcext:value-type="float">
            <text:p>120000</text:p>
          </table:table-cell>
          <table:table-cell table:style-name="ce11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/>
          <table:table-cell table:style-name="ce6" office:value-type="float" office:value="110000" calcext:value-type="float">
            <text:p>110000</text:p>
          </table:table-cell>
          <table:table-cell table:style-name="ce11"/>
          <table:table-cell table:style-name="Pivot_20_Table_20_Value" table:number-columns-repeated="6"/>
          <table:table-cell table:style-name="Pivot_20_Table_20_Value" office:value-type="float" office:value="64" calcext:value-type="float">
            <text:p>64</text:p>
          </table:table-cell>
          <table:table-cell table:style-name="Pivot_20_Table_20_Value"/>
          <table:table-cell table:style-name="Pivot_20_Table_20_Value" office:value-type="float" office:value="34" calcext:value-type="float">
            <text:p>34</text:p>
          </table:table-cell>
          <table:table-cell table:style-name="Pivot_20_Table_20_Value" table:number-columns-repeated="2"/>
          <table:table-cell table:style-name="Pivot_20_Table_20_Value" office:value-type="float" office:value="37" calcext:value-type="float">
            <text:p>37</text:p>
          </table:table-cell>
          <table:table-cell table:style-name="Pivot_20_Table_20_Value" table:number-columns-repeated="2"/>
          <table:table-cell table:style-name="Pivot_20_Table_20_Value" office:value-type="float" office:value="40" calcext:value-type="float">
            <text:p>40</text:p>
          </table:table-cell>
          <table:table-cell table:style-name="Pivot_20_Table_20_Value"/>
          <table:table-cell table:style-name="Pivot_20_Table_20_Value" office:value-type="float" office:value="84" calcext:value-type="float">
            <text:p>84</text:p>
          </table:table-cell>
          <table:table-cell table:style-name="Pivot_20_Table_20_Value" office:value-type="float" office:value="43" calcext:value-type="float">
            <text:p>43</text:p>
          </table:table-cell>
          <table:table-cell table:style-name="Pivot_20_Table_20_Value" office:value-type="float" office:value="44" calcext:value-type="float">
            <text:p>44</text:p>
          </table:table-cell>
          <table:table-cell table:style-name="Pivot_20_Table_20_Value" office:value-type="float" office:value="90" calcext:value-type="float">
            <text:p>90</text:p>
          </table:table-cell>
          <table:table-cell table:style-name="Pivot_20_Table_20_Value" office:value-type="float" office:value="46" calcext:value-type="float">
            <text:p>46</text:p>
          </table:table-cell>
          <table:table-cell table:style-name="Pivot_20_Table_20_Value"/>
          <table:table-cell table:style-name="Pivot_20_Table_20_Value" office:value-type="float" office:value="144" calcext:value-type="float">
            <text:p>144</text:p>
          </table:table-cell>
          <table:table-cell table:style-name="Pivot_20_Table_20_Value" table:number-columns-repeated="4"/>
          <table:table-cell table:style-name="Pivot_20_Table_20_Value" office:value-type="float" office:value="53" calcext:value-type="float">
            <text:p>53</text:p>
          </table:table-cell>
          <table:table-cell table:style-name="Pivot_20_Table_20_Value" table:number-columns-repeated="23"/>
          <table:table-cell table:style-name="ce16"/>
          <table:table-cell table:number-columns-repeated="966"/>
        </table:table-row>
        <table:table-row table:style-name="ro1">
          <table:table-cell table:style-name="ce6" office:value-type="float" office:value="130000" calcext:value-type="float">
            <text:p>130000</text:p>
          </table:table-cell>
          <table:table-cell table:style-name="ce11" office:value-type="float" office:value="17" calcext:value-type="float">
            <text:p>17</text:p>
          </table:table-cell>
          <table:table-cell table:style-name="ce16" office:value-type="float" office:value="15" calcext:value-type="float">
            <text:p>15</text:p>
          </table:table-cell>
          <table:table-cell/>
          <table:table-cell table:style-name="ce6" office:value-type="float" office:value="120000" calcext:value-type="float">
            <text:p>120000</text:p>
          </table:table-cell>
          <table:table-cell table:style-name="ce11"/>
          <table:table-cell table:style-name="Pivot_20_Table_20_Value" table:number-columns-repeated="6"/>
          <table:table-cell table:style-name="Pivot_20_Table_20_Value" office:value-type="float" office:value="32" calcext:value-type="float">
            <text:p>32</text:p>
          </table:table-cell>
          <table:table-cell table:style-name="Pivot_20_Table_20_Value"/>
          <table:table-cell table:style-name="Pivot_20_Table_20_Value" office:value-type="float" office:value="34" calcext:value-type="float">
            <text:p>34</text:p>
          </table:table-cell>
          <table:table-cell table:style-name="Pivot_20_Table_20_Value"/>
          <table:table-cell table:style-name="Pivot_20_Table_20_Value" office:value-type="float" office:value="36" calcext:value-type="float">
            <text:p>36</text:p>
          </table:table-cell>
          <table:table-cell table:style-name="Pivot_20_Table_20_Value"/>
          <table:table-cell table:style-name="Pivot_20_Table_20_Value" office:value-type="float" office:value="38" calcext:value-type="float">
            <text:p>38</text:p>
          </table:table-cell>
          <table:table-cell table:style-name="Pivot_20_Table_20_Value" office:value-type="float" office:value="39" calcext:value-type="float">
            <text:p>39</text:p>
          </table:table-cell>
          <table:table-cell table:style-name="Pivot_20_Table_20_Value" office:value-type="float" office:value="40" calcext:value-type="float">
            <text:p>40</text:p>
          </table:table-cell>
          <table:table-cell table:style-name="Pivot_20_Table_20_Value" table:number-columns-repeated="2"/>
          <table:table-cell table:style-name="Pivot_20_Table_20_Value" office:value-type="float" office:value="43" calcext:value-type="float">
            <text:p>43</text:p>
          </table:table-cell>
          <table:table-cell table:style-name="Pivot_20_Table_20_Value"/>
          <table:table-cell table:style-name="Pivot_20_Table_20_Value" office:value-type="float" office:value="45" calcext:value-type="float">
            <text:p>45</text:p>
          </table:table-cell>
          <table:table-cell table:style-name="Pivot_20_Table_20_Value" office:value-type="float" office:value="92" calcext:value-type="float">
            <text:p>92</text:p>
          </table:table-cell>
          <table:table-cell table:style-name="Pivot_20_Table_20_Value" office:value-type="float" office:value="47" calcext:value-type="float">
            <text:p>47</text:p>
          </table:table-cell>
          <table:table-cell table:style-name="Pivot_20_Table_20_Value" table:number-columns-repeated="2"/>
          <table:table-cell table:style-name="Pivot_20_Table_20_Value" office:value-type="float" office:value="100" calcext:value-type="float">
            <text:p>100</text:p>
          </table:table-cell>
          <table:table-cell table:style-name="Pivot_20_Table_20_Value"/>
          <table:table-cell table:style-name="Pivot_20_Table_20_Value" office:value-type="float" office:value="52" calcext:value-type="float">
            <text:p>52</text:p>
          </table:table-cell>
          <table:table-cell table:style-name="Pivot_20_Table_20_Value" table:number-columns-repeated="3"/>
          <table:table-cell table:style-name="Pivot_20_Table_20_Value" office:value-type="float" office:value="56" calcext:value-type="float">
            <text:p>56</text:p>
          </table:table-cell>
          <table:table-cell table:style-name="Pivot_20_Table_20_Value" table:number-columns-repeated="5"/>
          <table:table-cell table:style-name="Pivot_20_Table_20_Value" office:value-type="float" office:value="62" calcext:value-type="float">
            <text:p>62</text:p>
          </table:table-cell>
          <table:table-cell table:style-name="Pivot_20_Table_20_Value"/>
          <table:table-cell table:style-name="Pivot_20_Table_20_Value" office:value-type="float" office:value="64" calcext:value-type="float">
            <text:p>64</text:p>
          </table:table-cell>
          <table:table-cell table:style-name="Pivot_20_Table_20_Value" table:number-columns-repeated="12"/>
          <table:table-cell table:style-name="ce16"/>
          <table:table-cell table:number-columns-repeated="966"/>
        </table:table-row>
        <table:table-row table:style-name="ro1">
          <table:table-cell table:style-name="ce6" office:value-type="float" office:value="150000" calcext:value-type="float">
            <text:p>150000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/>
          <table:table-cell table:style-name="ce6" office:value-type="float" office:value="130000" calcext:value-type="float">
            <text:p>130000</text:p>
          </table:table-cell>
          <table:table-cell table:style-name="ce11"/>
          <table:table-cell table:style-name="Pivot_20_Table_20_Value" table:number-columns-repeated="5"/>
          <table:table-cell table:style-name="Pivot_20_Table_20_Value" office:value-type="float" office:value="31" calcext:value-type="float">
            <text:p>31</text:p>
          </table:table-cell>
          <table:table-cell table:style-name="Pivot_20_Table_20_Value" table:number-columns-repeated="4"/>
          <table:table-cell table:style-name="Pivot_20_Table_20_Value" office:value-type="float" office:value="36" calcext:value-type="float">
            <text:p>36</text:p>
          </table:table-cell>
          <table:table-cell table:style-name="Pivot_20_Table_20_Value"/>
          <table:table-cell table:style-name="Pivot_20_Table_20_Value" office:value-type="float" office:value="38" calcext:value-type="float">
            <text:p>38</text:p>
          </table:table-cell>
          <table:table-cell table:style-name="Pivot_20_Table_20_Value"/>
          <table:table-cell table:style-name="Pivot_20_Table_20_Value" office:value-type="float" office:value="80" calcext:value-type="float">
            <text:p>80</text:p>
          </table:table-cell>
          <table:table-cell table:style-name="Pivot_20_Table_20_Value" office:value-type="float" office:value="82" calcext:value-type="float">
            <text:p>82</text:p>
          </table:table-cell>
          <table:table-cell table:style-name="Pivot_20_Table_20_Value" office:value-type="float" office:value="42" calcext:value-type="float">
            <text:p>42</text:p>
          </table:table-cell>
          <table:table-cell table:style-name="Pivot_20_Table_20_Value"/>
          <table:table-cell table:style-name="Pivot_20_Table_20_Value" office:value-type="float" office:value="88" calcext:value-type="float">
            <text:p>88</text:p>
          </table:table-cell>
          <table:table-cell table:style-name="Pivot_20_Table_20_Value" office:value-type="float" office:value="180" calcext:value-type="float">
            <text:p>180</text:p>
          </table:table-cell>
          <table:table-cell table:style-name="Pivot_20_Table_20_Value" table:number-columns-repeated="2"/>
          <table:table-cell table:style-name="Pivot_20_Table_20_Value" office:value-type="float" office:value="144" calcext:value-type="float">
            <text:p>144</text:p>
          </table:table-cell>
          <table:table-cell table:style-name="Pivot_20_Table_20_Value"/>
          <table:table-cell table:style-name="Pivot_20_Table_20_Value" office:value-type="float" office:value="50" calcext:value-type="float">
            <text:p>50</text:p>
          </table:table-cell>
          <table:table-cell table:style-name="Pivot_20_Table_20_Value" office:value-type="float" office:value="204" calcext:value-type="float">
            <text:p>204</text:p>
          </table:table-cell>
          <table:table-cell table:style-name="Pivot_20_Table_20_Value" office:value-type="float" office:value="104" calcext:value-type="float">
            <text:p>104</text:p>
          </table:table-cell>
          <table:table-cell table:style-name="Pivot_20_Table_20_Value"/>
          <table:table-cell table:style-name="Pivot_20_Table_20_Value" office:value-type="float" office:value="54" calcext:value-type="float">
            <text:p>54</text:p>
          </table:table-cell>
          <table:table-cell table:style-name="Pivot_20_Table_20_Value" office:value-type="float" office:value="55" calcext:value-type="float">
            <text:p>55</text:p>
          </table:table-cell>
          <table:table-cell table:style-name="Pivot_20_Table_20_Value" table:number-columns-repeated="2"/>
          <table:table-cell table:style-name="Pivot_20_Table_20_Value" office:value-type="float" office:value="58" calcext:value-type="float">
            <text:p>58</text:p>
          </table:table-cell>
          <table:table-cell table:style-name="Pivot_20_Table_20_Value" office:value-type="float" office:value="59" calcext:value-type="float">
            <text:p>59</text:p>
          </table:table-cell>
          <table:table-cell table:style-name="Pivot_20_Table_20_Value"/>
          <table:table-cell table:style-name="Pivot_20_Table_20_Value" office:value-type="float" office:value="122" calcext:value-type="float">
            <text:p>122</text:p>
          </table:table-cell>
          <table:table-cell table:style-name="Pivot_20_Table_20_Value" table:number-columns-repeated="5"/>
          <table:table-cell table:style-name="Pivot_20_Table_20_Value" office:value-type="float" office:value="67" calcext:value-type="float">
            <text:p>67</text:p>
          </table:table-cell>
          <table:table-cell table:style-name="Pivot_20_Table_20_Value"/>
          <table:table-cell table:style-name="Pivot_20_Table_20_Value" office:value-type="float" office:value="69" calcext:value-type="float">
            <text:p>69</text:p>
          </table:table-cell>
          <table:table-cell table:style-name="Pivot_20_Table_20_Value" table:number-columns-repeated="7"/>
          <table:table-cell table:style-name="ce16"/>
          <table:table-cell table:number-columns-repeated="966"/>
        </table:table-row>
        <table:table-row table:style-name="ro1">
          <table:table-cell table:style-name="ce6" office:value-type="float" office:value="160000" calcext:value-type="float">
            <text:p>160000</text:p>
          </table:table-cell>
          <table:table-cell table:style-name="ce11"/>
          <table:table-cell table:style-name="ce16" office:value-type="float" office:value="3" calcext:value-type="float">
            <text:p>3</text:p>
          </table:table-cell>
          <table:table-cell/>
          <table:table-cell table:style-name="ce6" office:value-type="float" office:value="150000" calcext:value-type="float">
            <text:p>150000</text:p>
          </table:table-cell>
          <table:table-cell table:style-name="ce11"/>
          <table:table-cell table:style-name="Pivot_20_Table_20_Value" table:number-columns-repeated="11"/>
          <table:table-cell table:style-name="Pivot_20_Table_20_Value" office:value-type="float" office:value="37" calcext:value-type="float">
            <text:p>37</text:p>
          </table:table-cell>
          <table:table-cell table:style-name="Pivot_20_Table_20_Value" table:number-columns-repeated="6"/>
          <table:table-cell table:style-name="Pivot_20_Table_20_Value" office:value-type="float" office:value="44" calcext:value-type="float">
            <text:p>44</text:p>
          </table:table-cell>
          <table:table-cell table:style-name="Pivot_20_Table_20_Value" table:number-columns-repeated="3"/>
          <table:table-cell table:style-name="Pivot_20_Table_20_Value" office:value-type="float" office:value="48" calcext:value-type="float">
            <text:p>48</text:p>
          </table:table-cell>
          <table:table-cell table:style-name="Pivot_20_Table_20_Value" table:number-columns-repeated="2"/>
          <table:table-cell table:style-name="Pivot_20_Table_20_Value" office:value-type="float" office:value="51" calcext:value-type="float">
            <text:p>51</text:p>
          </table:table-cell>
          <table:table-cell table:style-name="Pivot_20_Table_20_Value" table:number-columns-repeated="25"/>
          <table:table-cell table:style-name="ce16"/>
          <table:table-cell table:number-columns-repeated="966"/>
        </table:table-row>
        <table:table-row table:style-name="ro1">
          <table:table-cell table:style-name="ce5" office:value-type="float" office:value="170000" calcext:value-type="float">
            <text:p>170000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6" office:value-type="float" office:value="160000" calcext:value-type="float">
            <text:p>160000</text:p>
          </table:table-cell>
          <table:table-cell table:style-name="ce11"/>
          <table:table-cell table:style-name="Pivot_20_Table_20_Value" table:number-columns-repeated="7"/>
          <table:table-cell table:style-name="Pivot_20_Table_20_Value" office:value-type="float" office:value="33" calcext:value-type="float">
            <text:p>33</text:p>
          </table:table-cell>
          <table:table-cell table:style-name="Pivot_20_Table_20_Value" table:number-columns-repeated="13"/>
          <table:table-cell table:style-name="Pivot_20_Table_20_Value" office:value-type="float" office:value="47" calcext:value-type="float">
            <text:p>47</text:p>
          </table:table-cell>
          <table:table-cell table:style-name="Pivot_20_Table_20_Value" table:number-columns-repeated="7"/>
          <table:table-cell table:style-name="Pivot_20_Table_20_Value" office:value-type="float" office:value="55" calcext:value-type="float">
            <text:p>55</text:p>
          </table:table-cell>
          <table:table-cell table:style-name="Pivot_20_Table_20_Value" table:number-columns-repeated="21"/>
          <table:table-cell table:style-name="ce16"/>
          <table:table-cell table:number-columns-repeated="966"/>
        </table:table-row>
        <table:table-row table:style-name="ro1">
          <table:table-cell table:number-columns-repeated="4"/>
          <table:table-cell table:style-name="ce5" office:value-type="float" office:value="170000" calcext:value-type="float">
            <text:p>170000</text:p>
          </table:table-cell>
          <table:table-cell table:style-name="ce10"/>
          <table:table-cell table:style-name="ce20" table:number-columns-repeated="22"/>
          <table:table-cell table:style-name="ce20" office:value-type="float" office:value="48" calcext:value-type="float">
            <text:p>48</text:p>
          </table:table-cell>
          <table:table-cell table:style-name="ce20" table:number-columns-repeated="6"/>
          <table:table-cell table:style-name="ce20" office:value-type="float" office:value="55" calcext:value-type="float">
            <text:p>55</text:p>
          </table:table-cell>
          <table:table-cell table:style-name="ce20" table:number-columns-repeated="10"/>
          <table:table-cell table:style-name="ce20" office:value-type="float" office:value="66" calcext:value-type="float">
            <text:p>66</text:p>
          </table:table-cell>
          <table:table-cell table:style-name="ce20" table:number-columns-repeated="10"/>
          <table:table-cell table:style-name="ce15"/>
          <table:table-cell table:number-columns-repeated="966"/>
        </table:table-row>
        <table:table-row table:style-name="ro1">
          <table:table-cell table:style-name="ce1" office:value-type="string" calcext:value-type="string">
            <text:p>Chart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unt - Purchased Bike</text:p>
          </table:table-cell>
          <table:table-cell table:style-name="ce7" office:value-type="string" calcext:value-type="string">
            <text:p>Purchased Bike</text:p>
          </table:table-cell>
          <table:table-cell table:style-name="ce12"/>
          <table:table-cell/>
          <table:table-cell table:style-name="ce1" office:value-type="string" calcext:value-type="string">
            <text:p>Chart 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ge</text:p>
          </table:table-cell>
          <table:table-cell table:style-name="ce8"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/>
          <table:table-cell table:style-name="ce2" office:value-type="string" calcext:value-type="string">
            <text:p>Count - Gender</text:p>
          </table:table-cell>
          <table:table-cell table:style-name="ce7" office:value-type="string" calcext:value-type="string">
            <text:p>Gender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Marital Status</text:p>
          </table:table-cell>
          <table:table-cell table:style-name="ce8" office:value-type="string" calcext:value-type="string">
            <text:p>Female</text:p>
          </table:table-cell>
          <table:table-cell table:style-name="ce13" office:value-type="string" calcext:value-type="string">
            <text:p>Male</text:p>
          </table:table-cell>
          <table:table-cell table:number-columns-repeated="1017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11" office:value-type="float" office:value="8" calcext:value-type="float">
            <text:p>8</text:p>
          </table:table-cell>
          <table:table-cell table:style-name="ce16" office:value-type="float" office:value="8" calcext:value-type="float">
            <text:p>8</text:p>
          </table:table-cell>
          <table:table-cell/>
          <table:table-cell table:style-name="ce4" office:value-type="string" calcext:value-type="string">
            <text:p>Married</text:p>
          </table:table-cell>
          <table:table-cell table:style-name="ce9" office:value-type="float" office:value="239" calcext:value-type="float">
            <text:p>239</text:p>
          </table:table-cell>
          <table:table-cell table:style-name="ce14" office:value-type="float" office:value="290" calcext:value-type="float">
            <text:p>290</text:p>
          </table:table-cell>
          <table:table-cell table:number-columns-repeated="1017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11" office:value-type="float" office:value="15" calcext:value-type="float">
            <text:p>15</text:p>
          </table:table-cell>
          <table:table-cell table:style-name="ce16" office:value-type="float" office:value="8" calcext:value-type="float">
            <text:p>8</text:p>
          </table:table-cell>
          <table:table-cell/>
          <table:table-cell table:style-name="ce5" office:value-type="string" calcext:value-type="string">
            <text:p>Single</text:p>
          </table:table-cell>
          <table:table-cell table:style-name="ce10" office:value-type="float" office:value="248" calcext:value-type="float">
            <text:p>248</text:p>
          </table:table-cell>
          <table:table-cell table:style-name="ce15" office:value-type="float" office:value="205" calcext:value-type="float">
            <text:p>205</text:p>
          </table:table-cell>
          <table:table-cell table:number-columns-repeated="1017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11" office:value-type="float" office:value="12" calcext:value-type="float">
            <text:p>12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11" office:value-type="float" office:value="11" calcext:value-type="float">
            <text:p>11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11" office:value-type="float" office:value="22" calcext:value-type="float">
            <text:p>2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11" office:value-type="float" office:value="17" calcext:value-type="float">
            <text:p>17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11" office:value-type="float" office:value="19" calcext:value-type="float">
            <text:p>19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11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table:style-name="ce11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11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11" office:value-type="float" office:value="7" calcext:value-type="float">
            <text:p>7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11" office:value-type="float" office:value="4" calcext:value-type="float">
            <text:p>4</text:p>
          </table:table-cell>
          <table:table-cell table:style-name="ce16"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11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11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11" office:value-type="float" office:value="24" calcext:value-type="float">
            <text:p>24</text:p>
          </table:table-cell>
          <table:table-cell table:style-name="ce16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11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11" office:value-type="float" office:value="22" calcext:value-type="float">
            <text:p>22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float" office:value="43" calcext:value-type="float">
            <text:p>43</text:p>
          </table:table-cell>
          <table:table-cell table:style-name="ce11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6" office:value-type="float" office:value="44" calcext:value-type="float">
            <text:p>44</text:p>
          </table:table-cell>
          <table:table-cell table:style-name="ce11" office:value-type="float" office:value="15" calcext:value-type="float">
            <text:p>15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11" office:value-type="float" office:value="18" calcext:value-type="float">
            <text:p>18</text:p>
          </table:table-cell>
          <table:table-cell table:style-name="ce16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6" office:value-type="float" office:value="46" calcext:value-type="float">
            <text:p>46</text:p>
          </table:table-cell>
          <table:table-cell table:style-name="ce11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6" office:value-type="float" office:value="47" calcext:value-type="float">
            <text:p>47</text:p>
          </table:table-cell>
          <table:table-cell table:style-name="ce11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6" office:value-type="float" office:value="48" calcext:value-type="float">
            <text:p>48</text:p>
          </table:table-cell>
          <table:table-cell table:style-name="ce11" office:value-type="float" office:value="16" calcext:value-type="float">
            <text:p>16</text:p>
          </table:table-cell>
          <table:table-cell table:style-name="ce16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6" office:value-type="float" office:value="49" calcext:value-type="float">
            <text:p>49</text:p>
          </table:table-cell>
          <table:table-cell table:style-name="ce11" office:value-type="float" office:value="15" calcext:value-type="float">
            <text:p>15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11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float" office:value="51" calcext:value-type="float">
            <text:p>51</text:p>
          </table:table-cell>
          <table:table-cell table:style-name="ce11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float" office:value="52" calcext:value-type="float">
            <text:p>52</text:p>
          </table:table-cell>
          <table:table-cell table:style-name="ce11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table:style-name="ce11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6" office:value-type="float" office:value="54" calcext:value-type="float">
            <text:p>54</text:p>
          </table:table-cell>
          <table:table-cell table:style-name="ce11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6" office:value-type="float" office:value="55" calcext:value-type="float">
            <text:p>55</text:p>
          </table:table-cell>
          <table:table-cell table:style-name="ce11" office:value-type="float" office:value="12" calcext:value-type="float">
            <text:p>12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float" office:value="56" calcext:value-type="float">
            <text:p>56</text:p>
          </table:table-cell>
          <table:table-cell table:style-name="ce11" office:value-type="float" office:value="13" calcext:value-type="float">
            <text:p>13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6" office:value-type="float" office:value="57" calcext:value-type="float">
            <text:p>57</text:p>
          </table:table-cell>
          <table:table-cell table:style-name="ce11" office:value-type="float" office:value="4" calcext:value-type="float">
            <text:p>4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float" office:value="58" calcext:value-type="float">
            <text:p>58</text:p>
          </table:table-cell>
          <table:table-cell table:style-name="ce11" office:value-type="float" office:value="8" calcext:value-type="float">
            <text:p>8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float" office:value="59" calcext:value-type="float">
            <text:p>5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11" office:value-type="float" office:value="8" calcext:value-type="float">
            <text:p>8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6" office:value-type="float" office:value="61" calcext:value-type="float">
            <text:p>61</text:p>
          </table:table-cell>
          <table:table-cell table:style-name="ce11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float" office:value="62" calcext:value-type="float">
            <text:p>62</text:p>
          </table:table-cell>
          <table:table-cell table:style-name="ce11" office:value-type="float" office:value="9" calcext:value-type="float">
            <text:p>9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float" office:value="63" calcext:value-type="float">
            <text:p>63</text:p>
          </table:table-cell>
          <table:table-cell table:style-name="ce11" office:value-type="float" office:value="7" calcext:value-type="float">
            <text:p>7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 table:style-name="ce11" office:value-type="float" office:value="7" calcext:value-type="float">
            <text:p>7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 table:style-name="ce11" office:value-type="float" office:value="6" calcext:value-type="float">
            <text:p>6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11" office:value-type="float" office:value="8" calcext:value-type="float">
            <text:p>8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6" office:value-type="float" office:value="67" calcext:value-type="float">
            <text:p>67</text:p>
          </table:table-cell>
          <table:table-cell table:style-name="ce11" office:value-type="float" office:value="8" calcext:value-type="float">
            <text:p>8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6" office:value-type="float" office:value="68" calcext:value-type="float">
            <text:p>68</text:p>
          </table:table-cell>
          <table:table-cell table:style-name="ce11" office:value-type="float" office:value="3" calcext:value-type="float">
            <text:p>3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6" office:value-type="float" office:value="69" calcext:value-type="float">
            <text:p>69</text:p>
          </table:table-cell>
          <table:table-cell table:style-name="ce11" office:value-type="float" office:value="8" calcext:value-type="float">
            <text:p>8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11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6" office:value-type="float" office:value="71" calcext:value-type="float">
            <text:p>71</text:p>
          </table:table-cell>
          <table:table-cell table:style-name="ce11" office:value-type="float" office:value="1" calcext:value-type="float">
            <text:p>1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6" office:value-type="float" office:value="72" calcext:value-type="float">
            <text:p>72</text:p>
          </table:table-cell>
          <table:table-cell table:style-name="ce11"/>
          <table:table-cell table:style-name="ce16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6" office:value-type="float" office:value="73" calcext:value-type="float">
            <text:p>73</text:p>
          </table:table-cell>
          <table:table-cell table:style-name="ce11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6" office:value-type="float" office:value="74" calcext:value-type="float">
            <text:p>74</text:p>
          </table:table-cell>
          <table:table-cell table:style-name="ce11"/>
          <table:table-cell table:style-name="ce16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6" office:value-type="float" office:value="78" calcext:value-type="float">
            <text:p>78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table:style-name="ce11" office:value-type="float" office:value="1" calcext:value-type="float">
            <text:p>1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5" office:value-type="float" office:value="89" calcext:value-type="float">
            <text:p>89</text:p>
          </table:table-cell>
          <table:table-cell table:style-name="ce10" office:value-type="float" office:value="1" calcext:value-type="float">
            <text:p>1</text:p>
          </table:table-cell>
          <table:table-cell table:style-name="ce15"/>
          <table:table-cell table:number-columns-repeated="1021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SHBOARD" table:style-name="ta3">
        <table:table-column table:style-name="co1" table:number-columns-repeated="1024" table:default-cell-style-name="Default"/>
        <table:table-row table:style-name="ro2">
          <table:table-cell>
            <draw:frame table:end-cell-address="DASHBOARD.E13" table:end-x="23.16pt" table:end-y="13.49pt" draw:z-index="0" draw:name="Chart 1" draw:style-name="gr1" draw:text-style-name="P1" svg:width="303.73pt" svg:height="202.48pt" svg:x="0pt" svg:y="0pt">
              <draw:object draw:notify-on-update-of-ranges="'Pivot Tables'.A4:'Pivot Tables'.A5 'Pivot Tables'.B2:'Pivot Tables'.B3 'Pivot Tables'.B4:'Pivot Tables'.B5 'Pivot Tables'.C2:'Pivot Tables'.C3 'Pivot Tables'.C4:'Pivot Tables'.C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>
            <draw:frame table:end-cell-address="DASHBOARD.I13" table:end-x="29.85pt" table:end-y="13.49pt" draw:z-index="1" draw:name="Chart 2" draw:style-name="gr1" draw:text-style-name="P1" svg:width="309.71pt" svg:height="202.48pt" svg:x="0.74pt" svg:y="0pt">
              <draw:object draw:notify-on-update-of-ranges="'Pivot Tables'.A10:'Pivot Tables'.A11 'Pivot Tables'.B7:'Pivot Tables'.B9 'Pivot Tables'.B10:'Pivot Tables'.B11 'Pivot Tables'.C7:'Pivot Tables'.C9 'Pivot Tables'.C10:'Pivot Tables'.C1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8"/>
          <table:table-cell>
            <draw:frame table:end-cell-address="DASHBOARD.M26" table:end-x="54.62pt" table:end-y="14.97pt" draw:z-index="2" draw:name="Chart 3" draw:style-name="gr1" draw:text-style-name="P1" svg:width="327.71pt" svg:height="206.22pt" svg:x="7.51pt" svg:y="13.49pt">
              <draw:object draw:notify-on-update-of-ranges="'Pivot Tables'.E18:'Pivot Tables'.E18 'Pivot Tables'.F18:'Pivot Tables'.BF18 'Pivot Tables'.F17:'Pivot Tables'.BF17 'Pivot Tables'.E19:'Pivot Tables'.E19 'Pivot Tables'.F19:'Pivot Tables'.BF19 'Pivot Tables'.F17:'Pivot Tables'.BF17 'Pivot Tables'.E20:'Pivot Tables'.E20 'Pivot Tables'.F20:'Pivot Tables'.BF20 'Pivot Tables'.F17:'Pivot Tables'.BF17 'Pivot Tables'.E21:'Pivot Tables'.E21 'Pivot Tables'.F21:'Pivot Tables'.BF21 'Pivot Tables'.F17:'Pivot Tables'.BF17 'Pivot Tables'.E22:'Pivot Tables'.E22 'Pivot Tables'.F22:'Pivot Tables'.BF22 'Pivot Tables'.F17:'Pivot Tables'.BF17 'Pivot Tables'.E23:'Pivot Tables'.E23 'Pivot Tables'.F23:'Pivot Tables'.BF23 'Pivot Tables'.F17:'Pivot Tables'.BF17 'Pivot Tables'.E24:'Pivot Tables'.E24 'Pivot Tables'.F24:'Pivot Tables'.BF24 'Pivot Tables'.F17:'Pivot Tables'.BF17 'Pivot Tables'.E25:'Pivot Tables'.E25 'Pivot Tables'.F25:'Pivot Tables'.BF25 'Pivot Tables'.F17:'Pivot Tables'.BF17 'Pivot Tables'.E26:'Pivot Tables'.E26 'Pivot Tables'.F26:'Pivot Tables'.BF26 'Pivot Tables'.F17:'Pivot Tables'.BF17 'Pivot Tables'.E27:'Pivot Tables'.E27 'Pivot Tables'.F27:'Pivot Tables'.BF27 'Pivot Tables'.F17:'Pivot Tables'.BF17 'Pivot Tables'.E28:'Pivot Tables'.E28 'Pivot Tables'.F28:'Pivot Tables'.BF28 'Pivot Tables'.F17:'Pivot Tables'.BF17 'Pivot Tables'.E29:'Pivot Tables'.E29 'Pivot Tables'.F29:'Pivot Tables'.BF29 'Pivot Tables'.F17:'Pivot Tables'.BF17 'Pivot Tables'.E30:'Pivot Tables'.E30 'Pivot Tables'.F30:'Pivot Tables'.BF30 'Pivot Tables'.F17:'Pivot Tables'.BF17 'Pivot Tables'.E31:'Pivot Tables'.E31 'Pivot Tables'.F31:'Pivot Tables'.BF31 'Pivot Tables'.F17:'Pivot Tables'.BF17 'Pivot Tables'.E32:'Pivot Tables'.E32 'Pivot Tables'.F32:'Pivot Tables'.BF32 'Pivot Tables'.F17:'Pivot Tables'.BF1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" office:value-type="string" calcext:value-type="string">
            <text:p><text:s/></text:p>
          </table:table-cell>
          <table:table-cell table:number-columns-repeated="1015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-pilot-tables>
        <table:data-pilot-table table:name="Pivot Tables" table:application-data="" table:target-range-address="'Pivot Tables'.A2:'Pivot Tables'.C5" table:buttons="'Pivot Tables'.A3 'Pivot Tables'.B2" table:grand-total="none" table:show-filter-button="false">
          <table:source-cell-range table:cell-range-address="bike_buyers.A1:bike_buyers.M1003"/>
          <table:data-pilot-field table:source-field-name="I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2496" table:display="true" table:show-details="true"/>
                <table:data-pilot-member table:name="24107" table:display="true" table:show-details="true"/>
                <table:data-pilot-member table:name="14177" table:display="true" table:show-details="true"/>
                <table:data-pilot-member table:name="24381" table:display="true" table:show-details="true"/>
                <table:data-pilot-member table:name="25597" table:display="true" table:show-details="true"/>
                <table:data-pilot-member table:name="13507" table:display="true" table:show-details="true"/>
                <table:data-pilot-member table:name="27974" table:display="true" table:show-details="true"/>
                <table:data-pilot-member table:name="19364" table:display="true" table:show-details="true"/>
                <table:data-pilot-member table:name="22155" table:display="true" table:show-details="true"/>
                <table:data-pilot-member table:name="19280" table:display="true" table:show-details="true"/>
                <table:data-pilot-member table:name="22173" table:display="true" table:show-details="true"/>
                <table:data-pilot-member table:name="12697" table:display="true" table:show-details="true"/>
                <table:data-pilot-member table:name="11434" table:display="true" table:show-details="true"/>
                <table:data-pilot-member table:name="25323" table:display="true" table:show-details="true"/>
                <table:data-pilot-member table:name="23542" table:display="true" table:show-details="true"/>
                <table:data-pilot-member table:name="20870" table:display="true" table:show-details="true"/>
                <table:data-pilot-member table:name="23316" table:display="true" table:show-details="true"/>
                <table:data-pilot-member table:name="12610" table:display="true" table:show-details="true"/>
                <table:data-pilot-member table:name="27183" table:display="true" table:show-details="true"/>
                <table:data-pilot-member table:name="25940" table:display="true" table:show-details="true"/>
                <table:data-pilot-member table:name="25598" table:display="true" table:show-details="true"/>
                <table:data-pilot-member table:name="21564" table:display="true" table:show-details="true"/>
                <table:data-pilot-member table:name="19193" table:display="true" table:show-details="true"/>
                <table:data-pilot-member table:name="26412" table:display="true" table:show-details="true"/>
                <table:data-pilot-member table:name="27184" table:display="true" table:show-details="true"/>
                <table:data-pilot-member table:name="12590" table:display="true" table:show-details="true"/>
                <table:data-pilot-member table:name="17841" table:display="true" table:show-details="true"/>
                <table:data-pilot-member table:name="18283" table:display="true" table:show-details="true"/>
                <table:data-pilot-member table:name="18299" table:display="true" table:show-details="true"/>
                <table:data-pilot-member table:name="16466" table:display="true" table:show-details="true"/>
                <table:data-pilot-member table:name="19273" table:display="true" table:show-details="true"/>
                <table:data-pilot-member table:name="22400" table:display="true" table:show-details="true"/>
                <table:data-pilot-member table:name="20942" table:display="true" table:show-details="true"/>
                <table:data-pilot-member table:name="18484" table:display="true" table:show-details="true"/>
                <table:data-pilot-member table:name="12291" table:display="true" table:show-details="true"/>
                <table:data-pilot-member table:name="28380" table:display="true" table:show-details="true"/>
                <table:data-pilot-member table:name="17891" table:display="true" table:show-details="true"/>
                <table:data-pilot-member table:name="27832" table:display="true" table:show-details="true"/>
                <table:data-pilot-member table:name="26863" table:display="true" table:show-details="true"/>
                <table:data-pilot-member table:name="16259" table:display="true" table:show-details="true"/>
                <table:data-pilot-member table:name="27803" table:display="true" table:show-details="true"/>
                <table:data-pilot-member table:name="14347" table:display="true" table:show-details="true"/>
                <table:data-pilot-member table:name="17703" table:display="true" table:show-details="true"/>
                <table:data-pilot-member table:name="17185" table:display="true" table:show-details="true"/>
                <table:data-pilot-member table:name="29380" table:display="true" table:show-details="true"/>
                <table:data-pilot-member table:name="23986" table:display="true" table:show-details="true"/>
                <table:data-pilot-member table:name="24466" table:display="true" table:show-details="true"/>
                <table:data-pilot-member table:name="29097" table:display="true" table:show-details="true"/>
                <table:data-pilot-member table:name="19487" table:display="true" table:show-details="true"/>
                <table:data-pilot-member table:name="14939" table:display="true" table:show-details="true"/>
                <table:data-pilot-member table:name="13826" table:display="true" table:show-details="true"/>
                <table:data-pilot-member table:name="20619" table:display="true" table:show-details="true"/>
                <table:data-pilot-member table:name="12558" table:display="true" table:show-details="true"/>
                <table:data-pilot-member table:name="24871" table:display="true" table:show-details="true"/>
                <table:data-pilot-member table:name="17319" table:display="true" table:show-details="true"/>
                <table:data-pilot-member table:name="28906" table:display="true" table:show-details="true"/>
                <table:data-pilot-member table:name="12808" table:display="true" table:show-details="true"/>
                <table:data-pilot-member table:name="20567" table:display="true" table:show-details="true"/>
                <table:data-pilot-member table:name="25502" table:display="true" table:show-details="true"/>
                <table:data-pilot-member table:name="15580" table:display="true" table:show-details="true"/>
                <table:data-pilot-member table:name="24185" table:display="true" table:show-details="true"/>
                <table:data-pilot-member table:name="19291" table:display="true" table:show-details="true"/>
                <table:data-pilot-member table:name="16713" table:display="true" table:show-details="true"/>
                <table:data-pilot-member table:name="16185" table:display="true" table:show-details="true"/>
                <table:data-pilot-member table:name="14927" table:display="true" table:show-details="true"/>
                <table:data-pilot-member table:name="29337" table:display="true" table:show-details="true"/>
                <table:data-pilot-member table:name="29355" table:display="true" table:show-details="true"/>
                <table:data-pilot-member table:name="25303" table:display="true" table:show-details="true"/>
                <table:data-pilot-member table:name="14813" table:display="true" table:show-details="true"/>
                <table:data-pilot-member table:name="16438" table:display="true" table:show-details="true"/>
                <table:data-pilot-member table:name="14238" table:display="true" table:show-details="true"/>
                <table:data-pilot-member table:name="16200" table:display="true" table:show-details="true"/>
                <table:data-pilot-member table:name="24857" table:display="true" table:show-details="true"/>
                <table:data-pilot-member table:name="26956" table:display="true" table:show-details="true"/>
                <table:data-pilot-member table:name="14517" table:display="true" table:show-details="true"/>
                <table:data-pilot-member table:name="12678" table:display="true" table:show-details="true"/>
                <table:data-pilot-member table:name="16188" table:display="true" table:show-details="true"/>
                <table:data-pilot-member table:name="27969" table:display="true" table:show-details="true"/>
                <table:data-pilot-member table:name="15752" table:display="true" table:show-details="true"/>
                <table:data-pilot-member table:name="27745" table:display="true" table:show-details="true"/>
                <table:data-pilot-member table:name="20828" table:display="true" table:show-details="true"/>
                <table:data-pilot-member table:name="19461" table:display="true" table:show-details="true"/>
                <table:data-pilot-member table:name="26941" table:display="true" table:show-details="true"/>
                <table:data-pilot-member table:name="28412" table:display="true" table:show-details="true"/>
                <table:data-pilot-member table:name="24485" table:display="true" table:show-details="true"/>
                <table:data-pilot-member table:name="16514" table:display="true" table:show-details="true"/>
                <table:data-pilot-member table:name="17191" table:display="true" table:show-details="true"/>
                <table:data-pilot-member table:name="19608" table:display="true" table:show-details="true"/>
                <table:data-pilot-member table:name="24119" table:display="true" table:show-details="true"/>
                <table:data-pilot-member table:name="25458" table:display="true" table:show-details="true"/>
                <table:data-pilot-member table:name="26886" table:display="true" table:show-details="true"/>
                <table:data-pilot-member table:name="28436" table:display="true" table:show-details="true"/>
                <table:data-pilot-member table:name="19562" table:display="true" table:show-details="true"/>
                <table:data-pilot-member table:name="15608" table:display="true" table:show-details="true"/>
                <table:data-pilot-member table:name="16487" table:display="true" table:show-details="true"/>
                <table:data-pilot-member table:name="17197" table:display="true" table:show-details="true"/>
                <table:data-pilot-member table:name="12507" table:display="true" table:show-details="true"/>
                <table:data-pilot-member table:name="23940" table:display="true" table:show-details="true"/>
                <table:data-pilot-member table:name="19441" table:display="true" table:show-details="true"/>
                <table:data-pilot-member table:name="26852" table:display="true" table:show-details="true"/>
                <table:data-pilot-member table:name="12274" table:display="true" table:show-details="true"/>
                <table:data-pilot-member table:name="20236" table:display="true" table:show-details="true"/>
                <table:data-pilot-member table:name="24149" table:display="true" table:show-details="true"/>
                <table:data-pilot-member table:name="26139" table:display="true" table:show-details="true"/>
                <table:data-pilot-member table:name="18491" table:display="true" table:show-details="true"/>
                <table:data-pilot-member table:name="22707" table:display="true" table:show-details="true"/>
                <table:data-pilot-member table:name="20430" table:display="true" table:show-details="true"/>
                <table:data-pilot-member table:name="27494" table:display="true" table:show-details="true"/>
                <table:data-pilot-member table:name="26829" table:display="true" table:show-details="true"/>
                <table:data-pilot-member table:name="28395" table:display="true" table:show-details="true"/>
                <table:data-pilot-member table:name="21006" table:display="true" table:show-details="true"/>
                <table:data-pilot-member table:name="14682" table:display="true" table:show-details="true"/>
                <table:data-pilot-member table:name="17650" table:display="true" table:show-details="true"/>
                <table:data-pilot-member table:name="29191" table:display="true" table:show-details="true"/>
                <table:data-pilot-member table:name="15030" table:display="true" table:show-details="true"/>
                <table:data-pilot-member table:name="24140" table:display="true" table:show-details="true"/>
                <table:data-pilot-member table:name="22496" table:display="true" table:show-details="true"/>
                <table:data-pilot-member table:name="24065" table:display="true" table:show-details="true"/>
                <table:data-pilot-member table:name="19914" table:display="true" table:show-details="true"/>
                <table:data-pilot-member table:name="12871" table:display="true" table:show-details="true"/>
                <table:data-pilot-member table:name="22988" table:display="true" table:show-details="true"/>
                <table:data-pilot-member table:name="15922" table:display="true" table:show-details="true"/>
                <table:data-pilot-member table:name="12344" table:display="true" table:show-details="true"/>
                <table:data-pilot-member table:name="23627" table:display="true" table:show-details="true"/>
                <table:data-pilot-member table:name="27775" table:display="true" table:show-details="true"/>
                <table:data-pilot-member table:name="29301" table:display="true" table:show-details="true"/>
                <table:data-pilot-member table:name="12716" table:display="true" table:show-details="true"/>
                <table:data-pilot-member table:name="12472" table:display="true" table:show-details="true"/>
                <table:data-pilot-member table:name="20970" table:display="true" table:show-details="true"/>
                <table:data-pilot-member table:name="26818" table:display="true" table:show-details="true"/>
                <table:data-pilot-member table:name="12993" table:display="true" table:show-details="true"/>
                <table:data-pilot-member table:name="14192" table:display="true" table:show-details="true"/>
                <table:data-pilot-member table:name="19477" table:display="true" table:show-details="true"/>
                <table:data-pilot-member table:name="26796" table:display="true" table:show-details="true"/>
                <table:data-pilot-member table:name="21094" table:display="true" table:show-details="true"/>
                <table:data-pilot-member table:name="12234" table:display="true" table:show-details="true"/>
                <table:data-pilot-member table:name="28683" table:display="true" table:show-details="true"/>
                <table:data-pilot-member table:name="17994" table:display="true" table:show-details="true"/>
                <table:data-pilot-member table:name="24273" table:display="true" table:show-details="true"/>
                <table:data-pilot-member table:name="26547" table:display="true" table:show-details="true"/>
                <table:data-pilot-member table:name="22500" table:display="true" table:show-details="true"/>
                <table:data-pilot-member table:name="23993" table:display="true" table:show-details="true"/>
                <table:data-pilot-member table:name="14832" table:display="true" table:show-details="true"/>
                <table:data-pilot-member table:name="16614" table:display="true" table:show-details="true"/>
                <table:data-pilot-member table:name="20877" table:display="true" table:show-details="true"/>
                <table:data-pilot-member table:name="20729" table:display="true" table:show-details="true"/>
                <table:data-pilot-member table:name="22464" table:display="true" table:show-details="true"/>
                <table:data-pilot-member table:name="19475" table:display="true" table:show-details="true"/>
                <table:data-pilot-member table:name="19675" table:display="true" table:show-details="true"/>
                <table:data-pilot-member table:name="12728" table:display="true" table:show-details="true"/>
                <table:data-pilot-member table:name="26154" table:display="true" table:show-details="true"/>
                <table:data-pilot-member table:name="29117" table:display="true" table:show-details="true"/>
                <table:data-pilot-member table:name="17845" table:display="true" table:show-details="true"/>
                <table:data-pilot-member table:name="25058" table:display="true" table:show-details="true"/>
                <table:data-pilot-member table:name="23426" table:display="true" table:show-details="true"/>
                <table:data-pilot-member table:name="14798" table:display="true" table:show-details="true"/>
                <table:data-pilot-member table:name="12664" table:display="true" table:show-details="true"/>
                <table:data-pilot-member table:name="23979" table:display="true" table:show-details="true"/>
                <table:data-pilot-member table:name="25605" table:display="true" table:show-details="true"/>
                <table:data-pilot-member table:name="20797" table:display="true" table:show-details="true"/>
                <table:data-pilot-member table:name="21980" table:display="true" table:show-details="true"/>
                <table:data-pilot-member table:name="25460" table:display="true" table:show-details="true"/>
                <table:data-pilot-member table:name="29181" table:display="true" table:show-details="true"/>
                <table:data-pilot-member table:name="24279" table:display="true" table:show-details="true"/>
                <table:data-pilot-member table:name="22402" table:display="true" table:show-details="true"/>
                <table:data-pilot-member table:name="15465" table:display="true" table:show-details="true"/>
                <table:data-pilot-member table:name="26757" table:display="true" table:show-details="true"/>
                <table:data-pilot-member table:name="14233" table:display="true" table:show-details="true"/>
                <table:data-pilot-member table:name="14058" table:display="true" table:show-details="true"/>
                <table:data-pilot-member table:name="12273" table:display="true" table:show-details="true"/>
                <table:data-pilot-member table:name="17203" table:display="true" table:show-details="true"/>
                <table:data-pilot-member table:name="18144" table:display="true" table:show-details="true"/>
                <table:data-pilot-member table:name="23963" table:display="true" table:show-details="true"/>
                <table:data-pilot-member table:name="17907" table:display="true" table:show-details="true"/>
                <table:data-pilot-member table:name="19442" table:display="true" table:show-details="true"/>
                <table:data-pilot-member table:name="17504" table:display="true" table:show-details="true"/>
                <table:data-pilot-member table:name="12253" table:display="true" table:show-details="true"/>
                <table:data-pilot-member table:name="27304" table:display="true" table:show-details="true"/>
                <table:data-pilot-member table:name="14191" table:display="true" table:show-details="true"/>
                <table:data-pilot-member table:name="12212" table:display="true" table:show-details="true"/>
                <table:data-pilot-member table:name="25529" table:display="true" table:show-details="true"/>
                <table:data-pilot-member table:name="22170" table:display="true" table:show-details="true"/>
                <table:data-pilot-member table:name="19445" table:display="true" table:show-details="true"/>
                <table:data-pilot-member table:name="15265" table:display="true" table:show-details="true"/>
                <table:data-pilot-member table:name="28918" table:display="true" table:show-details="true"/>
                <table:data-pilot-member table:name="15799" table:display="true" table:show-details="true"/>
                <table:data-pilot-member table:name="11047" table:display="true" table:show-details="true"/>
                <table:data-pilot-member table:name="18151" table:display="true" table:show-details="true"/>
                <table:data-pilot-member table:name="20606" table:display="true" table:show-details="true"/>
                <table:data-pilot-member table:name="19482" table:display="true" table:show-details="true"/>
                <table:data-pilot-member table:name="16489" table:display="true" table:show-details="true"/>
                <table:data-pilot-member table:name="26944" table:display="true" table:show-details="true"/>
                <table:data-pilot-member table:name="15682" table:display="true" table:show-details="true"/>
                <table:data-pilot-member table:name="26032" table:display="true" table:show-details="true"/>
                <table:data-pilot-member table:name="17843" table:display="true" table:show-details="true"/>
                <table:data-pilot-member table:name="25559" table:display="true" table:show-details="true"/>
                <table:data-pilot-member table:name="16209" table:display="true" table:show-details="true"/>
                <table:data-pilot-member table:name="11147" table:display="true" table:show-details="true"/>
                <table:data-pilot-member table:name="15214" table:display="true" table:show-details="true"/>
                <table:data-pilot-member table:name="11453" table:display="true" table:show-details="true"/>
                <table:data-pilot-member table:name="24584" table:display="true" table:show-details="true"/>
                <table:data-pilot-member table:name="12585" table:display="true" table:show-details="true"/>
                <table:data-pilot-member table:name="18626" table:display="true" table:show-details="true"/>
                <table:data-pilot-member table:name="29298" table:display="true" table:show-details="true"/>
                <table:data-pilot-member table:name="24842" table:display="true" table:show-details="true"/>
                <table:data-pilot-member table:name="15657" table:display="true" table:show-details="true"/>
                <table:data-pilot-member table:name="11415" table:display="true" table:show-details="true"/>
                <table:data-pilot-member table:name="28729" table:display="true" table:show-details="true"/>
                <table:data-pilot-member table:name="22633" table:display="true" table:show-details="true"/>
                <table:data-pilot-member table:name="25649" table:display="true" table:show-details="true"/>
                <table:data-pilot-member table:name="14669" table:display="true" table:show-details="true"/>
                <table:data-pilot-member table:name="19299" table:display="true" table:show-details="true"/>
                <table:data-pilot-member table:name="20946" table:display="true" table:show-details="true"/>
                <table:data-pilot-member table:name="11451" table:display="true" table:show-details="true"/>
                <table:data-pilot-member table:name="25553" table:display="true" table:show-details="true"/>
                <table:data-pilot-member table:name="27951" table:display="true" table:show-details="true"/>
                <table:data-pilot-member table:name="25026" table:display="true" table:show-details="true"/>
                <table:data-pilot-member table:name="13673" table:display="true" table:show-details="true"/>
                <table:data-pilot-member table:name="16043" table:display="true" table:show-details="true"/>
                <table:data-pilot-member table:name="22399" table:display="true" table:show-details="true"/>
                <table:data-pilot-member table:name="27696" table:display="true" table:show-details="true"/>
                <table:data-pilot-member table:name="25313" table:display="true" table:show-details="true"/>
                <table:data-pilot-member table:name="13813" table:display="true" table:show-details="true"/>
                <table:data-pilot-member table:name="18711" table:display="true" table:show-details="true"/>
                <table:data-pilot-member table:name="19650" table:display="true" table:show-details="true"/>
                <table:data-pilot-member table:name="14135" table:display="true" table:show-details="true"/>
                <table:data-pilot-member table:name="12833" table:display="true" table:show-details="true"/>
                <table:data-pilot-member table:name="26849" table:display="true" table:show-details="true"/>
                <table:data-pilot-member table:name="20962" table:display="true" table:show-details="true"/>
                <table:data-pilot-member table:name="28915" table:display="true" table:show-details="true"/>
                <table:data-pilot-member table:name="22830" table:display="true" table:show-details="true"/>
                <table:data-pilot-member table:name="14777" table:display="true" table:show-details="true"/>
                <table:data-pilot-member table:name="12591" table:display="true" table:show-details="true"/>
                <table:data-pilot-member table:name="24174" table:display="true" table:show-details="true"/>
                <table:data-pilot-member table:name="24611" table:display="true" table:show-details="true"/>
                <table:data-pilot-member table:name="11340" table:display="true" table:show-details="true"/>
                <table:data-pilot-member table:name="25693" table:display="true" table:show-details="true"/>
                <table:data-pilot-member table:name="25555" table:display="true" table:show-details="true"/>
                <table:data-pilot-member table:name="22006" table:display="true" table:show-details="true"/>
                <table:data-pilot-member table:name="20060" table:display="true" table:show-details="true"/>
                <table:data-pilot-member table:name="17702" table:display="true" table:show-details="true"/>
                <table:data-pilot-member table:name="12503" table:display="true" table:show-details="true"/>
                <table:data-pilot-member table:name="23908" table:display="true" table:show-details="true"/>
                <table:data-pilot-member table:name="22527" table:display="true" table:show-details="true"/>
                <table:data-pilot-member table:name="19057" table:display="true" table:show-details="true"/>
                <table:data-pilot-member table:name="18494" table:display="true" table:show-details="true"/>
                <table:data-pilot-member table:name="11249" table:display="true" table:show-details="true"/>
                <table:data-pilot-member table:name="21568" table:display="true" table:show-details="true"/>
                <table:data-pilot-member table:name="13981" table:display="true" table:show-details="true"/>
                <table:data-pilot-member table:name="23432" table:display="true" table:show-details="true"/>
                <table:data-pilot-member table:name="22931" table:display="true" table:show-details="true"/>
                <table:data-pilot-member table:name="18172" table:display="true" table:show-details="true"/>
                <table:data-pilot-member table:name="12666" table:display="true" table:show-details="true"/>
                <table:data-pilot-member table:name="20598" table:display="true" table:show-details="true"/>
                <table:data-pilot-member table:name="21375" table:display="true" table:show-details="true"/>
                <table:data-pilot-member table:name="20839" table:display="true" table:show-details="true"/>
                <table:data-pilot-member table:name="21738" table:display="true" table:show-details="true"/>
                <table:data-pilot-member table:name="14164" table:display="true" table:show-details="true"/>
                <table:data-pilot-member table:name="14193" table:display="true" table:show-details="true"/>
                <table:data-pilot-member table:name="12705" table:display="true" table:show-details="true"/>
                <table:data-pilot-member table:name="22672" table:display="true" table:show-details="true"/>
                <table:data-pilot-member table:name="26219" table:display="true" table:show-details="true"/>
                <table:data-pilot-member table:name="28468" table:display="true" table:show-details="true"/>
                <table:data-pilot-member table:name="23419" table:display="true" table:show-details="true"/>
                <table:data-pilot-member table:name="17964" table:display="true" table:show-details="true"/>
                <table:data-pilot-member table:name="20919" table:display="true" table:show-details="true"/>
                <table:data-pilot-member table:name="20927" table:display="true" table:show-details="true"/>
                <table:data-pilot-member table:name="13133" table:display="true" table:show-details="true"/>
                <table:data-pilot-member table:name="19626" table:display="true" table:show-details="true"/>
                <table:data-pilot-member table:name="21039" table:display="true" table:show-details="true"/>
                <table:data-pilot-member table:name="12231" table:display="true" table:show-details="true"/>
                <table:data-pilot-member table:name="25665" table:display="true" table:show-details="true"/>
                <table:data-pilot-member table:name="24061" table:display="true" table:show-details="true"/>
                <table:data-pilot-member table:name="26879" table:display="true" table:show-details="true"/>
                <table:data-pilot-member table:name="12284" table:display="true" table:show-details="true"/>
                <table:data-pilot-member table:name="26654" table:display="true" table:show-details="true"/>
                <table:data-pilot-member table:name="14545" table:display="true" table:show-details="true"/>
                <table:data-pilot-member table:name="24201" table:display="true" table:show-details="true"/>
                <table:data-pilot-member table:name="20625" table:display="true" table:show-details="true"/>
                <table:data-pilot-member table:name="16390" table:display="true" table:show-details="true"/>
                <table:data-pilot-member table:name="14804" table:display="true" table:show-details="true"/>
                <table:data-pilot-member table:name="12629" table:display="true" table:show-details="true"/>
                <table:data-pilot-member table:name="14696" table:display="true" table:show-details="true"/>
                <table:data-pilot-member table:name="22005" table:display="true" table:show-details="true"/>
                <table:data-pilot-member table:name="14544" table:display="true" table:show-details="true"/>
                <table:data-pilot-member table:name="14312" table:display="true" table:show-details="true"/>
                <table:data-pilot-member table:name="29120" table:display="true" table:show-details="true"/>
                <table:data-pilot-member table:name="24187" table:display="true" table:show-details="true"/>
                <table:data-pilot-member table:name="15758" table:display="true" table:show-details="true"/>
                <table:data-pilot-member table:name="29094" table:display="true" table:show-details="true"/>
                <table:data-pilot-member table:name="28319" table:display="true" table:show-details="true"/>
                <table:data-pilot-member table:name="16406" table:display="true" table:show-details="true"/>
                <table:data-pilot-member table:name="20923" table:display="true" table:show-details="true"/>
                <table:data-pilot-member table:name="11378" table:display="true" table:show-details="true"/>
                <table:data-pilot-member table:name="20851" table:display="true" table:show-details="true"/>
                <table:data-pilot-member table:name="21557" table:display="true" table:show-details="true"/>
                <table:data-pilot-member table:name="26663" table:display="true" table:show-details="true"/>
                <table:data-pilot-member table:name="11896" table:display="true" table:show-details="true"/>
                <table:data-pilot-member table:name="14189" table:display="true" table:show-details="true"/>
                <table:data-pilot-member table:name="13136" table:display="true" table:show-details="true"/>
                <table:data-pilot-member table:name="25906" table:display="true" table:show-details="true"/>
                <table:data-pilot-member table:name="17926" table:display="true" table:show-details="true"/>
                <table:data-pilot-member table:name="26928" table:display="true" table:show-details="true"/>
                <table:data-pilot-member table:name="20897" table:display="true" table:show-details="true"/>
                <table:data-pilot-member table:name="28207" table:display="true" table:show-details="true"/>
                <table:data-pilot-member table:name="25923" table:display="true" table:show-details="true"/>
                <table:data-pilot-member table:name="11000" table:display="true" table:show-details="true"/>
                <table:data-pilot-member table:name="20974" table:display="true" table:show-details="true"/>
                <table:data-pilot-member table:name="28758" table:display="true" table:show-details="true"/>
                <table:data-pilot-member table:name="11381" table:display="true" table:show-details="true"/>
                <table:data-pilot-member table:name="17522" table:display="true" table:show-details="true"/>
                <table:data-pilot-member table:name="21207" table:display="true" table:show-details="true"/>
                <table:data-pilot-member table:name="28102" table:display="true" table:show-details="true"/>
                <table:data-pilot-member table:name="23105" table:display="true" table:show-details="true"/>
                <table:data-pilot-member table:name="18740" table:display="true" table:show-details="true"/>
                <table:data-pilot-member table:name="21213" table:display="true" table:show-details="true"/>
                <table:data-pilot-member table:name="17352" table:display="true" table:show-details="true"/>
                <table:data-pilot-member table:name="14154" table:display="true" table:show-details="true"/>
                <table:data-pilot-member table:name="19066" table:display="true" table:show-details="true"/>
                <table:data-pilot-member table:name="11386" table:display="true" table:show-details="true"/>
                <table:data-pilot-member table:name="20228" table:display="true" table:show-details="true"/>
                <table:data-pilot-member table:name="16675" table:display="true" table:show-details="true"/>
                <table:data-pilot-member table:name="16410" table:display="true" table:show-details="true"/>
                <table:data-pilot-member table:name="27760" table:display="true" table:show-details="true"/>
                <table:data-pilot-member table:name="22930" table:display="true" table:show-details="true"/>
                <table:data-pilot-member table:name="23780" table:display="true" table:show-details="true"/>
                <table:data-pilot-member table:name="20994" table:display="true" table:show-details="true"/>
                <table:data-pilot-member table:name="28379" table:display="true" table:show-details="true"/>
                <table:data-pilot-member table:name="14865" table:display="true" table:show-details="true"/>
                <table:data-pilot-member table:name="12663" table:display="true" table:show-details="true"/>
                <table:data-pilot-member table:name="24898" table:display="true" table:show-details="true"/>
                <table:data-pilot-member table:name="19508" table:display="true" table:show-details="true"/>
                <table:data-pilot-member table:name="11489" table:display="true" table:show-details="true"/>
                <table:data-pilot-member table:name="18160" table:display="true" table:show-details="true"/>
                <table:data-pilot-member table:name="25241" table:display="true" table:show-details="true"/>
                <table:data-pilot-member table:name="24369" table:display="true" table:show-details="true"/>
                <table:data-pilot-member table:name="27165" table:display="true" table:show-details="true"/>
                <table:data-pilot-member table:name="29424" table:display="true" table:show-details="true"/>
                <table:data-pilot-member table:name="15926" table:display="true" table:show-details="true"/>
                <table:data-pilot-member table:name="14554" table:display="true" table:show-details="true"/>
                <table:data-pilot-member table:name="16468" table:display="true" table:show-details="true"/>
                <table:data-pilot-member table:name="19174" table:display="true" table:show-details="true"/>
                <table:data-pilot-member table:name="19183" table:display="true" table:show-details="true"/>
                <table:data-pilot-member table:name="13683" table:display="true" table:show-details="true"/>
                <table:data-pilot-member table:name="17848" table:display="true" table:show-details="true"/>
                <table:data-pilot-member table:name="17894" table:display="true" table:show-details="true"/>
                <table:data-pilot-member table:name="25651" table:display="true" table:show-details="true"/>
                <table:data-pilot-member table:name="22936" table:display="true" table:show-details="true"/>
                <table:data-pilot-member table:name="23915" table:display="true" table:show-details="true"/>
                <table:data-pilot-member table:name="24121" table:display="true" table:show-details="true"/>
                <table:data-pilot-member table:name="27878" table:display="true" table:show-details="true"/>
                <table:data-pilot-member table:name="13572" table:display="true" table:show-details="true"/>
                <table:data-pilot-member table:name="27941" table:display="true" table:show-details="true"/>
                <table:data-pilot-member table:name="26354" table:display="true" table:show-details="true"/>
                <table:data-pilot-member table:name="14785" table:display="true" table:show-details="true"/>
                <table:data-pilot-member table:name="17238" table:display="true" table:show-details="true"/>
                <table:data-pilot-member table:name="23608" table:display="true" table:show-details="true"/>
                <table:data-pilot-member table:name="22538" table:display="true" table:show-details="true"/>
                <table:data-pilot-member table:name="12332" table:display="true" table:show-details="true"/>
                <table:data-pilot-member table:name="17230" table:display="true" table:show-details="true"/>
                <table:data-pilot-member table:name="13082" table:display="true" table:show-details="true"/>
                <table:data-pilot-member table:name="22518" table:display="true" table:show-details="true"/>
                <table:data-pilot-member table:name="13687" table:display="true" table:show-details="true"/>
                <table:data-pilot-member table:name="23571" table:display="true" table:show-details="true"/>
                <table:data-pilot-member table:name="19305" table:display="true" table:show-details="true"/>
                <table:data-pilot-member table:name="22636" table:display="true" table:show-details="true"/>
                <table:data-pilot-member table:name="17310" table:display="true" table:show-details="true"/>
                <table:data-pilot-member table:name="12133" table:display="true" table:show-details="true"/>
                <table:data-pilot-member table:name="25918" table:display="true" table:show-details="true"/>
                <table:data-pilot-member table:name="25752" table:display="true" table:show-details="true"/>
                <table:data-pilot-member table:name="17324" table:display="true" table:show-details="true"/>
                <table:data-pilot-member table:name="22918" table:display="true" table:show-details="true"/>
                <table:data-pilot-member table:name="12510" table:display="true" table:show-details="true"/>
                <table:data-pilot-member table:name="25512" table:display="true" table:show-details="true"/>
                <table:data-pilot-member table:name="16179" table:display="true" table:show-details="true"/>
                <table:data-pilot-member table:name="15628" table:display="true" table:show-details="true"/>
                <table:data-pilot-member table:name="20977" table:display="true" table:show-details="true"/>
                <table:data-pilot-member table:name="18140" table:display="true" table:show-details="true"/>
                <table:data-pilot-member table:name="20417" table:display="true" table:show-details="true"/>
                <table:data-pilot-member table:name="18267" table:display="true" table:show-details="true"/>
                <table:data-pilot-member table:name="13620" table:display="true" table:show-details="true"/>
                <table:data-pilot-member table:name="22974" table:display="true" table:show-details="true"/>
                <table:data-pilot-member table:name="13586" table:display="true" table:show-details="true"/>
                <table:data-pilot-member table:name="17978" table:display="true" table:show-details="true"/>
                <table:data-pilot-member table:name="12581" table:display="true" table:show-details="true"/>
                <table:data-pilot-member table:name="18018" table:display="true" table:show-details="true"/>
                <table:data-pilot-member table:name="28957" table:display="true" table:show-details="true"/>
                <table:data-pilot-member table:name="13690" table:display="true" table:show-details="true"/>
                <table:data-pilot-member table:name="12568" table:display="true" table:show-details="true"/>
                <table:data-pilot-member table:name="13122" table:display="true" table:show-details="true"/>
                <table:data-pilot-member table:name="21184" table:display="true" table:show-details="true"/>
                <table:data-pilot-member table:name="26150" table:display="true" table:show-details="true"/>
                <table:data-pilot-member table:name="24151" table:display="true" table:show-details="true"/>
                <table:data-pilot-member table:name="23962" table:display="true" table:show-details="true"/>
                <table:data-pilot-member table:name="17793" table:display="true" table:show-details="true"/>
                <table:data-pilot-member table:name="14926" table:display="true" table:show-details="true"/>
                <table:data-pilot-member table:name="16163" table:display="true" table:show-details="true"/>
                <table:data-pilot-member table:name="21365" table:display="true" table:show-details="true"/>
                <table:data-pilot-member table:name="27771" table:display="true" table:show-details="true"/>
                <table:data-pilot-member table:name="26167" table:display="true" table:show-details="true"/>
                <table:data-pilot-member table:name="25792" table:display="true" table:show-details="true"/>
                <table:data-pilot-member table:name="11555" table:display="true" table:show-details="true"/>
                <table:data-pilot-member table:name="22381" table:display="true" table:show-details="true"/>
                <table:data-pilot-member table:name="17882" table:display="true" table:show-details="true"/>
                <table:data-pilot-member table:name="22174" table:display="true" table:show-details="true"/>
                <table:data-pilot-member table:name="22439" table:display="true" table:show-details="true"/>
                <table:data-pilot-member table:name="18012" table:display="true" table:show-details="true"/>
                <table:data-pilot-member table:name="27582" table:display="true" table:show-details="true"/>
                <table:data-pilot-member table:name="12744" table:display="true" table:show-details="true"/>
                <table:data-pilot-member table:name="22821" table:display="true" table:show-details="true"/>
                <table:data-pilot-member table:name="20171" table:display="true" table:show-details="true"/>
                <table:data-pilot-member table:name="11116" table:display="true" table:show-details="true"/>
                <table:data-pilot-member table:name="20053" table:display="true" table:show-details="true"/>
                <table:data-pilot-member table:name="25266" table:display="true" table:show-details="true"/>
                <table:data-pilot-member table:name="17960" table:display="true" table:show-details="true"/>
                <table:data-pilot-member table:name="13961" table:display="true" table:show-details="true"/>
                <table:data-pilot-member table:name="11897" table:display="true" table:show-details="true"/>
                <table:data-pilot-member table:name="11139" table:display="true" table:show-details="true"/>
                <table:data-pilot-member table:name="11576" table:display="true" table:show-details="true"/>
                <table:data-pilot-member table:name="19255" table:display="true" table:show-details="true"/>
                <table:data-pilot-member table:name="18153" table:display="true" table:show-details="true"/>
                <table:data-pilot-member table:name="14547" table:display="true" table:show-details="true"/>
                <table:data-pilot-member table:name="24901" table:display="true" table:show-details="true"/>
                <table:data-pilot-member table:name="27169" table:display="true" table:show-details="true"/>
                <table:data-pilot-member table:name="14805" table:display="true" table:show-details="true"/>
                <table:data-pilot-member table:name="15822" table:display="true" table:show-details="true"/>
                <table:data-pilot-member table:name="19389" table:display="true" table:show-details="true"/>
                <table:data-pilot-member table:name="17048" table:display="true" table:show-details="true"/>
                <table:data-pilot-member table:name="22204" table:display="true" table:show-details="true"/>
                <table:data-pilot-member table:name="12718" table:display="true" table:show-details="true"/>
                <table:data-pilot-member table:name="15019" table:display="true" table:show-details="true"/>
                <table:data-pilot-member table:name="28488" table:display="true" table:show-details="true"/>
                <table:data-pilot-member table:name="21891" table:display="true" table:show-details="true"/>
                <table:data-pilot-member table:name="27814" table:display="true" table:show-details="true"/>
                <table:data-pilot-member table:name="22175" table:display="true" table:show-details="true"/>
                <table:data-pilot-member table:name="29447" table:display="true" table:show-details="true"/>
                <table:data-pilot-member table:name="19784" table:display="true" table:show-details="true"/>
                <table:data-pilot-member table:name="27824" table:display="true" table:show-details="true"/>
                <table:data-pilot-member table:name="24093" table:display="true" table:show-details="true"/>
                <table:data-pilot-member table:name="19618" table:display="true" table:show-details="true"/>
                <table:data-pilot-member table:name="21561" table:display="true" table:show-details="true"/>
                <table:data-pilot-member table:name="11061" table:display="true" table:show-details="true"/>
                <table:data-pilot-member table:name="26651" table:display="true" table:show-details="true"/>
                <table:data-pilot-member table:name="21108" table:display="true" table:show-details="true"/>
                <table:data-pilot-member table:name="12731" table:display="true" table:show-details="true"/>
                <table:data-pilot-member table:name="25307" table:display="true" table:show-details="true"/>
                <table:data-pilot-member table:name="14278" table:display="true" table:show-details="true"/>
                <table:data-pilot-member table:name="20711" table:display="true" table:show-details="true"/>
                <table:data-pilot-member table:name="11383" table:display="true" table:show-details="true"/>
                <table:data-pilot-member table:name="12497" table:display="true" table:show-details="true"/>
                <table:data-pilot-member table:name="16559" table:display="true" table:show-details="true"/>
                <table:data-pilot-member table:name="11585" table:display="true" table:show-details="true"/>
                <table:data-pilot-member table:name="20277" table:display="true" table:show-details="true"/>
                <table:data-pilot-member table:name="26765" table:display="true" table:show-details="true"/>
                <table:data-pilot-member table:name="12389" table:display="true" table:show-details="true"/>
                <table:data-pilot-member table:name="13585" table:display="true" table:show-details="true"/>
                <table:data-pilot-member table:name="26385" table:display="true" table:show-details="true"/>
                <table:data-pilot-member table:name="12236" table:display="true" table:show-details="true"/>
                <table:data-pilot-member table:name="21560" table:display="true" table:show-details="true"/>
                <table:data-pilot-member table:name="21554" table:display="true" table:show-details="true"/>
                <table:data-pilot-member table:name="13662" table:display="true" table:show-details="true"/>
                <table:data-pilot-member table:name="13089" table:display="true" table:show-details="true"/>
                <table:data-pilot-member table:name="14791" table:display="true" table:show-details="true"/>
                <table:data-pilot-member table:name="19331" table:display="true" table:show-details="true"/>
                <table:data-pilot-member table:name="17754" table:display="true" table:show-details="true"/>
                <table:data-pilot-member table:name="11149" table:display="true" table:show-details="true"/>
                <table:data-pilot-member table:name="16549" table:display="true" table:show-details="true"/>
                <table:data-pilot-member table:name="24305" table:display="true" table:show-details="true"/>
                <table:data-pilot-member table:name="18253" table:display="true" table:show-details="true"/>
                <table:data-pilot-member table:name="20147" table:display="true" table:show-details="true"/>
                <table:data-pilot-member table:name="15612" table:display="true" table:show-details="true"/>
                <table:data-pilot-member table:name="28323" table:display="true" table:show-details="true"/>
                <table:data-pilot-member table:name="22634" table:display="true" table:show-details="true"/>
                <table:data-pilot-member table:name="15665" table:display="true" table:show-details="true"/>
                <table:data-pilot-member table:name="27585" table:display="true" table:show-details="true"/>
                <table:data-pilot-member table:name="19748" table:display="true" table:show-details="true"/>
                <table:data-pilot-member table:name="21974" table:display="true" table:show-details="true"/>
                <table:data-pilot-member table:name="14032" table:display="true" table:show-details="true"/>
                <table:data-pilot-member table:name="22610" table:display="true" table:show-details="true"/>
                <table:data-pilot-member table:name="26984" table:display="true" table:show-details="true"/>
                <table:data-pilot-member table:name="18294" table:display="true" table:show-details="true"/>
                <table:data-pilot-member table:name="28564" table:display="true" table:show-details="true"/>
                <table:data-pilot-member table:name="28521" table:display="true" table:show-details="true"/>
                <table:data-pilot-member table:name="15450" table:display="true" table:show-details="true"/>
                <table:data-pilot-member table:name="25681" table:display="true" table:show-details="true"/>
                <table:data-pilot-member table:name="19491" table:display="true" table:show-details="true"/>
                <table:data-pilot-member table:name="26415" table:display="true" table:show-details="true"/>
                <table:data-pilot-member table:name="12821" table:display="true" table:show-details="true"/>
                <table:data-pilot-member table:name="15629" table:display="true" table:show-details="true"/>
                <table:data-pilot-member table:name="27835" table:display="true" table:show-details="true"/>
                <table:data-pilot-member table:name="11738" table:display="true" table:show-details="true"/>
                <table:data-pilot-member table:name="25065" table:display="true" table:show-details="true"/>
                <table:data-pilot-member table:name="26238" table:display="true" table:show-details="true"/>
                <table:data-pilot-member table:name="23707" table:display="true" table:show-details="true"/>
                <table:data-pilot-member table:name="27650" table:display="true" table:show-details="true"/>
                <table:data-pilot-member table:name="24981" table:display="true" table:show-details="true"/>
                <table:data-pilot-member table:name="20678" table:display="true" table:show-details="true"/>
                <table:data-pilot-member table:name="15302" table:display="true" table:show-details="true"/>
                <table:data-pilot-member table:name="26012" table:display="true" table:show-details="true"/>
                <table:data-pilot-member table:name="26575" table:display="true" table:show-details="true"/>
                <table:data-pilot-member table:name="15559" table:display="true" table:show-details="true"/>
                <table:data-pilot-member table:name="19235" table:display="true" table:show-details="true"/>
                <table:data-pilot-member table:name="15275" table:display="true" table:show-details="true"/>
                <table:data-pilot-member table:name="20339" table:display="true" table:show-details="true"/>
                <table:data-pilot-member table:name="25405" table:display="true" table:show-details="true"/>
                <table:data-pilot-member table:name="15940" table:display="true" table:show-details="true"/>
                <table:data-pilot-member table:name="25074" table:display="true" table:show-details="true"/>
                <table:data-pilot-member table:name="24738" table:display="true" table:show-details="true"/>
                <table:data-pilot-member table:name="16337" table:display="true" table:show-details="true"/>
                <table:data-pilot-member table:name="24357" table:display="true" table:show-details="true"/>
                <table:data-pilot-member table:name="18613" table:display="true" table:show-details="true"/>
                <table:data-pilot-member table:name="12207" table:display="true" table:show-details="true"/>
                <table:data-pilot-member table:name="18052" table:display="true" table:show-details="true"/>
                <table:data-pilot-member table:name="13353" table:display="true" table:show-details="true"/>
                <table:data-pilot-member table:name="19399" table:display="true" table:show-details="true"/>
                <table:data-pilot-member table:name="16154" table:display="true" table:show-details="true"/>
                <table:data-pilot-member table:name="22219" table:display="true" table:show-details="true"/>
                <table:data-pilot-member table:name="17269" table:display="true" table:show-details="true"/>
                <table:data-pilot-member table:name="23586" table:display="true" table:show-details="true"/>
                <table:data-pilot-member table:name="15740" table:display="true" table:show-details="true"/>
                <table:data-pilot-member table:name="27638" table:display="true" table:show-details="true"/>
                <table:data-pilot-member table:name="18976" table:display="true" table:show-details="true"/>
                <table:data-pilot-member table:name="19413" table:display="true" table:show-details="true"/>
                <table:data-pilot-member table:name="13283" table:display="true" table:show-details="true"/>
                <table:data-pilot-member table:name="17471" table:display="true" table:show-details="true"/>
                <table:data-pilot-member table:name="16791" table:display="true" table:show-details="true"/>
                <table:data-pilot-member table:name="15382" table:display="true" table:show-details="true"/>
                <table:data-pilot-member table:name="11641" table:display="true" table:show-details="true"/>
                <table:data-pilot-member table:name="11935" table:display="true" table:show-details="true"/>
                <table:data-pilot-member table:name="13233" table:display="true" table:show-details="true"/>
                <table:data-pilot-member table:name="25909" table:display="true" table:show-details="true"/>
                <table:data-pilot-member table:name="14092" table:display="true" table:show-details="true"/>
                <table:data-pilot-member table:name="29143" table:display="true" table:show-details="true"/>
                <table:data-pilot-member table:name="24941" table:display="true" table:show-details="true"/>
                <table:data-pilot-member table:name="24637" table:display="true" table:show-details="true"/>
                <table:data-pilot-member table:name="23893" table:display="true" table:show-details="true"/>
                <table:data-pilot-member table:name="13907" table:display="true" table:show-details="true"/>
                <table:data-pilot-member table:name="14900" table:display="true" table:show-details="true"/>
                <table:data-pilot-member table:name="11262" table:display="true" table:show-details="true"/>
                <table:data-pilot-member table:name="22294" table:display="true" table:show-details="true"/>
                <table:data-pilot-member table:name="12195" table:display="true" table:show-details="true"/>
                <table:data-pilot-member table:name="25375" table:display="true" table:show-details="true"/>
                <table:data-pilot-member table:name="11143" table:display="true" table:show-details="true"/>
                <table:data-pilot-member table:name="25898" table:display="true" table:show-details="true"/>
                <table:data-pilot-member table:name="24397" table:display="true" table:show-details="true"/>
                <table:data-pilot-member table:name="19758" table:display="true" table:show-details="true"/>
                <table:data-pilot-member table:name="15529" table:display="true" table:show-details="true"/>
                <table:data-pilot-member table:name="19884" table:display="true" table:show-details="true"/>
                <table:data-pilot-member table:name="18674" table:display="true" table:show-details="true"/>
                <table:data-pilot-member table:name="13453" table:display="true" table:show-details="true"/>
                <table:data-pilot-member table:name="14063" table:display="true" table:show-details="true"/>
                <table:data-pilot-member table:name="27393" table:display="true" table:show-details="true"/>
                <table:data-pilot-member table:name="14417" table:display="true" table:show-details="true"/>
                <table:data-pilot-member table:name="17533" table:display="true" table:show-details="true"/>
                <table:data-pilot-member table:name="18580" table:display="true" table:show-details="true"/>
                <table:data-pilot-member table:name="17025" table:display="true" table:show-details="true"/>
                <table:data-pilot-member table:name="25293" table:display="true" table:show-details="true"/>
                <table:data-pilot-member table:name="24725" table:display="true" table:show-details="true"/>
                <table:data-pilot-member table:name="23200" table:display="true" table:show-details="true"/>
                <table:data-pilot-member table:name="15895" table:display="true" table:show-details="true"/>
                <table:data-pilot-member table:name="18577" table:display="true" table:show-details="true"/>
                <table:data-pilot-member table:name="27218" table:display="true" table:show-details="true"/>
                <table:data-pilot-member table:name="18560" table:display="true" table:show-details="true"/>
                <table:data-pilot-member table:name="25006" table:display="true" table:show-details="true"/>
                <table:data-pilot-member table:name="17369" table:display="true" table:show-details="true"/>
                <table:data-pilot-member table:name="14495" table:display="true" table:show-details="true"/>
                <table:data-pilot-member table:name="18847" table:display="true" table:show-details="true"/>
                <table:data-pilot-member table:name="14754" table:display="true" table:show-details="true"/>
                <table:data-pilot-member table:name="23378" table:display="true" table:show-details="true"/>
                <table:data-pilot-member table:name="26452" table:display="true" table:show-details="true"/>
                <table:data-pilot-member table:name="20370" table:display="true" table:show-details="true"/>
                <table:data-pilot-member table:name="20528" table:display="true" table:show-details="true"/>
                <table:data-pilot-member table:name="23549" table:display="true" table:show-details="true"/>
                <table:data-pilot-member table:name="21751" table:display="true" table:show-details="true"/>
                <table:data-pilot-member table:name="21266" table:display="true" table:show-details="true"/>
                <table:data-pilot-member table:name="13388" table:display="true" table:show-details="true"/>
                <table:data-pilot-member table:name="18752" table:display="true" table:show-details="true"/>
                <table:data-pilot-member table:name="16917" table:display="true" table:show-details="true"/>
                <table:data-pilot-member table:name="15313" table:display="true" table:show-details="true"/>
                <table:data-pilot-member table:name="25329" table:display="true" table:show-details="true"/>
                <table:data-pilot-member table:name="20380" table:display="true" table:show-details="true"/>
                <table:data-pilot-member table:name="23089" table:display="true" table:show-details="true"/>
                <table:data-pilot-member table:name="13749" table:display="true" table:show-details="true"/>
                <table:data-pilot-member table:name="24943" table:display="true" table:show-details="true"/>
                <table:data-pilot-member table:name="28667" table:display="true" table:show-details="true"/>
                <table:data-pilot-member table:name="15194" table:display="true" table:show-details="true"/>
                <table:data-pilot-member table:name="17436" table:display="true" table:show-details="true"/>
                <table:data-pilot-member table:name="18935" table:display="true" table:show-details="true"/>
                <table:data-pilot-member table:name="16871" table:display="true" table:show-details="true"/>
                <table:data-pilot-member table:name="12100" table:display="true" table:show-details="true"/>
                <table:data-pilot-member table:name="23158" table:display="true" table:show-details="true"/>
                <table:data-pilot-member table:name="18545" table:display="true" table:show-details="true"/>
                <table:data-pilot-member table:name="18391" table:display="true" table:show-details="true"/>
                <table:data-pilot-member table:name="19812" table:display="true" table:show-details="true"/>
                <table:data-pilot-member table:name="27660" table:display="true" table:show-details="true"/>
                <table:data-pilot-member table:name="18058" table:display="true" table:show-details="true"/>
                <table:data-pilot-member table:name="20343" table:display="true" table:show-details="true"/>
                <table:data-pilot-member table:name="28997" table:display="true" table:show-details="true"/>
                <table:data-pilot-member table:name="24398" table:display="true" table:show-details="true"/>
                <table:data-pilot-member table:name="19002" table:display="true" table:show-details="true"/>
                <table:data-pilot-member table:name="28609" table:display="true" table:show-details="true"/>
                <table:data-pilot-member table:name="29231" table:display="true" table:show-details="true"/>
                <table:data-pilot-member table:name="18858" table:display="true" table:show-details="true"/>
                <table:data-pilot-member table:name="20000" table:display="true" table:show-details="true"/>
                <table:data-pilot-member table:name="25261" table:display="true" table:show-details="true"/>
                <table:data-pilot-member table:name="17458" table:display="true" table:show-details="true"/>
                <table:data-pilot-member table:name="11644" table:display="true" table:show-details="true"/>
                <table:data-pilot-member table:name="16145" table:display="true" table:show-details="true"/>
                <table:data-pilot-member table:name="16890" table:display="true" table:show-details="true"/>
                <table:data-pilot-member table:name="25983" table:display="true" table:show-details="true"/>
                <table:data-pilot-member table:name="14633" table:display="true" table:show-details="true"/>
                <table:data-pilot-member table:name="22994" table:display="true" table:show-details="true"/>
                <table:data-pilot-member table:name="22983" table:display="true" table:show-details="true"/>
                <table:data-pilot-member table:name="25184" table:display="true" table:show-details="true"/>
                <table:data-pilot-member table:name="14469" table:display="true" table:show-details="true"/>
                <table:data-pilot-member table:name="11538" table:display="true" table:show-details="true"/>
                <table:data-pilot-member table:name="16245" table:display="true" table:show-details="true"/>
                <table:data-pilot-member table:name="17858" table:display="true" table:show-details="true"/>
                <table:data-pilot-member table:name="25347" table:display="true" table:show-details="true"/>
                <table:data-pilot-member table:name="15814" table:display="true" table:show-details="true"/>
                <table:data-pilot-member table:name="11259" table:display="true" table:show-details="true"/>
                <table:data-pilot-member table:name="11200" table:display="true" table:show-details="true"/>
                <table:data-pilot-member table:name="25101" table:display="true" table:show-details="true"/>
                <table:data-pilot-member table:name="21801" table:display="true" table:show-details="true"/>
                <table:data-pilot-member table:name="25943" table:display="true" table:show-details="true"/>
                <table:data-pilot-member table:name="22127" table:display="true" table:show-details="true"/>
                <table:data-pilot-member table:name="20414" table:display="true" table:show-details="true"/>
                <table:data-pilot-member table:name="23672" table:display="true" table:show-details="true"/>
                <table:data-pilot-member table:name="29255" table:display="true" table:show-details="true"/>
                <table:data-pilot-member table:name="28815" table:display="true" table:show-details="true"/>
                <table:data-pilot-member table:name="27753" table:display="true" table:show-details="true"/>
                <table:data-pilot-member table:name="27643" table:display="true" table:show-details="true"/>
                <table:data-pilot-member table:name="13754" table:display="true" table:show-details="true"/>
                <table:data-pilot-member table:name="22088" table:display="true" table:show-details="true"/>
                <table:data-pilot-member table:name="27388" table:display="true" table:show-details="true"/>
                <table:data-pilot-member table:name="24745" table:display="true" table:show-details="true"/>
                <table:data-pilot-member table:name="29237" table:display="true" table:show-details="true"/>
                <table:data-pilot-member table:name="15272" table:display="true" table:show-details="true"/>
                <table:data-pilot-member table:name="18949" table:display="true" table:show-details="true"/>
                <table:data-pilot-member table:name="14507" table:display="true" table:show-details="true"/>
                <table:data-pilot-member table:name="25886" table:display="true" table:show-details="true"/>
                <table:data-pilot-member table:name="21441" table:display="true" table:show-details="true"/>
                <table:data-pilot-member table:name="21741" table:display="true" table:show-details="true"/>
                <table:data-pilot-member table:name="14572" table:display="true" table:show-details="true"/>
                <table:data-pilot-member table:name="23368" table:display="true" table:show-details="true"/>
                <table:data-pilot-member table:name="16217" table:display="true" table:show-details="true"/>
                <table:data-pilot-member table:name="16247" table:display="true" table:show-details="true"/>
                <table:data-pilot-member table:name="22010" table:display="true" table:show-details="true"/>
                <table:data-pilot-member table:name="25872" table:display="true" table:show-details="true"/>
                <table:data-pilot-member table:name="19164" table:display="true" table:show-details="true"/>
                <table:data-pilot-member table:name="18435" table:display="true" table:show-details="true"/>
                <table:data-pilot-member table:name="14284" table:display="true" table:show-details="true"/>
                <table:data-pilot-member table:name="11287" table:display="true" table:show-details="true"/>
                <table:data-pilot-member table:name="13066" table:display="true" table:show-details="true"/>
                <table:data-pilot-member table:name="29106" table:display="true" table:show-details="true"/>
                <table:data-pilot-member table:name="26236" table:display="true" table:show-details="true"/>
                <table:data-pilot-member table:name="17531" table:display="true" table:show-details="true"/>
                <table:data-pilot-member table:name="12964" table:display="true" table:show-details="true"/>
                <table:data-pilot-member table:name="19133" table:display="true" table:show-details="true"/>
                <table:data-pilot-member table:name="24643" table:display="true" table:show-details="true"/>
                <table:data-pilot-member table:name="21599" table:display="true" table:show-details="true"/>
                <table:data-pilot-member table:name="22976" table:display="true" table:show-details="true"/>
                <table:data-pilot-member table:name="27637" table:display="true" table:show-details="true"/>
                <table:data-pilot-member table:name="11890" table:display="true" table:show-details="true"/>
                <table:data-pilot-member table:name="28580" table:display="true" table:show-details="true"/>
                <table:data-pilot-member table:name="14443" table:display="true" table:show-details="true"/>
                <table:data-pilot-member table:name="17864" table:display="true" table:show-details="true"/>
                <table:data-pilot-member table:name="20505" table:display="true" table:show-details="true"/>
                <table:data-pilot-member table:name="14592" table:display="true" table:show-details="true"/>
                <table:data-pilot-member table:name="22227" table:display="true" table:show-details="true"/>
                <table:data-pilot-member table:name="21471" table:display="true" table:show-details="true"/>
                <table:data-pilot-member table:name="22252" table:display="true" table:show-details="true"/>
                <table:data-pilot-member table:name="21260" table:display="true" table:show-details="true"/>
                <table:data-pilot-member table:name="11817" table:display="true" table:show-details="true"/>
                <table:data-pilot-member table:name="19223" table:display="true" table:show-details="true"/>
                <table:data-pilot-member table:name="18517" table:display="true" table:show-details="true"/>
                <table:data-pilot-member table:name="21717" table:display="true" table:show-details="true"/>
                <table:data-pilot-member table:name="13760" table:display="true" table:show-details="true"/>
                <table:data-pilot-member table:name="18145" table:display="true" table:show-details="true"/>
                <table:data-pilot-member table:name="21770" table:display="true" table:show-details="true"/>
                <table:data-pilot-member table:name="11165" table:display="true" table:show-details="true"/>
                <table:data-pilot-member table:name="16377" table:display="true" table:show-details="true"/>
                <table:data-pilot-member table:name="26248" table:display="true" table:show-details="true"/>
                <table:data-pilot-member table:name="23461" table:display="true" table:show-details="true"/>
                <table:data-pilot-member table:name="29133" table:display="true" table:show-details="true"/>
                <table:data-pilot-member table:name="27673" table:display="true" table:show-details="true"/>
                <table:data-pilot-member table:name="12774" table:display="true" table:show-details="true"/>
                <table:data-pilot-member table:name="18910" table:display="true" table:show-details="true"/>
                <table:data-pilot-member table:name="11699" table:display="true" table:show-details="true"/>
                <table:data-pilot-member table:name="16725" table:display="true" table:show-details="true"/>
                <table:data-pilot-member table:name="28269" table:display="true" table:show-details="true"/>
                <table:data-pilot-member table:name="23144" table:display="true" table:show-details="true"/>
                <table:data-pilot-member table:name="23376" table:display="true" table:show-details="true"/>
                <table:data-pilot-member table:name="25970" table:display="true" table:show-details="true"/>
                <table:data-pilot-member table:name="28068" table:display="true" table:show-details="true"/>
                <table:data-pilot-member table:name="18390" table:display="true" table:show-details="true"/>
                <table:data-pilot-member table:name="29112" table:display="true" table:show-details="true"/>
                <table:data-pilot-member table:name="14090" table:display="true" table:show-details="true"/>
                <table:data-pilot-member table:name="27040" table:display="true" table:show-details="true"/>
                <table:data-pilot-member table:name="23479" table:display="true" table:show-details="true"/>
                <table:data-pilot-member table:name="16795" table:display="true" table:show-details="true"/>
                <table:data-pilot-member table:name="22014" table:display="true" table:show-details="true"/>
                <table:data-pilot-member table:name="13314" table:display="true" table:show-details="true"/>
                <table:data-pilot-member table:name="11619" table:display="true" table:show-details="true"/>
                <table:data-pilot-member table:name="29132" table:display="true" table:show-details="true"/>
                <table:data-pilot-member table:name="11199" table:display="true" table:show-details="true"/>
                <table:data-pilot-member table:name="20296" table:display="true" table:show-details="true"/>
                <table:data-pilot-member table:name="17546" table:display="true" table:show-details="true"/>
                <table:data-pilot-member table:name="18069" table:display="true" table:show-details="true"/>
                <table:data-pilot-member table:name="23712" table:display="true" table:show-details="true"/>
                <table:data-pilot-member table:name="23358" table:display="true" table:show-details="true"/>
                <table:data-pilot-member table:name="20518" table:display="true" table:show-details="true"/>
                <table:data-pilot-member table:name="28026" table:display="true" table:show-details="true"/>
                <table:data-pilot-member table:name="11669" table:display="true" table:show-details="true"/>
                <table:data-pilot-member table:name="16020" table:display="true" table:show-details="true"/>
                <table:data-pilot-member table:name="27090" table:display="true" table:show-details="true"/>
                <table:data-pilot-member table:name="27198" table:display="true" table:show-details="true"/>
                <table:data-pilot-member table:name="19661" table:display="true" table:show-details="true"/>
                <table:data-pilot-member table:name="26327" table:display="true" table:show-details="true"/>
                <table:data-pilot-member table:name="26341" table:display="true" table:show-details="true"/>
                <table:data-pilot-member table:name="24958" table:display="true" table:show-details="true"/>
                <table:data-pilot-member table:name="13287" table:display="true" table:show-details="true"/>
                <table:data-pilot-member table:name="14493" table:display="true" table:show-details="true"/>
                <table:data-pilot-member table:name="26678" table:display="true" table:show-details="true"/>
                <table:data-pilot-member table:name="23275" table:display="true" table:show-details="true"/>
                <table:data-pilot-member table:name="11270" table:display="true" table:show-details="true"/>
                <table:data-pilot-member table:name="20084" table:display="true" table:show-details="true"/>
                <table:data-pilot-member table:name="16144" table:display="true" table:show-details="true"/>
                <table:data-pilot-member table:name="27731" table:display="true" table:show-details="true"/>
                <table:data-pilot-member table:name="11886" table:display="true" table:show-details="true"/>
                <table:data-pilot-member table:name="24324" table:display="true" table:show-details="true"/>
                <table:data-pilot-member table:name="22220" table:display="true" table:show-details="true"/>
                <table:data-pilot-member table:name="26625" table:display="true" table:show-details="true"/>
                <table:data-pilot-member table:name="23027" table:display="true" table:show-details="true"/>
                <table:data-pilot-member table:name="16867" table:display="true" table:show-details="true"/>
                <table:data-pilot-member table:name="14514" table:display="true" table:show-details="true"/>
                <table:data-pilot-member table:name="19634" table:display="true" table:show-details="true"/>
                <table:data-pilot-member table:name="18504" table:display="true" table:show-details="true"/>
                <table:data-pilot-member table:name="28799" table:display="true" table:show-details="true"/>
                <table:data-pilot-member table:name="11225" table:display="true" table:show-details="true"/>
                <table:data-pilot-member table:name="17657" table:display="true" table:show-details="true"/>
                <table:data-pilot-member table:name="14913" table:display="true" table:show-details="true"/>
                <table:data-pilot-member table:name="14077" table:display="true" table:show-details="true"/>
                <table:data-pilot-member table:name="13296" table:display="true" table:show-details="true"/>
                <table:data-pilot-member table:name="20535" table:display="true" table:show-details="true"/>
                <table:data-pilot-member table:name="12452" table:display="true" table:show-details="true"/>
                <table:data-pilot-member table:name="28043" table:display="true" table:show-details="true"/>
                <table:data-pilot-member table:name="12957" table:display="true" table:show-details="true"/>
                <table:data-pilot-member table:name="15412" table:display="true" table:show-details="true"/>
                <table:data-pilot-member table:name="20514" table:display="true" table:show-details="true"/>
                <table:data-pilot-member table:name="20758" table:display="true" table:show-details="true"/>
                <table:data-pilot-member table:name="11801" table:display="true" table:show-details="true"/>
                <table:data-pilot-member table:name="22211" table:display="true" table:show-details="true"/>
                <table:data-pilot-member table:name="28087" table:display="true" table:show-details="true"/>
                <table:data-pilot-member table:name="23668" table:display="true" table:show-details="true"/>
                <table:data-pilot-member table:name="27441" table:display="true" table:show-details="true"/>
                <table:data-pilot-member table:name="27261" table:display="true" table:show-details="true"/>
                <table:data-pilot-member table:name="18649" table:display="true" table:show-details="true"/>
                <table:data-pilot-member table:name="21714" table:display="true" table:show-details="true"/>
                <table:data-pilot-member table:name="23217" table:display="true" table:show-details="true"/>
                <table:data-pilot-member table:name="23797" table:display="true" table:show-details="true"/>
                <table:data-pilot-member table:name="13216" table:display="true" table:show-details="true"/>
                <table:data-pilot-member table:name="20657" table:display="true" table:show-details="true"/>
                <table:data-pilot-member table:name="12882" table:display="true" table:show-details="true"/>
                <table:data-pilot-member table:name="25908" table:display="true" table:show-details="true"/>
                <table:data-pilot-member table:name="16753" table:display="true" table:show-details="true"/>
                <table:data-pilot-member table:name="14608" table:display="true" table:show-details="true"/>
                <table:data-pilot-member table:name="24979" table:display="true" table:show-details="true"/>
                <table:data-pilot-member table:name="13313" table:display="true" table:show-details="true"/>
                <table:data-pilot-member table:name="18952" table:display="true" table:show-details="true"/>
                <table:data-pilot-member table:name="17699" table:display="true" table:show-details="true"/>
                <table:data-pilot-member table:name="14657" table:display="true" table:show-details="true"/>
                <table:data-pilot-member table:name="11540" table:display="true" table:show-details="true"/>
                <table:data-pilot-member table:name="11783" table:display="true" table:show-details="true"/>
                <table:data-pilot-member table:name="14602" table:display="true" table:show-details="true"/>
                <table:data-pilot-member table:name="29030" table:display="true" table:show-details="true"/>
                <table:data-pilot-member table:name="26490" table:display="true" table:show-details="true"/>
                <table:data-pilot-member table:name="13151" table:display="true" table:show-details="true"/>
                <table:data-pilot-member table:name="17260" table:display="true" table:show-details="true"/>
                <table:data-pilot-member table:name="15372" table:display="true" table:show-details="true"/>
                <table:data-pilot-member table:name="18105" table:display="true" table:show-details="true"/>
                <table:data-pilot-member table:name="19660" table:display="true" table:show-details="true"/>
                <table:data-pilot-member table:name="16112" table:display="true" table:show-details="true"/>
                <table:data-pilot-member table:name="20698" table:display="true" table:show-details="true"/>
                <table:data-pilot-member table:name="20076" table:display="true" table:show-details="true"/>
                <table:data-pilot-member table:name="24496" table:display="true" table:show-details="true"/>
                <table:data-pilot-member table:name="15468" table:display="true" table:show-details="true"/>
                <table:data-pilot-member table:name="28031" table:display="true" table:show-details="true"/>
                <table:data-pilot-member table:name="26270" table:display="true" table:show-details="true"/>
                <table:data-pilot-member table:name="22221" table:display="true" table:show-details="true"/>
                <table:data-pilot-member table:name="28228" table:display="true" table:show-details="true"/>
                <table:data-pilot-member table:name="18363" table:display="true" table:show-details="true"/>
                <table:data-pilot-member table:name="23256" table:display="true" table:show-details="true"/>
                <table:data-pilot-member table:name="12768" table:display="true" table:show-details="true"/>
                <table:data-pilot-member table:name="20361" table:display="true" table:show-details="true"/>
                <table:data-pilot-member table:name="21306" table:display="true" table:show-details="true"/>
                <table:data-pilot-member table:name="13382" table:display="true" table:show-details="true"/>
                <table:data-pilot-member table:name="20310" table:display="true" table:show-details="true"/>
                <table:data-pilot-member table:name="22971" table:display="true" table:show-details="true"/>
                <table:data-pilot-member table:name="15287" table:display="true" table:show-details="true"/>
                <table:data-pilot-member table:name="15532" table:display="true" table:show-details="true"/>
                <table:data-pilot-member table:name="11255" table:display="true" table:show-details="true"/>
                <table:data-pilot-member table:name="28090" table:display="true" table:show-details="true"/>
                <table:data-pilot-member table:name="15255" table:display="true" table:show-details="true"/>
                <table:data-pilot-member table:name="13154" table:display="true" table:show-details="true"/>
                <table:data-pilot-member table:name="26778" table:display="true" table:show-details="true"/>
                <table:data-pilot-member table:name="23248" table:display="true" table:show-details="true"/>
                <table:data-pilot-member table:name="21417" table:display="true" table:show-details="true"/>
                <table:data-pilot-member table:name="17668" table:display="true" table:show-details="true"/>
                <table:data-pilot-member table:name="27994" table:display="true" table:show-details="true"/>
                <table:data-pilot-member table:name="20376" table:display="true" table:show-details="true"/>
                <table:data-pilot-member table:name="25954" table:display="true" table:show-details="true"/>
                <table:data-pilot-member table:name="15749" table:display="true" table:show-details="true"/>
                <table:data-pilot-member table:name="25899" table:display="true" table:show-details="true"/>
                <table:data-pilot-member table:name="13351" table:display="true" table:show-details="true"/>
                <table:data-pilot-member table:name="23333" table:display="true" table:show-details="true"/>
                <table:data-pilot-member table:name="21660" table:display="true" table:show-details="true"/>
                <table:data-pilot-member table:name="17012" table:display="true" table:show-details="true"/>
                <table:data-pilot-member table:name="24514" table:display="true" table:show-details="true"/>
                <table:data-pilot-member table:name="27505" table:display="true" table:show-details="true"/>
                <table:data-pilot-member table:name="29243" table:display="true" table:show-details="true"/>
                <table:data-pilot-member table:name="26582" table:display="true" table:show-details="true"/>
                <table:data-pilot-member table:name="14271" table:display="true" table:show-details="true"/>
                <table:data-pilot-member table:name="23041" table:display="true" table:show-details="true"/>
                <table:data-pilot-member table:name="29048" table:display="true" table:show-details="true"/>
                <table:data-pilot-member table:name="24433" table:display="true" table:show-details="true"/>
                <table:data-pilot-member table:name="15501" table:display="true" table:show-details="true"/>
                <table:data-pilot-member table:name="13911" table:display="true" table:show-details="true"/>
                <table:data-pilot-member table:name="20421" table:display="true" table:show-details="true"/>
                <table:data-pilot-member table:name="16009" table:display="true" table:show-details="true"/>
                <table:data-pilot-member table:name="18411" table:display="true" table:show-details="true"/>
                <table:data-pilot-member table:name="19163" table:display="true" table:show-details="true"/>
                <table:data-pilot-member table:name="18572" table:display="true" table:show-details="true"/>
                <table:data-pilot-member table:name="27540" table:display="true" table:show-details="true"/>
                <table:data-pilot-member table:name="19889" table:display="true" table:show-details="true"/>
                <table:data-pilot-member table:name="12922" table:display="true" table:show-details="true"/>
                <table:data-pilot-member table:name="18891" table:display="true" table:show-details="true"/>
                <table:data-pilot-member table:name="16773" table:display="true" table:show-details="true"/>
                <table:data-pilot-member table:name="19143" table:display="true" table:show-details="true"/>
                <table:data-pilot-member table:name="23882" table:display="true" table:show-details="true"/>
                <table:data-pilot-member table:name="11233" table:display="true" table:show-details="true"/>
                <table:data-pilot-member table:name="12056" table:display="true" table:show-details="true"/>
                <table:data-pilot-member table:name="15555" table:display="true" table:show-details="true"/>
                <table:data-pilot-member table:name="18423" table:display="true" table:show-details="true"/>
                <table:data-pilot-member table:name="22743" table:display="true" table:show-details="true"/>
                <table:data-pilot-member table:name="25343" table:display="true" table:show-details="true"/>
                <table:data-pilot-member table:name="13390" table:display="true" table:show-details="true"/>
                <table:data-pilot-member table:name="17482" table:display="true" table:show-details="true"/>
                <table:data-pilot-member table:name="13176" table:display="true" table:show-details="true"/>
                <table:data-pilot-member table:name="20504" table:display="true" table:show-details="true"/>
                <table:data-pilot-member table:name="12205" table:display="true" table:show-details="true"/>
                <table:data-pilot-member table:name="16751" table:display="true" table:show-details="true"/>
                <table:data-pilot-member table:name="21613" table:display="true" table:show-details="true"/>
                <table:data-pilot-member table:name="24801" table:display="true" table:show-details="true"/>
                <table:data-pilot-member table:name="17519" table:display="true" table:show-details="true"/>
                <table:data-pilot-member table:name="18347" table:display="true" table:show-details="true"/>
                <table:data-pilot-member table:name="29052" table:display="true" table:show-details="true"/>
                <table:data-pilot-member table:name="11745" table:display="true" table:show-details="true"/>
                <table:data-pilot-member table:name="19147" table:display="true" table:show-details="true"/>
                <table:data-pilot-member table:name="19217" table:display="true" table:show-details="true"/>
                <table:data-pilot-member table:name="15839" table:display="true" table:show-details="true"/>
                <table:data-pilot-member table:name="13714" table:display="true" table:show-details="true"/>
                <table:data-pilot-member table:name="22330" table:display="true" table:show-details="true"/>
                <table:data-pilot-member table:name="18783" table:display="true" table:show-details="true"/>
                <table:data-pilot-member table:name="25041" table:display="true" table:show-details="true"/>
                <table:data-pilot-member table:name="22046" table:display="true" table:show-details="true"/>
                <table:data-pilot-member table:name="28052" table:display="true" table:show-details="true"/>
                <table:data-pilot-member table:name="26693" table:display="true" table:show-details="true"/>
                <table:data-pilot-member table:name="24955" table:display="true" table:show-details="true"/>
                <table:data-pilot-member table:name="26065" table:display="true" table:show-details="true"/>
                <table:data-pilot-member table:name="13942" table:display="true" table:show-details="true"/>
                <table:data-pilot-member table:name="11219" table:display="true" table:show-details="true"/>
                <table:data-pilot-member table:name="22118" table:display="true" table:show-details="true"/>
                <table:data-pilot-member table:name="23197" table:display="true" table:show-details="true"/>
                <table:data-pilot-member table:name="14883" table:display="true" table:show-details="true"/>
                <table:data-pilot-member table:name="27279" table:display="true" table:show-details="true"/>
                <table:data-pilot-member table:name="18322" table:display="true" table:show-details="true"/>
                <table:data-pilot-member table:name="15879" table:display="true" table:show-details="true"/>
                <table:data-pilot-member table:name="28278" table:display="true" table:show-details="true"/>
                <table:data-pilot-member table:name="24416" table:display="true" table:show-details="true"/>
                <table:data-pilot-member table:name="28066" table:display="true" table:show-details="true"/>
                <table:data-pilot-member table:name="11275" table:display="true" table:show-details="true"/>
                <table:data-pilot-member table:name="14872" table:display="true" table:show-details="true"/>
                <table:data-pilot-member table:name="16151" table:display="true" table:show-details="true"/>
                <table:data-pilot-member table:name="19731" table:display="true" table:show-details="true"/>
                <table:data-pilot-member table:name="23801" table:display="true" table:show-details="true"/>
                <table:data-pilot-member table:name="11807" table:display="true" table:show-details="true"/>
                <table:data-pilot-member table:name="11622" table:display="true" table:show-details="true"/>
                <table:data-pilot-member table:name="26597" table:display="true" table:show-details="true"/>
                <table:data-pilot-member table:name="27074" table:display="true" table:show-details="true"/>
                <table:data-pilot-member table:name="19228" table:display="true" table:show-details="true"/>
                <table:data-pilot-member table:name="13415" table:display="true" table:show-details="true"/>
                <table:data-pilot-member table:name="17000" table:display="true" table:show-details="true"/>
                <table:data-pilot-member table:name="14569" table:display="true" table:show-details="true"/>
                <table:data-pilot-member table:name="13873" table:display="true" table:show-details="true"/>
                <table:data-pilot-member table:name="20401" table:display="true" table:show-details="true"/>
                <table:data-pilot-member table:name="21583" table:display="true" table:show-details="true"/>
                <table:data-pilot-member table:name="12029" table:display="true" table:show-details="true"/>
                <table:data-pilot-member table:name="18066" table:display="true" table:show-details="true"/>
                <table:data-pilot-member table:name="28192" table:display="true" table:show-details="true"/>
                <table:data-pilot-member table:name="16122" table:display="true" table:show-details="true"/>
                <table:data-pilot-member table:name="18607" table:display="true" table:show-details="true"/>
                <table:data-pilot-member table:name="28858" table:display="true" table:show-details="true"/>
                <table:data-pilot-member table:name="14432" table:display="true" table:show-details="true"/>
                <table:data-pilot-member table:name="26305" table:display="true" table:show-details="true"/>
                <table:data-pilot-member table:name="22050" table:display="true" table:show-details="true"/>
                <table:data-pilot-member table:name="25394" table:display="true" table:show-details="true"/>
                <table:data-pilot-member table:name="19747" table:display="true" table:show-details="true"/>
                <table:data-pilot-member table:name="23195" table:display="true" table:show-details="true"/>
                <table:data-pilot-member table:name="21695" table:display="true" table:show-details="true"/>
                <table:data-pilot-member table:name="13934" table:display="true" table:show-details="true"/>
                <table:data-pilot-member table:name="13337" table:display="true" table:show-details="true"/>
                <table:data-pilot-member table:name="27190" table:display="true" table:show-details="true"/>
                <table:data-pilot-member table:name="28657" table:display="true" table:show-details="true"/>
                <table:data-pilot-member table:name="21713" table:display="true" table:show-details="true"/>
                <table:data-pilot-member table:name="21752" table:display="true" table:show-details="true"/>
                <table:data-pilot-member table:name="27273" table:display="true" table:show-details="true"/>
                <table:data-pilot-member table:name="22719" table:display="true" table:show-details="true"/>
                <table:data-pilot-member table:name="22042" table:display="true" table:show-details="true"/>
                <table:data-pilot-member table:name="21451" table:display="true" table:show-details="true"/>
                <table:data-pilot-member table:name="20754" table:display="true" table:show-details="true"/>
                <table:data-pilot-member table:name="12153" table:display="true" table:show-details="true"/>
                <table:data-pilot-member table:name="16895" table:display="true" table:show-details="true"/>
                <table:data-pilot-member table:name="26728" table:display="true" table:show-details="true"/>
                <table:data-pilot-member table:name="11090" table:display="true" table:show-details="true"/>
                <table:data-pilot-member table:name="15862" table:display="true" table:show-details="true"/>
                <table:data-pilot-member table:name="26495" table:display="true" table:show-details="true"/>
                <table:data-pilot-member table:name="11823" table:display="true" table:show-details="true"/>
                <table:data-pilot-member table:name="23449" table:display="true" table:show-details="true"/>
                <table:data-pilot-member table:name="23459" table:display="true" table:show-details="true"/>
                <table:data-pilot-member table:name="19543" table:display="true" table:show-details="true"/>
                <table:data-pilot-member table:name="14914" table:display="true" table:show-details="true"/>
                <table:data-pilot-member table:name="12033" table:display="true" table:show-details="true"/>
                <table:data-pilot-member table:name="11941" table:display="true" table:show-details="true"/>
                <table:data-pilot-member table:name="14389" table:display="true" table:show-details="true"/>
                <table:data-pilot-member table:name="18050" table:display="true" table:show-details="true"/>
                <table:data-pilot-member table:name="19856" table:display="true" table:show-details="true"/>
                <table:data-pilot-member table:name="11663" table:display="true" table:show-details="true"/>
                <table:data-pilot-member table:name="27740" table:display="true" table:show-details="true"/>
                <table:data-pilot-member table:name="23455" table:display="true" table:show-details="true"/>
                <table:data-pilot-member table:name="15292" table:display="true" table:show-details="true"/>
                <table:data-pilot-member table:name="21587" table:display="true" table:show-details="true"/>
                <table:data-pilot-member table:name="23513" table:display="true" table:show-details="true"/>
                <table:data-pilot-member table:name="24322" table:display="true" table:show-details="true"/>
                <table:data-pilot-member table:name="26298" table:display="true" table:show-details="true"/>
                <table:data-pilot-member table:name="25419" table:display="true" table:show-details="true"/>
                <table:data-pilot-member table:name="13343" table:display="true" table:show-details="true"/>
                <table:data-pilot-member table:name="11303" table:display="true" table:show-details="true"/>
                <table:data-pilot-member table:name="21693" table:display="true" table:show-details="true"/>
                <table:data-pilot-member table:name="28056" table:display="true" table:show-details="true"/>
                <table:data-pilot-member table:name="11788" table:display="true" table:show-details="true"/>
                <table:data-pilot-member table:name="22296" table:display="true" table:show-details="true"/>
                <table:data-pilot-member table:name="15319" table:display="true" table:show-details="true"/>
                <table:data-pilot-member table:name="17654" table:display="true" table:show-details="true"/>
                <table:data-pilot-member table:name="14662" table:display="true" table:show-details="true"/>
                <table:data-pilot-member table:name="17541" table:display="true" table:show-details="true"/>
                <table:data-pilot-member table:name="13886" table:display="true" table:show-details="true"/>
                <table:data-pilot-member table:name="13073" table:display="true" table:show-details="true"/>
                <table:data-pilot-member table:name="21940" table:display="true" table:show-details="true"/>
                <table:data-pilot-member table:name="20196" table:display="true" table:show-details="true"/>
                <table:data-pilot-member table:name="23491" table:display="true" table:show-details="true"/>
                <table:data-pilot-member table:name="16651" table:display="true" table:show-details="true"/>
                <table:data-pilot-member table:name="16813" table:display="true" table:show-details="true"/>
                <table:data-pilot-member table:name="16007" table:display="true" table:show-details="true"/>
                <table:data-pilot-member table:name="27434" table:display="true" table:show-details="true"/>
                <table:data-pilot-member table:name="27756" table:display="true" table:show-details="true"/>
                <table:data-pilot-member table:name="23818" table:display="true" table:show-details="true"/>
                <table:data-pilot-member table:name="19012" table:display="true" table:show-details="true"/>
                <table:data-pilot-member table:name="18329" table:display="true" table:show-details="true"/>
                <table:data-pilot-member table:name="29037" table:display="true" table:show-details="true"/>
                <table:data-pilot-member table:name="26576" table:display="true" table:show-details="true"/>
                <table:data-pilot-member table:name="12192" table:display="true" table:show-details="true"/>
                <table:data-pilot-member table:name="14887" table:display="true" table:show-details="true"/>
                <table:data-pilot-member table:name="11734" table:display="true" table:show-details="true"/>
                <table:data-pilot-member table:name="17462" table:display="true" table:show-details="true"/>
                <table:data-pilot-member table:name="20659" table:display="true" table:show-details="true"/>
                <table:data-pilot-member table:name="28004" table:display="true" table:show-details="true"/>
                <table:data-pilot-member table:name="19741" table:display="true" table:show-details="true"/>
                <table:data-pilot-member table:name="17450" table:display="true" table:show-details="true"/>
                <table:data-pilot-member table:name="17337" table:display="true" table:show-details="true"/>
                <table:data-pilot-member table:name="18594" table:display="true" table:show-details="true"/>
                <table:data-pilot-member table:name="15982" table:display="true" table:show-details="true"/>
                <table:data-pilot-member table:name="28625" table:display="true" table:show-details="true"/>
                <table:data-pilot-member table:name="11269" table:display="true" table:show-details="true"/>
                <table:data-pilot-member table:name="25148" table:display="true" table:show-details="true"/>
                <table:data-pilot-member table:name="13920" table:display="true" table:show-details="true"/>
                <table:data-pilot-member table:name="23704" table:display="true" table:show-details="true"/>
                <table:data-pilot-member table:name="28972" table:display="true" table:show-details="true"/>
                <table:data-pilot-member table:name="22730" table:display="true" table:show-details="true"/>
                <table:data-pilot-member table:name="29134" table:display="true" table:show-details="true"/>
                <table:data-pilot-member table:name="14332" table:display="true" table:show-details="true"/>
                <table:data-pilot-member table:name="19117" table:display="true" table:show-details="true"/>
                <table:data-pilot-member table:name="22864" table:display="true" table:show-details="true"/>
                <table:data-pilot-member table:name="11292" table:display="true" table:show-details="true"/>
                <table:data-pilot-member table:name="13466" table:display="true" table:show-details="true"/>
                <table:data-pilot-member table:name="23731" table:display="true" table:show-details="true"/>
                <table:data-pilot-member table:name="28672" table:display="true" table:show-details="true"/>
                <table:data-pilot-member table:name="11809" table:display="true" table:show-details="true"/>
                <table:data-pilot-member table:name="19664" table:display="true" table:show-details="true"/>
                <table:data-pilot-member table:name="12121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Gende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Female" table:display="true" table:show-details="true"/>
                <table:data-pilot-member table:name="Male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Incom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40000" table:display="true" table:show-details="true"/>
                <table:data-pilot-member table:name="30000" table:display="true" table:show-details="true"/>
                <table:data-pilot-member table:name="80000" table:display="true" table:show-details="true"/>
                <table:data-pilot-member table:name="70000" table:display="true" table:show-details="true"/>
                <table:data-pilot-member table:name="10000" table:display="true" table:show-details="true"/>
                <table:data-pilot-member table:name="160000" table:display="true" table:show-details="true"/>
                <table:data-pilot-member table:name="20000" table:display="true" table:show-details="true"/>
                <table:data-pilot-member table:name="" table:display="true" table:show-details="true"/>
                <table:data-pilot-member table:name="90000" table:display="true" table:show-details="true"/>
                <table:data-pilot-member table:name="170000" table:display="true" table:show-details="true"/>
                <table:data-pilot-member table:name="60000" table:display="true" table:show-details="true"/>
                <table:data-pilot-member table:name="100000" table:display="true" table:show-details="true"/>
                <table:data-pilot-member table:name="130000" table:display="true" table:show-details="true"/>
                <table:data-pilot-member table:name="120000" table:display="true" table:show-details="true"/>
                <table:data-pilot-member table:name="150000" table:display="true" table:show-details="true"/>
                <table:data-pilot-member table:name="50000" table:display="true" table:show-details="true"/>
                <table:data-pilot-member table:name="11000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hildre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0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Educ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Bachelors" table:display="true" table:show-details="true"/>
                <table:data-pilot-member table:name="Partial College" table:display="true" table:show-details="true"/>
                <table:data-pilot-member table:name="High School" table:display="true" table:show-details="true"/>
                <table:data-pilot-member table:name="Partial High School" table:display="true" table:show-details="true"/>
                <table:data-pilot-member table:name="Graduate Degree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ccup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Skilled Manual" table:display="true" table:show-details="true"/>
                <table:data-pilot-member table:name="Clerical" table:display="true" table:show-details="true"/>
                <table:data-pilot-member table:name="Professional" table:display="true" table:show-details="true"/>
                <table:data-pilot-member table:name="Manual" table:display="true" table:show-details="true"/>
                <table:data-pilot-member table:name="Management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Home Owne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Yes" table:display="true" table:show-details="true"/>
                <table:data-pilot-member table:name="No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ar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" table:display="true" table:show-details="true"/>
                <table:data-pilot-member table:name="3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mmute Distanc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-1 Miles" table:display="true" table:show-details="true"/>
                <table:data-pilot-member table:name="2-5 Miles" table:display="true" table:show-details="true"/>
                <table:data-pilot-member table:name="5-10 Miles" table:display="true" table:show-details="true"/>
                <table:data-pilot-member table:name="1-2 Miles" table:display="true" table:show-details="true"/>
                <table:data-pilot-member table:name="10+ Miles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Reg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Europe" table:display="true" table:show-details="true"/>
                <table:data-pilot-member table:name="Pacific" table:display="true" table:show-details="true"/>
                <table:data-pilot-member table:name="North America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Ag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42" table:display="true" table:show-details="true"/>
                <table:data-pilot-member table:name="43" table:display="true" table:show-details="true"/>
                <table:data-pilot-member table:name="60" table:display="true" table:show-details="true"/>
                <table:data-pilot-member table:name="41" table:display="true" table:show-details="true"/>
                <table:data-pilot-member table:name="36" table:display="true" table:show-details="true"/>
                <table:data-pilot-member table:name="50" table:display="true" table:show-details="true"/>
                <table:data-pilot-member table:name="33" table:display="true" table:show-details="true"/>
                <table:data-pilot-member table:name="58" table:display="true" table:show-details="true"/>
                <table:data-pilot-member table:name="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35" table:display="true" table:show-details="true"/>
                <table:data-pilot-member table:name="45" table:display="true" table:show-details="true"/>
                <table:data-pilot-member table:name="38" table:display="true" table:show-details="true"/>
                <table:data-pilot-member table:name="59" table:display="true" table:show-details="true"/>
                <table:data-pilot-member table:name="47" table:display="true" table:show-details="true"/>
                <table:data-pilot-member table:name="56" table:display="true" table:show-details="true"/>
                <table:data-pilot-member table:name="34" table:display="true" table:show-details="true"/>
                <table:data-pilot-member table:name="63" table:display="true" table:show-details="true"/>
                <table:data-pilot-member table:name="29" table:display="true" table:show-details="true"/>
                <table:data-pilot-member table:name="40" table:display="true" table:show-details="true"/>
                <table:data-pilot-member table:name="44" table:display="true" table:show-details="true"/>
                <table:data-pilot-member table:name="32" table:display="true" table:show-details="true"/>
                <table:data-pilot-member table:name="26" table:display="true" table:show-details="true"/>
                <table:data-pilot-member table:name="31" table:display="true" table:show-details="true"/>
                <table:data-pilot-member table:name="62" table:display="true" table:show-details="true"/>
                <table:data-pilot-member table:name="30" table:display="true" table:show-details="true"/>
                <table:data-pilot-member table:name="28" table:display="true" table:show-details="true"/>
                <table:data-pilot-member table:name="65" table:display="true" table:show-details="true"/>
                <table:data-pilot-member table:name="48" table:display="true" table:show-details="true"/>
                <table:data-pilot-member table:name="66" table:display="true" table:show-details="true"/>
                <table:data-pilot-member table:name="46" table:display="true" table:show-details="true"/>
                <table:data-pilot-member table:name="52" table:display="true" table:show-details="true"/>
                <table:data-pilot-member table:name="39" table:display="true" table:show-details="true"/>
                <table:data-pilot-member table:name="61" table:display="true" table:show-details="true"/>
                <table:data-pilot-member table:name="37" table:display="true" table:show-details="true"/>
                <table:data-pilot-member table:name="68" table:display="true" table:show-details="true"/>
                <table:data-pilot-member table:name="51" table:display="true" table:show-details="true"/>
                <table:data-pilot-member table:name="49" table:display="true" table:show-details="true"/>
                <table:data-pilot-member table:name="53" table:display="true" table:show-details="true"/>
                <table:data-pilot-member table:name="27" table:display="true" table:show-details="true"/>
                <table:data-pilot-member table:name="25" table:display="true" table:show-details="true"/>
                <table:data-pilot-member table:name="67" table:display="true" table:show-details="true"/>
                <table:data-pilot-member table:name="57" table:display="true" table:show-details="true"/>
                <table:data-pilot-member table:name="70" table:display="true" table:show-details="true"/>
                <table:data-pilot-member table:name="78" table:display="true" table:show-details="true"/>
                <table:data-pilot-member table:name="69" table:display="true" table:show-details="true"/>
                <table:data-pilot-member table:name="64" table:display="true" table:show-details="true"/>
                <table:data-pilot-member table:name="89" table:display="true" table:show-details="true"/>
                <table:data-pilot-member table:name="80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1" table:display="true" table:show-details="true"/>
                <table:data-pilot-member table:name="72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Marital Status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  <table:data-pilot-member table:name="Married" table:display="true" table:show-details="true"/>
                <table:data-pilot-member table:name="Single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urchased Bike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  <table:data-pilot-member table:name="No" table:display="true" table:show-details="true"/>
                <table:data-pilot-member table:name="Yes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urchased Bike" table:orientation="data" table:used-hierarchy="-1" table:function="count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  <table:data-pilot-member table:name="No" table:display="true" table:show-details="true"/>
                <table:data-pilot-member table:name="Yes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Pivot Tables 2" table:application-data="" table:target-range-address="'Pivot Tables'.A8:'Pivot Tables'.C11" table:buttons="'Pivot Tables'.A9 'Pivot Tables'.B8" table:grand-total="none" table:show-filter-button="false">
          <table:source-cell-range table:cell-range-address="bike_buyers.A1:bike_buyers.M1003"/>
          <table:data-pilot-field table:source-field-name="I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2496" table:display="true" table:show-details="true"/>
                <table:data-pilot-member table:name="24107" table:display="true" table:show-details="true"/>
                <table:data-pilot-member table:name="14177" table:display="true" table:show-details="true"/>
                <table:data-pilot-member table:name="24381" table:display="true" table:show-details="true"/>
                <table:data-pilot-member table:name="25597" table:display="true" table:show-details="true"/>
                <table:data-pilot-member table:name="13507" table:display="true" table:show-details="true"/>
                <table:data-pilot-member table:name="27974" table:display="true" table:show-details="true"/>
                <table:data-pilot-member table:name="19364" table:display="true" table:show-details="true"/>
                <table:data-pilot-member table:name="22155" table:display="true" table:show-details="true"/>
                <table:data-pilot-member table:name="19280" table:display="true" table:show-details="true"/>
                <table:data-pilot-member table:name="22173" table:display="true" table:show-details="true"/>
                <table:data-pilot-member table:name="12697" table:display="true" table:show-details="true"/>
                <table:data-pilot-member table:name="11434" table:display="true" table:show-details="true"/>
                <table:data-pilot-member table:name="25323" table:display="true" table:show-details="true"/>
                <table:data-pilot-member table:name="23542" table:display="true" table:show-details="true"/>
                <table:data-pilot-member table:name="20870" table:display="true" table:show-details="true"/>
                <table:data-pilot-member table:name="23316" table:display="true" table:show-details="true"/>
                <table:data-pilot-member table:name="12610" table:display="true" table:show-details="true"/>
                <table:data-pilot-member table:name="27183" table:display="true" table:show-details="true"/>
                <table:data-pilot-member table:name="25940" table:display="true" table:show-details="true"/>
                <table:data-pilot-member table:name="25598" table:display="true" table:show-details="true"/>
                <table:data-pilot-member table:name="21564" table:display="true" table:show-details="true"/>
                <table:data-pilot-member table:name="19193" table:display="true" table:show-details="true"/>
                <table:data-pilot-member table:name="26412" table:display="true" table:show-details="true"/>
                <table:data-pilot-member table:name="27184" table:display="true" table:show-details="true"/>
                <table:data-pilot-member table:name="12590" table:display="true" table:show-details="true"/>
                <table:data-pilot-member table:name="17841" table:display="true" table:show-details="true"/>
                <table:data-pilot-member table:name="18283" table:display="true" table:show-details="true"/>
                <table:data-pilot-member table:name="18299" table:display="true" table:show-details="true"/>
                <table:data-pilot-member table:name="16466" table:display="true" table:show-details="true"/>
                <table:data-pilot-member table:name="19273" table:display="true" table:show-details="true"/>
                <table:data-pilot-member table:name="22400" table:display="true" table:show-details="true"/>
                <table:data-pilot-member table:name="20942" table:display="true" table:show-details="true"/>
                <table:data-pilot-member table:name="18484" table:display="true" table:show-details="true"/>
                <table:data-pilot-member table:name="12291" table:display="true" table:show-details="true"/>
                <table:data-pilot-member table:name="28380" table:display="true" table:show-details="true"/>
                <table:data-pilot-member table:name="17891" table:display="true" table:show-details="true"/>
                <table:data-pilot-member table:name="27832" table:display="true" table:show-details="true"/>
                <table:data-pilot-member table:name="26863" table:display="true" table:show-details="true"/>
                <table:data-pilot-member table:name="16259" table:display="true" table:show-details="true"/>
                <table:data-pilot-member table:name="27803" table:display="true" table:show-details="true"/>
                <table:data-pilot-member table:name="14347" table:display="true" table:show-details="true"/>
                <table:data-pilot-member table:name="17703" table:display="true" table:show-details="true"/>
                <table:data-pilot-member table:name="17185" table:display="true" table:show-details="true"/>
                <table:data-pilot-member table:name="29380" table:display="true" table:show-details="true"/>
                <table:data-pilot-member table:name="23986" table:display="true" table:show-details="true"/>
                <table:data-pilot-member table:name="24466" table:display="true" table:show-details="true"/>
                <table:data-pilot-member table:name="29097" table:display="true" table:show-details="true"/>
                <table:data-pilot-member table:name="19487" table:display="true" table:show-details="true"/>
                <table:data-pilot-member table:name="14939" table:display="true" table:show-details="true"/>
                <table:data-pilot-member table:name="13826" table:display="true" table:show-details="true"/>
                <table:data-pilot-member table:name="20619" table:display="true" table:show-details="true"/>
                <table:data-pilot-member table:name="12558" table:display="true" table:show-details="true"/>
                <table:data-pilot-member table:name="24871" table:display="true" table:show-details="true"/>
                <table:data-pilot-member table:name="17319" table:display="true" table:show-details="true"/>
                <table:data-pilot-member table:name="28906" table:display="true" table:show-details="true"/>
                <table:data-pilot-member table:name="12808" table:display="true" table:show-details="true"/>
                <table:data-pilot-member table:name="20567" table:display="true" table:show-details="true"/>
                <table:data-pilot-member table:name="25502" table:display="true" table:show-details="true"/>
                <table:data-pilot-member table:name="15580" table:display="true" table:show-details="true"/>
                <table:data-pilot-member table:name="24185" table:display="true" table:show-details="true"/>
                <table:data-pilot-member table:name="19291" table:display="true" table:show-details="true"/>
                <table:data-pilot-member table:name="16713" table:display="true" table:show-details="true"/>
                <table:data-pilot-member table:name="16185" table:display="true" table:show-details="true"/>
                <table:data-pilot-member table:name="14927" table:display="true" table:show-details="true"/>
                <table:data-pilot-member table:name="29337" table:display="true" table:show-details="true"/>
                <table:data-pilot-member table:name="29355" table:display="true" table:show-details="true"/>
                <table:data-pilot-member table:name="25303" table:display="true" table:show-details="true"/>
                <table:data-pilot-member table:name="14813" table:display="true" table:show-details="true"/>
                <table:data-pilot-member table:name="16438" table:display="true" table:show-details="true"/>
                <table:data-pilot-member table:name="14238" table:display="true" table:show-details="true"/>
                <table:data-pilot-member table:name="16200" table:display="true" table:show-details="true"/>
                <table:data-pilot-member table:name="24857" table:display="true" table:show-details="true"/>
                <table:data-pilot-member table:name="26956" table:display="true" table:show-details="true"/>
                <table:data-pilot-member table:name="14517" table:display="true" table:show-details="true"/>
                <table:data-pilot-member table:name="12678" table:display="true" table:show-details="true"/>
                <table:data-pilot-member table:name="16188" table:display="true" table:show-details="true"/>
                <table:data-pilot-member table:name="27969" table:display="true" table:show-details="true"/>
                <table:data-pilot-member table:name="15752" table:display="true" table:show-details="true"/>
                <table:data-pilot-member table:name="27745" table:display="true" table:show-details="true"/>
                <table:data-pilot-member table:name="20828" table:display="true" table:show-details="true"/>
                <table:data-pilot-member table:name="19461" table:display="true" table:show-details="true"/>
                <table:data-pilot-member table:name="26941" table:display="true" table:show-details="true"/>
                <table:data-pilot-member table:name="28412" table:display="true" table:show-details="true"/>
                <table:data-pilot-member table:name="24485" table:display="true" table:show-details="true"/>
                <table:data-pilot-member table:name="16514" table:display="true" table:show-details="true"/>
                <table:data-pilot-member table:name="17191" table:display="true" table:show-details="true"/>
                <table:data-pilot-member table:name="19608" table:display="true" table:show-details="true"/>
                <table:data-pilot-member table:name="24119" table:display="true" table:show-details="true"/>
                <table:data-pilot-member table:name="25458" table:display="true" table:show-details="true"/>
                <table:data-pilot-member table:name="26886" table:display="true" table:show-details="true"/>
                <table:data-pilot-member table:name="28436" table:display="true" table:show-details="true"/>
                <table:data-pilot-member table:name="19562" table:display="true" table:show-details="true"/>
                <table:data-pilot-member table:name="15608" table:display="true" table:show-details="true"/>
                <table:data-pilot-member table:name="16487" table:display="true" table:show-details="true"/>
                <table:data-pilot-member table:name="17197" table:display="true" table:show-details="true"/>
                <table:data-pilot-member table:name="12507" table:display="true" table:show-details="true"/>
                <table:data-pilot-member table:name="23940" table:display="true" table:show-details="true"/>
                <table:data-pilot-member table:name="19441" table:display="true" table:show-details="true"/>
                <table:data-pilot-member table:name="26852" table:display="true" table:show-details="true"/>
                <table:data-pilot-member table:name="12274" table:display="true" table:show-details="true"/>
                <table:data-pilot-member table:name="20236" table:display="true" table:show-details="true"/>
                <table:data-pilot-member table:name="24149" table:display="true" table:show-details="true"/>
                <table:data-pilot-member table:name="26139" table:display="true" table:show-details="true"/>
                <table:data-pilot-member table:name="18491" table:display="true" table:show-details="true"/>
                <table:data-pilot-member table:name="22707" table:display="true" table:show-details="true"/>
                <table:data-pilot-member table:name="20430" table:display="true" table:show-details="true"/>
                <table:data-pilot-member table:name="27494" table:display="true" table:show-details="true"/>
                <table:data-pilot-member table:name="26829" table:display="true" table:show-details="true"/>
                <table:data-pilot-member table:name="28395" table:display="true" table:show-details="true"/>
                <table:data-pilot-member table:name="21006" table:display="true" table:show-details="true"/>
                <table:data-pilot-member table:name="14682" table:display="true" table:show-details="true"/>
                <table:data-pilot-member table:name="17650" table:display="true" table:show-details="true"/>
                <table:data-pilot-member table:name="29191" table:display="true" table:show-details="true"/>
                <table:data-pilot-member table:name="15030" table:display="true" table:show-details="true"/>
                <table:data-pilot-member table:name="24140" table:display="true" table:show-details="true"/>
                <table:data-pilot-member table:name="22496" table:display="true" table:show-details="true"/>
                <table:data-pilot-member table:name="24065" table:display="true" table:show-details="true"/>
                <table:data-pilot-member table:name="19914" table:display="true" table:show-details="true"/>
                <table:data-pilot-member table:name="12871" table:display="true" table:show-details="true"/>
                <table:data-pilot-member table:name="22988" table:display="true" table:show-details="true"/>
                <table:data-pilot-member table:name="15922" table:display="true" table:show-details="true"/>
                <table:data-pilot-member table:name="12344" table:display="true" table:show-details="true"/>
                <table:data-pilot-member table:name="23627" table:display="true" table:show-details="true"/>
                <table:data-pilot-member table:name="27775" table:display="true" table:show-details="true"/>
                <table:data-pilot-member table:name="29301" table:display="true" table:show-details="true"/>
                <table:data-pilot-member table:name="12716" table:display="true" table:show-details="true"/>
                <table:data-pilot-member table:name="12472" table:display="true" table:show-details="true"/>
                <table:data-pilot-member table:name="20970" table:display="true" table:show-details="true"/>
                <table:data-pilot-member table:name="26818" table:display="true" table:show-details="true"/>
                <table:data-pilot-member table:name="12993" table:display="true" table:show-details="true"/>
                <table:data-pilot-member table:name="14192" table:display="true" table:show-details="true"/>
                <table:data-pilot-member table:name="19477" table:display="true" table:show-details="true"/>
                <table:data-pilot-member table:name="26796" table:display="true" table:show-details="true"/>
                <table:data-pilot-member table:name="21094" table:display="true" table:show-details="true"/>
                <table:data-pilot-member table:name="12234" table:display="true" table:show-details="true"/>
                <table:data-pilot-member table:name="28683" table:display="true" table:show-details="true"/>
                <table:data-pilot-member table:name="17994" table:display="true" table:show-details="true"/>
                <table:data-pilot-member table:name="24273" table:display="true" table:show-details="true"/>
                <table:data-pilot-member table:name="26547" table:display="true" table:show-details="true"/>
                <table:data-pilot-member table:name="22500" table:display="true" table:show-details="true"/>
                <table:data-pilot-member table:name="23993" table:display="true" table:show-details="true"/>
                <table:data-pilot-member table:name="14832" table:display="true" table:show-details="true"/>
                <table:data-pilot-member table:name="16614" table:display="true" table:show-details="true"/>
                <table:data-pilot-member table:name="20877" table:display="true" table:show-details="true"/>
                <table:data-pilot-member table:name="20729" table:display="true" table:show-details="true"/>
                <table:data-pilot-member table:name="22464" table:display="true" table:show-details="true"/>
                <table:data-pilot-member table:name="19475" table:display="true" table:show-details="true"/>
                <table:data-pilot-member table:name="19675" table:display="true" table:show-details="true"/>
                <table:data-pilot-member table:name="12728" table:display="true" table:show-details="true"/>
                <table:data-pilot-member table:name="26154" table:display="true" table:show-details="true"/>
                <table:data-pilot-member table:name="29117" table:display="true" table:show-details="true"/>
                <table:data-pilot-member table:name="17845" table:display="true" table:show-details="true"/>
                <table:data-pilot-member table:name="25058" table:display="true" table:show-details="true"/>
                <table:data-pilot-member table:name="23426" table:display="true" table:show-details="true"/>
                <table:data-pilot-member table:name="14798" table:display="true" table:show-details="true"/>
                <table:data-pilot-member table:name="12664" table:display="true" table:show-details="true"/>
                <table:data-pilot-member table:name="23979" table:display="true" table:show-details="true"/>
                <table:data-pilot-member table:name="25605" table:display="true" table:show-details="true"/>
                <table:data-pilot-member table:name="20797" table:display="true" table:show-details="true"/>
                <table:data-pilot-member table:name="21980" table:display="true" table:show-details="true"/>
                <table:data-pilot-member table:name="25460" table:display="true" table:show-details="true"/>
                <table:data-pilot-member table:name="29181" table:display="true" table:show-details="true"/>
                <table:data-pilot-member table:name="24279" table:display="true" table:show-details="true"/>
                <table:data-pilot-member table:name="22402" table:display="true" table:show-details="true"/>
                <table:data-pilot-member table:name="15465" table:display="true" table:show-details="true"/>
                <table:data-pilot-member table:name="26757" table:display="true" table:show-details="true"/>
                <table:data-pilot-member table:name="14233" table:display="true" table:show-details="true"/>
                <table:data-pilot-member table:name="14058" table:display="true" table:show-details="true"/>
                <table:data-pilot-member table:name="12273" table:display="true" table:show-details="true"/>
                <table:data-pilot-member table:name="17203" table:display="true" table:show-details="true"/>
                <table:data-pilot-member table:name="18144" table:display="true" table:show-details="true"/>
                <table:data-pilot-member table:name="23963" table:display="true" table:show-details="true"/>
                <table:data-pilot-member table:name="17907" table:display="true" table:show-details="true"/>
                <table:data-pilot-member table:name="19442" table:display="true" table:show-details="true"/>
                <table:data-pilot-member table:name="17504" table:display="true" table:show-details="true"/>
                <table:data-pilot-member table:name="12253" table:display="true" table:show-details="true"/>
                <table:data-pilot-member table:name="27304" table:display="true" table:show-details="true"/>
                <table:data-pilot-member table:name="14191" table:display="true" table:show-details="true"/>
                <table:data-pilot-member table:name="12212" table:display="true" table:show-details="true"/>
                <table:data-pilot-member table:name="25529" table:display="true" table:show-details="true"/>
                <table:data-pilot-member table:name="22170" table:display="true" table:show-details="true"/>
                <table:data-pilot-member table:name="19445" table:display="true" table:show-details="true"/>
                <table:data-pilot-member table:name="15265" table:display="true" table:show-details="true"/>
                <table:data-pilot-member table:name="28918" table:display="true" table:show-details="true"/>
                <table:data-pilot-member table:name="15799" table:display="true" table:show-details="true"/>
                <table:data-pilot-member table:name="11047" table:display="true" table:show-details="true"/>
                <table:data-pilot-member table:name="18151" table:display="true" table:show-details="true"/>
                <table:data-pilot-member table:name="20606" table:display="true" table:show-details="true"/>
                <table:data-pilot-member table:name="19482" table:display="true" table:show-details="true"/>
                <table:data-pilot-member table:name="16489" table:display="true" table:show-details="true"/>
                <table:data-pilot-member table:name="26944" table:display="true" table:show-details="true"/>
                <table:data-pilot-member table:name="15682" table:display="true" table:show-details="true"/>
                <table:data-pilot-member table:name="26032" table:display="true" table:show-details="true"/>
                <table:data-pilot-member table:name="17843" table:display="true" table:show-details="true"/>
                <table:data-pilot-member table:name="25559" table:display="true" table:show-details="true"/>
                <table:data-pilot-member table:name="16209" table:display="true" table:show-details="true"/>
                <table:data-pilot-member table:name="11147" table:display="true" table:show-details="true"/>
                <table:data-pilot-member table:name="15214" table:display="true" table:show-details="true"/>
                <table:data-pilot-member table:name="11453" table:display="true" table:show-details="true"/>
                <table:data-pilot-member table:name="24584" table:display="true" table:show-details="true"/>
                <table:data-pilot-member table:name="12585" table:display="true" table:show-details="true"/>
                <table:data-pilot-member table:name="18626" table:display="true" table:show-details="true"/>
                <table:data-pilot-member table:name="29298" table:display="true" table:show-details="true"/>
                <table:data-pilot-member table:name="24842" table:display="true" table:show-details="true"/>
                <table:data-pilot-member table:name="15657" table:display="true" table:show-details="true"/>
                <table:data-pilot-member table:name="11415" table:display="true" table:show-details="true"/>
                <table:data-pilot-member table:name="28729" table:display="true" table:show-details="true"/>
                <table:data-pilot-member table:name="22633" table:display="true" table:show-details="true"/>
                <table:data-pilot-member table:name="25649" table:display="true" table:show-details="true"/>
                <table:data-pilot-member table:name="14669" table:display="true" table:show-details="true"/>
                <table:data-pilot-member table:name="19299" table:display="true" table:show-details="true"/>
                <table:data-pilot-member table:name="20946" table:display="true" table:show-details="true"/>
                <table:data-pilot-member table:name="11451" table:display="true" table:show-details="true"/>
                <table:data-pilot-member table:name="25553" table:display="true" table:show-details="true"/>
                <table:data-pilot-member table:name="27951" table:display="true" table:show-details="true"/>
                <table:data-pilot-member table:name="25026" table:display="true" table:show-details="true"/>
                <table:data-pilot-member table:name="13673" table:display="true" table:show-details="true"/>
                <table:data-pilot-member table:name="16043" table:display="true" table:show-details="true"/>
                <table:data-pilot-member table:name="22399" table:display="true" table:show-details="true"/>
                <table:data-pilot-member table:name="27696" table:display="true" table:show-details="true"/>
                <table:data-pilot-member table:name="25313" table:display="true" table:show-details="true"/>
                <table:data-pilot-member table:name="13813" table:display="true" table:show-details="true"/>
                <table:data-pilot-member table:name="18711" table:display="true" table:show-details="true"/>
                <table:data-pilot-member table:name="19650" table:display="true" table:show-details="true"/>
                <table:data-pilot-member table:name="14135" table:display="true" table:show-details="true"/>
                <table:data-pilot-member table:name="12833" table:display="true" table:show-details="true"/>
                <table:data-pilot-member table:name="26849" table:display="true" table:show-details="true"/>
                <table:data-pilot-member table:name="20962" table:display="true" table:show-details="true"/>
                <table:data-pilot-member table:name="28915" table:display="true" table:show-details="true"/>
                <table:data-pilot-member table:name="22830" table:display="true" table:show-details="true"/>
                <table:data-pilot-member table:name="14777" table:display="true" table:show-details="true"/>
                <table:data-pilot-member table:name="12591" table:display="true" table:show-details="true"/>
                <table:data-pilot-member table:name="24174" table:display="true" table:show-details="true"/>
                <table:data-pilot-member table:name="24611" table:display="true" table:show-details="true"/>
                <table:data-pilot-member table:name="11340" table:display="true" table:show-details="true"/>
                <table:data-pilot-member table:name="25693" table:display="true" table:show-details="true"/>
                <table:data-pilot-member table:name="25555" table:display="true" table:show-details="true"/>
                <table:data-pilot-member table:name="22006" table:display="true" table:show-details="true"/>
                <table:data-pilot-member table:name="20060" table:display="true" table:show-details="true"/>
                <table:data-pilot-member table:name="17702" table:display="true" table:show-details="true"/>
                <table:data-pilot-member table:name="12503" table:display="true" table:show-details="true"/>
                <table:data-pilot-member table:name="23908" table:display="true" table:show-details="true"/>
                <table:data-pilot-member table:name="22527" table:display="true" table:show-details="true"/>
                <table:data-pilot-member table:name="19057" table:display="true" table:show-details="true"/>
                <table:data-pilot-member table:name="18494" table:display="true" table:show-details="true"/>
                <table:data-pilot-member table:name="11249" table:display="true" table:show-details="true"/>
                <table:data-pilot-member table:name="21568" table:display="true" table:show-details="true"/>
                <table:data-pilot-member table:name="13981" table:display="true" table:show-details="true"/>
                <table:data-pilot-member table:name="23432" table:display="true" table:show-details="true"/>
                <table:data-pilot-member table:name="22931" table:display="true" table:show-details="true"/>
                <table:data-pilot-member table:name="18172" table:display="true" table:show-details="true"/>
                <table:data-pilot-member table:name="12666" table:display="true" table:show-details="true"/>
                <table:data-pilot-member table:name="20598" table:display="true" table:show-details="true"/>
                <table:data-pilot-member table:name="21375" table:display="true" table:show-details="true"/>
                <table:data-pilot-member table:name="20839" table:display="true" table:show-details="true"/>
                <table:data-pilot-member table:name="21738" table:display="true" table:show-details="true"/>
                <table:data-pilot-member table:name="14164" table:display="true" table:show-details="true"/>
                <table:data-pilot-member table:name="14193" table:display="true" table:show-details="true"/>
                <table:data-pilot-member table:name="12705" table:display="true" table:show-details="true"/>
                <table:data-pilot-member table:name="22672" table:display="true" table:show-details="true"/>
                <table:data-pilot-member table:name="26219" table:display="true" table:show-details="true"/>
                <table:data-pilot-member table:name="28468" table:display="true" table:show-details="true"/>
                <table:data-pilot-member table:name="23419" table:display="true" table:show-details="true"/>
                <table:data-pilot-member table:name="17964" table:display="true" table:show-details="true"/>
                <table:data-pilot-member table:name="20919" table:display="true" table:show-details="true"/>
                <table:data-pilot-member table:name="20927" table:display="true" table:show-details="true"/>
                <table:data-pilot-member table:name="13133" table:display="true" table:show-details="true"/>
                <table:data-pilot-member table:name="19626" table:display="true" table:show-details="true"/>
                <table:data-pilot-member table:name="21039" table:display="true" table:show-details="true"/>
                <table:data-pilot-member table:name="12231" table:display="true" table:show-details="true"/>
                <table:data-pilot-member table:name="25665" table:display="true" table:show-details="true"/>
                <table:data-pilot-member table:name="24061" table:display="true" table:show-details="true"/>
                <table:data-pilot-member table:name="26879" table:display="true" table:show-details="true"/>
                <table:data-pilot-member table:name="12284" table:display="true" table:show-details="true"/>
                <table:data-pilot-member table:name="26654" table:display="true" table:show-details="true"/>
                <table:data-pilot-member table:name="14545" table:display="true" table:show-details="true"/>
                <table:data-pilot-member table:name="24201" table:display="true" table:show-details="true"/>
                <table:data-pilot-member table:name="20625" table:display="true" table:show-details="true"/>
                <table:data-pilot-member table:name="16390" table:display="true" table:show-details="true"/>
                <table:data-pilot-member table:name="14804" table:display="true" table:show-details="true"/>
                <table:data-pilot-member table:name="12629" table:display="true" table:show-details="true"/>
                <table:data-pilot-member table:name="14696" table:display="true" table:show-details="true"/>
                <table:data-pilot-member table:name="22005" table:display="true" table:show-details="true"/>
                <table:data-pilot-member table:name="14544" table:display="true" table:show-details="true"/>
                <table:data-pilot-member table:name="14312" table:display="true" table:show-details="true"/>
                <table:data-pilot-member table:name="29120" table:display="true" table:show-details="true"/>
                <table:data-pilot-member table:name="24187" table:display="true" table:show-details="true"/>
                <table:data-pilot-member table:name="15758" table:display="true" table:show-details="true"/>
                <table:data-pilot-member table:name="29094" table:display="true" table:show-details="true"/>
                <table:data-pilot-member table:name="28319" table:display="true" table:show-details="true"/>
                <table:data-pilot-member table:name="16406" table:display="true" table:show-details="true"/>
                <table:data-pilot-member table:name="20923" table:display="true" table:show-details="true"/>
                <table:data-pilot-member table:name="11378" table:display="true" table:show-details="true"/>
                <table:data-pilot-member table:name="20851" table:display="true" table:show-details="true"/>
                <table:data-pilot-member table:name="21557" table:display="true" table:show-details="true"/>
                <table:data-pilot-member table:name="26663" table:display="true" table:show-details="true"/>
                <table:data-pilot-member table:name="11896" table:display="true" table:show-details="true"/>
                <table:data-pilot-member table:name="14189" table:display="true" table:show-details="true"/>
                <table:data-pilot-member table:name="13136" table:display="true" table:show-details="true"/>
                <table:data-pilot-member table:name="25906" table:display="true" table:show-details="true"/>
                <table:data-pilot-member table:name="17926" table:display="true" table:show-details="true"/>
                <table:data-pilot-member table:name="26928" table:display="true" table:show-details="true"/>
                <table:data-pilot-member table:name="20897" table:display="true" table:show-details="true"/>
                <table:data-pilot-member table:name="28207" table:display="true" table:show-details="true"/>
                <table:data-pilot-member table:name="25923" table:display="true" table:show-details="true"/>
                <table:data-pilot-member table:name="11000" table:display="true" table:show-details="true"/>
                <table:data-pilot-member table:name="20974" table:display="true" table:show-details="true"/>
                <table:data-pilot-member table:name="28758" table:display="true" table:show-details="true"/>
                <table:data-pilot-member table:name="11381" table:display="true" table:show-details="true"/>
                <table:data-pilot-member table:name="17522" table:display="true" table:show-details="true"/>
                <table:data-pilot-member table:name="21207" table:display="true" table:show-details="true"/>
                <table:data-pilot-member table:name="28102" table:display="true" table:show-details="true"/>
                <table:data-pilot-member table:name="23105" table:display="true" table:show-details="true"/>
                <table:data-pilot-member table:name="18740" table:display="true" table:show-details="true"/>
                <table:data-pilot-member table:name="21213" table:display="true" table:show-details="true"/>
                <table:data-pilot-member table:name="17352" table:display="true" table:show-details="true"/>
                <table:data-pilot-member table:name="14154" table:display="true" table:show-details="true"/>
                <table:data-pilot-member table:name="19066" table:display="true" table:show-details="true"/>
                <table:data-pilot-member table:name="11386" table:display="true" table:show-details="true"/>
                <table:data-pilot-member table:name="20228" table:display="true" table:show-details="true"/>
                <table:data-pilot-member table:name="16675" table:display="true" table:show-details="true"/>
                <table:data-pilot-member table:name="16410" table:display="true" table:show-details="true"/>
                <table:data-pilot-member table:name="27760" table:display="true" table:show-details="true"/>
                <table:data-pilot-member table:name="22930" table:display="true" table:show-details="true"/>
                <table:data-pilot-member table:name="23780" table:display="true" table:show-details="true"/>
                <table:data-pilot-member table:name="20994" table:display="true" table:show-details="true"/>
                <table:data-pilot-member table:name="28379" table:display="true" table:show-details="true"/>
                <table:data-pilot-member table:name="14865" table:display="true" table:show-details="true"/>
                <table:data-pilot-member table:name="12663" table:display="true" table:show-details="true"/>
                <table:data-pilot-member table:name="24898" table:display="true" table:show-details="true"/>
                <table:data-pilot-member table:name="19508" table:display="true" table:show-details="true"/>
                <table:data-pilot-member table:name="11489" table:display="true" table:show-details="true"/>
                <table:data-pilot-member table:name="18160" table:display="true" table:show-details="true"/>
                <table:data-pilot-member table:name="25241" table:display="true" table:show-details="true"/>
                <table:data-pilot-member table:name="24369" table:display="true" table:show-details="true"/>
                <table:data-pilot-member table:name="27165" table:display="true" table:show-details="true"/>
                <table:data-pilot-member table:name="29424" table:display="true" table:show-details="true"/>
                <table:data-pilot-member table:name="15926" table:display="true" table:show-details="true"/>
                <table:data-pilot-member table:name="14554" table:display="true" table:show-details="true"/>
                <table:data-pilot-member table:name="16468" table:display="true" table:show-details="true"/>
                <table:data-pilot-member table:name="19174" table:display="true" table:show-details="true"/>
                <table:data-pilot-member table:name="19183" table:display="true" table:show-details="true"/>
                <table:data-pilot-member table:name="13683" table:display="true" table:show-details="true"/>
                <table:data-pilot-member table:name="17848" table:display="true" table:show-details="true"/>
                <table:data-pilot-member table:name="17894" table:display="true" table:show-details="true"/>
                <table:data-pilot-member table:name="25651" table:display="true" table:show-details="true"/>
                <table:data-pilot-member table:name="22936" table:display="true" table:show-details="true"/>
                <table:data-pilot-member table:name="23915" table:display="true" table:show-details="true"/>
                <table:data-pilot-member table:name="24121" table:display="true" table:show-details="true"/>
                <table:data-pilot-member table:name="27878" table:display="true" table:show-details="true"/>
                <table:data-pilot-member table:name="13572" table:display="true" table:show-details="true"/>
                <table:data-pilot-member table:name="27941" table:display="true" table:show-details="true"/>
                <table:data-pilot-member table:name="26354" table:display="true" table:show-details="true"/>
                <table:data-pilot-member table:name="14785" table:display="true" table:show-details="true"/>
                <table:data-pilot-member table:name="17238" table:display="true" table:show-details="true"/>
                <table:data-pilot-member table:name="23608" table:display="true" table:show-details="true"/>
                <table:data-pilot-member table:name="22538" table:display="true" table:show-details="true"/>
                <table:data-pilot-member table:name="12332" table:display="true" table:show-details="true"/>
                <table:data-pilot-member table:name="17230" table:display="true" table:show-details="true"/>
                <table:data-pilot-member table:name="13082" table:display="true" table:show-details="true"/>
                <table:data-pilot-member table:name="22518" table:display="true" table:show-details="true"/>
                <table:data-pilot-member table:name="13687" table:display="true" table:show-details="true"/>
                <table:data-pilot-member table:name="23571" table:display="true" table:show-details="true"/>
                <table:data-pilot-member table:name="19305" table:display="true" table:show-details="true"/>
                <table:data-pilot-member table:name="22636" table:display="true" table:show-details="true"/>
                <table:data-pilot-member table:name="17310" table:display="true" table:show-details="true"/>
                <table:data-pilot-member table:name="12133" table:display="true" table:show-details="true"/>
                <table:data-pilot-member table:name="25918" table:display="true" table:show-details="true"/>
                <table:data-pilot-member table:name="25752" table:display="true" table:show-details="true"/>
                <table:data-pilot-member table:name="17324" table:display="true" table:show-details="true"/>
                <table:data-pilot-member table:name="22918" table:display="true" table:show-details="true"/>
                <table:data-pilot-member table:name="12510" table:display="true" table:show-details="true"/>
                <table:data-pilot-member table:name="25512" table:display="true" table:show-details="true"/>
                <table:data-pilot-member table:name="16179" table:display="true" table:show-details="true"/>
                <table:data-pilot-member table:name="15628" table:display="true" table:show-details="true"/>
                <table:data-pilot-member table:name="20977" table:display="true" table:show-details="true"/>
                <table:data-pilot-member table:name="18140" table:display="true" table:show-details="true"/>
                <table:data-pilot-member table:name="20417" table:display="true" table:show-details="true"/>
                <table:data-pilot-member table:name="18267" table:display="true" table:show-details="true"/>
                <table:data-pilot-member table:name="13620" table:display="true" table:show-details="true"/>
                <table:data-pilot-member table:name="22974" table:display="true" table:show-details="true"/>
                <table:data-pilot-member table:name="13586" table:display="true" table:show-details="true"/>
                <table:data-pilot-member table:name="17978" table:display="true" table:show-details="true"/>
                <table:data-pilot-member table:name="12581" table:display="true" table:show-details="true"/>
                <table:data-pilot-member table:name="18018" table:display="true" table:show-details="true"/>
                <table:data-pilot-member table:name="28957" table:display="true" table:show-details="true"/>
                <table:data-pilot-member table:name="13690" table:display="true" table:show-details="true"/>
                <table:data-pilot-member table:name="12568" table:display="true" table:show-details="true"/>
                <table:data-pilot-member table:name="13122" table:display="true" table:show-details="true"/>
                <table:data-pilot-member table:name="21184" table:display="true" table:show-details="true"/>
                <table:data-pilot-member table:name="26150" table:display="true" table:show-details="true"/>
                <table:data-pilot-member table:name="24151" table:display="true" table:show-details="true"/>
                <table:data-pilot-member table:name="23962" table:display="true" table:show-details="true"/>
                <table:data-pilot-member table:name="17793" table:display="true" table:show-details="true"/>
                <table:data-pilot-member table:name="14926" table:display="true" table:show-details="true"/>
                <table:data-pilot-member table:name="16163" table:display="true" table:show-details="true"/>
                <table:data-pilot-member table:name="21365" table:display="true" table:show-details="true"/>
                <table:data-pilot-member table:name="27771" table:display="true" table:show-details="true"/>
                <table:data-pilot-member table:name="26167" table:display="true" table:show-details="true"/>
                <table:data-pilot-member table:name="25792" table:display="true" table:show-details="true"/>
                <table:data-pilot-member table:name="11555" table:display="true" table:show-details="true"/>
                <table:data-pilot-member table:name="22381" table:display="true" table:show-details="true"/>
                <table:data-pilot-member table:name="17882" table:display="true" table:show-details="true"/>
                <table:data-pilot-member table:name="22174" table:display="true" table:show-details="true"/>
                <table:data-pilot-member table:name="22439" table:display="true" table:show-details="true"/>
                <table:data-pilot-member table:name="18012" table:display="true" table:show-details="true"/>
                <table:data-pilot-member table:name="27582" table:display="true" table:show-details="true"/>
                <table:data-pilot-member table:name="12744" table:display="true" table:show-details="true"/>
                <table:data-pilot-member table:name="22821" table:display="true" table:show-details="true"/>
                <table:data-pilot-member table:name="20171" table:display="true" table:show-details="true"/>
                <table:data-pilot-member table:name="11116" table:display="true" table:show-details="true"/>
                <table:data-pilot-member table:name="20053" table:display="true" table:show-details="true"/>
                <table:data-pilot-member table:name="25266" table:display="true" table:show-details="true"/>
                <table:data-pilot-member table:name="17960" table:display="true" table:show-details="true"/>
                <table:data-pilot-member table:name="13961" table:display="true" table:show-details="true"/>
                <table:data-pilot-member table:name="11897" table:display="true" table:show-details="true"/>
                <table:data-pilot-member table:name="11139" table:display="true" table:show-details="true"/>
                <table:data-pilot-member table:name="11576" table:display="true" table:show-details="true"/>
                <table:data-pilot-member table:name="19255" table:display="true" table:show-details="true"/>
                <table:data-pilot-member table:name="18153" table:display="true" table:show-details="true"/>
                <table:data-pilot-member table:name="14547" table:display="true" table:show-details="true"/>
                <table:data-pilot-member table:name="24901" table:display="true" table:show-details="true"/>
                <table:data-pilot-member table:name="27169" table:display="true" table:show-details="true"/>
                <table:data-pilot-member table:name="14805" table:display="true" table:show-details="true"/>
                <table:data-pilot-member table:name="15822" table:display="true" table:show-details="true"/>
                <table:data-pilot-member table:name="19389" table:display="true" table:show-details="true"/>
                <table:data-pilot-member table:name="17048" table:display="true" table:show-details="true"/>
                <table:data-pilot-member table:name="22204" table:display="true" table:show-details="true"/>
                <table:data-pilot-member table:name="12718" table:display="true" table:show-details="true"/>
                <table:data-pilot-member table:name="15019" table:display="true" table:show-details="true"/>
                <table:data-pilot-member table:name="28488" table:display="true" table:show-details="true"/>
                <table:data-pilot-member table:name="21891" table:display="true" table:show-details="true"/>
                <table:data-pilot-member table:name="27814" table:display="true" table:show-details="true"/>
                <table:data-pilot-member table:name="22175" table:display="true" table:show-details="true"/>
                <table:data-pilot-member table:name="29447" table:display="true" table:show-details="true"/>
                <table:data-pilot-member table:name="19784" table:display="true" table:show-details="true"/>
                <table:data-pilot-member table:name="27824" table:display="true" table:show-details="true"/>
                <table:data-pilot-member table:name="24093" table:display="true" table:show-details="true"/>
                <table:data-pilot-member table:name="19618" table:display="true" table:show-details="true"/>
                <table:data-pilot-member table:name="21561" table:display="true" table:show-details="true"/>
                <table:data-pilot-member table:name="11061" table:display="true" table:show-details="true"/>
                <table:data-pilot-member table:name="26651" table:display="true" table:show-details="true"/>
                <table:data-pilot-member table:name="21108" table:display="true" table:show-details="true"/>
                <table:data-pilot-member table:name="12731" table:display="true" table:show-details="true"/>
                <table:data-pilot-member table:name="25307" table:display="true" table:show-details="true"/>
                <table:data-pilot-member table:name="14278" table:display="true" table:show-details="true"/>
                <table:data-pilot-member table:name="20711" table:display="true" table:show-details="true"/>
                <table:data-pilot-member table:name="11383" table:display="true" table:show-details="true"/>
                <table:data-pilot-member table:name="12497" table:display="true" table:show-details="true"/>
                <table:data-pilot-member table:name="16559" table:display="true" table:show-details="true"/>
                <table:data-pilot-member table:name="11585" table:display="true" table:show-details="true"/>
                <table:data-pilot-member table:name="20277" table:display="true" table:show-details="true"/>
                <table:data-pilot-member table:name="26765" table:display="true" table:show-details="true"/>
                <table:data-pilot-member table:name="12389" table:display="true" table:show-details="true"/>
                <table:data-pilot-member table:name="13585" table:display="true" table:show-details="true"/>
                <table:data-pilot-member table:name="26385" table:display="true" table:show-details="true"/>
                <table:data-pilot-member table:name="12236" table:display="true" table:show-details="true"/>
                <table:data-pilot-member table:name="21560" table:display="true" table:show-details="true"/>
                <table:data-pilot-member table:name="21554" table:display="true" table:show-details="true"/>
                <table:data-pilot-member table:name="13662" table:display="true" table:show-details="true"/>
                <table:data-pilot-member table:name="13089" table:display="true" table:show-details="true"/>
                <table:data-pilot-member table:name="14791" table:display="true" table:show-details="true"/>
                <table:data-pilot-member table:name="19331" table:display="true" table:show-details="true"/>
                <table:data-pilot-member table:name="17754" table:display="true" table:show-details="true"/>
                <table:data-pilot-member table:name="11149" table:display="true" table:show-details="true"/>
                <table:data-pilot-member table:name="16549" table:display="true" table:show-details="true"/>
                <table:data-pilot-member table:name="24305" table:display="true" table:show-details="true"/>
                <table:data-pilot-member table:name="18253" table:display="true" table:show-details="true"/>
                <table:data-pilot-member table:name="20147" table:display="true" table:show-details="true"/>
                <table:data-pilot-member table:name="15612" table:display="true" table:show-details="true"/>
                <table:data-pilot-member table:name="28323" table:display="true" table:show-details="true"/>
                <table:data-pilot-member table:name="22634" table:display="true" table:show-details="true"/>
                <table:data-pilot-member table:name="15665" table:display="true" table:show-details="true"/>
                <table:data-pilot-member table:name="27585" table:display="true" table:show-details="true"/>
                <table:data-pilot-member table:name="19748" table:display="true" table:show-details="true"/>
                <table:data-pilot-member table:name="21974" table:display="true" table:show-details="true"/>
                <table:data-pilot-member table:name="14032" table:display="true" table:show-details="true"/>
                <table:data-pilot-member table:name="22610" table:display="true" table:show-details="true"/>
                <table:data-pilot-member table:name="26984" table:display="true" table:show-details="true"/>
                <table:data-pilot-member table:name="18294" table:display="true" table:show-details="true"/>
                <table:data-pilot-member table:name="28564" table:display="true" table:show-details="true"/>
                <table:data-pilot-member table:name="28521" table:display="true" table:show-details="true"/>
                <table:data-pilot-member table:name="15450" table:display="true" table:show-details="true"/>
                <table:data-pilot-member table:name="25681" table:display="true" table:show-details="true"/>
                <table:data-pilot-member table:name="19491" table:display="true" table:show-details="true"/>
                <table:data-pilot-member table:name="26415" table:display="true" table:show-details="true"/>
                <table:data-pilot-member table:name="12821" table:display="true" table:show-details="true"/>
                <table:data-pilot-member table:name="15629" table:display="true" table:show-details="true"/>
                <table:data-pilot-member table:name="27835" table:display="true" table:show-details="true"/>
                <table:data-pilot-member table:name="11738" table:display="true" table:show-details="true"/>
                <table:data-pilot-member table:name="25065" table:display="true" table:show-details="true"/>
                <table:data-pilot-member table:name="26238" table:display="true" table:show-details="true"/>
                <table:data-pilot-member table:name="23707" table:display="true" table:show-details="true"/>
                <table:data-pilot-member table:name="27650" table:display="true" table:show-details="true"/>
                <table:data-pilot-member table:name="24981" table:display="true" table:show-details="true"/>
                <table:data-pilot-member table:name="20678" table:display="true" table:show-details="true"/>
                <table:data-pilot-member table:name="15302" table:display="true" table:show-details="true"/>
                <table:data-pilot-member table:name="26012" table:display="true" table:show-details="true"/>
                <table:data-pilot-member table:name="26575" table:display="true" table:show-details="true"/>
                <table:data-pilot-member table:name="15559" table:display="true" table:show-details="true"/>
                <table:data-pilot-member table:name="19235" table:display="true" table:show-details="true"/>
                <table:data-pilot-member table:name="15275" table:display="true" table:show-details="true"/>
                <table:data-pilot-member table:name="20339" table:display="true" table:show-details="true"/>
                <table:data-pilot-member table:name="25405" table:display="true" table:show-details="true"/>
                <table:data-pilot-member table:name="15940" table:display="true" table:show-details="true"/>
                <table:data-pilot-member table:name="25074" table:display="true" table:show-details="true"/>
                <table:data-pilot-member table:name="24738" table:display="true" table:show-details="true"/>
                <table:data-pilot-member table:name="16337" table:display="true" table:show-details="true"/>
                <table:data-pilot-member table:name="24357" table:display="true" table:show-details="true"/>
                <table:data-pilot-member table:name="18613" table:display="true" table:show-details="true"/>
                <table:data-pilot-member table:name="12207" table:display="true" table:show-details="true"/>
                <table:data-pilot-member table:name="18052" table:display="true" table:show-details="true"/>
                <table:data-pilot-member table:name="13353" table:display="true" table:show-details="true"/>
                <table:data-pilot-member table:name="19399" table:display="true" table:show-details="true"/>
                <table:data-pilot-member table:name="16154" table:display="true" table:show-details="true"/>
                <table:data-pilot-member table:name="22219" table:display="true" table:show-details="true"/>
                <table:data-pilot-member table:name="17269" table:display="true" table:show-details="true"/>
                <table:data-pilot-member table:name="23586" table:display="true" table:show-details="true"/>
                <table:data-pilot-member table:name="15740" table:display="true" table:show-details="true"/>
                <table:data-pilot-member table:name="27638" table:display="true" table:show-details="true"/>
                <table:data-pilot-member table:name="18976" table:display="true" table:show-details="true"/>
                <table:data-pilot-member table:name="19413" table:display="true" table:show-details="true"/>
                <table:data-pilot-member table:name="13283" table:display="true" table:show-details="true"/>
                <table:data-pilot-member table:name="17471" table:display="true" table:show-details="true"/>
                <table:data-pilot-member table:name="16791" table:display="true" table:show-details="true"/>
                <table:data-pilot-member table:name="15382" table:display="true" table:show-details="true"/>
                <table:data-pilot-member table:name="11641" table:display="true" table:show-details="true"/>
                <table:data-pilot-member table:name="11935" table:display="true" table:show-details="true"/>
                <table:data-pilot-member table:name="13233" table:display="true" table:show-details="true"/>
                <table:data-pilot-member table:name="25909" table:display="true" table:show-details="true"/>
                <table:data-pilot-member table:name="14092" table:display="true" table:show-details="true"/>
                <table:data-pilot-member table:name="29143" table:display="true" table:show-details="true"/>
                <table:data-pilot-member table:name="24941" table:display="true" table:show-details="true"/>
                <table:data-pilot-member table:name="24637" table:display="true" table:show-details="true"/>
                <table:data-pilot-member table:name="23893" table:display="true" table:show-details="true"/>
                <table:data-pilot-member table:name="13907" table:display="true" table:show-details="true"/>
                <table:data-pilot-member table:name="14900" table:display="true" table:show-details="true"/>
                <table:data-pilot-member table:name="11262" table:display="true" table:show-details="true"/>
                <table:data-pilot-member table:name="22294" table:display="true" table:show-details="true"/>
                <table:data-pilot-member table:name="12195" table:display="true" table:show-details="true"/>
                <table:data-pilot-member table:name="25375" table:display="true" table:show-details="true"/>
                <table:data-pilot-member table:name="11143" table:display="true" table:show-details="true"/>
                <table:data-pilot-member table:name="25898" table:display="true" table:show-details="true"/>
                <table:data-pilot-member table:name="24397" table:display="true" table:show-details="true"/>
                <table:data-pilot-member table:name="19758" table:display="true" table:show-details="true"/>
                <table:data-pilot-member table:name="15529" table:display="true" table:show-details="true"/>
                <table:data-pilot-member table:name="19884" table:display="true" table:show-details="true"/>
                <table:data-pilot-member table:name="18674" table:display="true" table:show-details="true"/>
                <table:data-pilot-member table:name="13453" table:display="true" table:show-details="true"/>
                <table:data-pilot-member table:name="14063" table:display="true" table:show-details="true"/>
                <table:data-pilot-member table:name="27393" table:display="true" table:show-details="true"/>
                <table:data-pilot-member table:name="14417" table:display="true" table:show-details="true"/>
                <table:data-pilot-member table:name="17533" table:display="true" table:show-details="true"/>
                <table:data-pilot-member table:name="18580" table:display="true" table:show-details="true"/>
                <table:data-pilot-member table:name="17025" table:display="true" table:show-details="true"/>
                <table:data-pilot-member table:name="25293" table:display="true" table:show-details="true"/>
                <table:data-pilot-member table:name="24725" table:display="true" table:show-details="true"/>
                <table:data-pilot-member table:name="23200" table:display="true" table:show-details="true"/>
                <table:data-pilot-member table:name="15895" table:display="true" table:show-details="true"/>
                <table:data-pilot-member table:name="18577" table:display="true" table:show-details="true"/>
                <table:data-pilot-member table:name="27218" table:display="true" table:show-details="true"/>
                <table:data-pilot-member table:name="18560" table:display="true" table:show-details="true"/>
                <table:data-pilot-member table:name="25006" table:display="true" table:show-details="true"/>
                <table:data-pilot-member table:name="17369" table:display="true" table:show-details="true"/>
                <table:data-pilot-member table:name="14495" table:display="true" table:show-details="true"/>
                <table:data-pilot-member table:name="18847" table:display="true" table:show-details="true"/>
                <table:data-pilot-member table:name="14754" table:display="true" table:show-details="true"/>
                <table:data-pilot-member table:name="23378" table:display="true" table:show-details="true"/>
                <table:data-pilot-member table:name="26452" table:display="true" table:show-details="true"/>
                <table:data-pilot-member table:name="20370" table:display="true" table:show-details="true"/>
                <table:data-pilot-member table:name="20528" table:display="true" table:show-details="true"/>
                <table:data-pilot-member table:name="23549" table:display="true" table:show-details="true"/>
                <table:data-pilot-member table:name="21751" table:display="true" table:show-details="true"/>
                <table:data-pilot-member table:name="21266" table:display="true" table:show-details="true"/>
                <table:data-pilot-member table:name="13388" table:display="true" table:show-details="true"/>
                <table:data-pilot-member table:name="18752" table:display="true" table:show-details="true"/>
                <table:data-pilot-member table:name="16917" table:display="true" table:show-details="true"/>
                <table:data-pilot-member table:name="15313" table:display="true" table:show-details="true"/>
                <table:data-pilot-member table:name="25329" table:display="true" table:show-details="true"/>
                <table:data-pilot-member table:name="20380" table:display="true" table:show-details="true"/>
                <table:data-pilot-member table:name="23089" table:display="true" table:show-details="true"/>
                <table:data-pilot-member table:name="13749" table:display="true" table:show-details="true"/>
                <table:data-pilot-member table:name="24943" table:display="true" table:show-details="true"/>
                <table:data-pilot-member table:name="28667" table:display="true" table:show-details="true"/>
                <table:data-pilot-member table:name="15194" table:display="true" table:show-details="true"/>
                <table:data-pilot-member table:name="17436" table:display="true" table:show-details="true"/>
                <table:data-pilot-member table:name="18935" table:display="true" table:show-details="true"/>
                <table:data-pilot-member table:name="16871" table:display="true" table:show-details="true"/>
                <table:data-pilot-member table:name="12100" table:display="true" table:show-details="true"/>
                <table:data-pilot-member table:name="23158" table:display="true" table:show-details="true"/>
                <table:data-pilot-member table:name="18545" table:display="true" table:show-details="true"/>
                <table:data-pilot-member table:name="18391" table:display="true" table:show-details="true"/>
                <table:data-pilot-member table:name="19812" table:display="true" table:show-details="true"/>
                <table:data-pilot-member table:name="27660" table:display="true" table:show-details="true"/>
                <table:data-pilot-member table:name="18058" table:display="true" table:show-details="true"/>
                <table:data-pilot-member table:name="20343" table:display="true" table:show-details="true"/>
                <table:data-pilot-member table:name="28997" table:display="true" table:show-details="true"/>
                <table:data-pilot-member table:name="24398" table:display="true" table:show-details="true"/>
                <table:data-pilot-member table:name="19002" table:display="true" table:show-details="true"/>
                <table:data-pilot-member table:name="28609" table:display="true" table:show-details="true"/>
                <table:data-pilot-member table:name="29231" table:display="true" table:show-details="true"/>
                <table:data-pilot-member table:name="18858" table:display="true" table:show-details="true"/>
                <table:data-pilot-member table:name="20000" table:display="true" table:show-details="true"/>
                <table:data-pilot-member table:name="25261" table:display="true" table:show-details="true"/>
                <table:data-pilot-member table:name="17458" table:display="true" table:show-details="true"/>
                <table:data-pilot-member table:name="11644" table:display="true" table:show-details="true"/>
                <table:data-pilot-member table:name="16145" table:display="true" table:show-details="true"/>
                <table:data-pilot-member table:name="16890" table:display="true" table:show-details="true"/>
                <table:data-pilot-member table:name="25983" table:display="true" table:show-details="true"/>
                <table:data-pilot-member table:name="14633" table:display="true" table:show-details="true"/>
                <table:data-pilot-member table:name="22994" table:display="true" table:show-details="true"/>
                <table:data-pilot-member table:name="22983" table:display="true" table:show-details="true"/>
                <table:data-pilot-member table:name="25184" table:display="true" table:show-details="true"/>
                <table:data-pilot-member table:name="14469" table:display="true" table:show-details="true"/>
                <table:data-pilot-member table:name="11538" table:display="true" table:show-details="true"/>
                <table:data-pilot-member table:name="16245" table:display="true" table:show-details="true"/>
                <table:data-pilot-member table:name="17858" table:display="true" table:show-details="true"/>
                <table:data-pilot-member table:name="25347" table:display="true" table:show-details="true"/>
                <table:data-pilot-member table:name="15814" table:display="true" table:show-details="true"/>
                <table:data-pilot-member table:name="11259" table:display="true" table:show-details="true"/>
                <table:data-pilot-member table:name="11200" table:display="true" table:show-details="true"/>
                <table:data-pilot-member table:name="25101" table:display="true" table:show-details="true"/>
                <table:data-pilot-member table:name="21801" table:display="true" table:show-details="true"/>
                <table:data-pilot-member table:name="25943" table:display="true" table:show-details="true"/>
                <table:data-pilot-member table:name="22127" table:display="true" table:show-details="true"/>
                <table:data-pilot-member table:name="20414" table:display="true" table:show-details="true"/>
                <table:data-pilot-member table:name="23672" table:display="true" table:show-details="true"/>
                <table:data-pilot-member table:name="29255" table:display="true" table:show-details="true"/>
                <table:data-pilot-member table:name="28815" table:display="true" table:show-details="true"/>
                <table:data-pilot-member table:name="27753" table:display="true" table:show-details="true"/>
                <table:data-pilot-member table:name="27643" table:display="true" table:show-details="true"/>
                <table:data-pilot-member table:name="13754" table:display="true" table:show-details="true"/>
                <table:data-pilot-member table:name="22088" table:display="true" table:show-details="true"/>
                <table:data-pilot-member table:name="27388" table:display="true" table:show-details="true"/>
                <table:data-pilot-member table:name="24745" table:display="true" table:show-details="true"/>
                <table:data-pilot-member table:name="29237" table:display="true" table:show-details="true"/>
                <table:data-pilot-member table:name="15272" table:display="true" table:show-details="true"/>
                <table:data-pilot-member table:name="18949" table:display="true" table:show-details="true"/>
                <table:data-pilot-member table:name="14507" table:display="true" table:show-details="true"/>
                <table:data-pilot-member table:name="25886" table:display="true" table:show-details="true"/>
                <table:data-pilot-member table:name="21441" table:display="true" table:show-details="true"/>
                <table:data-pilot-member table:name="21741" table:display="true" table:show-details="true"/>
                <table:data-pilot-member table:name="14572" table:display="true" table:show-details="true"/>
                <table:data-pilot-member table:name="23368" table:display="true" table:show-details="true"/>
                <table:data-pilot-member table:name="16217" table:display="true" table:show-details="true"/>
                <table:data-pilot-member table:name="16247" table:display="true" table:show-details="true"/>
                <table:data-pilot-member table:name="22010" table:display="true" table:show-details="true"/>
                <table:data-pilot-member table:name="25872" table:display="true" table:show-details="true"/>
                <table:data-pilot-member table:name="19164" table:display="true" table:show-details="true"/>
                <table:data-pilot-member table:name="18435" table:display="true" table:show-details="true"/>
                <table:data-pilot-member table:name="14284" table:display="true" table:show-details="true"/>
                <table:data-pilot-member table:name="11287" table:display="true" table:show-details="true"/>
                <table:data-pilot-member table:name="13066" table:display="true" table:show-details="true"/>
                <table:data-pilot-member table:name="29106" table:display="true" table:show-details="true"/>
                <table:data-pilot-member table:name="26236" table:display="true" table:show-details="true"/>
                <table:data-pilot-member table:name="17531" table:display="true" table:show-details="true"/>
                <table:data-pilot-member table:name="12964" table:display="true" table:show-details="true"/>
                <table:data-pilot-member table:name="19133" table:display="true" table:show-details="true"/>
                <table:data-pilot-member table:name="24643" table:display="true" table:show-details="true"/>
                <table:data-pilot-member table:name="21599" table:display="true" table:show-details="true"/>
                <table:data-pilot-member table:name="22976" table:display="true" table:show-details="true"/>
                <table:data-pilot-member table:name="27637" table:display="true" table:show-details="true"/>
                <table:data-pilot-member table:name="11890" table:display="true" table:show-details="true"/>
                <table:data-pilot-member table:name="28580" table:display="true" table:show-details="true"/>
                <table:data-pilot-member table:name="14443" table:display="true" table:show-details="true"/>
                <table:data-pilot-member table:name="17864" table:display="true" table:show-details="true"/>
                <table:data-pilot-member table:name="20505" table:display="true" table:show-details="true"/>
                <table:data-pilot-member table:name="14592" table:display="true" table:show-details="true"/>
                <table:data-pilot-member table:name="22227" table:display="true" table:show-details="true"/>
                <table:data-pilot-member table:name="21471" table:display="true" table:show-details="true"/>
                <table:data-pilot-member table:name="22252" table:display="true" table:show-details="true"/>
                <table:data-pilot-member table:name="21260" table:display="true" table:show-details="true"/>
                <table:data-pilot-member table:name="11817" table:display="true" table:show-details="true"/>
                <table:data-pilot-member table:name="19223" table:display="true" table:show-details="true"/>
                <table:data-pilot-member table:name="18517" table:display="true" table:show-details="true"/>
                <table:data-pilot-member table:name="21717" table:display="true" table:show-details="true"/>
                <table:data-pilot-member table:name="13760" table:display="true" table:show-details="true"/>
                <table:data-pilot-member table:name="18145" table:display="true" table:show-details="true"/>
                <table:data-pilot-member table:name="21770" table:display="true" table:show-details="true"/>
                <table:data-pilot-member table:name="11165" table:display="true" table:show-details="true"/>
                <table:data-pilot-member table:name="16377" table:display="true" table:show-details="true"/>
                <table:data-pilot-member table:name="26248" table:display="true" table:show-details="true"/>
                <table:data-pilot-member table:name="23461" table:display="true" table:show-details="true"/>
                <table:data-pilot-member table:name="29133" table:display="true" table:show-details="true"/>
                <table:data-pilot-member table:name="27673" table:display="true" table:show-details="true"/>
                <table:data-pilot-member table:name="12774" table:display="true" table:show-details="true"/>
                <table:data-pilot-member table:name="18910" table:display="true" table:show-details="true"/>
                <table:data-pilot-member table:name="11699" table:display="true" table:show-details="true"/>
                <table:data-pilot-member table:name="16725" table:display="true" table:show-details="true"/>
                <table:data-pilot-member table:name="28269" table:display="true" table:show-details="true"/>
                <table:data-pilot-member table:name="23144" table:display="true" table:show-details="true"/>
                <table:data-pilot-member table:name="23376" table:display="true" table:show-details="true"/>
                <table:data-pilot-member table:name="25970" table:display="true" table:show-details="true"/>
                <table:data-pilot-member table:name="28068" table:display="true" table:show-details="true"/>
                <table:data-pilot-member table:name="18390" table:display="true" table:show-details="true"/>
                <table:data-pilot-member table:name="29112" table:display="true" table:show-details="true"/>
                <table:data-pilot-member table:name="14090" table:display="true" table:show-details="true"/>
                <table:data-pilot-member table:name="27040" table:display="true" table:show-details="true"/>
                <table:data-pilot-member table:name="23479" table:display="true" table:show-details="true"/>
                <table:data-pilot-member table:name="16795" table:display="true" table:show-details="true"/>
                <table:data-pilot-member table:name="22014" table:display="true" table:show-details="true"/>
                <table:data-pilot-member table:name="13314" table:display="true" table:show-details="true"/>
                <table:data-pilot-member table:name="11619" table:display="true" table:show-details="true"/>
                <table:data-pilot-member table:name="29132" table:display="true" table:show-details="true"/>
                <table:data-pilot-member table:name="11199" table:display="true" table:show-details="true"/>
                <table:data-pilot-member table:name="20296" table:display="true" table:show-details="true"/>
                <table:data-pilot-member table:name="17546" table:display="true" table:show-details="true"/>
                <table:data-pilot-member table:name="18069" table:display="true" table:show-details="true"/>
                <table:data-pilot-member table:name="23712" table:display="true" table:show-details="true"/>
                <table:data-pilot-member table:name="23358" table:display="true" table:show-details="true"/>
                <table:data-pilot-member table:name="20518" table:display="true" table:show-details="true"/>
                <table:data-pilot-member table:name="28026" table:display="true" table:show-details="true"/>
                <table:data-pilot-member table:name="11669" table:display="true" table:show-details="true"/>
                <table:data-pilot-member table:name="16020" table:display="true" table:show-details="true"/>
                <table:data-pilot-member table:name="27090" table:display="true" table:show-details="true"/>
                <table:data-pilot-member table:name="27198" table:display="true" table:show-details="true"/>
                <table:data-pilot-member table:name="19661" table:display="true" table:show-details="true"/>
                <table:data-pilot-member table:name="26327" table:display="true" table:show-details="true"/>
                <table:data-pilot-member table:name="26341" table:display="true" table:show-details="true"/>
                <table:data-pilot-member table:name="24958" table:display="true" table:show-details="true"/>
                <table:data-pilot-member table:name="13287" table:display="true" table:show-details="true"/>
                <table:data-pilot-member table:name="14493" table:display="true" table:show-details="true"/>
                <table:data-pilot-member table:name="26678" table:display="true" table:show-details="true"/>
                <table:data-pilot-member table:name="23275" table:display="true" table:show-details="true"/>
                <table:data-pilot-member table:name="11270" table:display="true" table:show-details="true"/>
                <table:data-pilot-member table:name="20084" table:display="true" table:show-details="true"/>
                <table:data-pilot-member table:name="16144" table:display="true" table:show-details="true"/>
                <table:data-pilot-member table:name="27731" table:display="true" table:show-details="true"/>
                <table:data-pilot-member table:name="11886" table:display="true" table:show-details="true"/>
                <table:data-pilot-member table:name="24324" table:display="true" table:show-details="true"/>
                <table:data-pilot-member table:name="22220" table:display="true" table:show-details="true"/>
                <table:data-pilot-member table:name="26625" table:display="true" table:show-details="true"/>
                <table:data-pilot-member table:name="23027" table:display="true" table:show-details="true"/>
                <table:data-pilot-member table:name="16867" table:display="true" table:show-details="true"/>
                <table:data-pilot-member table:name="14514" table:display="true" table:show-details="true"/>
                <table:data-pilot-member table:name="19634" table:display="true" table:show-details="true"/>
                <table:data-pilot-member table:name="18504" table:display="true" table:show-details="true"/>
                <table:data-pilot-member table:name="28799" table:display="true" table:show-details="true"/>
                <table:data-pilot-member table:name="11225" table:display="true" table:show-details="true"/>
                <table:data-pilot-member table:name="17657" table:display="true" table:show-details="true"/>
                <table:data-pilot-member table:name="14913" table:display="true" table:show-details="true"/>
                <table:data-pilot-member table:name="14077" table:display="true" table:show-details="true"/>
                <table:data-pilot-member table:name="13296" table:display="true" table:show-details="true"/>
                <table:data-pilot-member table:name="20535" table:display="true" table:show-details="true"/>
                <table:data-pilot-member table:name="12452" table:display="true" table:show-details="true"/>
                <table:data-pilot-member table:name="28043" table:display="true" table:show-details="true"/>
                <table:data-pilot-member table:name="12957" table:display="true" table:show-details="true"/>
                <table:data-pilot-member table:name="15412" table:display="true" table:show-details="true"/>
                <table:data-pilot-member table:name="20514" table:display="true" table:show-details="true"/>
                <table:data-pilot-member table:name="20758" table:display="true" table:show-details="true"/>
                <table:data-pilot-member table:name="11801" table:display="true" table:show-details="true"/>
                <table:data-pilot-member table:name="22211" table:display="true" table:show-details="true"/>
                <table:data-pilot-member table:name="28087" table:display="true" table:show-details="true"/>
                <table:data-pilot-member table:name="23668" table:display="true" table:show-details="true"/>
                <table:data-pilot-member table:name="27441" table:display="true" table:show-details="true"/>
                <table:data-pilot-member table:name="27261" table:display="true" table:show-details="true"/>
                <table:data-pilot-member table:name="18649" table:display="true" table:show-details="true"/>
                <table:data-pilot-member table:name="21714" table:display="true" table:show-details="true"/>
                <table:data-pilot-member table:name="23217" table:display="true" table:show-details="true"/>
                <table:data-pilot-member table:name="23797" table:display="true" table:show-details="true"/>
                <table:data-pilot-member table:name="13216" table:display="true" table:show-details="true"/>
                <table:data-pilot-member table:name="20657" table:display="true" table:show-details="true"/>
                <table:data-pilot-member table:name="12882" table:display="true" table:show-details="true"/>
                <table:data-pilot-member table:name="25908" table:display="true" table:show-details="true"/>
                <table:data-pilot-member table:name="16753" table:display="true" table:show-details="true"/>
                <table:data-pilot-member table:name="14608" table:display="true" table:show-details="true"/>
                <table:data-pilot-member table:name="24979" table:display="true" table:show-details="true"/>
                <table:data-pilot-member table:name="13313" table:display="true" table:show-details="true"/>
                <table:data-pilot-member table:name="18952" table:display="true" table:show-details="true"/>
                <table:data-pilot-member table:name="17699" table:display="true" table:show-details="true"/>
                <table:data-pilot-member table:name="14657" table:display="true" table:show-details="true"/>
                <table:data-pilot-member table:name="11540" table:display="true" table:show-details="true"/>
                <table:data-pilot-member table:name="11783" table:display="true" table:show-details="true"/>
                <table:data-pilot-member table:name="14602" table:display="true" table:show-details="true"/>
                <table:data-pilot-member table:name="29030" table:display="true" table:show-details="true"/>
                <table:data-pilot-member table:name="26490" table:display="true" table:show-details="true"/>
                <table:data-pilot-member table:name="13151" table:display="true" table:show-details="true"/>
                <table:data-pilot-member table:name="17260" table:display="true" table:show-details="true"/>
                <table:data-pilot-member table:name="15372" table:display="true" table:show-details="true"/>
                <table:data-pilot-member table:name="18105" table:display="true" table:show-details="true"/>
                <table:data-pilot-member table:name="19660" table:display="true" table:show-details="true"/>
                <table:data-pilot-member table:name="16112" table:display="true" table:show-details="true"/>
                <table:data-pilot-member table:name="20698" table:display="true" table:show-details="true"/>
                <table:data-pilot-member table:name="20076" table:display="true" table:show-details="true"/>
                <table:data-pilot-member table:name="24496" table:display="true" table:show-details="true"/>
                <table:data-pilot-member table:name="15468" table:display="true" table:show-details="true"/>
                <table:data-pilot-member table:name="28031" table:display="true" table:show-details="true"/>
                <table:data-pilot-member table:name="26270" table:display="true" table:show-details="true"/>
                <table:data-pilot-member table:name="22221" table:display="true" table:show-details="true"/>
                <table:data-pilot-member table:name="28228" table:display="true" table:show-details="true"/>
                <table:data-pilot-member table:name="18363" table:display="true" table:show-details="true"/>
                <table:data-pilot-member table:name="23256" table:display="true" table:show-details="true"/>
                <table:data-pilot-member table:name="12768" table:display="true" table:show-details="true"/>
                <table:data-pilot-member table:name="20361" table:display="true" table:show-details="true"/>
                <table:data-pilot-member table:name="21306" table:display="true" table:show-details="true"/>
                <table:data-pilot-member table:name="13382" table:display="true" table:show-details="true"/>
                <table:data-pilot-member table:name="20310" table:display="true" table:show-details="true"/>
                <table:data-pilot-member table:name="22971" table:display="true" table:show-details="true"/>
                <table:data-pilot-member table:name="15287" table:display="true" table:show-details="true"/>
                <table:data-pilot-member table:name="15532" table:display="true" table:show-details="true"/>
                <table:data-pilot-member table:name="11255" table:display="true" table:show-details="true"/>
                <table:data-pilot-member table:name="28090" table:display="true" table:show-details="true"/>
                <table:data-pilot-member table:name="15255" table:display="true" table:show-details="true"/>
                <table:data-pilot-member table:name="13154" table:display="true" table:show-details="true"/>
                <table:data-pilot-member table:name="26778" table:display="true" table:show-details="true"/>
                <table:data-pilot-member table:name="23248" table:display="true" table:show-details="true"/>
                <table:data-pilot-member table:name="21417" table:display="true" table:show-details="true"/>
                <table:data-pilot-member table:name="17668" table:display="true" table:show-details="true"/>
                <table:data-pilot-member table:name="27994" table:display="true" table:show-details="true"/>
                <table:data-pilot-member table:name="20376" table:display="true" table:show-details="true"/>
                <table:data-pilot-member table:name="25954" table:display="true" table:show-details="true"/>
                <table:data-pilot-member table:name="15749" table:display="true" table:show-details="true"/>
                <table:data-pilot-member table:name="25899" table:display="true" table:show-details="true"/>
                <table:data-pilot-member table:name="13351" table:display="true" table:show-details="true"/>
                <table:data-pilot-member table:name="23333" table:display="true" table:show-details="true"/>
                <table:data-pilot-member table:name="21660" table:display="true" table:show-details="true"/>
                <table:data-pilot-member table:name="17012" table:display="true" table:show-details="true"/>
                <table:data-pilot-member table:name="24514" table:display="true" table:show-details="true"/>
                <table:data-pilot-member table:name="27505" table:display="true" table:show-details="true"/>
                <table:data-pilot-member table:name="29243" table:display="true" table:show-details="true"/>
                <table:data-pilot-member table:name="26582" table:display="true" table:show-details="true"/>
                <table:data-pilot-member table:name="14271" table:display="true" table:show-details="true"/>
                <table:data-pilot-member table:name="23041" table:display="true" table:show-details="true"/>
                <table:data-pilot-member table:name="29048" table:display="true" table:show-details="true"/>
                <table:data-pilot-member table:name="24433" table:display="true" table:show-details="true"/>
                <table:data-pilot-member table:name="15501" table:display="true" table:show-details="true"/>
                <table:data-pilot-member table:name="13911" table:display="true" table:show-details="true"/>
                <table:data-pilot-member table:name="20421" table:display="true" table:show-details="true"/>
                <table:data-pilot-member table:name="16009" table:display="true" table:show-details="true"/>
                <table:data-pilot-member table:name="18411" table:display="true" table:show-details="true"/>
                <table:data-pilot-member table:name="19163" table:display="true" table:show-details="true"/>
                <table:data-pilot-member table:name="18572" table:display="true" table:show-details="true"/>
                <table:data-pilot-member table:name="27540" table:display="true" table:show-details="true"/>
                <table:data-pilot-member table:name="19889" table:display="true" table:show-details="true"/>
                <table:data-pilot-member table:name="12922" table:display="true" table:show-details="true"/>
                <table:data-pilot-member table:name="18891" table:display="true" table:show-details="true"/>
                <table:data-pilot-member table:name="16773" table:display="true" table:show-details="true"/>
                <table:data-pilot-member table:name="19143" table:display="true" table:show-details="true"/>
                <table:data-pilot-member table:name="23882" table:display="true" table:show-details="true"/>
                <table:data-pilot-member table:name="11233" table:display="true" table:show-details="true"/>
                <table:data-pilot-member table:name="12056" table:display="true" table:show-details="true"/>
                <table:data-pilot-member table:name="15555" table:display="true" table:show-details="true"/>
                <table:data-pilot-member table:name="18423" table:display="true" table:show-details="true"/>
                <table:data-pilot-member table:name="22743" table:display="true" table:show-details="true"/>
                <table:data-pilot-member table:name="25343" table:display="true" table:show-details="true"/>
                <table:data-pilot-member table:name="13390" table:display="true" table:show-details="true"/>
                <table:data-pilot-member table:name="17482" table:display="true" table:show-details="true"/>
                <table:data-pilot-member table:name="13176" table:display="true" table:show-details="true"/>
                <table:data-pilot-member table:name="20504" table:display="true" table:show-details="true"/>
                <table:data-pilot-member table:name="12205" table:display="true" table:show-details="true"/>
                <table:data-pilot-member table:name="16751" table:display="true" table:show-details="true"/>
                <table:data-pilot-member table:name="21613" table:display="true" table:show-details="true"/>
                <table:data-pilot-member table:name="24801" table:display="true" table:show-details="true"/>
                <table:data-pilot-member table:name="17519" table:display="true" table:show-details="true"/>
                <table:data-pilot-member table:name="18347" table:display="true" table:show-details="true"/>
                <table:data-pilot-member table:name="29052" table:display="true" table:show-details="true"/>
                <table:data-pilot-member table:name="11745" table:display="true" table:show-details="true"/>
                <table:data-pilot-member table:name="19147" table:display="true" table:show-details="true"/>
                <table:data-pilot-member table:name="19217" table:display="true" table:show-details="true"/>
                <table:data-pilot-member table:name="15839" table:display="true" table:show-details="true"/>
                <table:data-pilot-member table:name="13714" table:display="true" table:show-details="true"/>
                <table:data-pilot-member table:name="22330" table:display="true" table:show-details="true"/>
                <table:data-pilot-member table:name="18783" table:display="true" table:show-details="true"/>
                <table:data-pilot-member table:name="25041" table:display="true" table:show-details="true"/>
                <table:data-pilot-member table:name="22046" table:display="true" table:show-details="true"/>
                <table:data-pilot-member table:name="28052" table:display="true" table:show-details="true"/>
                <table:data-pilot-member table:name="26693" table:display="true" table:show-details="true"/>
                <table:data-pilot-member table:name="24955" table:display="true" table:show-details="true"/>
                <table:data-pilot-member table:name="26065" table:display="true" table:show-details="true"/>
                <table:data-pilot-member table:name="13942" table:display="true" table:show-details="true"/>
                <table:data-pilot-member table:name="11219" table:display="true" table:show-details="true"/>
                <table:data-pilot-member table:name="22118" table:display="true" table:show-details="true"/>
                <table:data-pilot-member table:name="23197" table:display="true" table:show-details="true"/>
                <table:data-pilot-member table:name="14883" table:display="true" table:show-details="true"/>
                <table:data-pilot-member table:name="27279" table:display="true" table:show-details="true"/>
                <table:data-pilot-member table:name="18322" table:display="true" table:show-details="true"/>
                <table:data-pilot-member table:name="15879" table:display="true" table:show-details="true"/>
                <table:data-pilot-member table:name="28278" table:display="true" table:show-details="true"/>
                <table:data-pilot-member table:name="24416" table:display="true" table:show-details="true"/>
                <table:data-pilot-member table:name="28066" table:display="true" table:show-details="true"/>
                <table:data-pilot-member table:name="11275" table:display="true" table:show-details="true"/>
                <table:data-pilot-member table:name="14872" table:display="true" table:show-details="true"/>
                <table:data-pilot-member table:name="16151" table:display="true" table:show-details="true"/>
                <table:data-pilot-member table:name="19731" table:display="true" table:show-details="true"/>
                <table:data-pilot-member table:name="23801" table:display="true" table:show-details="true"/>
                <table:data-pilot-member table:name="11807" table:display="true" table:show-details="true"/>
                <table:data-pilot-member table:name="11622" table:display="true" table:show-details="true"/>
                <table:data-pilot-member table:name="26597" table:display="true" table:show-details="true"/>
                <table:data-pilot-member table:name="27074" table:display="true" table:show-details="true"/>
                <table:data-pilot-member table:name="19228" table:display="true" table:show-details="true"/>
                <table:data-pilot-member table:name="13415" table:display="true" table:show-details="true"/>
                <table:data-pilot-member table:name="17000" table:display="true" table:show-details="true"/>
                <table:data-pilot-member table:name="14569" table:display="true" table:show-details="true"/>
                <table:data-pilot-member table:name="13873" table:display="true" table:show-details="true"/>
                <table:data-pilot-member table:name="20401" table:display="true" table:show-details="true"/>
                <table:data-pilot-member table:name="21583" table:display="true" table:show-details="true"/>
                <table:data-pilot-member table:name="12029" table:display="true" table:show-details="true"/>
                <table:data-pilot-member table:name="18066" table:display="true" table:show-details="true"/>
                <table:data-pilot-member table:name="28192" table:display="true" table:show-details="true"/>
                <table:data-pilot-member table:name="16122" table:display="true" table:show-details="true"/>
                <table:data-pilot-member table:name="18607" table:display="true" table:show-details="true"/>
                <table:data-pilot-member table:name="28858" table:display="true" table:show-details="true"/>
                <table:data-pilot-member table:name="14432" table:display="true" table:show-details="true"/>
                <table:data-pilot-member table:name="26305" table:display="true" table:show-details="true"/>
                <table:data-pilot-member table:name="22050" table:display="true" table:show-details="true"/>
                <table:data-pilot-member table:name="25394" table:display="true" table:show-details="true"/>
                <table:data-pilot-member table:name="19747" table:display="true" table:show-details="true"/>
                <table:data-pilot-member table:name="23195" table:display="true" table:show-details="true"/>
                <table:data-pilot-member table:name="21695" table:display="true" table:show-details="true"/>
                <table:data-pilot-member table:name="13934" table:display="true" table:show-details="true"/>
                <table:data-pilot-member table:name="13337" table:display="true" table:show-details="true"/>
                <table:data-pilot-member table:name="27190" table:display="true" table:show-details="true"/>
                <table:data-pilot-member table:name="28657" table:display="true" table:show-details="true"/>
                <table:data-pilot-member table:name="21713" table:display="true" table:show-details="true"/>
                <table:data-pilot-member table:name="21752" table:display="true" table:show-details="true"/>
                <table:data-pilot-member table:name="27273" table:display="true" table:show-details="true"/>
                <table:data-pilot-member table:name="22719" table:display="true" table:show-details="true"/>
                <table:data-pilot-member table:name="22042" table:display="true" table:show-details="true"/>
                <table:data-pilot-member table:name="21451" table:display="true" table:show-details="true"/>
                <table:data-pilot-member table:name="20754" table:display="true" table:show-details="true"/>
                <table:data-pilot-member table:name="12153" table:display="true" table:show-details="true"/>
                <table:data-pilot-member table:name="16895" table:display="true" table:show-details="true"/>
                <table:data-pilot-member table:name="26728" table:display="true" table:show-details="true"/>
                <table:data-pilot-member table:name="11090" table:display="true" table:show-details="true"/>
                <table:data-pilot-member table:name="15862" table:display="true" table:show-details="true"/>
                <table:data-pilot-member table:name="26495" table:display="true" table:show-details="true"/>
                <table:data-pilot-member table:name="11823" table:display="true" table:show-details="true"/>
                <table:data-pilot-member table:name="23449" table:display="true" table:show-details="true"/>
                <table:data-pilot-member table:name="23459" table:display="true" table:show-details="true"/>
                <table:data-pilot-member table:name="19543" table:display="true" table:show-details="true"/>
                <table:data-pilot-member table:name="14914" table:display="true" table:show-details="true"/>
                <table:data-pilot-member table:name="12033" table:display="true" table:show-details="true"/>
                <table:data-pilot-member table:name="11941" table:display="true" table:show-details="true"/>
                <table:data-pilot-member table:name="14389" table:display="true" table:show-details="true"/>
                <table:data-pilot-member table:name="18050" table:display="true" table:show-details="true"/>
                <table:data-pilot-member table:name="19856" table:display="true" table:show-details="true"/>
                <table:data-pilot-member table:name="11663" table:display="true" table:show-details="true"/>
                <table:data-pilot-member table:name="27740" table:display="true" table:show-details="true"/>
                <table:data-pilot-member table:name="23455" table:display="true" table:show-details="true"/>
                <table:data-pilot-member table:name="15292" table:display="true" table:show-details="true"/>
                <table:data-pilot-member table:name="21587" table:display="true" table:show-details="true"/>
                <table:data-pilot-member table:name="23513" table:display="true" table:show-details="true"/>
                <table:data-pilot-member table:name="24322" table:display="true" table:show-details="true"/>
                <table:data-pilot-member table:name="26298" table:display="true" table:show-details="true"/>
                <table:data-pilot-member table:name="25419" table:display="true" table:show-details="true"/>
                <table:data-pilot-member table:name="13343" table:display="true" table:show-details="true"/>
                <table:data-pilot-member table:name="11303" table:display="true" table:show-details="true"/>
                <table:data-pilot-member table:name="21693" table:display="true" table:show-details="true"/>
                <table:data-pilot-member table:name="28056" table:display="true" table:show-details="true"/>
                <table:data-pilot-member table:name="11788" table:display="true" table:show-details="true"/>
                <table:data-pilot-member table:name="22296" table:display="true" table:show-details="true"/>
                <table:data-pilot-member table:name="15319" table:display="true" table:show-details="true"/>
                <table:data-pilot-member table:name="17654" table:display="true" table:show-details="true"/>
                <table:data-pilot-member table:name="14662" table:display="true" table:show-details="true"/>
                <table:data-pilot-member table:name="17541" table:display="true" table:show-details="true"/>
                <table:data-pilot-member table:name="13886" table:display="true" table:show-details="true"/>
                <table:data-pilot-member table:name="13073" table:display="true" table:show-details="true"/>
                <table:data-pilot-member table:name="21940" table:display="true" table:show-details="true"/>
                <table:data-pilot-member table:name="20196" table:display="true" table:show-details="true"/>
                <table:data-pilot-member table:name="23491" table:display="true" table:show-details="true"/>
                <table:data-pilot-member table:name="16651" table:display="true" table:show-details="true"/>
                <table:data-pilot-member table:name="16813" table:display="true" table:show-details="true"/>
                <table:data-pilot-member table:name="16007" table:display="true" table:show-details="true"/>
                <table:data-pilot-member table:name="27434" table:display="true" table:show-details="true"/>
                <table:data-pilot-member table:name="27756" table:display="true" table:show-details="true"/>
                <table:data-pilot-member table:name="23818" table:display="true" table:show-details="true"/>
                <table:data-pilot-member table:name="19012" table:display="true" table:show-details="true"/>
                <table:data-pilot-member table:name="18329" table:display="true" table:show-details="true"/>
                <table:data-pilot-member table:name="29037" table:display="true" table:show-details="true"/>
                <table:data-pilot-member table:name="26576" table:display="true" table:show-details="true"/>
                <table:data-pilot-member table:name="12192" table:display="true" table:show-details="true"/>
                <table:data-pilot-member table:name="14887" table:display="true" table:show-details="true"/>
                <table:data-pilot-member table:name="11734" table:display="true" table:show-details="true"/>
                <table:data-pilot-member table:name="17462" table:display="true" table:show-details="true"/>
                <table:data-pilot-member table:name="20659" table:display="true" table:show-details="true"/>
                <table:data-pilot-member table:name="28004" table:display="true" table:show-details="true"/>
                <table:data-pilot-member table:name="19741" table:display="true" table:show-details="true"/>
                <table:data-pilot-member table:name="17450" table:display="true" table:show-details="true"/>
                <table:data-pilot-member table:name="17337" table:display="true" table:show-details="true"/>
                <table:data-pilot-member table:name="18594" table:display="true" table:show-details="true"/>
                <table:data-pilot-member table:name="15982" table:display="true" table:show-details="true"/>
                <table:data-pilot-member table:name="28625" table:display="true" table:show-details="true"/>
                <table:data-pilot-member table:name="11269" table:display="true" table:show-details="true"/>
                <table:data-pilot-member table:name="25148" table:display="true" table:show-details="true"/>
                <table:data-pilot-member table:name="13920" table:display="true" table:show-details="true"/>
                <table:data-pilot-member table:name="23704" table:display="true" table:show-details="true"/>
                <table:data-pilot-member table:name="28972" table:display="true" table:show-details="true"/>
                <table:data-pilot-member table:name="22730" table:display="true" table:show-details="true"/>
                <table:data-pilot-member table:name="29134" table:display="true" table:show-details="true"/>
                <table:data-pilot-member table:name="14332" table:display="true" table:show-details="true"/>
                <table:data-pilot-member table:name="19117" table:display="true" table:show-details="true"/>
                <table:data-pilot-member table:name="22864" table:display="true" table:show-details="true"/>
                <table:data-pilot-member table:name="11292" table:display="true" table:show-details="true"/>
                <table:data-pilot-member table:name="13466" table:display="true" table:show-details="true"/>
                <table:data-pilot-member table:name="23731" table:display="true" table:show-details="true"/>
                <table:data-pilot-member table:name="28672" table:display="true" table:show-details="true"/>
                <table:data-pilot-member table:name="11809" table:display="true" table:show-details="true"/>
                <table:data-pilot-member table:name="19664" table:display="true" table:show-details="true"/>
                <table:data-pilot-member table:name="12121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Marital Statu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Married" table:display="true" table:show-details="true"/>
                <table:data-pilot-member table:name="Single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Incom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40000" table:display="true" table:show-details="true"/>
                <table:data-pilot-member table:name="30000" table:display="true" table:show-details="true"/>
                <table:data-pilot-member table:name="80000" table:display="true" table:show-details="true"/>
                <table:data-pilot-member table:name="70000" table:display="true" table:show-details="true"/>
                <table:data-pilot-member table:name="10000" table:display="true" table:show-details="true"/>
                <table:data-pilot-member table:name="160000" table:display="true" table:show-details="true"/>
                <table:data-pilot-member table:name="20000" table:display="true" table:show-details="true"/>
                <table:data-pilot-member table:name="" table:display="true" table:show-details="true"/>
                <table:data-pilot-member table:name="90000" table:display="true" table:show-details="true"/>
                <table:data-pilot-member table:name="170000" table:display="true" table:show-details="true"/>
                <table:data-pilot-member table:name="60000" table:display="true" table:show-details="true"/>
                <table:data-pilot-member table:name="100000" table:display="true" table:show-details="true"/>
                <table:data-pilot-member table:name="130000" table:display="true" table:show-details="true"/>
                <table:data-pilot-member table:name="120000" table:display="true" table:show-details="true"/>
                <table:data-pilot-member table:name="150000" table:display="true" table:show-details="true"/>
                <table:data-pilot-member table:name="50000" table:display="true" table:show-details="true"/>
                <table:data-pilot-member table:name="11000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hildre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0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Educ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Bachelors" table:display="true" table:show-details="true"/>
                <table:data-pilot-member table:name="Partial College" table:display="true" table:show-details="true"/>
                <table:data-pilot-member table:name="High School" table:display="true" table:show-details="true"/>
                <table:data-pilot-member table:name="Partial High School" table:display="true" table:show-details="true"/>
                <table:data-pilot-member table:name="Graduate Degree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ccup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Skilled Manual" table:display="true" table:show-details="true"/>
                <table:data-pilot-member table:name="Clerical" table:display="true" table:show-details="true"/>
                <table:data-pilot-member table:name="Professional" table:display="true" table:show-details="true"/>
                <table:data-pilot-member table:name="Manual" table:display="true" table:show-details="true"/>
                <table:data-pilot-member table:name="Management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Home Owne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Yes" table:display="true" table:show-details="true"/>
                <table:data-pilot-member table:name="No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ar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" table:display="true" table:show-details="true"/>
                <table:data-pilot-member table:name="3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mmute Distanc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-1 Miles" table:display="true" table:show-details="true"/>
                <table:data-pilot-member table:name="2-5 Miles" table:display="true" table:show-details="true"/>
                <table:data-pilot-member table:name="5-10 Miles" table:display="true" table:show-details="true"/>
                <table:data-pilot-member table:name="1-2 Miles" table:display="true" table:show-details="true"/>
                <table:data-pilot-member table:name="10+ Miles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Reg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Europe" table:display="true" table:show-details="true"/>
                <table:data-pilot-member table:name="Pacific" table:display="true" table:show-details="true"/>
                <table:data-pilot-member table:name="North America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Ag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42" table:display="true" table:show-details="true"/>
                <table:data-pilot-member table:name="43" table:display="true" table:show-details="true"/>
                <table:data-pilot-member table:name="60" table:display="true" table:show-details="true"/>
                <table:data-pilot-member table:name="41" table:display="true" table:show-details="true"/>
                <table:data-pilot-member table:name="36" table:display="true" table:show-details="true"/>
                <table:data-pilot-member table:name="50" table:display="true" table:show-details="true"/>
                <table:data-pilot-member table:name="33" table:display="true" table:show-details="true"/>
                <table:data-pilot-member table:name="58" table:display="true" table:show-details="true"/>
                <table:data-pilot-member table:name="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35" table:display="true" table:show-details="true"/>
                <table:data-pilot-member table:name="45" table:display="true" table:show-details="true"/>
                <table:data-pilot-member table:name="38" table:display="true" table:show-details="true"/>
                <table:data-pilot-member table:name="59" table:display="true" table:show-details="true"/>
                <table:data-pilot-member table:name="47" table:display="true" table:show-details="true"/>
                <table:data-pilot-member table:name="56" table:display="true" table:show-details="true"/>
                <table:data-pilot-member table:name="34" table:display="true" table:show-details="true"/>
                <table:data-pilot-member table:name="63" table:display="true" table:show-details="true"/>
                <table:data-pilot-member table:name="29" table:display="true" table:show-details="true"/>
                <table:data-pilot-member table:name="40" table:display="true" table:show-details="true"/>
                <table:data-pilot-member table:name="44" table:display="true" table:show-details="true"/>
                <table:data-pilot-member table:name="32" table:display="true" table:show-details="true"/>
                <table:data-pilot-member table:name="26" table:display="true" table:show-details="true"/>
                <table:data-pilot-member table:name="31" table:display="true" table:show-details="true"/>
                <table:data-pilot-member table:name="62" table:display="true" table:show-details="true"/>
                <table:data-pilot-member table:name="30" table:display="true" table:show-details="true"/>
                <table:data-pilot-member table:name="28" table:display="true" table:show-details="true"/>
                <table:data-pilot-member table:name="65" table:display="true" table:show-details="true"/>
                <table:data-pilot-member table:name="48" table:display="true" table:show-details="true"/>
                <table:data-pilot-member table:name="66" table:display="true" table:show-details="true"/>
                <table:data-pilot-member table:name="46" table:display="true" table:show-details="true"/>
                <table:data-pilot-member table:name="52" table:display="true" table:show-details="true"/>
                <table:data-pilot-member table:name="39" table:display="true" table:show-details="true"/>
                <table:data-pilot-member table:name="61" table:display="true" table:show-details="true"/>
                <table:data-pilot-member table:name="37" table:display="true" table:show-details="true"/>
                <table:data-pilot-member table:name="68" table:display="true" table:show-details="true"/>
                <table:data-pilot-member table:name="51" table:display="true" table:show-details="true"/>
                <table:data-pilot-member table:name="49" table:display="true" table:show-details="true"/>
                <table:data-pilot-member table:name="53" table:display="true" table:show-details="true"/>
                <table:data-pilot-member table:name="27" table:display="true" table:show-details="true"/>
                <table:data-pilot-member table:name="25" table:display="true" table:show-details="true"/>
                <table:data-pilot-member table:name="67" table:display="true" table:show-details="true"/>
                <table:data-pilot-member table:name="57" table:display="true" table:show-details="true"/>
                <table:data-pilot-member table:name="70" table:display="true" table:show-details="true"/>
                <table:data-pilot-member table:name="78" table:display="true" table:show-details="true"/>
                <table:data-pilot-member table:name="69" table:display="true" table:show-details="true"/>
                <table:data-pilot-member table:name="64" table:display="true" table:show-details="true"/>
                <table:data-pilot-member table:name="89" table:display="true" table:show-details="true"/>
                <table:data-pilot-member table:name="80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1" table:display="true" table:show-details="true"/>
                <table:data-pilot-member table:name="72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Gender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  <table:data-pilot-member table:name="Female" table:display="true" table:show-details="true"/>
                <table:data-pilot-member table:name="Male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urchased Bike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  <table:data-pilot-member table:name="No" table:display="true" table:show-details="true"/>
                <table:data-pilot-member table:name="Yes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urchased Bike" table:orientation="data" table:used-hierarchy="-1" table:function="count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  <table:data-pilot-member table:name="No" table:display="true" table:show-details="true"/>
                <table:data-pilot-member table:name="Yes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Pivot Tables 3" table:application-data="" table:target-range-address="'Pivot Tables'.E8:'Pivot Tables'.G12" table:buttons="'Pivot Tables'.E9 'Pivot Tables'.F8" table:grand-total="none" table:show-filter-button="false">
          <table:source-cell-range table:cell-range-address="bike_buyers.A1:bike_buyers.M1003"/>
          <table:data-pilot-field table:source-field-name="I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2496" table:display="true" table:show-details="true"/>
                <table:data-pilot-member table:name="24107" table:display="true" table:show-details="true"/>
                <table:data-pilot-member table:name="14177" table:display="true" table:show-details="true"/>
                <table:data-pilot-member table:name="24381" table:display="true" table:show-details="true"/>
                <table:data-pilot-member table:name="25597" table:display="true" table:show-details="true"/>
                <table:data-pilot-member table:name="13507" table:display="true" table:show-details="true"/>
                <table:data-pilot-member table:name="27974" table:display="true" table:show-details="true"/>
                <table:data-pilot-member table:name="19364" table:display="true" table:show-details="true"/>
                <table:data-pilot-member table:name="22155" table:display="true" table:show-details="true"/>
                <table:data-pilot-member table:name="19280" table:display="true" table:show-details="true"/>
                <table:data-pilot-member table:name="22173" table:display="true" table:show-details="true"/>
                <table:data-pilot-member table:name="12697" table:display="true" table:show-details="true"/>
                <table:data-pilot-member table:name="11434" table:display="true" table:show-details="true"/>
                <table:data-pilot-member table:name="25323" table:display="true" table:show-details="true"/>
                <table:data-pilot-member table:name="23542" table:display="true" table:show-details="true"/>
                <table:data-pilot-member table:name="20870" table:display="true" table:show-details="true"/>
                <table:data-pilot-member table:name="23316" table:display="true" table:show-details="true"/>
                <table:data-pilot-member table:name="12610" table:display="true" table:show-details="true"/>
                <table:data-pilot-member table:name="27183" table:display="true" table:show-details="true"/>
                <table:data-pilot-member table:name="25940" table:display="true" table:show-details="true"/>
                <table:data-pilot-member table:name="25598" table:display="true" table:show-details="true"/>
                <table:data-pilot-member table:name="21564" table:display="true" table:show-details="true"/>
                <table:data-pilot-member table:name="19193" table:display="true" table:show-details="true"/>
                <table:data-pilot-member table:name="26412" table:display="true" table:show-details="true"/>
                <table:data-pilot-member table:name="27184" table:display="true" table:show-details="true"/>
                <table:data-pilot-member table:name="12590" table:display="true" table:show-details="true"/>
                <table:data-pilot-member table:name="17841" table:display="true" table:show-details="true"/>
                <table:data-pilot-member table:name="18283" table:display="true" table:show-details="true"/>
                <table:data-pilot-member table:name="18299" table:display="true" table:show-details="true"/>
                <table:data-pilot-member table:name="16466" table:display="true" table:show-details="true"/>
                <table:data-pilot-member table:name="19273" table:display="true" table:show-details="true"/>
                <table:data-pilot-member table:name="22400" table:display="true" table:show-details="true"/>
                <table:data-pilot-member table:name="20942" table:display="true" table:show-details="true"/>
                <table:data-pilot-member table:name="18484" table:display="true" table:show-details="true"/>
                <table:data-pilot-member table:name="12291" table:display="true" table:show-details="true"/>
                <table:data-pilot-member table:name="28380" table:display="true" table:show-details="true"/>
                <table:data-pilot-member table:name="17891" table:display="true" table:show-details="true"/>
                <table:data-pilot-member table:name="27832" table:display="true" table:show-details="true"/>
                <table:data-pilot-member table:name="26863" table:display="true" table:show-details="true"/>
                <table:data-pilot-member table:name="16259" table:display="true" table:show-details="true"/>
                <table:data-pilot-member table:name="27803" table:display="true" table:show-details="true"/>
                <table:data-pilot-member table:name="14347" table:display="true" table:show-details="true"/>
                <table:data-pilot-member table:name="17703" table:display="true" table:show-details="true"/>
                <table:data-pilot-member table:name="17185" table:display="true" table:show-details="true"/>
                <table:data-pilot-member table:name="29380" table:display="true" table:show-details="true"/>
                <table:data-pilot-member table:name="23986" table:display="true" table:show-details="true"/>
                <table:data-pilot-member table:name="24466" table:display="true" table:show-details="true"/>
                <table:data-pilot-member table:name="29097" table:display="true" table:show-details="true"/>
                <table:data-pilot-member table:name="19487" table:display="true" table:show-details="true"/>
                <table:data-pilot-member table:name="14939" table:display="true" table:show-details="true"/>
                <table:data-pilot-member table:name="13826" table:display="true" table:show-details="true"/>
                <table:data-pilot-member table:name="20619" table:display="true" table:show-details="true"/>
                <table:data-pilot-member table:name="12558" table:display="true" table:show-details="true"/>
                <table:data-pilot-member table:name="24871" table:display="true" table:show-details="true"/>
                <table:data-pilot-member table:name="17319" table:display="true" table:show-details="true"/>
                <table:data-pilot-member table:name="28906" table:display="true" table:show-details="true"/>
                <table:data-pilot-member table:name="12808" table:display="true" table:show-details="true"/>
                <table:data-pilot-member table:name="20567" table:display="true" table:show-details="true"/>
                <table:data-pilot-member table:name="25502" table:display="true" table:show-details="true"/>
                <table:data-pilot-member table:name="15580" table:display="true" table:show-details="true"/>
                <table:data-pilot-member table:name="24185" table:display="true" table:show-details="true"/>
                <table:data-pilot-member table:name="19291" table:display="true" table:show-details="true"/>
                <table:data-pilot-member table:name="16713" table:display="true" table:show-details="true"/>
                <table:data-pilot-member table:name="16185" table:display="true" table:show-details="true"/>
                <table:data-pilot-member table:name="14927" table:display="true" table:show-details="true"/>
                <table:data-pilot-member table:name="29337" table:display="true" table:show-details="true"/>
                <table:data-pilot-member table:name="29355" table:display="true" table:show-details="true"/>
                <table:data-pilot-member table:name="25303" table:display="true" table:show-details="true"/>
                <table:data-pilot-member table:name="14813" table:display="true" table:show-details="true"/>
                <table:data-pilot-member table:name="16438" table:display="true" table:show-details="true"/>
                <table:data-pilot-member table:name="14238" table:display="true" table:show-details="true"/>
                <table:data-pilot-member table:name="16200" table:display="true" table:show-details="true"/>
                <table:data-pilot-member table:name="24857" table:display="true" table:show-details="true"/>
                <table:data-pilot-member table:name="26956" table:display="true" table:show-details="true"/>
                <table:data-pilot-member table:name="14517" table:display="true" table:show-details="true"/>
                <table:data-pilot-member table:name="12678" table:display="true" table:show-details="true"/>
                <table:data-pilot-member table:name="16188" table:display="true" table:show-details="true"/>
                <table:data-pilot-member table:name="27969" table:display="true" table:show-details="true"/>
                <table:data-pilot-member table:name="15752" table:display="true" table:show-details="true"/>
                <table:data-pilot-member table:name="27745" table:display="true" table:show-details="true"/>
                <table:data-pilot-member table:name="20828" table:display="true" table:show-details="true"/>
                <table:data-pilot-member table:name="19461" table:display="true" table:show-details="true"/>
                <table:data-pilot-member table:name="26941" table:display="true" table:show-details="true"/>
                <table:data-pilot-member table:name="28412" table:display="true" table:show-details="true"/>
                <table:data-pilot-member table:name="24485" table:display="true" table:show-details="true"/>
                <table:data-pilot-member table:name="16514" table:display="true" table:show-details="true"/>
                <table:data-pilot-member table:name="17191" table:display="true" table:show-details="true"/>
                <table:data-pilot-member table:name="19608" table:display="true" table:show-details="true"/>
                <table:data-pilot-member table:name="24119" table:display="true" table:show-details="true"/>
                <table:data-pilot-member table:name="25458" table:display="true" table:show-details="true"/>
                <table:data-pilot-member table:name="26886" table:display="true" table:show-details="true"/>
                <table:data-pilot-member table:name="28436" table:display="true" table:show-details="true"/>
                <table:data-pilot-member table:name="19562" table:display="true" table:show-details="true"/>
                <table:data-pilot-member table:name="15608" table:display="true" table:show-details="true"/>
                <table:data-pilot-member table:name="16487" table:display="true" table:show-details="true"/>
                <table:data-pilot-member table:name="17197" table:display="true" table:show-details="true"/>
                <table:data-pilot-member table:name="12507" table:display="true" table:show-details="true"/>
                <table:data-pilot-member table:name="23940" table:display="true" table:show-details="true"/>
                <table:data-pilot-member table:name="19441" table:display="true" table:show-details="true"/>
                <table:data-pilot-member table:name="26852" table:display="true" table:show-details="true"/>
                <table:data-pilot-member table:name="12274" table:display="true" table:show-details="true"/>
                <table:data-pilot-member table:name="20236" table:display="true" table:show-details="true"/>
                <table:data-pilot-member table:name="24149" table:display="true" table:show-details="true"/>
                <table:data-pilot-member table:name="26139" table:display="true" table:show-details="true"/>
                <table:data-pilot-member table:name="18491" table:display="true" table:show-details="true"/>
                <table:data-pilot-member table:name="22707" table:display="true" table:show-details="true"/>
                <table:data-pilot-member table:name="20430" table:display="true" table:show-details="true"/>
                <table:data-pilot-member table:name="27494" table:display="true" table:show-details="true"/>
                <table:data-pilot-member table:name="26829" table:display="true" table:show-details="true"/>
                <table:data-pilot-member table:name="28395" table:display="true" table:show-details="true"/>
                <table:data-pilot-member table:name="21006" table:display="true" table:show-details="true"/>
                <table:data-pilot-member table:name="14682" table:display="true" table:show-details="true"/>
                <table:data-pilot-member table:name="17650" table:display="true" table:show-details="true"/>
                <table:data-pilot-member table:name="29191" table:display="true" table:show-details="true"/>
                <table:data-pilot-member table:name="15030" table:display="true" table:show-details="true"/>
                <table:data-pilot-member table:name="24140" table:display="true" table:show-details="true"/>
                <table:data-pilot-member table:name="22496" table:display="true" table:show-details="true"/>
                <table:data-pilot-member table:name="24065" table:display="true" table:show-details="true"/>
                <table:data-pilot-member table:name="19914" table:display="true" table:show-details="true"/>
                <table:data-pilot-member table:name="12871" table:display="true" table:show-details="true"/>
                <table:data-pilot-member table:name="22988" table:display="true" table:show-details="true"/>
                <table:data-pilot-member table:name="15922" table:display="true" table:show-details="true"/>
                <table:data-pilot-member table:name="12344" table:display="true" table:show-details="true"/>
                <table:data-pilot-member table:name="23627" table:display="true" table:show-details="true"/>
                <table:data-pilot-member table:name="27775" table:display="true" table:show-details="true"/>
                <table:data-pilot-member table:name="29301" table:display="true" table:show-details="true"/>
                <table:data-pilot-member table:name="12716" table:display="true" table:show-details="true"/>
                <table:data-pilot-member table:name="12472" table:display="true" table:show-details="true"/>
                <table:data-pilot-member table:name="20970" table:display="true" table:show-details="true"/>
                <table:data-pilot-member table:name="26818" table:display="true" table:show-details="true"/>
                <table:data-pilot-member table:name="12993" table:display="true" table:show-details="true"/>
                <table:data-pilot-member table:name="14192" table:display="true" table:show-details="true"/>
                <table:data-pilot-member table:name="19477" table:display="true" table:show-details="true"/>
                <table:data-pilot-member table:name="26796" table:display="true" table:show-details="true"/>
                <table:data-pilot-member table:name="21094" table:display="true" table:show-details="true"/>
                <table:data-pilot-member table:name="12234" table:display="true" table:show-details="true"/>
                <table:data-pilot-member table:name="28683" table:display="true" table:show-details="true"/>
                <table:data-pilot-member table:name="17994" table:display="true" table:show-details="true"/>
                <table:data-pilot-member table:name="24273" table:display="true" table:show-details="true"/>
                <table:data-pilot-member table:name="26547" table:display="true" table:show-details="true"/>
                <table:data-pilot-member table:name="22500" table:display="true" table:show-details="true"/>
                <table:data-pilot-member table:name="23993" table:display="true" table:show-details="true"/>
                <table:data-pilot-member table:name="14832" table:display="true" table:show-details="true"/>
                <table:data-pilot-member table:name="16614" table:display="true" table:show-details="true"/>
                <table:data-pilot-member table:name="20877" table:display="true" table:show-details="true"/>
                <table:data-pilot-member table:name="20729" table:display="true" table:show-details="true"/>
                <table:data-pilot-member table:name="22464" table:display="true" table:show-details="true"/>
                <table:data-pilot-member table:name="19475" table:display="true" table:show-details="true"/>
                <table:data-pilot-member table:name="19675" table:display="true" table:show-details="true"/>
                <table:data-pilot-member table:name="12728" table:display="true" table:show-details="true"/>
                <table:data-pilot-member table:name="26154" table:display="true" table:show-details="true"/>
                <table:data-pilot-member table:name="29117" table:display="true" table:show-details="true"/>
                <table:data-pilot-member table:name="17845" table:display="true" table:show-details="true"/>
                <table:data-pilot-member table:name="25058" table:display="true" table:show-details="true"/>
                <table:data-pilot-member table:name="23426" table:display="true" table:show-details="true"/>
                <table:data-pilot-member table:name="14798" table:display="true" table:show-details="true"/>
                <table:data-pilot-member table:name="12664" table:display="true" table:show-details="true"/>
                <table:data-pilot-member table:name="23979" table:display="true" table:show-details="true"/>
                <table:data-pilot-member table:name="25605" table:display="true" table:show-details="true"/>
                <table:data-pilot-member table:name="20797" table:display="true" table:show-details="true"/>
                <table:data-pilot-member table:name="21980" table:display="true" table:show-details="true"/>
                <table:data-pilot-member table:name="25460" table:display="true" table:show-details="true"/>
                <table:data-pilot-member table:name="29181" table:display="true" table:show-details="true"/>
                <table:data-pilot-member table:name="24279" table:display="true" table:show-details="true"/>
                <table:data-pilot-member table:name="22402" table:display="true" table:show-details="true"/>
                <table:data-pilot-member table:name="15465" table:display="true" table:show-details="true"/>
                <table:data-pilot-member table:name="26757" table:display="true" table:show-details="true"/>
                <table:data-pilot-member table:name="14233" table:display="true" table:show-details="true"/>
                <table:data-pilot-member table:name="14058" table:display="true" table:show-details="true"/>
                <table:data-pilot-member table:name="12273" table:display="true" table:show-details="true"/>
                <table:data-pilot-member table:name="17203" table:display="true" table:show-details="true"/>
                <table:data-pilot-member table:name="18144" table:display="true" table:show-details="true"/>
                <table:data-pilot-member table:name="23963" table:display="true" table:show-details="true"/>
                <table:data-pilot-member table:name="17907" table:display="true" table:show-details="true"/>
                <table:data-pilot-member table:name="19442" table:display="true" table:show-details="true"/>
                <table:data-pilot-member table:name="17504" table:display="true" table:show-details="true"/>
                <table:data-pilot-member table:name="12253" table:display="true" table:show-details="true"/>
                <table:data-pilot-member table:name="27304" table:display="true" table:show-details="true"/>
                <table:data-pilot-member table:name="14191" table:display="true" table:show-details="true"/>
                <table:data-pilot-member table:name="12212" table:display="true" table:show-details="true"/>
                <table:data-pilot-member table:name="25529" table:display="true" table:show-details="true"/>
                <table:data-pilot-member table:name="22170" table:display="true" table:show-details="true"/>
                <table:data-pilot-member table:name="19445" table:display="true" table:show-details="true"/>
                <table:data-pilot-member table:name="15265" table:display="true" table:show-details="true"/>
                <table:data-pilot-member table:name="28918" table:display="true" table:show-details="true"/>
                <table:data-pilot-member table:name="15799" table:display="true" table:show-details="true"/>
                <table:data-pilot-member table:name="11047" table:display="true" table:show-details="true"/>
                <table:data-pilot-member table:name="18151" table:display="true" table:show-details="true"/>
                <table:data-pilot-member table:name="20606" table:display="true" table:show-details="true"/>
                <table:data-pilot-member table:name="19482" table:display="true" table:show-details="true"/>
                <table:data-pilot-member table:name="16489" table:display="true" table:show-details="true"/>
                <table:data-pilot-member table:name="26944" table:display="true" table:show-details="true"/>
                <table:data-pilot-member table:name="15682" table:display="true" table:show-details="true"/>
                <table:data-pilot-member table:name="26032" table:display="true" table:show-details="true"/>
                <table:data-pilot-member table:name="17843" table:display="true" table:show-details="true"/>
                <table:data-pilot-member table:name="25559" table:display="true" table:show-details="true"/>
                <table:data-pilot-member table:name="16209" table:display="true" table:show-details="true"/>
                <table:data-pilot-member table:name="11147" table:display="true" table:show-details="true"/>
                <table:data-pilot-member table:name="15214" table:display="true" table:show-details="true"/>
                <table:data-pilot-member table:name="11453" table:display="true" table:show-details="true"/>
                <table:data-pilot-member table:name="24584" table:display="true" table:show-details="true"/>
                <table:data-pilot-member table:name="12585" table:display="true" table:show-details="true"/>
                <table:data-pilot-member table:name="18626" table:display="true" table:show-details="true"/>
                <table:data-pilot-member table:name="29298" table:display="true" table:show-details="true"/>
                <table:data-pilot-member table:name="24842" table:display="true" table:show-details="true"/>
                <table:data-pilot-member table:name="15657" table:display="true" table:show-details="true"/>
                <table:data-pilot-member table:name="11415" table:display="true" table:show-details="true"/>
                <table:data-pilot-member table:name="28729" table:display="true" table:show-details="true"/>
                <table:data-pilot-member table:name="22633" table:display="true" table:show-details="true"/>
                <table:data-pilot-member table:name="25649" table:display="true" table:show-details="true"/>
                <table:data-pilot-member table:name="14669" table:display="true" table:show-details="true"/>
                <table:data-pilot-member table:name="19299" table:display="true" table:show-details="true"/>
                <table:data-pilot-member table:name="20946" table:display="true" table:show-details="true"/>
                <table:data-pilot-member table:name="11451" table:display="true" table:show-details="true"/>
                <table:data-pilot-member table:name="25553" table:display="true" table:show-details="true"/>
                <table:data-pilot-member table:name="27951" table:display="true" table:show-details="true"/>
                <table:data-pilot-member table:name="25026" table:display="true" table:show-details="true"/>
                <table:data-pilot-member table:name="13673" table:display="true" table:show-details="true"/>
                <table:data-pilot-member table:name="16043" table:display="true" table:show-details="true"/>
                <table:data-pilot-member table:name="22399" table:display="true" table:show-details="true"/>
                <table:data-pilot-member table:name="27696" table:display="true" table:show-details="true"/>
                <table:data-pilot-member table:name="25313" table:display="true" table:show-details="true"/>
                <table:data-pilot-member table:name="13813" table:display="true" table:show-details="true"/>
                <table:data-pilot-member table:name="18711" table:display="true" table:show-details="true"/>
                <table:data-pilot-member table:name="19650" table:display="true" table:show-details="true"/>
                <table:data-pilot-member table:name="14135" table:display="true" table:show-details="true"/>
                <table:data-pilot-member table:name="12833" table:display="true" table:show-details="true"/>
                <table:data-pilot-member table:name="26849" table:display="true" table:show-details="true"/>
                <table:data-pilot-member table:name="20962" table:display="true" table:show-details="true"/>
                <table:data-pilot-member table:name="28915" table:display="true" table:show-details="true"/>
                <table:data-pilot-member table:name="22830" table:display="true" table:show-details="true"/>
                <table:data-pilot-member table:name="14777" table:display="true" table:show-details="true"/>
                <table:data-pilot-member table:name="12591" table:display="true" table:show-details="true"/>
                <table:data-pilot-member table:name="24174" table:display="true" table:show-details="true"/>
                <table:data-pilot-member table:name="24611" table:display="true" table:show-details="true"/>
                <table:data-pilot-member table:name="11340" table:display="true" table:show-details="true"/>
                <table:data-pilot-member table:name="25693" table:display="true" table:show-details="true"/>
                <table:data-pilot-member table:name="25555" table:display="true" table:show-details="true"/>
                <table:data-pilot-member table:name="22006" table:display="true" table:show-details="true"/>
                <table:data-pilot-member table:name="20060" table:display="true" table:show-details="true"/>
                <table:data-pilot-member table:name="17702" table:display="true" table:show-details="true"/>
                <table:data-pilot-member table:name="12503" table:display="true" table:show-details="true"/>
                <table:data-pilot-member table:name="23908" table:display="true" table:show-details="true"/>
                <table:data-pilot-member table:name="22527" table:display="true" table:show-details="true"/>
                <table:data-pilot-member table:name="19057" table:display="true" table:show-details="true"/>
                <table:data-pilot-member table:name="18494" table:display="true" table:show-details="true"/>
                <table:data-pilot-member table:name="11249" table:display="true" table:show-details="true"/>
                <table:data-pilot-member table:name="21568" table:display="true" table:show-details="true"/>
                <table:data-pilot-member table:name="13981" table:display="true" table:show-details="true"/>
                <table:data-pilot-member table:name="23432" table:display="true" table:show-details="true"/>
                <table:data-pilot-member table:name="22931" table:display="true" table:show-details="true"/>
                <table:data-pilot-member table:name="18172" table:display="true" table:show-details="true"/>
                <table:data-pilot-member table:name="12666" table:display="true" table:show-details="true"/>
                <table:data-pilot-member table:name="20598" table:display="true" table:show-details="true"/>
                <table:data-pilot-member table:name="21375" table:display="true" table:show-details="true"/>
                <table:data-pilot-member table:name="20839" table:display="true" table:show-details="true"/>
                <table:data-pilot-member table:name="21738" table:display="true" table:show-details="true"/>
                <table:data-pilot-member table:name="14164" table:display="true" table:show-details="true"/>
                <table:data-pilot-member table:name="14193" table:display="true" table:show-details="true"/>
                <table:data-pilot-member table:name="12705" table:display="true" table:show-details="true"/>
                <table:data-pilot-member table:name="22672" table:display="true" table:show-details="true"/>
                <table:data-pilot-member table:name="26219" table:display="true" table:show-details="true"/>
                <table:data-pilot-member table:name="28468" table:display="true" table:show-details="true"/>
                <table:data-pilot-member table:name="23419" table:display="true" table:show-details="true"/>
                <table:data-pilot-member table:name="17964" table:display="true" table:show-details="true"/>
                <table:data-pilot-member table:name="20919" table:display="true" table:show-details="true"/>
                <table:data-pilot-member table:name="20927" table:display="true" table:show-details="true"/>
                <table:data-pilot-member table:name="13133" table:display="true" table:show-details="true"/>
                <table:data-pilot-member table:name="19626" table:display="true" table:show-details="true"/>
                <table:data-pilot-member table:name="21039" table:display="true" table:show-details="true"/>
                <table:data-pilot-member table:name="12231" table:display="true" table:show-details="true"/>
                <table:data-pilot-member table:name="25665" table:display="true" table:show-details="true"/>
                <table:data-pilot-member table:name="24061" table:display="true" table:show-details="true"/>
                <table:data-pilot-member table:name="26879" table:display="true" table:show-details="true"/>
                <table:data-pilot-member table:name="12284" table:display="true" table:show-details="true"/>
                <table:data-pilot-member table:name="26654" table:display="true" table:show-details="true"/>
                <table:data-pilot-member table:name="14545" table:display="true" table:show-details="true"/>
                <table:data-pilot-member table:name="24201" table:display="true" table:show-details="true"/>
                <table:data-pilot-member table:name="20625" table:display="true" table:show-details="true"/>
                <table:data-pilot-member table:name="16390" table:display="true" table:show-details="true"/>
                <table:data-pilot-member table:name="14804" table:display="true" table:show-details="true"/>
                <table:data-pilot-member table:name="12629" table:display="true" table:show-details="true"/>
                <table:data-pilot-member table:name="14696" table:display="true" table:show-details="true"/>
                <table:data-pilot-member table:name="22005" table:display="true" table:show-details="true"/>
                <table:data-pilot-member table:name="14544" table:display="true" table:show-details="true"/>
                <table:data-pilot-member table:name="14312" table:display="true" table:show-details="true"/>
                <table:data-pilot-member table:name="29120" table:display="true" table:show-details="true"/>
                <table:data-pilot-member table:name="24187" table:display="true" table:show-details="true"/>
                <table:data-pilot-member table:name="15758" table:display="true" table:show-details="true"/>
                <table:data-pilot-member table:name="29094" table:display="true" table:show-details="true"/>
                <table:data-pilot-member table:name="28319" table:display="true" table:show-details="true"/>
                <table:data-pilot-member table:name="16406" table:display="true" table:show-details="true"/>
                <table:data-pilot-member table:name="20923" table:display="true" table:show-details="true"/>
                <table:data-pilot-member table:name="11378" table:display="true" table:show-details="true"/>
                <table:data-pilot-member table:name="20851" table:display="true" table:show-details="true"/>
                <table:data-pilot-member table:name="21557" table:display="true" table:show-details="true"/>
                <table:data-pilot-member table:name="26663" table:display="true" table:show-details="true"/>
                <table:data-pilot-member table:name="11896" table:display="true" table:show-details="true"/>
                <table:data-pilot-member table:name="14189" table:display="true" table:show-details="true"/>
                <table:data-pilot-member table:name="13136" table:display="true" table:show-details="true"/>
                <table:data-pilot-member table:name="25906" table:display="true" table:show-details="true"/>
                <table:data-pilot-member table:name="17926" table:display="true" table:show-details="true"/>
                <table:data-pilot-member table:name="26928" table:display="true" table:show-details="true"/>
                <table:data-pilot-member table:name="20897" table:display="true" table:show-details="true"/>
                <table:data-pilot-member table:name="28207" table:display="true" table:show-details="true"/>
                <table:data-pilot-member table:name="25923" table:display="true" table:show-details="true"/>
                <table:data-pilot-member table:name="11000" table:display="true" table:show-details="true"/>
                <table:data-pilot-member table:name="20974" table:display="true" table:show-details="true"/>
                <table:data-pilot-member table:name="28758" table:display="true" table:show-details="true"/>
                <table:data-pilot-member table:name="11381" table:display="true" table:show-details="true"/>
                <table:data-pilot-member table:name="17522" table:display="true" table:show-details="true"/>
                <table:data-pilot-member table:name="21207" table:display="true" table:show-details="true"/>
                <table:data-pilot-member table:name="28102" table:display="true" table:show-details="true"/>
                <table:data-pilot-member table:name="23105" table:display="true" table:show-details="true"/>
                <table:data-pilot-member table:name="18740" table:display="true" table:show-details="true"/>
                <table:data-pilot-member table:name="21213" table:display="true" table:show-details="true"/>
                <table:data-pilot-member table:name="17352" table:display="true" table:show-details="true"/>
                <table:data-pilot-member table:name="14154" table:display="true" table:show-details="true"/>
                <table:data-pilot-member table:name="19066" table:display="true" table:show-details="true"/>
                <table:data-pilot-member table:name="11386" table:display="true" table:show-details="true"/>
                <table:data-pilot-member table:name="20228" table:display="true" table:show-details="true"/>
                <table:data-pilot-member table:name="16675" table:display="true" table:show-details="true"/>
                <table:data-pilot-member table:name="16410" table:display="true" table:show-details="true"/>
                <table:data-pilot-member table:name="27760" table:display="true" table:show-details="true"/>
                <table:data-pilot-member table:name="22930" table:display="true" table:show-details="true"/>
                <table:data-pilot-member table:name="23780" table:display="true" table:show-details="true"/>
                <table:data-pilot-member table:name="20994" table:display="true" table:show-details="true"/>
                <table:data-pilot-member table:name="28379" table:display="true" table:show-details="true"/>
                <table:data-pilot-member table:name="14865" table:display="true" table:show-details="true"/>
                <table:data-pilot-member table:name="12663" table:display="true" table:show-details="true"/>
                <table:data-pilot-member table:name="24898" table:display="true" table:show-details="true"/>
                <table:data-pilot-member table:name="19508" table:display="true" table:show-details="true"/>
                <table:data-pilot-member table:name="11489" table:display="true" table:show-details="true"/>
                <table:data-pilot-member table:name="18160" table:display="true" table:show-details="true"/>
                <table:data-pilot-member table:name="25241" table:display="true" table:show-details="true"/>
                <table:data-pilot-member table:name="24369" table:display="true" table:show-details="true"/>
                <table:data-pilot-member table:name="27165" table:display="true" table:show-details="true"/>
                <table:data-pilot-member table:name="29424" table:display="true" table:show-details="true"/>
                <table:data-pilot-member table:name="15926" table:display="true" table:show-details="true"/>
                <table:data-pilot-member table:name="14554" table:display="true" table:show-details="true"/>
                <table:data-pilot-member table:name="16468" table:display="true" table:show-details="true"/>
                <table:data-pilot-member table:name="19174" table:display="true" table:show-details="true"/>
                <table:data-pilot-member table:name="19183" table:display="true" table:show-details="true"/>
                <table:data-pilot-member table:name="13683" table:display="true" table:show-details="true"/>
                <table:data-pilot-member table:name="17848" table:display="true" table:show-details="true"/>
                <table:data-pilot-member table:name="17894" table:display="true" table:show-details="true"/>
                <table:data-pilot-member table:name="25651" table:display="true" table:show-details="true"/>
                <table:data-pilot-member table:name="22936" table:display="true" table:show-details="true"/>
                <table:data-pilot-member table:name="23915" table:display="true" table:show-details="true"/>
                <table:data-pilot-member table:name="24121" table:display="true" table:show-details="true"/>
                <table:data-pilot-member table:name="27878" table:display="true" table:show-details="true"/>
                <table:data-pilot-member table:name="13572" table:display="true" table:show-details="true"/>
                <table:data-pilot-member table:name="27941" table:display="true" table:show-details="true"/>
                <table:data-pilot-member table:name="26354" table:display="true" table:show-details="true"/>
                <table:data-pilot-member table:name="14785" table:display="true" table:show-details="true"/>
                <table:data-pilot-member table:name="17238" table:display="true" table:show-details="true"/>
                <table:data-pilot-member table:name="23608" table:display="true" table:show-details="true"/>
                <table:data-pilot-member table:name="22538" table:display="true" table:show-details="true"/>
                <table:data-pilot-member table:name="12332" table:display="true" table:show-details="true"/>
                <table:data-pilot-member table:name="17230" table:display="true" table:show-details="true"/>
                <table:data-pilot-member table:name="13082" table:display="true" table:show-details="true"/>
                <table:data-pilot-member table:name="22518" table:display="true" table:show-details="true"/>
                <table:data-pilot-member table:name="13687" table:display="true" table:show-details="true"/>
                <table:data-pilot-member table:name="23571" table:display="true" table:show-details="true"/>
                <table:data-pilot-member table:name="19305" table:display="true" table:show-details="true"/>
                <table:data-pilot-member table:name="22636" table:display="true" table:show-details="true"/>
                <table:data-pilot-member table:name="17310" table:display="true" table:show-details="true"/>
                <table:data-pilot-member table:name="12133" table:display="true" table:show-details="true"/>
                <table:data-pilot-member table:name="25918" table:display="true" table:show-details="true"/>
                <table:data-pilot-member table:name="25752" table:display="true" table:show-details="true"/>
                <table:data-pilot-member table:name="17324" table:display="true" table:show-details="true"/>
                <table:data-pilot-member table:name="22918" table:display="true" table:show-details="true"/>
                <table:data-pilot-member table:name="12510" table:display="true" table:show-details="true"/>
                <table:data-pilot-member table:name="25512" table:display="true" table:show-details="true"/>
                <table:data-pilot-member table:name="16179" table:display="true" table:show-details="true"/>
                <table:data-pilot-member table:name="15628" table:display="true" table:show-details="true"/>
                <table:data-pilot-member table:name="20977" table:display="true" table:show-details="true"/>
                <table:data-pilot-member table:name="18140" table:display="true" table:show-details="true"/>
                <table:data-pilot-member table:name="20417" table:display="true" table:show-details="true"/>
                <table:data-pilot-member table:name="18267" table:display="true" table:show-details="true"/>
                <table:data-pilot-member table:name="13620" table:display="true" table:show-details="true"/>
                <table:data-pilot-member table:name="22974" table:display="true" table:show-details="true"/>
                <table:data-pilot-member table:name="13586" table:display="true" table:show-details="true"/>
                <table:data-pilot-member table:name="17978" table:display="true" table:show-details="true"/>
                <table:data-pilot-member table:name="12581" table:display="true" table:show-details="true"/>
                <table:data-pilot-member table:name="18018" table:display="true" table:show-details="true"/>
                <table:data-pilot-member table:name="28957" table:display="true" table:show-details="true"/>
                <table:data-pilot-member table:name="13690" table:display="true" table:show-details="true"/>
                <table:data-pilot-member table:name="12568" table:display="true" table:show-details="true"/>
                <table:data-pilot-member table:name="13122" table:display="true" table:show-details="true"/>
                <table:data-pilot-member table:name="21184" table:display="true" table:show-details="true"/>
                <table:data-pilot-member table:name="26150" table:display="true" table:show-details="true"/>
                <table:data-pilot-member table:name="24151" table:display="true" table:show-details="true"/>
                <table:data-pilot-member table:name="23962" table:display="true" table:show-details="true"/>
                <table:data-pilot-member table:name="17793" table:display="true" table:show-details="true"/>
                <table:data-pilot-member table:name="14926" table:display="true" table:show-details="true"/>
                <table:data-pilot-member table:name="16163" table:display="true" table:show-details="true"/>
                <table:data-pilot-member table:name="21365" table:display="true" table:show-details="true"/>
                <table:data-pilot-member table:name="27771" table:display="true" table:show-details="true"/>
                <table:data-pilot-member table:name="26167" table:display="true" table:show-details="true"/>
                <table:data-pilot-member table:name="25792" table:display="true" table:show-details="true"/>
                <table:data-pilot-member table:name="11555" table:display="true" table:show-details="true"/>
                <table:data-pilot-member table:name="22381" table:display="true" table:show-details="true"/>
                <table:data-pilot-member table:name="17882" table:display="true" table:show-details="true"/>
                <table:data-pilot-member table:name="22174" table:display="true" table:show-details="true"/>
                <table:data-pilot-member table:name="22439" table:display="true" table:show-details="true"/>
                <table:data-pilot-member table:name="18012" table:display="true" table:show-details="true"/>
                <table:data-pilot-member table:name="27582" table:display="true" table:show-details="true"/>
                <table:data-pilot-member table:name="12744" table:display="true" table:show-details="true"/>
                <table:data-pilot-member table:name="22821" table:display="true" table:show-details="true"/>
                <table:data-pilot-member table:name="20171" table:display="true" table:show-details="true"/>
                <table:data-pilot-member table:name="11116" table:display="true" table:show-details="true"/>
                <table:data-pilot-member table:name="20053" table:display="true" table:show-details="true"/>
                <table:data-pilot-member table:name="25266" table:display="true" table:show-details="true"/>
                <table:data-pilot-member table:name="17960" table:display="true" table:show-details="true"/>
                <table:data-pilot-member table:name="13961" table:display="true" table:show-details="true"/>
                <table:data-pilot-member table:name="11897" table:display="true" table:show-details="true"/>
                <table:data-pilot-member table:name="11139" table:display="true" table:show-details="true"/>
                <table:data-pilot-member table:name="11576" table:display="true" table:show-details="true"/>
                <table:data-pilot-member table:name="19255" table:display="true" table:show-details="true"/>
                <table:data-pilot-member table:name="18153" table:display="true" table:show-details="true"/>
                <table:data-pilot-member table:name="14547" table:display="true" table:show-details="true"/>
                <table:data-pilot-member table:name="24901" table:display="true" table:show-details="true"/>
                <table:data-pilot-member table:name="27169" table:display="true" table:show-details="true"/>
                <table:data-pilot-member table:name="14805" table:display="true" table:show-details="true"/>
                <table:data-pilot-member table:name="15822" table:display="true" table:show-details="true"/>
                <table:data-pilot-member table:name="19389" table:display="true" table:show-details="true"/>
                <table:data-pilot-member table:name="17048" table:display="true" table:show-details="true"/>
                <table:data-pilot-member table:name="22204" table:display="true" table:show-details="true"/>
                <table:data-pilot-member table:name="12718" table:display="true" table:show-details="true"/>
                <table:data-pilot-member table:name="15019" table:display="true" table:show-details="true"/>
                <table:data-pilot-member table:name="28488" table:display="true" table:show-details="true"/>
                <table:data-pilot-member table:name="21891" table:display="true" table:show-details="true"/>
                <table:data-pilot-member table:name="27814" table:display="true" table:show-details="true"/>
                <table:data-pilot-member table:name="22175" table:display="true" table:show-details="true"/>
                <table:data-pilot-member table:name="29447" table:display="true" table:show-details="true"/>
                <table:data-pilot-member table:name="19784" table:display="true" table:show-details="true"/>
                <table:data-pilot-member table:name="27824" table:display="true" table:show-details="true"/>
                <table:data-pilot-member table:name="24093" table:display="true" table:show-details="true"/>
                <table:data-pilot-member table:name="19618" table:display="true" table:show-details="true"/>
                <table:data-pilot-member table:name="21561" table:display="true" table:show-details="true"/>
                <table:data-pilot-member table:name="11061" table:display="true" table:show-details="true"/>
                <table:data-pilot-member table:name="26651" table:display="true" table:show-details="true"/>
                <table:data-pilot-member table:name="21108" table:display="true" table:show-details="true"/>
                <table:data-pilot-member table:name="12731" table:display="true" table:show-details="true"/>
                <table:data-pilot-member table:name="25307" table:display="true" table:show-details="true"/>
                <table:data-pilot-member table:name="14278" table:display="true" table:show-details="true"/>
                <table:data-pilot-member table:name="20711" table:display="true" table:show-details="true"/>
                <table:data-pilot-member table:name="11383" table:display="true" table:show-details="true"/>
                <table:data-pilot-member table:name="12497" table:display="true" table:show-details="true"/>
                <table:data-pilot-member table:name="16559" table:display="true" table:show-details="true"/>
                <table:data-pilot-member table:name="11585" table:display="true" table:show-details="true"/>
                <table:data-pilot-member table:name="20277" table:display="true" table:show-details="true"/>
                <table:data-pilot-member table:name="26765" table:display="true" table:show-details="true"/>
                <table:data-pilot-member table:name="12389" table:display="true" table:show-details="true"/>
                <table:data-pilot-member table:name="13585" table:display="true" table:show-details="true"/>
                <table:data-pilot-member table:name="26385" table:display="true" table:show-details="true"/>
                <table:data-pilot-member table:name="12236" table:display="true" table:show-details="true"/>
                <table:data-pilot-member table:name="21560" table:display="true" table:show-details="true"/>
                <table:data-pilot-member table:name="21554" table:display="true" table:show-details="true"/>
                <table:data-pilot-member table:name="13662" table:display="true" table:show-details="true"/>
                <table:data-pilot-member table:name="13089" table:display="true" table:show-details="true"/>
                <table:data-pilot-member table:name="14791" table:display="true" table:show-details="true"/>
                <table:data-pilot-member table:name="19331" table:display="true" table:show-details="true"/>
                <table:data-pilot-member table:name="17754" table:display="true" table:show-details="true"/>
                <table:data-pilot-member table:name="11149" table:display="true" table:show-details="true"/>
                <table:data-pilot-member table:name="16549" table:display="true" table:show-details="true"/>
                <table:data-pilot-member table:name="24305" table:display="true" table:show-details="true"/>
                <table:data-pilot-member table:name="18253" table:display="true" table:show-details="true"/>
                <table:data-pilot-member table:name="20147" table:display="true" table:show-details="true"/>
                <table:data-pilot-member table:name="15612" table:display="true" table:show-details="true"/>
                <table:data-pilot-member table:name="28323" table:display="true" table:show-details="true"/>
                <table:data-pilot-member table:name="22634" table:display="true" table:show-details="true"/>
                <table:data-pilot-member table:name="15665" table:display="true" table:show-details="true"/>
                <table:data-pilot-member table:name="27585" table:display="true" table:show-details="true"/>
                <table:data-pilot-member table:name="19748" table:display="true" table:show-details="true"/>
                <table:data-pilot-member table:name="21974" table:display="true" table:show-details="true"/>
                <table:data-pilot-member table:name="14032" table:display="true" table:show-details="true"/>
                <table:data-pilot-member table:name="22610" table:display="true" table:show-details="true"/>
                <table:data-pilot-member table:name="26984" table:display="true" table:show-details="true"/>
                <table:data-pilot-member table:name="18294" table:display="true" table:show-details="true"/>
                <table:data-pilot-member table:name="28564" table:display="true" table:show-details="true"/>
                <table:data-pilot-member table:name="28521" table:display="true" table:show-details="true"/>
                <table:data-pilot-member table:name="15450" table:display="true" table:show-details="true"/>
                <table:data-pilot-member table:name="25681" table:display="true" table:show-details="true"/>
                <table:data-pilot-member table:name="19491" table:display="true" table:show-details="true"/>
                <table:data-pilot-member table:name="26415" table:display="true" table:show-details="true"/>
                <table:data-pilot-member table:name="12821" table:display="true" table:show-details="true"/>
                <table:data-pilot-member table:name="15629" table:display="true" table:show-details="true"/>
                <table:data-pilot-member table:name="27835" table:display="true" table:show-details="true"/>
                <table:data-pilot-member table:name="11738" table:display="true" table:show-details="true"/>
                <table:data-pilot-member table:name="25065" table:display="true" table:show-details="true"/>
                <table:data-pilot-member table:name="26238" table:display="true" table:show-details="true"/>
                <table:data-pilot-member table:name="23707" table:display="true" table:show-details="true"/>
                <table:data-pilot-member table:name="27650" table:display="true" table:show-details="true"/>
                <table:data-pilot-member table:name="24981" table:display="true" table:show-details="true"/>
                <table:data-pilot-member table:name="20678" table:display="true" table:show-details="true"/>
                <table:data-pilot-member table:name="15302" table:display="true" table:show-details="true"/>
                <table:data-pilot-member table:name="26012" table:display="true" table:show-details="true"/>
                <table:data-pilot-member table:name="26575" table:display="true" table:show-details="true"/>
                <table:data-pilot-member table:name="15559" table:display="true" table:show-details="true"/>
                <table:data-pilot-member table:name="19235" table:display="true" table:show-details="true"/>
                <table:data-pilot-member table:name="15275" table:display="true" table:show-details="true"/>
                <table:data-pilot-member table:name="20339" table:display="true" table:show-details="true"/>
                <table:data-pilot-member table:name="25405" table:display="true" table:show-details="true"/>
                <table:data-pilot-member table:name="15940" table:display="true" table:show-details="true"/>
                <table:data-pilot-member table:name="25074" table:display="true" table:show-details="true"/>
                <table:data-pilot-member table:name="24738" table:display="true" table:show-details="true"/>
                <table:data-pilot-member table:name="16337" table:display="true" table:show-details="true"/>
                <table:data-pilot-member table:name="24357" table:display="true" table:show-details="true"/>
                <table:data-pilot-member table:name="18613" table:display="true" table:show-details="true"/>
                <table:data-pilot-member table:name="12207" table:display="true" table:show-details="true"/>
                <table:data-pilot-member table:name="18052" table:display="true" table:show-details="true"/>
                <table:data-pilot-member table:name="13353" table:display="true" table:show-details="true"/>
                <table:data-pilot-member table:name="19399" table:display="true" table:show-details="true"/>
                <table:data-pilot-member table:name="16154" table:display="true" table:show-details="true"/>
                <table:data-pilot-member table:name="22219" table:display="true" table:show-details="true"/>
                <table:data-pilot-member table:name="17269" table:display="true" table:show-details="true"/>
                <table:data-pilot-member table:name="23586" table:display="true" table:show-details="true"/>
                <table:data-pilot-member table:name="15740" table:display="true" table:show-details="true"/>
                <table:data-pilot-member table:name="27638" table:display="true" table:show-details="true"/>
                <table:data-pilot-member table:name="18976" table:display="true" table:show-details="true"/>
                <table:data-pilot-member table:name="19413" table:display="true" table:show-details="true"/>
                <table:data-pilot-member table:name="13283" table:display="true" table:show-details="true"/>
                <table:data-pilot-member table:name="17471" table:display="true" table:show-details="true"/>
                <table:data-pilot-member table:name="16791" table:display="true" table:show-details="true"/>
                <table:data-pilot-member table:name="15382" table:display="true" table:show-details="true"/>
                <table:data-pilot-member table:name="11641" table:display="true" table:show-details="true"/>
                <table:data-pilot-member table:name="11935" table:display="true" table:show-details="true"/>
                <table:data-pilot-member table:name="13233" table:display="true" table:show-details="true"/>
                <table:data-pilot-member table:name="25909" table:display="true" table:show-details="true"/>
                <table:data-pilot-member table:name="14092" table:display="true" table:show-details="true"/>
                <table:data-pilot-member table:name="29143" table:display="true" table:show-details="true"/>
                <table:data-pilot-member table:name="24941" table:display="true" table:show-details="true"/>
                <table:data-pilot-member table:name="24637" table:display="true" table:show-details="true"/>
                <table:data-pilot-member table:name="23893" table:display="true" table:show-details="true"/>
                <table:data-pilot-member table:name="13907" table:display="true" table:show-details="true"/>
                <table:data-pilot-member table:name="14900" table:display="true" table:show-details="true"/>
                <table:data-pilot-member table:name="11262" table:display="true" table:show-details="true"/>
                <table:data-pilot-member table:name="22294" table:display="true" table:show-details="true"/>
                <table:data-pilot-member table:name="12195" table:display="true" table:show-details="true"/>
                <table:data-pilot-member table:name="25375" table:display="true" table:show-details="true"/>
                <table:data-pilot-member table:name="11143" table:display="true" table:show-details="true"/>
                <table:data-pilot-member table:name="25898" table:display="true" table:show-details="true"/>
                <table:data-pilot-member table:name="24397" table:display="true" table:show-details="true"/>
                <table:data-pilot-member table:name="19758" table:display="true" table:show-details="true"/>
                <table:data-pilot-member table:name="15529" table:display="true" table:show-details="true"/>
                <table:data-pilot-member table:name="19884" table:display="true" table:show-details="true"/>
                <table:data-pilot-member table:name="18674" table:display="true" table:show-details="true"/>
                <table:data-pilot-member table:name="13453" table:display="true" table:show-details="true"/>
                <table:data-pilot-member table:name="14063" table:display="true" table:show-details="true"/>
                <table:data-pilot-member table:name="27393" table:display="true" table:show-details="true"/>
                <table:data-pilot-member table:name="14417" table:display="true" table:show-details="true"/>
                <table:data-pilot-member table:name="17533" table:display="true" table:show-details="true"/>
                <table:data-pilot-member table:name="18580" table:display="true" table:show-details="true"/>
                <table:data-pilot-member table:name="17025" table:display="true" table:show-details="true"/>
                <table:data-pilot-member table:name="25293" table:display="true" table:show-details="true"/>
                <table:data-pilot-member table:name="24725" table:display="true" table:show-details="true"/>
                <table:data-pilot-member table:name="23200" table:display="true" table:show-details="true"/>
                <table:data-pilot-member table:name="15895" table:display="true" table:show-details="true"/>
                <table:data-pilot-member table:name="18577" table:display="true" table:show-details="true"/>
                <table:data-pilot-member table:name="27218" table:display="true" table:show-details="true"/>
                <table:data-pilot-member table:name="18560" table:display="true" table:show-details="true"/>
                <table:data-pilot-member table:name="25006" table:display="true" table:show-details="true"/>
                <table:data-pilot-member table:name="17369" table:display="true" table:show-details="true"/>
                <table:data-pilot-member table:name="14495" table:display="true" table:show-details="true"/>
                <table:data-pilot-member table:name="18847" table:display="true" table:show-details="true"/>
                <table:data-pilot-member table:name="14754" table:display="true" table:show-details="true"/>
                <table:data-pilot-member table:name="23378" table:display="true" table:show-details="true"/>
                <table:data-pilot-member table:name="26452" table:display="true" table:show-details="true"/>
                <table:data-pilot-member table:name="20370" table:display="true" table:show-details="true"/>
                <table:data-pilot-member table:name="20528" table:display="true" table:show-details="true"/>
                <table:data-pilot-member table:name="23549" table:display="true" table:show-details="true"/>
                <table:data-pilot-member table:name="21751" table:display="true" table:show-details="true"/>
                <table:data-pilot-member table:name="21266" table:display="true" table:show-details="true"/>
                <table:data-pilot-member table:name="13388" table:display="true" table:show-details="true"/>
                <table:data-pilot-member table:name="18752" table:display="true" table:show-details="true"/>
                <table:data-pilot-member table:name="16917" table:display="true" table:show-details="true"/>
                <table:data-pilot-member table:name="15313" table:display="true" table:show-details="true"/>
                <table:data-pilot-member table:name="25329" table:display="true" table:show-details="true"/>
                <table:data-pilot-member table:name="20380" table:display="true" table:show-details="true"/>
                <table:data-pilot-member table:name="23089" table:display="true" table:show-details="true"/>
                <table:data-pilot-member table:name="13749" table:display="true" table:show-details="true"/>
                <table:data-pilot-member table:name="24943" table:display="true" table:show-details="true"/>
                <table:data-pilot-member table:name="28667" table:display="true" table:show-details="true"/>
                <table:data-pilot-member table:name="15194" table:display="true" table:show-details="true"/>
                <table:data-pilot-member table:name="17436" table:display="true" table:show-details="true"/>
                <table:data-pilot-member table:name="18935" table:display="true" table:show-details="true"/>
                <table:data-pilot-member table:name="16871" table:display="true" table:show-details="true"/>
                <table:data-pilot-member table:name="12100" table:display="true" table:show-details="true"/>
                <table:data-pilot-member table:name="23158" table:display="true" table:show-details="true"/>
                <table:data-pilot-member table:name="18545" table:display="true" table:show-details="true"/>
                <table:data-pilot-member table:name="18391" table:display="true" table:show-details="true"/>
                <table:data-pilot-member table:name="19812" table:display="true" table:show-details="true"/>
                <table:data-pilot-member table:name="27660" table:display="true" table:show-details="true"/>
                <table:data-pilot-member table:name="18058" table:display="true" table:show-details="true"/>
                <table:data-pilot-member table:name="20343" table:display="true" table:show-details="true"/>
                <table:data-pilot-member table:name="28997" table:display="true" table:show-details="true"/>
                <table:data-pilot-member table:name="24398" table:display="true" table:show-details="true"/>
                <table:data-pilot-member table:name="19002" table:display="true" table:show-details="true"/>
                <table:data-pilot-member table:name="28609" table:display="true" table:show-details="true"/>
                <table:data-pilot-member table:name="29231" table:display="true" table:show-details="true"/>
                <table:data-pilot-member table:name="18858" table:display="true" table:show-details="true"/>
                <table:data-pilot-member table:name="20000" table:display="true" table:show-details="true"/>
                <table:data-pilot-member table:name="25261" table:display="true" table:show-details="true"/>
                <table:data-pilot-member table:name="17458" table:display="true" table:show-details="true"/>
                <table:data-pilot-member table:name="11644" table:display="true" table:show-details="true"/>
                <table:data-pilot-member table:name="16145" table:display="true" table:show-details="true"/>
                <table:data-pilot-member table:name="16890" table:display="true" table:show-details="true"/>
                <table:data-pilot-member table:name="25983" table:display="true" table:show-details="true"/>
                <table:data-pilot-member table:name="14633" table:display="true" table:show-details="true"/>
                <table:data-pilot-member table:name="22994" table:display="true" table:show-details="true"/>
                <table:data-pilot-member table:name="22983" table:display="true" table:show-details="true"/>
                <table:data-pilot-member table:name="25184" table:display="true" table:show-details="true"/>
                <table:data-pilot-member table:name="14469" table:display="true" table:show-details="true"/>
                <table:data-pilot-member table:name="11538" table:display="true" table:show-details="true"/>
                <table:data-pilot-member table:name="16245" table:display="true" table:show-details="true"/>
                <table:data-pilot-member table:name="17858" table:display="true" table:show-details="true"/>
                <table:data-pilot-member table:name="25347" table:display="true" table:show-details="true"/>
                <table:data-pilot-member table:name="15814" table:display="true" table:show-details="true"/>
                <table:data-pilot-member table:name="11259" table:display="true" table:show-details="true"/>
                <table:data-pilot-member table:name="11200" table:display="true" table:show-details="true"/>
                <table:data-pilot-member table:name="25101" table:display="true" table:show-details="true"/>
                <table:data-pilot-member table:name="21801" table:display="true" table:show-details="true"/>
                <table:data-pilot-member table:name="25943" table:display="true" table:show-details="true"/>
                <table:data-pilot-member table:name="22127" table:display="true" table:show-details="true"/>
                <table:data-pilot-member table:name="20414" table:display="true" table:show-details="true"/>
                <table:data-pilot-member table:name="23672" table:display="true" table:show-details="true"/>
                <table:data-pilot-member table:name="29255" table:display="true" table:show-details="true"/>
                <table:data-pilot-member table:name="28815" table:display="true" table:show-details="true"/>
                <table:data-pilot-member table:name="27753" table:display="true" table:show-details="true"/>
                <table:data-pilot-member table:name="27643" table:display="true" table:show-details="true"/>
                <table:data-pilot-member table:name="13754" table:display="true" table:show-details="true"/>
                <table:data-pilot-member table:name="22088" table:display="true" table:show-details="true"/>
                <table:data-pilot-member table:name="27388" table:display="true" table:show-details="true"/>
                <table:data-pilot-member table:name="24745" table:display="true" table:show-details="true"/>
                <table:data-pilot-member table:name="29237" table:display="true" table:show-details="true"/>
                <table:data-pilot-member table:name="15272" table:display="true" table:show-details="true"/>
                <table:data-pilot-member table:name="18949" table:display="true" table:show-details="true"/>
                <table:data-pilot-member table:name="14507" table:display="true" table:show-details="true"/>
                <table:data-pilot-member table:name="25886" table:display="true" table:show-details="true"/>
                <table:data-pilot-member table:name="21441" table:display="true" table:show-details="true"/>
                <table:data-pilot-member table:name="21741" table:display="true" table:show-details="true"/>
                <table:data-pilot-member table:name="14572" table:display="true" table:show-details="true"/>
                <table:data-pilot-member table:name="23368" table:display="true" table:show-details="true"/>
                <table:data-pilot-member table:name="16217" table:display="true" table:show-details="true"/>
                <table:data-pilot-member table:name="16247" table:display="true" table:show-details="true"/>
                <table:data-pilot-member table:name="22010" table:display="true" table:show-details="true"/>
                <table:data-pilot-member table:name="25872" table:display="true" table:show-details="true"/>
                <table:data-pilot-member table:name="19164" table:display="true" table:show-details="true"/>
                <table:data-pilot-member table:name="18435" table:display="true" table:show-details="true"/>
                <table:data-pilot-member table:name="14284" table:display="true" table:show-details="true"/>
                <table:data-pilot-member table:name="11287" table:display="true" table:show-details="true"/>
                <table:data-pilot-member table:name="13066" table:display="true" table:show-details="true"/>
                <table:data-pilot-member table:name="29106" table:display="true" table:show-details="true"/>
                <table:data-pilot-member table:name="26236" table:display="true" table:show-details="true"/>
                <table:data-pilot-member table:name="17531" table:display="true" table:show-details="true"/>
                <table:data-pilot-member table:name="12964" table:display="true" table:show-details="true"/>
                <table:data-pilot-member table:name="19133" table:display="true" table:show-details="true"/>
                <table:data-pilot-member table:name="24643" table:display="true" table:show-details="true"/>
                <table:data-pilot-member table:name="21599" table:display="true" table:show-details="true"/>
                <table:data-pilot-member table:name="22976" table:display="true" table:show-details="true"/>
                <table:data-pilot-member table:name="27637" table:display="true" table:show-details="true"/>
                <table:data-pilot-member table:name="11890" table:display="true" table:show-details="true"/>
                <table:data-pilot-member table:name="28580" table:display="true" table:show-details="true"/>
                <table:data-pilot-member table:name="14443" table:display="true" table:show-details="true"/>
                <table:data-pilot-member table:name="17864" table:display="true" table:show-details="true"/>
                <table:data-pilot-member table:name="20505" table:display="true" table:show-details="true"/>
                <table:data-pilot-member table:name="14592" table:display="true" table:show-details="true"/>
                <table:data-pilot-member table:name="22227" table:display="true" table:show-details="true"/>
                <table:data-pilot-member table:name="21471" table:display="true" table:show-details="true"/>
                <table:data-pilot-member table:name="22252" table:display="true" table:show-details="true"/>
                <table:data-pilot-member table:name="21260" table:display="true" table:show-details="true"/>
                <table:data-pilot-member table:name="11817" table:display="true" table:show-details="true"/>
                <table:data-pilot-member table:name="19223" table:display="true" table:show-details="true"/>
                <table:data-pilot-member table:name="18517" table:display="true" table:show-details="true"/>
                <table:data-pilot-member table:name="21717" table:display="true" table:show-details="true"/>
                <table:data-pilot-member table:name="13760" table:display="true" table:show-details="true"/>
                <table:data-pilot-member table:name="18145" table:display="true" table:show-details="true"/>
                <table:data-pilot-member table:name="21770" table:display="true" table:show-details="true"/>
                <table:data-pilot-member table:name="11165" table:display="true" table:show-details="true"/>
                <table:data-pilot-member table:name="16377" table:display="true" table:show-details="true"/>
                <table:data-pilot-member table:name="26248" table:display="true" table:show-details="true"/>
                <table:data-pilot-member table:name="23461" table:display="true" table:show-details="true"/>
                <table:data-pilot-member table:name="29133" table:display="true" table:show-details="true"/>
                <table:data-pilot-member table:name="27673" table:display="true" table:show-details="true"/>
                <table:data-pilot-member table:name="12774" table:display="true" table:show-details="true"/>
                <table:data-pilot-member table:name="18910" table:display="true" table:show-details="true"/>
                <table:data-pilot-member table:name="11699" table:display="true" table:show-details="true"/>
                <table:data-pilot-member table:name="16725" table:display="true" table:show-details="true"/>
                <table:data-pilot-member table:name="28269" table:display="true" table:show-details="true"/>
                <table:data-pilot-member table:name="23144" table:display="true" table:show-details="true"/>
                <table:data-pilot-member table:name="23376" table:display="true" table:show-details="true"/>
                <table:data-pilot-member table:name="25970" table:display="true" table:show-details="true"/>
                <table:data-pilot-member table:name="28068" table:display="true" table:show-details="true"/>
                <table:data-pilot-member table:name="18390" table:display="true" table:show-details="true"/>
                <table:data-pilot-member table:name="29112" table:display="true" table:show-details="true"/>
                <table:data-pilot-member table:name="14090" table:display="true" table:show-details="true"/>
                <table:data-pilot-member table:name="27040" table:display="true" table:show-details="true"/>
                <table:data-pilot-member table:name="23479" table:display="true" table:show-details="true"/>
                <table:data-pilot-member table:name="16795" table:display="true" table:show-details="true"/>
                <table:data-pilot-member table:name="22014" table:display="true" table:show-details="true"/>
                <table:data-pilot-member table:name="13314" table:display="true" table:show-details="true"/>
                <table:data-pilot-member table:name="11619" table:display="true" table:show-details="true"/>
                <table:data-pilot-member table:name="29132" table:display="true" table:show-details="true"/>
                <table:data-pilot-member table:name="11199" table:display="true" table:show-details="true"/>
                <table:data-pilot-member table:name="20296" table:display="true" table:show-details="true"/>
                <table:data-pilot-member table:name="17546" table:display="true" table:show-details="true"/>
                <table:data-pilot-member table:name="18069" table:display="true" table:show-details="true"/>
                <table:data-pilot-member table:name="23712" table:display="true" table:show-details="true"/>
                <table:data-pilot-member table:name="23358" table:display="true" table:show-details="true"/>
                <table:data-pilot-member table:name="20518" table:display="true" table:show-details="true"/>
                <table:data-pilot-member table:name="28026" table:display="true" table:show-details="true"/>
                <table:data-pilot-member table:name="11669" table:display="true" table:show-details="true"/>
                <table:data-pilot-member table:name="16020" table:display="true" table:show-details="true"/>
                <table:data-pilot-member table:name="27090" table:display="true" table:show-details="true"/>
                <table:data-pilot-member table:name="27198" table:display="true" table:show-details="true"/>
                <table:data-pilot-member table:name="19661" table:display="true" table:show-details="true"/>
                <table:data-pilot-member table:name="26327" table:display="true" table:show-details="true"/>
                <table:data-pilot-member table:name="26341" table:display="true" table:show-details="true"/>
                <table:data-pilot-member table:name="24958" table:display="true" table:show-details="true"/>
                <table:data-pilot-member table:name="13287" table:display="true" table:show-details="true"/>
                <table:data-pilot-member table:name="14493" table:display="true" table:show-details="true"/>
                <table:data-pilot-member table:name="26678" table:display="true" table:show-details="true"/>
                <table:data-pilot-member table:name="23275" table:display="true" table:show-details="true"/>
                <table:data-pilot-member table:name="11270" table:display="true" table:show-details="true"/>
                <table:data-pilot-member table:name="20084" table:display="true" table:show-details="true"/>
                <table:data-pilot-member table:name="16144" table:display="true" table:show-details="true"/>
                <table:data-pilot-member table:name="27731" table:display="true" table:show-details="true"/>
                <table:data-pilot-member table:name="11886" table:display="true" table:show-details="true"/>
                <table:data-pilot-member table:name="24324" table:display="true" table:show-details="true"/>
                <table:data-pilot-member table:name="22220" table:display="true" table:show-details="true"/>
                <table:data-pilot-member table:name="26625" table:display="true" table:show-details="true"/>
                <table:data-pilot-member table:name="23027" table:display="true" table:show-details="true"/>
                <table:data-pilot-member table:name="16867" table:display="true" table:show-details="true"/>
                <table:data-pilot-member table:name="14514" table:display="true" table:show-details="true"/>
                <table:data-pilot-member table:name="19634" table:display="true" table:show-details="true"/>
                <table:data-pilot-member table:name="18504" table:display="true" table:show-details="true"/>
                <table:data-pilot-member table:name="28799" table:display="true" table:show-details="true"/>
                <table:data-pilot-member table:name="11225" table:display="true" table:show-details="true"/>
                <table:data-pilot-member table:name="17657" table:display="true" table:show-details="true"/>
                <table:data-pilot-member table:name="14913" table:display="true" table:show-details="true"/>
                <table:data-pilot-member table:name="14077" table:display="true" table:show-details="true"/>
                <table:data-pilot-member table:name="13296" table:display="true" table:show-details="true"/>
                <table:data-pilot-member table:name="20535" table:display="true" table:show-details="true"/>
                <table:data-pilot-member table:name="12452" table:display="true" table:show-details="true"/>
                <table:data-pilot-member table:name="28043" table:display="true" table:show-details="true"/>
                <table:data-pilot-member table:name="12957" table:display="true" table:show-details="true"/>
                <table:data-pilot-member table:name="15412" table:display="true" table:show-details="true"/>
                <table:data-pilot-member table:name="20514" table:display="true" table:show-details="true"/>
                <table:data-pilot-member table:name="20758" table:display="true" table:show-details="true"/>
                <table:data-pilot-member table:name="11801" table:display="true" table:show-details="true"/>
                <table:data-pilot-member table:name="22211" table:display="true" table:show-details="true"/>
                <table:data-pilot-member table:name="28087" table:display="true" table:show-details="true"/>
                <table:data-pilot-member table:name="23668" table:display="true" table:show-details="true"/>
                <table:data-pilot-member table:name="27441" table:display="true" table:show-details="true"/>
                <table:data-pilot-member table:name="27261" table:display="true" table:show-details="true"/>
                <table:data-pilot-member table:name="18649" table:display="true" table:show-details="true"/>
                <table:data-pilot-member table:name="21714" table:display="true" table:show-details="true"/>
                <table:data-pilot-member table:name="23217" table:display="true" table:show-details="true"/>
                <table:data-pilot-member table:name="23797" table:display="true" table:show-details="true"/>
                <table:data-pilot-member table:name="13216" table:display="true" table:show-details="true"/>
                <table:data-pilot-member table:name="20657" table:display="true" table:show-details="true"/>
                <table:data-pilot-member table:name="12882" table:display="true" table:show-details="true"/>
                <table:data-pilot-member table:name="25908" table:display="true" table:show-details="true"/>
                <table:data-pilot-member table:name="16753" table:display="true" table:show-details="true"/>
                <table:data-pilot-member table:name="14608" table:display="true" table:show-details="true"/>
                <table:data-pilot-member table:name="24979" table:display="true" table:show-details="true"/>
                <table:data-pilot-member table:name="13313" table:display="true" table:show-details="true"/>
                <table:data-pilot-member table:name="18952" table:display="true" table:show-details="true"/>
                <table:data-pilot-member table:name="17699" table:display="true" table:show-details="true"/>
                <table:data-pilot-member table:name="14657" table:display="true" table:show-details="true"/>
                <table:data-pilot-member table:name="11540" table:display="true" table:show-details="true"/>
                <table:data-pilot-member table:name="11783" table:display="true" table:show-details="true"/>
                <table:data-pilot-member table:name="14602" table:display="true" table:show-details="true"/>
                <table:data-pilot-member table:name="29030" table:display="true" table:show-details="true"/>
                <table:data-pilot-member table:name="26490" table:display="true" table:show-details="true"/>
                <table:data-pilot-member table:name="13151" table:display="true" table:show-details="true"/>
                <table:data-pilot-member table:name="17260" table:display="true" table:show-details="true"/>
                <table:data-pilot-member table:name="15372" table:display="true" table:show-details="true"/>
                <table:data-pilot-member table:name="18105" table:display="true" table:show-details="true"/>
                <table:data-pilot-member table:name="19660" table:display="true" table:show-details="true"/>
                <table:data-pilot-member table:name="16112" table:display="true" table:show-details="true"/>
                <table:data-pilot-member table:name="20698" table:display="true" table:show-details="true"/>
                <table:data-pilot-member table:name="20076" table:display="true" table:show-details="true"/>
                <table:data-pilot-member table:name="24496" table:display="true" table:show-details="true"/>
                <table:data-pilot-member table:name="15468" table:display="true" table:show-details="true"/>
                <table:data-pilot-member table:name="28031" table:display="true" table:show-details="true"/>
                <table:data-pilot-member table:name="26270" table:display="true" table:show-details="true"/>
                <table:data-pilot-member table:name="22221" table:display="true" table:show-details="true"/>
                <table:data-pilot-member table:name="28228" table:display="true" table:show-details="true"/>
                <table:data-pilot-member table:name="18363" table:display="true" table:show-details="true"/>
                <table:data-pilot-member table:name="23256" table:display="true" table:show-details="true"/>
                <table:data-pilot-member table:name="12768" table:display="true" table:show-details="true"/>
                <table:data-pilot-member table:name="20361" table:display="true" table:show-details="true"/>
                <table:data-pilot-member table:name="21306" table:display="true" table:show-details="true"/>
                <table:data-pilot-member table:name="13382" table:display="true" table:show-details="true"/>
                <table:data-pilot-member table:name="20310" table:display="true" table:show-details="true"/>
                <table:data-pilot-member table:name="22971" table:display="true" table:show-details="true"/>
                <table:data-pilot-member table:name="15287" table:display="true" table:show-details="true"/>
                <table:data-pilot-member table:name="15532" table:display="true" table:show-details="true"/>
                <table:data-pilot-member table:name="11255" table:display="true" table:show-details="true"/>
                <table:data-pilot-member table:name="28090" table:display="true" table:show-details="true"/>
                <table:data-pilot-member table:name="15255" table:display="true" table:show-details="true"/>
                <table:data-pilot-member table:name="13154" table:display="true" table:show-details="true"/>
                <table:data-pilot-member table:name="26778" table:display="true" table:show-details="true"/>
                <table:data-pilot-member table:name="23248" table:display="true" table:show-details="true"/>
                <table:data-pilot-member table:name="21417" table:display="true" table:show-details="true"/>
                <table:data-pilot-member table:name="17668" table:display="true" table:show-details="true"/>
                <table:data-pilot-member table:name="27994" table:display="true" table:show-details="true"/>
                <table:data-pilot-member table:name="20376" table:display="true" table:show-details="true"/>
                <table:data-pilot-member table:name="25954" table:display="true" table:show-details="true"/>
                <table:data-pilot-member table:name="15749" table:display="true" table:show-details="true"/>
                <table:data-pilot-member table:name="25899" table:display="true" table:show-details="true"/>
                <table:data-pilot-member table:name="13351" table:display="true" table:show-details="true"/>
                <table:data-pilot-member table:name="23333" table:display="true" table:show-details="true"/>
                <table:data-pilot-member table:name="21660" table:display="true" table:show-details="true"/>
                <table:data-pilot-member table:name="17012" table:display="true" table:show-details="true"/>
                <table:data-pilot-member table:name="24514" table:display="true" table:show-details="true"/>
                <table:data-pilot-member table:name="27505" table:display="true" table:show-details="true"/>
                <table:data-pilot-member table:name="29243" table:display="true" table:show-details="true"/>
                <table:data-pilot-member table:name="26582" table:display="true" table:show-details="true"/>
                <table:data-pilot-member table:name="14271" table:display="true" table:show-details="true"/>
                <table:data-pilot-member table:name="23041" table:display="true" table:show-details="true"/>
                <table:data-pilot-member table:name="29048" table:display="true" table:show-details="true"/>
                <table:data-pilot-member table:name="24433" table:display="true" table:show-details="true"/>
                <table:data-pilot-member table:name="15501" table:display="true" table:show-details="true"/>
                <table:data-pilot-member table:name="13911" table:display="true" table:show-details="true"/>
                <table:data-pilot-member table:name="20421" table:display="true" table:show-details="true"/>
                <table:data-pilot-member table:name="16009" table:display="true" table:show-details="true"/>
                <table:data-pilot-member table:name="18411" table:display="true" table:show-details="true"/>
                <table:data-pilot-member table:name="19163" table:display="true" table:show-details="true"/>
                <table:data-pilot-member table:name="18572" table:display="true" table:show-details="true"/>
                <table:data-pilot-member table:name="27540" table:display="true" table:show-details="true"/>
                <table:data-pilot-member table:name="19889" table:display="true" table:show-details="true"/>
                <table:data-pilot-member table:name="12922" table:display="true" table:show-details="true"/>
                <table:data-pilot-member table:name="18891" table:display="true" table:show-details="true"/>
                <table:data-pilot-member table:name="16773" table:display="true" table:show-details="true"/>
                <table:data-pilot-member table:name="19143" table:display="true" table:show-details="true"/>
                <table:data-pilot-member table:name="23882" table:display="true" table:show-details="true"/>
                <table:data-pilot-member table:name="11233" table:display="true" table:show-details="true"/>
                <table:data-pilot-member table:name="12056" table:display="true" table:show-details="true"/>
                <table:data-pilot-member table:name="15555" table:display="true" table:show-details="true"/>
                <table:data-pilot-member table:name="18423" table:display="true" table:show-details="true"/>
                <table:data-pilot-member table:name="22743" table:display="true" table:show-details="true"/>
                <table:data-pilot-member table:name="25343" table:display="true" table:show-details="true"/>
                <table:data-pilot-member table:name="13390" table:display="true" table:show-details="true"/>
                <table:data-pilot-member table:name="17482" table:display="true" table:show-details="true"/>
                <table:data-pilot-member table:name="13176" table:display="true" table:show-details="true"/>
                <table:data-pilot-member table:name="20504" table:display="true" table:show-details="true"/>
                <table:data-pilot-member table:name="12205" table:display="true" table:show-details="true"/>
                <table:data-pilot-member table:name="16751" table:display="true" table:show-details="true"/>
                <table:data-pilot-member table:name="21613" table:display="true" table:show-details="true"/>
                <table:data-pilot-member table:name="24801" table:display="true" table:show-details="true"/>
                <table:data-pilot-member table:name="17519" table:display="true" table:show-details="true"/>
                <table:data-pilot-member table:name="18347" table:display="true" table:show-details="true"/>
                <table:data-pilot-member table:name="29052" table:display="true" table:show-details="true"/>
                <table:data-pilot-member table:name="11745" table:display="true" table:show-details="true"/>
                <table:data-pilot-member table:name="19147" table:display="true" table:show-details="true"/>
                <table:data-pilot-member table:name="19217" table:display="true" table:show-details="true"/>
                <table:data-pilot-member table:name="15839" table:display="true" table:show-details="true"/>
                <table:data-pilot-member table:name="13714" table:display="true" table:show-details="true"/>
                <table:data-pilot-member table:name="22330" table:display="true" table:show-details="true"/>
                <table:data-pilot-member table:name="18783" table:display="true" table:show-details="true"/>
                <table:data-pilot-member table:name="25041" table:display="true" table:show-details="true"/>
                <table:data-pilot-member table:name="22046" table:display="true" table:show-details="true"/>
                <table:data-pilot-member table:name="28052" table:display="true" table:show-details="true"/>
                <table:data-pilot-member table:name="26693" table:display="true" table:show-details="true"/>
                <table:data-pilot-member table:name="24955" table:display="true" table:show-details="true"/>
                <table:data-pilot-member table:name="26065" table:display="true" table:show-details="true"/>
                <table:data-pilot-member table:name="13942" table:display="true" table:show-details="true"/>
                <table:data-pilot-member table:name="11219" table:display="true" table:show-details="true"/>
                <table:data-pilot-member table:name="22118" table:display="true" table:show-details="true"/>
                <table:data-pilot-member table:name="23197" table:display="true" table:show-details="true"/>
                <table:data-pilot-member table:name="14883" table:display="true" table:show-details="true"/>
                <table:data-pilot-member table:name="27279" table:display="true" table:show-details="true"/>
                <table:data-pilot-member table:name="18322" table:display="true" table:show-details="true"/>
                <table:data-pilot-member table:name="15879" table:display="true" table:show-details="true"/>
                <table:data-pilot-member table:name="28278" table:display="true" table:show-details="true"/>
                <table:data-pilot-member table:name="24416" table:display="true" table:show-details="true"/>
                <table:data-pilot-member table:name="28066" table:display="true" table:show-details="true"/>
                <table:data-pilot-member table:name="11275" table:display="true" table:show-details="true"/>
                <table:data-pilot-member table:name="14872" table:display="true" table:show-details="true"/>
                <table:data-pilot-member table:name="16151" table:display="true" table:show-details="true"/>
                <table:data-pilot-member table:name="19731" table:display="true" table:show-details="true"/>
                <table:data-pilot-member table:name="23801" table:display="true" table:show-details="true"/>
                <table:data-pilot-member table:name="11807" table:display="true" table:show-details="true"/>
                <table:data-pilot-member table:name="11622" table:display="true" table:show-details="true"/>
                <table:data-pilot-member table:name="26597" table:display="true" table:show-details="true"/>
                <table:data-pilot-member table:name="27074" table:display="true" table:show-details="true"/>
                <table:data-pilot-member table:name="19228" table:display="true" table:show-details="true"/>
                <table:data-pilot-member table:name="13415" table:display="true" table:show-details="true"/>
                <table:data-pilot-member table:name="17000" table:display="true" table:show-details="true"/>
                <table:data-pilot-member table:name="14569" table:display="true" table:show-details="true"/>
                <table:data-pilot-member table:name="13873" table:display="true" table:show-details="true"/>
                <table:data-pilot-member table:name="20401" table:display="true" table:show-details="true"/>
                <table:data-pilot-member table:name="21583" table:display="true" table:show-details="true"/>
                <table:data-pilot-member table:name="12029" table:display="true" table:show-details="true"/>
                <table:data-pilot-member table:name="18066" table:display="true" table:show-details="true"/>
                <table:data-pilot-member table:name="28192" table:display="true" table:show-details="true"/>
                <table:data-pilot-member table:name="16122" table:display="true" table:show-details="true"/>
                <table:data-pilot-member table:name="18607" table:display="true" table:show-details="true"/>
                <table:data-pilot-member table:name="28858" table:display="true" table:show-details="true"/>
                <table:data-pilot-member table:name="14432" table:display="true" table:show-details="true"/>
                <table:data-pilot-member table:name="26305" table:display="true" table:show-details="true"/>
                <table:data-pilot-member table:name="22050" table:display="true" table:show-details="true"/>
                <table:data-pilot-member table:name="25394" table:display="true" table:show-details="true"/>
                <table:data-pilot-member table:name="19747" table:display="true" table:show-details="true"/>
                <table:data-pilot-member table:name="23195" table:display="true" table:show-details="true"/>
                <table:data-pilot-member table:name="21695" table:display="true" table:show-details="true"/>
                <table:data-pilot-member table:name="13934" table:display="true" table:show-details="true"/>
                <table:data-pilot-member table:name="13337" table:display="true" table:show-details="true"/>
                <table:data-pilot-member table:name="27190" table:display="true" table:show-details="true"/>
                <table:data-pilot-member table:name="28657" table:display="true" table:show-details="true"/>
                <table:data-pilot-member table:name="21713" table:display="true" table:show-details="true"/>
                <table:data-pilot-member table:name="21752" table:display="true" table:show-details="true"/>
                <table:data-pilot-member table:name="27273" table:display="true" table:show-details="true"/>
                <table:data-pilot-member table:name="22719" table:display="true" table:show-details="true"/>
                <table:data-pilot-member table:name="22042" table:display="true" table:show-details="true"/>
                <table:data-pilot-member table:name="21451" table:display="true" table:show-details="true"/>
                <table:data-pilot-member table:name="20754" table:display="true" table:show-details="true"/>
                <table:data-pilot-member table:name="12153" table:display="true" table:show-details="true"/>
                <table:data-pilot-member table:name="16895" table:display="true" table:show-details="true"/>
                <table:data-pilot-member table:name="26728" table:display="true" table:show-details="true"/>
                <table:data-pilot-member table:name="11090" table:display="true" table:show-details="true"/>
                <table:data-pilot-member table:name="15862" table:display="true" table:show-details="true"/>
                <table:data-pilot-member table:name="26495" table:display="true" table:show-details="true"/>
                <table:data-pilot-member table:name="11823" table:display="true" table:show-details="true"/>
                <table:data-pilot-member table:name="23449" table:display="true" table:show-details="true"/>
                <table:data-pilot-member table:name="23459" table:display="true" table:show-details="true"/>
                <table:data-pilot-member table:name="19543" table:display="true" table:show-details="true"/>
                <table:data-pilot-member table:name="14914" table:display="true" table:show-details="true"/>
                <table:data-pilot-member table:name="12033" table:display="true" table:show-details="true"/>
                <table:data-pilot-member table:name="11941" table:display="true" table:show-details="true"/>
                <table:data-pilot-member table:name="14389" table:display="true" table:show-details="true"/>
                <table:data-pilot-member table:name="18050" table:display="true" table:show-details="true"/>
                <table:data-pilot-member table:name="19856" table:display="true" table:show-details="true"/>
                <table:data-pilot-member table:name="11663" table:display="true" table:show-details="true"/>
                <table:data-pilot-member table:name="27740" table:display="true" table:show-details="true"/>
                <table:data-pilot-member table:name="23455" table:display="true" table:show-details="true"/>
                <table:data-pilot-member table:name="15292" table:display="true" table:show-details="true"/>
                <table:data-pilot-member table:name="21587" table:display="true" table:show-details="true"/>
                <table:data-pilot-member table:name="23513" table:display="true" table:show-details="true"/>
                <table:data-pilot-member table:name="24322" table:display="true" table:show-details="true"/>
                <table:data-pilot-member table:name="26298" table:display="true" table:show-details="true"/>
                <table:data-pilot-member table:name="25419" table:display="true" table:show-details="true"/>
                <table:data-pilot-member table:name="13343" table:display="true" table:show-details="true"/>
                <table:data-pilot-member table:name="11303" table:display="true" table:show-details="true"/>
                <table:data-pilot-member table:name="21693" table:display="true" table:show-details="true"/>
                <table:data-pilot-member table:name="28056" table:display="true" table:show-details="true"/>
                <table:data-pilot-member table:name="11788" table:display="true" table:show-details="true"/>
                <table:data-pilot-member table:name="22296" table:display="true" table:show-details="true"/>
                <table:data-pilot-member table:name="15319" table:display="true" table:show-details="true"/>
                <table:data-pilot-member table:name="17654" table:display="true" table:show-details="true"/>
                <table:data-pilot-member table:name="14662" table:display="true" table:show-details="true"/>
                <table:data-pilot-member table:name="17541" table:display="true" table:show-details="true"/>
                <table:data-pilot-member table:name="13886" table:display="true" table:show-details="true"/>
                <table:data-pilot-member table:name="13073" table:display="true" table:show-details="true"/>
                <table:data-pilot-member table:name="21940" table:display="true" table:show-details="true"/>
                <table:data-pilot-member table:name="20196" table:display="true" table:show-details="true"/>
                <table:data-pilot-member table:name="23491" table:display="true" table:show-details="true"/>
                <table:data-pilot-member table:name="16651" table:display="true" table:show-details="true"/>
                <table:data-pilot-member table:name="16813" table:display="true" table:show-details="true"/>
                <table:data-pilot-member table:name="16007" table:display="true" table:show-details="true"/>
                <table:data-pilot-member table:name="27434" table:display="true" table:show-details="true"/>
                <table:data-pilot-member table:name="27756" table:display="true" table:show-details="true"/>
                <table:data-pilot-member table:name="23818" table:display="true" table:show-details="true"/>
                <table:data-pilot-member table:name="19012" table:display="true" table:show-details="true"/>
                <table:data-pilot-member table:name="18329" table:display="true" table:show-details="true"/>
                <table:data-pilot-member table:name="29037" table:display="true" table:show-details="true"/>
                <table:data-pilot-member table:name="26576" table:display="true" table:show-details="true"/>
                <table:data-pilot-member table:name="12192" table:display="true" table:show-details="true"/>
                <table:data-pilot-member table:name="14887" table:display="true" table:show-details="true"/>
                <table:data-pilot-member table:name="11734" table:display="true" table:show-details="true"/>
                <table:data-pilot-member table:name="17462" table:display="true" table:show-details="true"/>
                <table:data-pilot-member table:name="20659" table:display="true" table:show-details="true"/>
                <table:data-pilot-member table:name="28004" table:display="true" table:show-details="true"/>
                <table:data-pilot-member table:name="19741" table:display="true" table:show-details="true"/>
                <table:data-pilot-member table:name="17450" table:display="true" table:show-details="true"/>
                <table:data-pilot-member table:name="17337" table:display="true" table:show-details="true"/>
                <table:data-pilot-member table:name="18594" table:display="true" table:show-details="true"/>
                <table:data-pilot-member table:name="15982" table:display="true" table:show-details="true"/>
                <table:data-pilot-member table:name="28625" table:display="true" table:show-details="true"/>
                <table:data-pilot-member table:name="11269" table:display="true" table:show-details="true"/>
                <table:data-pilot-member table:name="25148" table:display="true" table:show-details="true"/>
                <table:data-pilot-member table:name="13920" table:display="true" table:show-details="true"/>
                <table:data-pilot-member table:name="23704" table:display="true" table:show-details="true"/>
                <table:data-pilot-member table:name="28972" table:display="true" table:show-details="true"/>
                <table:data-pilot-member table:name="22730" table:display="true" table:show-details="true"/>
                <table:data-pilot-member table:name="29134" table:display="true" table:show-details="true"/>
                <table:data-pilot-member table:name="14332" table:display="true" table:show-details="true"/>
                <table:data-pilot-member table:name="19117" table:display="true" table:show-details="true"/>
                <table:data-pilot-member table:name="22864" table:display="true" table:show-details="true"/>
                <table:data-pilot-member table:name="11292" table:display="true" table:show-details="true"/>
                <table:data-pilot-member table:name="13466" table:display="true" table:show-details="true"/>
                <table:data-pilot-member table:name="23731" table:display="true" table:show-details="true"/>
                <table:data-pilot-member table:name="28672" table:display="true" table:show-details="true"/>
                <table:data-pilot-member table:name="11809" table:display="true" table:show-details="true"/>
                <table:data-pilot-member table:name="19664" table:display="true" table:show-details="true"/>
                <table:data-pilot-member table:name="12121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Marital Statu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Married" table:display="true" table:show-details="true"/>
                <table:data-pilot-member table:name="Single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Gende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Female" table:display="true" table:show-details="true"/>
                <table:data-pilot-member table:name="Male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Incom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40000" table:display="true" table:show-details="true"/>
                <table:data-pilot-member table:name="30000" table:display="true" table:show-details="true"/>
                <table:data-pilot-member table:name="80000" table:display="true" table:show-details="true"/>
                <table:data-pilot-member table:name="70000" table:display="true" table:show-details="true"/>
                <table:data-pilot-member table:name="10000" table:display="true" table:show-details="true"/>
                <table:data-pilot-member table:name="160000" table:display="true" table:show-details="true"/>
                <table:data-pilot-member table:name="20000" table:display="true" table:show-details="true"/>
                <table:data-pilot-member table:name="" table:display="true" table:show-details="true"/>
                <table:data-pilot-member table:name="90000" table:display="true" table:show-details="true"/>
                <table:data-pilot-member table:name="170000" table:display="true" table:show-details="true"/>
                <table:data-pilot-member table:name="60000" table:display="true" table:show-details="true"/>
                <table:data-pilot-member table:name="100000" table:display="true" table:show-details="true"/>
                <table:data-pilot-member table:name="130000" table:display="true" table:show-details="true"/>
                <table:data-pilot-member table:name="120000" table:display="true" table:show-details="true"/>
                <table:data-pilot-member table:name="150000" table:display="true" table:show-details="true"/>
                <table:data-pilot-member table:name="50000" table:display="true" table:show-details="true"/>
                <table:data-pilot-member table:name="11000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hildre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0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Educ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Bachelors" table:display="true" table:show-details="true"/>
                <table:data-pilot-member table:name="Partial College" table:display="true" table:show-details="true"/>
                <table:data-pilot-member table:name="High School" table:display="true" table:show-details="true"/>
                <table:data-pilot-member table:name="Partial High School" table:display="true" table:show-details="true"/>
                <table:data-pilot-member table:name="Graduate Degree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ccup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Skilled Manual" table:display="true" table:show-details="true"/>
                <table:data-pilot-member table:name="Clerical" table:display="true" table:show-details="true"/>
                <table:data-pilot-member table:name="Professional" table:display="true" table:show-details="true"/>
                <table:data-pilot-member table:name="Manual" table:display="true" table:show-details="true"/>
                <table:data-pilot-member table:name="Management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Home Owne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Yes" table:display="true" table:show-details="true"/>
                <table:data-pilot-member table:name="No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ar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" table:display="true" table:show-details="true"/>
                <table:data-pilot-member table:name="3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mmute Distanc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-1 Miles" table:display="true" table:show-details="true"/>
                <table:data-pilot-member table:name="2-5 Miles" table:display="true" table:show-details="true"/>
                <table:data-pilot-member table:name="5-10 Miles" table:display="true" table:show-details="true"/>
                <table:data-pilot-member table:name="1-2 Miles" table:display="true" table:show-details="true"/>
                <table:data-pilot-member table:name="10+ Miles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Ag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42" table:display="true" table:show-details="true"/>
                <table:data-pilot-member table:name="43" table:display="true" table:show-details="true"/>
                <table:data-pilot-member table:name="60" table:display="true" table:show-details="true"/>
                <table:data-pilot-member table:name="41" table:display="true" table:show-details="true"/>
                <table:data-pilot-member table:name="36" table:display="true" table:show-details="true"/>
                <table:data-pilot-member table:name="50" table:display="true" table:show-details="true"/>
                <table:data-pilot-member table:name="33" table:display="true" table:show-details="true"/>
                <table:data-pilot-member table:name="58" table:display="true" table:show-details="true"/>
                <table:data-pilot-member table:name="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35" table:display="true" table:show-details="true"/>
                <table:data-pilot-member table:name="45" table:display="true" table:show-details="true"/>
                <table:data-pilot-member table:name="38" table:display="true" table:show-details="true"/>
                <table:data-pilot-member table:name="59" table:display="true" table:show-details="true"/>
                <table:data-pilot-member table:name="47" table:display="true" table:show-details="true"/>
                <table:data-pilot-member table:name="56" table:display="true" table:show-details="true"/>
                <table:data-pilot-member table:name="34" table:display="true" table:show-details="true"/>
                <table:data-pilot-member table:name="63" table:display="true" table:show-details="true"/>
                <table:data-pilot-member table:name="29" table:display="true" table:show-details="true"/>
                <table:data-pilot-member table:name="40" table:display="true" table:show-details="true"/>
                <table:data-pilot-member table:name="44" table:display="true" table:show-details="true"/>
                <table:data-pilot-member table:name="32" table:display="true" table:show-details="true"/>
                <table:data-pilot-member table:name="26" table:display="true" table:show-details="true"/>
                <table:data-pilot-member table:name="31" table:display="true" table:show-details="true"/>
                <table:data-pilot-member table:name="62" table:display="true" table:show-details="true"/>
                <table:data-pilot-member table:name="30" table:display="true" table:show-details="true"/>
                <table:data-pilot-member table:name="28" table:display="true" table:show-details="true"/>
                <table:data-pilot-member table:name="65" table:display="true" table:show-details="true"/>
                <table:data-pilot-member table:name="48" table:display="true" table:show-details="true"/>
                <table:data-pilot-member table:name="66" table:display="true" table:show-details="true"/>
                <table:data-pilot-member table:name="46" table:display="true" table:show-details="true"/>
                <table:data-pilot-member table:name="52" table:display="true" table:show-details="true"/>
                <table:data-pilot-member table:name="39" table:display="true" table:show-details="true"/>
                <table:data-pilot-member table:name="61" table:display="true" table:show-details="true"/>
                <table:data-pilot-member table:name="37" table:display="true" table:show-details="true"/>
                <table:data-pilot-member table:name="68" table:display="true" table:show-details="true"/>
                <table:data-pilot-member table:name="51" table:display="true" table:show-details="true"/>
                <table:data-pilot-member table:name="49" table:display="true" table:show-details="true"/>
                <table:data-pilot-member table:name="53" table:display="true" table:show-details="true"/>
                <table:data-pilot-member table:name="27" table:display="true" table:show-details="true"/>
                <table:data-pilot-member table:name="25" table:display="true" table:show-details="true"/>
                <table:data-pilot-member table:name="67" table:display="true" table:show-details="true"/>
                <table:data-pilot-member table:name="57" table:display="true" table:show-details="true"/>
                <table:data-pilot-member table:name="70" table:display="true" table:show-details="true"/>
                <table:data-pilot-member table:name="78" table:display="true" table:show-details="true"/>
                <table:data-pilot-member table:name="69" table:display="true" table:show-details="true"/>
                <table:data-pilot-member table:name="64" table:display="true" table:show-details="true"/>
                <table:data-pilot-member table:name="89" table:display="true" table:show-details="true"/>
                <table:data-pilot-member table:name="80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1" table:display="true" table:show-details="true"/>
                <table:data-pilot-member table:name="72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Region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  <table:data-pilot-member table:name="Europe" table:display="true" table:show-details="true"/>
                <table:data-pilot-member table:name="North America" table:display="true" table:show-details="true"/>
                <table:data-pilot-member table:name="Pacific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urchased Bike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  <table:data-pilot-member table:name="No" table:display="true" table:show-details="true"/>
                <table:data-pilot-member table:name="Yes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urchased Bike" table:orientation="data" table:used-hierarchy="-1" table:function="count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  <table:data-pilot-member table:name="No" table:display="true" table:show-details="true"/>
                <table:data-pilot-member table:name="Yes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Pivot Tables 4" table:application-data="" table:target-range-address="'Pivot Tables'.A14:'Pivot Tables'.C31" table:buttons="'Pivot Tables'.A15 'Pivot Tables'.B14" table:grand-total="none" table:show-filter-button="false">
          <table:source-cell-range table:cell-range-address="bike_buyers.A1:bike_buyers.M1003"/>
          <table:data-pilot-field table:source-field-name="I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2496" table:display="true" table:show-details="true"/>
                <table:data-pilot-member table:name="24107" table:display="true" table:show-details="true"/>
                <table:data-pilot-member table:name="14177" table:display="true" table:show-details="true"/>
                <table:data-pilot-member table:name="24381" table:display="true" table:show-details="true"/>
                <table:data-pilot-member table:name="25597" table:display="true" table:show-details="true"/>
                <table:data-pilot-member table:name="13507" table:display="true" table:show-details="true"/>
                <table:data-pilot-member table:name="27974" table:display="true" table:show-details="true"/>
                <table:data-pilot-member table:name="19364" table:display="true" table:show-details="true"/>
                <table:data-pilot-member table:name="22155" table:display="true" table:show-details="true"/>
                <table:data-pilot-member table:name="19280" table:display="true" table:show-details="true"/>
                <table:data-pilot-member table:name="22173" table:display="true" table:show-details="true"/>
                <table:data-pilot-member table:name="12697" table:display="true" table:show-details="true"/>
                <table:data-pilot-member table:name="11434" table:display="true" table:show-details="true"/>
                <table:data-pilot-member table:name="25323" table:display="true" table:show-details="true"/>
                <table:data-pilot-member table:name="23542" table:display="true" table:show-details="true"/>
                <table:data-pilot-member table:name="20870" table:display="true" table:show-details="true"/>
                <table:data-pilot-member table:name="23316" table:display="true" table:show-details="true"/>
                <table:data-pilot-member table:name="12610" table:display="true" table:show-details="true"/>
                <table:data-pilot-member table:name="27183" table:display="true" table:show-details="true"/>
                <table:data-pilot-member table:name="25940" table:display="true" table:show-details="true"/>
                <table:data-pilot-member table:name="25598" table:display="true" table:show-details="true"/>
                <table:data-pilot-member table:name="21564" table:display="true" table:show-details="true"/>
                <table:data-pilot-member table:name="19193" table:display="true" table:show-details="true"/>
                <table:data-pilot-member table:name="26412" table:display="true" table:show-details="true"/>
                <table:data-pilot-member table:name="27184" table:display="true" table:show-details="true"/>
                <table:data-pilot-member table:name="12590" table:display="true" table:show-details="true"/>
                <table:data-pilot-member table:name="17841" table:display="true" table:show-details="true"/>
                <table:data-pilot-member table:name="18283" table:display="true" table:show-details="true"/>
                <table:data-pilot-member table:name="18299" table:display="true" table:show-details="true"/>
                <table:data-pilot-member table:name="16466" table:display="true" table:show-details="true"/>
                <table:data-pilot-member table:name="19273" table:display="true" table:show-details="true"/>
                <table:data-pilot-member table:name="22400" table:display="true" table:show-details="true"/>
                <table:data-pilot-member table:name="20942" table:display="true" table:show-details="true"/>
                <table:data-pilot-member table:name="18484" table:display="true" table:show-details="true"/>
                <table:data-pilot-member table:name="12291" table:display="true" table:show-details="true"/>
                <table:data-pilot-member table:name="28380" table:display="true" table:show-details="true"/>
                <table:data-pilot-member table:name="17891" table:display="true" table:show-details="true"/>
                <table:data-pilot-member table:name="27832" table:display="true" table:show-details="true"/>
                <table:data-pilot-member table:name="26863" table:display="true" table:show-details="true"/>
                <table:data-pilot-member table:name="16259" table:display="true" table:show-details="true"/>
                <table:data-pilot-member table:name="27803" table:display="true" table:show-details="true"/>
                <table:data-pilot-member table:name="14347" table:display="true" table:show-details="true"/>
                <table:data-pilot-member table:name="17703" table:display="true" table:show-details="true"/>
                <table:data-pilot-member table:name="17185" table:display="true" table:show-details="true"/>
                <table:data-pilot-member table:name="29380" table:display="true" table:show-details="true"/>
                <table:data-pilot-member table:name="23986" table:display="true" table:show-details="true"/>
                <table:data-pilot-member table:name="24466" table:display="true" table:show-details="true"/>
                <table:data-pilot-member table:name="29097" table:display="true" table:show-details="true"/>
                <table:data-pilot-member table:name="19487" table:display="true" table:show-details="true"/>
                <table:data-pilot-member table:name="14939" table:display="true" table:show-details="true"/>
                <table:data-pilot-member table:name="13826" table:display="true" table:show-details="true"/>
                <table:data-pilot-member table:name="20619" table:display="true" table:show-details="true"/>
                <table:data-pilot-member table:name="12558" table:display="true" table:show-details="true"/>
                <table:data-pilot-member table:name="24871" table:display="true" table:show-details="true"/>
                <table:data-pilot-member table:name="17319" table:display="true" table:show-details="true"/>
                <table:data-pilot-member table:name="28906" table:display="true" table:show-details="true"/>
                <table:data-pilot-member table:name="12808" table:display="true" table:show-details="true"/>
                <table:data-pilot-member table:name="20567" table:display="true" table:show-details="true"/>
                <table:data-pilot-member table:name="25502" table:display="true" table:show-details="true"/>
                <table:data-pilot-member table:name="15580" table:display="true" table:show-details="true"/>
                <table:data-pilot-member table:name="24185" table:display="true" table:show-details="true"/>
                <table:data-pilot-member table:name="19291" table:display="true" table:show-details="true"/>
                <table:data-pilot-member table:name="16713" table:display="true" table:show-details="true"/>
                <table:data-pilot-member table:name="16185" table:display="true" table:show-details="true"/>
                <table:data-pilot-member table:name="14927" table:display="true" table:show-details="true"/>
                <table:data-pilot-member table:name="29337" table:display="true" table:show-details="true"/>
                <table:data-pilot-member table:name="29355" table:display="true" table:show-details="true"/>
                <table:data-pilot-member table:name="25303" table:display="true" table:show-details="true"/>
                <table:data-pilot-member table:name="14813" table:display="true" table:show-details="true"/>
                <table:data-pilot-member table:name="16438" table:display="true" table:show-details="true"/>
                <table:data-pilot-member table:name="14238" table:display="true" table:show-details="true"/>
                <table:data-pilot-member table:name="16200" table:display="true" table:show-details="true"/>
                <table:data-pilot-member table:name="24857" table:display="true" table:show-details="true"/>
                <table:data-pilot-member table:name="26956" table:display="true" table:show-details="true"/>
                <table:data-pilot-member table:name="14517" table:display="true" table:show-details="true"/>
                <table:data-pilot-member table:name="12678" table:display="true" table:show-details="true"/>
                <table:data-pilot-member table:name="16188" table:display="true" table:show-details="true"/>
                <table:data-pilot-member table:name="27969" table:display="true" table:show-details="true"/>
                <table:data-pilot-member table:name="15752" table:display="true" table:show-details="true"/>
                <table:data-pilot-member table:name="27745" table:display="true" table:show-details="true"/>
                <table:data-pilot-member table:name="20828" table:display="true" table:show-details="true"/>
                <table:data-pilot-member table:name="19461" table:display="true" table:show-details="true"/>
                <table:data-pilot-member table:name="26941" table:display="true" table:show-details="true"/>
                <table:data-pilot-member table:name="28412" table:display="true" table:show-details="true"/>
                <table:data-pilot-member table:name="24485" table:display="true" table:show-details="true"/>
                <table:data-pilot-member table:name="16514" table:display="true" table:show-details="true"/>
                <table:data-pilot-member table:name="17191" table:display="true" table:show-details="true"/>
                <table:data-pilot-member table:name="19608" table:display="true" table:show-details="true"/>
                <table:data-pilot-member table:name="24119" table:display="true" table:show-details="true"/>
                <table:data-pilot-member table:name="25458" table:display="true" table:show-details="true"/>
                <table:data-pilot-member table:name="26886" table:display="true" table:show-details="true"/>
                <table:data-pilot-member table:name="28436" table:display="true" table:show-details="true"/>
                <table:data-pilot-member table:name="19562" table:display="true" table:show-details="true"/>
                <table:data-pilot-member table:name="15608" table:display="true" table:show-details="true"/>
                <table:data-pilot-member table:name="16487" table:display="true" table:show-details="true"/>
                <table:data-pilot-member table:name="17197" table:display="true" table:show-details="true"/>
                <table:data-pilot-member table:name="12507" table:display="true" table:show-details="true"/>
                <table:data-pilot-member table:name="23940" table:display="true" table:show-details="true"/>
                <table:data-pilot-member table:name="19441" table:display="true" table:show-details="true"/>
                <table:data-pilot-member table:name="26852" table:display="true" table:show-details="true"/>
                <table:data-pilot-member table:name="12274" table:display="true" table:show-details="true"/>
                <table:data-pilot-member table:name="20236" table:display="true" table:show-details="true"/>
                <table:data-pilot-member table:name="24149" table:display="true" table:show-details="true"/>
                <table:data-pilot-member table:name="26139" table:display="true" table:show-details="true"/>
                <table:data-pilot-member table:name="18491" table:display="true" table:show-details="true"/>
                <table:data-pilot-member table:name="22707" table:display="true" table:show-details="true"/>
                <table:data-pilot-member table:name="20430" table:display="true" table:show-details="true"/>
                <table:data-pilot-member table:name="27494" table:display="true" table:show-details="true"/>
                <table:data-pilot-member table:name="26829" table:display="true" table:show-details="true"/>
                <table:data-pilot-member table:name="28395" table:display="true" table:show-details="true"/>
                <table:data-pilot-member table:name="21006" table:display="true" table:show-details="true"/>
                <table:data-pilot-member table:name="14682" table:display="true" table:show-details="true"/>
                <table:data-pilot-member table:name="17650" table:display="true" table:show-details="true"/>
                <table:data-pilot-member table:name="29191" table:display="true" table:show-details="true"/>
                <table:data-pilot-member table:name="15030" table:display="true" table:show-details="true"/>
                <table:data-pilot-member table:name="24140" table:display="true" table:show-details="true"/>
                <table:data-pilot-member table:name="22496" table:display="true" table:show-details="true"/>
                <table:data-pilot-member table:name="24065" table:display="true" table:show-details="true"/>
                <table:data-pilot-member table:name="19914" table:display="true" table:show-details="true"/>
                <table:data-pilot-member table:name="12871" table:display="true" table:show-details="true"/>
                <table:data-pilot-member table:name="22988" table:display="true" table:show-details="true"/>
                <table:data-pilot-member table:name="15922" table:display="true" table:show-details="true"/>
                <table:data-pilot-member table:name="12344" table:display="true" table:show-details="true"/>
                <table:data-pilot-member table:name="23627" table:display="true" table:show-details="true"/>
                <table:data-pilot-member table:name="27775" table:display="true" table:show-details="true"/>
                <table:data-pilot-member table:name="29301" table:display="true" table:show-details="true"/>
                <table:data-pilot-member table:name="12716" table:display="true" table:show-details="true"/>
                <table:data-pilot-member table:name="12472" table:display="true" table:show-details="true"/>
                <table:data-pilot-member table:name="20970" table:display="true" table:show-details="true"/>
                <table:data-pilot-member table:name="26818" table:display="true" table:show-details="true"/>
                <table:data-pilot-member table:name="12993" table:display="true" table:show-details="true"/>
                <table:data-pilot-member table:name="14192" table:display="true" table:show-details="true"/>
                <table:data-pilot-member table:name="19477" table:display="true" table:show-details="true"/>
                <table:data-pilot-member table:name="26796" table:display="true" table:show-details="true"/>
                <table:data-pilot-member table:name="21094" table:display="true" table:show-details="true"/>
                <table:data-pilot-member table:name="12234" table:display="true" table:show-details="true"/>
                <table:data-pilot-member table:name="28683" table:display="true" table:show-details="true"/>
                <table:data-pilot-member table:name="17994" table:display="true" table:show-details="true"/>
                <table:data-pilot-member table:name="24273" table:display="true" table:show-details="true"/>
                <table:data-pilot-member table:name="26547" table:display="true" table:show-details="true"/>
                <table:data-pilot-member table:name="22500" table:display="true" table:show-details="true"/>
                <table:data-pilot-member table:name="23993" table:display="true" table:show-details="true"/>
                <table:data-pilot-member table:name="14832" table:display="true" table:show-details="true"/>
                <table:data-pilot-member table:name="16614" table:display="true" table:show-details="true"/>
                <table:data-pilot-member table:name="20877" table:display="true" table:show-details="true"/>
                <table:data-pilot-member table:name="20729" table:display="true" table:show-details="true"/>
                <table:data-pilot-member table:name="22464" table:display="true" table:show-details="true"/>
                <table:data-pilot-member table:name="19475" table:display="true" table:show-details="true"/>
                <table:data-pilot-member table:name="19675" table:display="true" table:show-details="true"/>
                <table:data-pilot-member table:name="12728" table:display="true" table:show-details="true"/>
                <table:data-pilot-member table:name="26154" table:display="true" table:show-details="true"/>
                <table:data-pilot-member table:name="29117" table:display="true" table:show-details="true"/>
                <table:data-pilot-member table:name="17845" table:display="true" table:show-details="true"/>
                <table:data-pilot-member table:name="25058" table:display="true" table:show-details="true"/>
                <table:data-pilot-member table:name="23426" table:display="true" table:show-details="true"/>
                <table:data-pilot-member table:name="14798" table:display="true" table:show-details="true"/>
                <table:data-pilot-member table:name="12664" table:display="true" table:show-details="true"/>
                <table:data-pilot-member table:name="23979" table:display="true" table:show-details="true"/>
                <table:data-pilot-member table:name="25605" table:display="true" table:show-details="true"/>
                <table:data-pilot-member table:name="20797" table:display="true" table:show-details="true"/>
                <table:data-pilot-member table:name="21980" table:display="true" table:show-details="true"/>
                <table:data-pilot-member table:name="25460" table:display="true" table:show-details="true"/>
                <table:data-pilot-member table:name="29181" table:display="true" table:show-details="true"/>
                <table:data-pilot-member table:name="24279" table:display="true" table:show-details="true"/>
                <table:data-pilot-member table:name="22402" table:display="true" table:show-details="true"/>
                <table:data-pilot-member table:name="15465" table:display="true" table:show-details="true"/>
                <table:data-pilot-member table:name="26757" table:display="true" table:show-details="true"/>
                <table:data-pilot-member table:name="14233" table:display="true" table:show-details="true"/>
                <table:data-pilot-member table:name="14058" table:display="true" table:show-details="true"/>
                <table:data-pilot-member table:name="12273" table:display="true" table:show-details="true"/>
                <table:data-pilot-member table:name="17203" table:display="true" table:show-details="true"/>
                <table:data-pilot-member table:name="18144" table:display="true" table:show-details="true"/>
                <table:data-pilot-member table:name="23963" table:display="true" table:show-details="true"/>
                <table:data-pilot-member table:name="17907" table:display="true" table:show-details="true"/>
                <table:data-pilot-member table:name="19442" table:display="true" table:show-details="true"/>
                <table:data-pilot-member table:name="17504" table:display="true" table:show-details="true"/>
                <table:data-pilot-member table:name="12253" table:display="true" table:show-details="true"/>
                <table:data-pilot-member table:name="27304" table:display="true" table:show-details="true"/>
                <table:data-pilot-member table:name="14191" table:display="true" table:show-details="true"/>
                <table:data-pilot-member table:name="12212" table:display="true" table:show-details="true"/>
                <table:data-pilot-member table:name="25529" table:display="true" table:show-details="true"/>
                <table:data-pilot-member table:name="22170" table:display="true" table:show-details="true"/>
                <table:data-pilot-member table:name="19445" table:display="true" table:show-details="true"/>
                <table:data-pilot-member table:name="15265" table:display="true" table:show-details="true"/>
                <table:data-pilot-member table:name="28918" table:display="true" table:show-details="true"/>
                <table:data-pilot-member table:name="15799" table:display="true" table:show-details="true"/>
                <table:data-pilot-member table:name="11047" table:display="true" table:show-details="true"/>
                <table:data-pilot-member table:name="18151" table:display="true" table:show-details="true"/>
                <table:data-pilot-member table:name="20606" table:display="true" table:show-details="true"/>
                <table:data-pilot-member table:name="19482" table:display="true" table:show-details="true"/>
                <table:data-pilot-member table:name="16489" table:display="true" table:show-details="true"/>
                <table:data-pilot-member table:name="26944" table:display="true" table:show-details="true"/>
                <table:data-pilot-member table:name="15682" table:display="true" table:show-details="true"/>
                <table:data-pilot-member table:name="26032" table:display="true" table:show-details="true"/>
                <table:data-pilot-member table:name="17843" table:display="true" table:show-details="true"/>
                <table:data-pilot-member table:name="25559" table:display="true" table:show-details="true"/>
                <table:data-pilot-member table:name="16209" table:display="true" table:show-details="true"/>
                <table:data-pilot-member table:name="11147" table:display="true" table:show-details="true"/>
                <table:data-pilot-member table:name="15214" table:display="true" table:show-details="true"/>
                <table:data-pilot-member table:name="11453" table:display="true" table:show-details="true"/>
                <table:data-pilot-member table:name="24584" table:display="true" table:show-details="true"/>
                <table:data-pilot-member table:name="12585" table:display="true" table:show-details="true"/>
                <table:data-pilot-member table:name="18626" table:display="true" table:show-details="true"/>
                <table:data-pilot-member table:name="29298" table:display="true" table:show-details="true"/>
                <table:data-pilot-member table:name="24842" table:display="true" table:show-details="true"/>
                <table:data-pilot-member table:name="15657" table:display="true" table:show-details="true"/>
                <table:data-pilot-member table:name="11415" table:display="true" table:show-details="true"/>
                <table:data-pilot-member table:name="28729" table:display="true" table:show-details="true"/>
                <table:data-pilot-member table:name="22633" table:display="true" table:show-details="true"/>
                <table:data-pilot-member table:name="25649" table:display="true" table:show-details="true"/>
                <table:data-pilot-member table:name="14669" table:display="true" table:show-details="true"/>
                <table:data-pilot-member table:name="19299" table:display="true" table:show-details="true"/>
                <table:data-pilot-member table:name="20946" table:display="true" table:show-details="true"/>
                <table:data-pilot-member table:name="11451" table:display="true" table:show-details="true"/>
                <table:data-pilot-member table:name="25553" table:display="true" table:show-details="true"/>
                <table:data-pilot-member table:name="27951" table:display="true" table:show-details="true"/>
                <table:data-pilot-member table:name="25026" table:display="true" table:show-details="true"/>
                <table:data-pilot-member table:name="13673" table:display="true" table:show-details="true"/>
                <table:data-pilot-member table:name="16043" table:display="true" table:show-details="true"/>
                <table:data-pilot-member table:name="22399" table:display="true" table:show-details="true"/>
                <table:data-pilot-member table:name="27696" table:display="true" table:show-details="true"/>
                <table:data-pilot-member table:name="25313" table:display="true" table:show-details="true"/>
                <table:data-pilot-member table:name="13813" table:display="true" table:show-details="true"/>
                <table:data-pilot-member table:name="18711" table:display="true" table:show-details="true"/>
                <table:data-pilot-member table:name="19650" table:display="true" table:show-details="true"/>
                <table:data-pilot-member table:name="14135" table:display="true" table:show-details="true"/>
                <table:data-pilot-member table:name="12833" table:display="true" table:show-details="true"/>
                <table:data-pilot-member table:name="26849" table:display="true" table:show-details="true"/>
                <table:data-pilot-member table:name="20962" table:display="true" table:show-details="true"/>
                <table:data-pilot-member table:name="28915" table:display="true" table:show-details="true"/>
                <table:data-pilot-member table:name="22830" table:display="true" table:show-details="true"/>
                <table:data-pilot-member table:name="14777" table:display="true" table:show-details="true"/>
                <table:data-pilot-member table:name="12591" table:display="true" table:show-details="true"/>
                <table:data-pilot-member table:name="24174" table:display="true" table:show-details="true"/>
                <table:data-pilot-member table:name="24611" table:display="true" table:show-details="true"/>
                <table:data-pilot-member table:name="11340" table:display="true" table:show-details="true"/>
                <table:data-pilot-member table:name="25693" table:display="true" table:show-details="true"/>
                <table:data-pilot-member table:name="25555" table:display="true" table:show-details="true"/>
                <table:data-pilot-member table:name="22006" table:display="true" table:show-details="true"/>
                <table:data-pilot-member table:name="20060" table:display="true" table:show-details="true"/>
                <table:data-pilot-member table:name="17702" table:display="true" table:show-details="true"/>
                <table:data-pilot-member table:name="12503" table:display="true" table:show-details="true"/>
                <table:data-pilot-member table:name="23908" table:display="true" table:show-details="true"/>
                <table:data-pilot-member table:name="22527" table:display="true" table:show-details="true"/>
                <table:data-pilot-member table:name="19057" table:display="true" table:show-details="true"/>
                <table:data-pilot-member table:name="18494" table:display="true" table:show-details="true"/>
                <table:data-pilot-member table:name="11249" table:display="true" table:show-details="true"/>
                <table:data-pilot-member table:name="21568" table:display="true" table:show-details="true"/>
                <table:data-pilot-member table:name="13981" table:display="true" table:show-details="true"/>
                <table:data-pilot-member table:name="23432" table:display="true" table:show-details="true"/>
                <table:data-pilot-member table:name="22931" table:display="true" table:show-details="true"/>
                <table:data-pilot-member table:name="18172" table:display="true" table:show-details="true"/>
                <table:data-pilot-member table:name="12666" table:display="true" table:show-details="true"/>
                <table:data-pilot-member table:name="20598" table:display="true" table:show-details="true"/>
                <table:data-pilot-member table:name="21375" table:display="true" table:show-details="true"/>
                <table:data-pilot-member table:name="20839" table:display="true" table:show-details="true"/>
                <table:data-pilot-member table:name="21738" table:display="true" table:show-details="true"/>
                <table:data-pilot-member table:name="14164" table:display="true" table:show-details="true"/>
                <table:data-pilot-member table:name="14193" table:display="true" table:show-details="true"/>
                <table:data-pilot-member table:name="12705" table:display="true" table:show-details="true"/>
                <table:data-pilot-member table:name="22672" table:display="true" table:show-details="true"/>
                <table:data-pilot-member table:name="26219" table:display="true" table:show-details="true"/>
                <table:data-pilot-member table:name="28468" table:display="true" table:show-details="true"/>
                <table:data-pilot-member table:name="23419" table:display="true" table:show-details="true"/>
                <table:data-pilot-member table:name="17964" table:display="true" table:show-details="true"/>
                <table:data-pilot-member table:name="20919" table:display="true" table:show-details="true"/>
                <table:data-pilot-member table:name="20927" table:display="true" table:show-details="true"/>
                <table:data-pilot-member table:name="13133" table:display="true" table:show-details="true"/>
                <table:data-pilot-member table:name="19626" table:display="true" table:show-details="true"/>
                <table:data-pilot-member table:name="21039" table:display="true" table:show-details="true"/>
                <table:data-pilot-member table:name="12231" table:display="true" table:show-details="true"/>
                <table:data-pilot-member table:name="25665" table:display="true" table:show-details="true"/>
                <table:data-pilot-member table:name="24061" table:display="true" table:show-details="true"/>
                <table:data-pilot-member table:name="26879" table:display="true" table:show-details="true"/>
                <table:data-pilot-member table:name="12284" table:display="true" table:show-details="true"/>
                <table:data-pilot-member table:name="26654" table:display="true" table:show-details="true"/>
                <table:data-pilot-member table:name="14545" table:display="true" table:show-details="true"/>
                <table:data-pilot-member table:name="24201" table:display="true" table:show-details="true"/>
                <table:data-pilot-member table:name="20625" table:display="true" table:show-details="true"/>
                <table:data-pilot-member table:name="16390" table:display="true" table:show-details="true"/>
                <table:data-pilot-member table:name="14804" table:display="true" table:show-details="true"/>
                <table:data-pilot-member table:name="12629" table:display="true" table:show-details="true"/>
                <table:data-pilot-member table:name="14696" table:display="true" table:show-details="true"/>
                <table:data-pilot-member table:name="22005" table:display="true" table:show-details="true"/>
                <table:data-pilot-member table:name="14544" table:display="true" table:show-details="true"/>
                <table:data-pilot-member table:name="14312" table:display="true" table:show-details="true"/>
                <table:data-pilot-member table:name="29120" table:display="true" table:show-details="true"/>
                <table:data-pilot-member table:name="24187" table:display="true" table:show-details="true"/>
                <table:data-pilot-member table:name="15758" table:display="true" table:show-details="true"/>
                <table:data-pilot-member table:name="29094" table:display="true" table:show-details="true"/>
                <table:data-pilot-member table:name="28319" table:display="true" table:show-details="true"/>
                <table:data-pilot-member table:name="16406" table:display="true" table:show-details="true"/>
                <table:data-pilot-member table:name="20923" table:display="true" table:show-details="true"/>
                <table:data-pilot-member table:name="11378" table:display="true" table:show-details="true"/>
                <table:data-pilot-member table:name="20851" table:display="true" table:show-details="true"/>
                <table:data-pilot-member table:name="21557" table:display="true" table:show-details="true"/>
                <table:data-pilot-member table:name="26663" table:display="true" table:show-details="true"/>
                <table:data-pilot-member table:name="11896" table:display="true" table:show-details="true"/>
                <table:data-pilot-member table:name="14189" table:display="true" table:show-details="true"/>
                <table:data-pilot-member table:name="13136" table:display="true" table:show-details="true"/>
                <table:data-pilot-member table:name="25906" table:display="true" table:show-details="true"/>
                <table:data-pilot-member table:name="17926" table:display="true" table:show-details="true"/>
                <table:data-pilot-member table:name="26928" table:display="true" table:show-details="true"/>
                <table:data-pilot-member table:name="20897" table:display="true" table:show-details="true"/>
                <table:data-pilot-member table:name="28207" table:display="true" table:show-details="true"/>
                <table:data-pilot-member table:name="25923" table:display="true" table:show-details="true"/>
                <table:data-pilot-member table:name="11000" table:display="true" table:show-details="true"/>
                <table:data-pilot-member table:name="20974" table:display="true" table:show-details="true"/>
                <table:data-pilot-member table:name="28758" table:display="true" table:show-details="true"/>
                <table:data-pilot-member table:name="11381" table:display="true" table:show-details="true"/>
                <table:data-pilot-member table:name="17522" table:display="true" table:show-details="true"/>
                <table:data-pilot-member table:name="21207" table:display="true" table:show-details="true"/>
                <table:data-pilot-member table:name="28102" table:display="true" table:show-details="true"/>
                <table:data-pilot-member table:name="23105" table:display="true" table:show-details="true"/>
                <table:data-pilot-member table:name="18740" table:display="true" table:show-details="true"/>
                <table:data-pilot-member table:name="21213" table:display="true" table:show-details="true"/>
                <table:data-pilot-member table:name="17352" table:display="true" table:show-details="true"/>
                <table:data-pilot-member table:name="14154" table:display="true" table:show-details="true"/>
                <table:data-pilot-member table:name="19066" table:display="true" table:show-details="true"/>
                <table:data-pilot-member table:name="11386" table:display="true" table:show-details="true"/>
                <table:data-pilot-member table:name="20228" table:display="true" table:show-details="true"/>
                <table:data-pilot-member table:name="16675" table:display="true" table:show-details="true"/>
                <table:data-pilot-member table:name="16410" table:display="true" table:show-details="true"/>
                <table:data-pilot-member table:name="27760" table:display="true" table:show-details="true"/>
                <table:data-pilot-member table:name="22930" table:display="true" table:show-details="true"/>
                <table:data-pilot-member table:name="23780" table:display="true" table:show-details="true"/>
                <table:data-pilot-member table:name="20994" table:display="true" table:show-details="true"/>
                <table:data-pilot-member table:name="28379" table:display="true" table:show-details="true"/>
                <table:data-pilot-member table:name="14865" table:display="true" table:show-details="true"/>
                <table:data-pilot-member table:name="12663" table:display="true" table:show-details="true"/>
                <table:data-pilot-member table:name="24898" table:display="true" table:show-details="true"/>
                <table:data-pilot-member table:name="19508" table:display="true" table:show-details="true"/>
                <table:data-pilot-member table:name="11489" table:display="true" table:show-details="true"/>
                <table:data-pilot-member table:name="18160" table:display="true" table:show-details="true"/>
                <table:data-pilot-member table:name="25241" table:display="true" table:show-details="true"/>
                <table:data-pilot-member table:name="24369" table:display="true" table:show-details="true"/>
                <table:data-pilot-member table:name="27165" table:display="true" table:show-details="true"/>
                <table:data-pilot-member table:name="29424" table:display="true" table:show-details="true"/>
                <table:data-pilot-member table:name="15926" table:display="true" table:show-details="true"/>
                <table:data-pilot-member table:name="14554" table:display="true" table:show-details="true"/>
                <table:data-pilot-member table:name="16468" table:display="true" table:show-details="true"/>
                <table:data-pilot-member table:name="19174" table:display="true" table:show-details="true"/>
                <table:data-pilot-member table:name="19183" table:display="true" table:show-details="true"/>
                <table:data-pilot-member table:name="13683" table:display="true" table:show-details="true"/>
                <table:data-pilot-member table:name="17848" table:display="true" table:show-details="true"/>
                <table:data-pilot-member table:name="17894" table:display="true" table:show-details="true"/>
                <table:data-pilot-member table:name="25651" table:display="true" table:show-details="true"/>
                <table:data-pilot-member table:name="22936" table:display="true" table:show-details="true"/>
                <table:data-pilot-member table:name="23915" table:display="true" table:show-details="true"/>
                <table:data-pilot-member table:name="24121" table:display="true" table:show-details="true"/>
                <table:data-pilot-member table:name="27878" table:display="true" table:show-details="true"/>
                <table:data-pilot-member table:name="13572" table:display="true" table:show-details="true"/>
                <table:data-pilot-member table:name="27941" table:display="true" table:show-details="true"/>
                <table:data-pilot-member table:name="26354" table:display="true" table:show-details="true"/>
                <table:data-pilot-member table:name="14785" table:display="true" table:show-details="true"/>
                <table:data-pilot-member table:name="17238" table:display="true" table:show-details="true"/>
                <table:data-pilot-member table:name="23608" table:display="true" table:show-details="true"/>
                <table:data-pilot-member table:name="22538" table:display="true" table:show-details="true"/>
                <table:data-pilot-member table:name="12332" table:display="true" table:show-details="true"/>
                <table:data-pilot-member table:name="17230" table:display="true" table:show-details="true"/>
                <table:data-pilot-member table:name="13082" table:display="true" table:show-details="true"/>
                <table:data-pilot-member table:name="22518" table:display="true" table:show-details="true"/>
                <table:data-pilot-member table:name="13687" table:display="true" table:show-details="true"/>
                <table:data-pilot-member table:name="23571" table:display="true" table:show-details="true"/>
                <table:data-pilot-member table:name="19305" table:display="true" table:show-details="true"/>
                <table:data-pilot-member table:name="22636" table:display="true" table:show-details="true"/>
                <table:data-pilot-member table:name="17310" table:display="true" table:show-details="true"/>
                <table:data-pilot-member table:name="12133" table:display="true" table:show-details="true"/>
                <table:data-pilot-member table:name="25918" table:display="true" table:show-details="true"/>
                <table:data-pilot-member table:name="25752" table:display="true" table:show-details="true"/>
                <table:data-pilot-member table:name="17324" table:display="true" table:show-details="true"/>
                <table:data-pilot-member table:name="22918" table:display="true" table:show-details="true"/>
                <table:data-pilot-member table:name="12510" table:display="true" table:show-details="true"/>
                <table:data-pilot-member table:name="25512" table:display="true" table:show-details="true"/>
                <table:data-pilot-member table:name="16179" table:display="true" table:show-details="true"/>
                <table:data-pilot-member table:name="15628" table:display="true" table:show-details="true"/>
                <table:data-pilot-member table:name="20977" table:display="true" table:show-details="true"/>
                <table:data-pilot-member table:name="18140" table:display="true" table:show-details="true"/>
                <table:data-pilot-member table:name="20417" table:display="true" table:show-details="true"/>
                <table:data-pilot-member table:name="18267" table:display="true" table:show-details="true"/>
                <table:data-pilot-member table:name="13620" table:display="true" table:show-details="true"/>
                <table:data-pilot-member table:name="22974" table:display="true" table:show-details="true"/>
                <table:data-pilot-member table:name="13586" table:display="true" table:show-details="true"/>
                <table:data-pilot-member table:name="17978" table:display="true" table:show-details="true"/>
                <table:data-pilot-member table:name="12581" table:display="true" table:show-details="true"/>
                <table:data-pilot-member table:name="18018" table:display="true" table:show-details="true"/>
                <table:data-pilot-member table:name="28957" table:display="true" table:show-details="true"/>
                <table:data-pilot-member table:name="13690" table:display="true" table:show-details="true"/>
                <table:data-pilot-member table:name="12568" table:display="true" table:show-details="true"/>
                <table:data-pilot-member table:name="13122" table:display="true" table:show-details="true"/>
                <table:data-pilot-member table:name="21184" table:display="true" table:show-details="true"/>
                <table:data-pilot-member table:name="26150" table:display="true" table:show-details="true"/>
                <table:data-pilot-member table:name="24151" table:display="true" table:show-details="true"/>
                <table:data-pilot-member table:name="23962" table:display="true" table:show-details="true"/>
                <table:data-pilot-member table:name="17793" table:display="true" table:show-details="true"/>
                <table:data-pilot-member table:name="14926" table:display="true" table:show-details="true"/>
                <table:data-pilot-member table:name="16163" table:display="true" table:show-details="true"/>
                <table:data-pilot-member table:name="21365" table:display="true" table:show-details="true"/>
                <table:data-pilot-member table:name="27771" table:display="true" table:show-details="true"/>
                <table:data-pilot-member table:name="26167" table:display="true" table:show-details="true"/>
                <table:data-pilot-member table:name="25792" table:display="true" table:show-details="true"/>
                <table:data-pilot-member table:name="11555" table:display="true" table:show-details="true"/>
                <table:data-pilot-member table:name="22381" table:display="true" table:show-details="true"/>
                <table:data-pilot-member table:name="17882" table:display="true" table:show-details="true"/>
                <table:data-pilot-member table:name="22174" table:display="true" table:show-details="true"/>
                <table:data-pilot-member table:name="22439" table:display="true" table:show-details="true"/>
                <table:data-pilot-member table:name="18012" table:display="true" table:show-details="true"/>
                <table:data-pilot-member table:name="27582" table:display="true" table:show-details="true"/>
                <table:data-pilot-member table:name="12744" table:display="true" table:show-details="true"/>
                <table:data-pilot-member table:name="22821" table:display="true" table:show-details="true"/>
                <table:data-pilot-member table:name="20171" table:display="true" table:show-details="true"/>
                <table:data-pilot-member table:name="11116" table:display="true" table:show-details="true"/>
                <table:data-pilot-member table:name="20053" table:display="true" table:show-details="true"/>
                <table:data-pilot-member table:name="25266" table:display="true" table:show-details="true"/>
                <table:data-pilot-member table:name="17960" table:display="true" table:show-details="true"/>
                <table:data-pilot-member table:name="13961" table:display="true" table:show-details="true"/>
                <table:data-pilot-member table:name="11897" table:display="true" table:show-details="true"/>
                <table:data-pilot-member table:name="11139" table:display="true" table:show-details="true"/>
                <table:data-pilot-member table:name="11576" table:display="true" table:show-details="true"/>
                <table:data-pilot-member table:name="19255" table:display="true" table:show-details="true"/>
                <table:data-pilot-member table:name="18153" table:display="true" table:show-details="true"/>
                <table:data-pilot-member table:name="14547" table:display="true" table:show-details="true"/>
                <table:data-pilot-member table:name="24901" table:display="true" table:show-details="true"/>
                <table:data-pilot-member table:name="27169" table:display="true" table:show-details="true"/>
                <table:data-pilot-member table:name="14805" table:display="true" table:show-details="true"/>
                <table:data-pilot-member table:name="15822" table:display="true" table:show-details="true"/>
                <table:data-pilot-member table:name="19389" table:display="true" table:show-details="true"/>
                <table:data-pilot-member table:name="17048" table:display="true" table:show-details="true"/>
                <table:data-pilot-member table:name="22204" table:display="true" table:show-details="true"/>
                <table:data-pilot-member table:name="12718" table:display="true" table:show-details="true"/>
                <table:data-pilot-member table:name="15019" table:display="true" table:show-details="true"/>
                <table:data-pilot-member table:name="28488" table:display="true" table:show-details="true"/>
                <table:data-pilot-member table:name="21891" table:display="true" table:show-details="true"/>
                <table:data-pilot-member table:name="27814" table:display="true" table:show-details="true"/>
                <table:data-pilot-member table:name="22175" table:display="true" table:show-details="true"/>
                <table:data-pilot-member table:name="29447" table:display="true" table:show-details="true"/>
                <table:data-pilot-member table:name="19784" table:display="true" table:show-details="true"/>
                <table:data-pilot-member table:name="27824" table:display="true" table:show-details="true"/>
                <table:data-pilot-member table:name="24093" table:display="true" table:show-details="true"/>
                <table:data-pilot-member table:name="19618" table:display="true" table:show-details="true"/>
                <table:data-pilot-member table:name="21561" table:display="true" table:show-details="true"/>
                <table:data-pilot-member table:name="11061" table:display="true" table:show-details="true"/>
                <table:data-pilot-member table:name="26651" table:display="true" table:show-details="true"/>
                <table:data-pilot-member table:name="21108" table:display="true" table:show-details="true"/>
                <table:data-pilot-member table:name="12731" table:display="true" table:show-details="true"/>
                <table:data-pilot-member table:name="25307" table:display="true" table:show-details="true"/>
                <table:data-pilot-member table:name="14278" table:display="true" table:show-details="true"/>
                <table:data-pilot-member table:name="20711" table:display="true" table:show-details="true"/>
                <table:data-pilot-member table:name="11383" table:display="true" table:show-details="true"/>
                <table:data-pilot-member table:name="12497" table:display="true" table:show-details="true"/>
                <table:data-pilot-member table:name="16559" table:display="true" table:show-details="true"/>
                <table:data-pilot-member table:name="11585" table:display="true" table:show-details="true"/>
                <table:data-pilot-member table:name="20277" table:display="true" table:show-details="true"/>
                <table:data-pilot-member table:name="26765" table:display="true" table:show-details="true"/>
                <table:data-pilot-member table:name="12389" table:display="true" table:show-details="true"/>
                <table:data-pilot-member table:name="13585" table:display="true" table:show-details="true"/>
                <table:data-pilot-member table:name="26385" table:display="true" table:show-details="true"/>
                <table:data-pilot-member table:name="12236" table:display="true" table:show-details="true"/>
                <table:data-pilot-member table:name="21560" table:display="true" table:show-details="true"/>
                <table:data-pilot-member table:name="21554" table:display="true" table:show-details="true"/>
                <table:data-pilot-member table:name="13662" table:display="true" table:show-details="true"/>
                <table:data-pilot-member table:name="13089" table:display="true" table:show-details="true"/>
                <table:data-pilot-member table:name="14791" table:display="true" table:show-details="true"/>
                <table:data-pilot-member table:name="19331" table:display="true" table:show-details="true"/>
                <table:data-pilot-member table:name="17754" table:display="true" table:show-details="true"/>
                <table:data-pilot-member table:name="11149" table:display="true" table:show-details="true"/>
                <table:data-pilot-member table:name="16549" table:display="true" table:show-details="true"/>
                <table:data-pilot-member table:name="24305" table:display="true" table:show-details="true"/>
                <table:data-pilot-member table:name="18253" table:display="true" table:show-details="true"/>
                <table:data-pilot-member table:name="20147" table:display="true" table:show-details="true"/>
                <table:data-pilot-member table:name="15612" table:display="true" table:show-details="true"/>
                <table:data-pilot-member table:name="28323" table:display="true" table:show-details="true"/>
                <table:data-pilot-member table:name="22634" table:display="true" table:show-details="true"/>
                <table:data-pilot-member table:name="15665" table:display="true" table:show-details="true"/>
                <table:data-pilot-member table:name="27585" table:display="true" table:show-details="true"/>
                <table:data-pilot-member table:name="19748" table:display="true" table:show-details="true"/>
                <table:data-pilot-member table:name="21974" table:display="true" table:show-details="true"/>
                <table:data-pilot-member table:name="14032" table:display="true" table:show-details="true"/>
                <table:data-pilot-member table:name="22610" table:display="true" table:show-details="true"/>
                <table:data-pilot-member table:name="26984" table:display="true" table:show-details="true"/>
                <table:data-pilot-member table:name="18294" table:display="true" table:show-details="true"/>
                <table:data-pilot-member table:name="28564" table:display="true" table:show-details="true"/>
                <table:data-pilot-member table:name="28521" table:display="true" table:show-details="true"/>
                <table:data-pilot-member table:name="15450" table:display="true" table:show-details="true"/>
                <table:data-pilot-member table:name="25681" table:display="true" table:show-details="true"/>
                <table:data-pilot-member table:name="19491" table:display="true" table:show-details="true"/>
                <table:data-pilot-member table:name="26415" table:display="true" table:show-details="true"/>
                <table:data-pilot-member table:name="12821" table:display="true" table:show-details="true"/>
                <table:data-pilot-member table:name="15629" table:display="true" table:show-details="true"/>
                <table:data-pilot-member table:name="27835" table:display="true" table:show-details="true"/>
                <table:data-pilot-member table:name="11738" table:display="true" table:show-details="true"/>
                <table:data-pilot-member table:name="25065" table:display="true" table:show-details="true"/>
                <table:data-pilot-member table:name="26238" table:display="true" table:show-details="true"/>
                <table:data-pilot-member table:name="23707" table:display="true" table:show-details="true"/>
                <table:data-pilot-member table:name="27650" table:display="true" table:show-details="true"/>
                <table:data-pilot-member table:name="24981" table:display="true" table:show-details="true"/>
                <table:data-pilot-member table:name="20678" table:display="true" table:show-details="true"/>
                <table:data-pilot-member table:name="15302" table:display="true" table:show-details="true"/>
                <table:data-pilot-member table:name="26012" table:display="true" table:show-details="true"/>
                <table:data-pilot-member table:name="26575" table:display="true" table:show-details="true"/>
                <table:data-pilot-member table:name="15559" table:display="true" table:show-details="true"/>
                <table:data-pilot-member table:name="19235" table:display="true" table:show-details="true"/>
                <table:data-pilot-member table:name="15275" table:display="true" table:show-details="true"/>
                <table:data-pilot-member table:name="20339" table:display="true" table:show-details="true"/>
                <table:data-pilot-member table:name="25405" table:display="true" table:show-details="true"/>
                <table:data-pilot-member table:name="15940" table:display="true" table:show-details="true"/>
                <table:data-pilot-member table:name="25074" table:display="true" table:show-details="true"/>
                <table:data-pilot-member table:name="24738" table:display="true" table:show-details="true"/>
                <table:data-pilot-member table:name="16337" table:display="true" table:show-details="true"/>
                <table:data-pilot-member table:name="24357" table:display="true" table:show-details="true"/>
                <table:data-pilot-member table:name="18613" table:display="true" table:show-details="true"/>
                <table:data-pilot-member table:name="12207" table:display="true" table:show-details="true"/>
                <table:data-pilot-member table:name="18052" table:display="true" table:show-details="true"/>
                <table:data-pilot-member table:name="13353" table:display="true" table:show-details="true"/>
                <table:data-pilot-member table:name="19399" table:display="true" table:show-details="true"/>
                <table:data-pilot-member table:name="16154" table:display="true" table:show-details="true"/>
                <table:data-pilot-member table:name="22219" table:display="true" table:show-details="true"/>
                <table:data-pilot-member table:name="17269" table:display="true" table:show-details="true"/>
                <table:data-pilot-member table:name="23586" table:display="true" table:show-details="true"/>
                <table:data-pilot-member table:name="15740" table:display="true" table:show-details="true"/>
                <table:data-pilot-member table:name="27638" table:display="true" table:show-details="true"/>
                <table:data-pilot-member table:name="18976" table:display="true" table:show-details="true"/>
                <table:data-pilot-member table:name="19413" table:display="true" table:show-details="true"/>
                <table:data-pilot-member table:name="13283" table:display="true" table:show-details="true"/>
                <table:data-pilot-member table:name="17471" table:display="true" table:show-details="true"/>
                <table:data-pilot-member table:name="16791" table:display="true" table:show-details="true"/>
                <table:data-pilot-member table:name="15382" table:display="true" table:show-details="true"/>
                <table:data-pilot-member table:name="11641" table:display="true" table:show-details="true"/>
                <table:data-pilot-member table:name="11935" table:display="true" table:show-details="true"/>
                <table:data-pilot-member table:name="13233" table:display="true" table:show-details="true"/>
                <table:data-pilot-member table:name="25909" table:display="true" table:show-details="true"/>
                <table:data-pilot-member table:name="14092" table:display="true" table:show-details="true"/>
                <table:data-pilot-member table:name="29143" table:display="true" table:show-details="true"/>
                <table:data-pilot-member table:name="24941" table:display="true" table:show-details="true"/>
                <table:data-pilot-member table:name="24637" table:display="true" table:show-details="true"/>
                <table:data-pilot-member table:name="23893" table:display="true" table:show-details="true"/>
                <table:data-pilot-member table:name="13907" table:display="true" table:show-details="true"/>
                <table:data-pilot-member table:name="14900" table:display="true" table:show-details="true"/>
                <table:data-pilot-member table:name="11262" table:display="true" table:show-details="true"/>
                <table:data-pilot-member table:name="22294" table:display="true" table:show-details="true"/>
                <table:data-pilot-member table:name="12195" table:display="true" table:show-details="true"/>
                <table:data-pilot-member table:name="25375" table:display="true" table:show-details="true"/>
                <table:data-pilot-member table:name="11143" table:display="true" table:show-details="true"/>
                <table:data-pilot-member table:name="25898" table:display="true" table:show-details="true"/>
                <table:data-pilot-member table:name="24397" table:display="true" table:show-details="true"/>
                <table:data-pilot-member table:name="19758" table:display="true" table:show-details="true"/>
                <table:data-pilot-member table:name="15529" table:display="true" table:show-details="true"/>
                <table:data-pilot-member table:name="19884" table:display="true" table:show-details="true"/>
                <table:data-pilot-member table:name="18674" table:display="true" table:show-details="true"/>
                <table:data-pilot-member table:name="13453" table:display="true" table:show-details="true"/>
                <table:data-pilot-member table:name="14063" table:display="true" table:show-details="true"/>
                <table:data-pilot-member table:name="27393" table:display="true" table:show-details="true"/>
                <table:data-pilot-member table:name="14417" table:display="true" table:show-details="true"/>
                <table:data-pilot-member table:name="17533" table:display="true" table:show-details="true"/>
                <table:data-pilot-member table:name="18580" table:display="true" table:show-details="true"/>
                <table:data-pilot-member table:name="17025" table:display="true" table:show-details="true"/>
                <table:data-pilot-member table:name="25293" table:display="true" table:show-details="true"/>
                <table:data-pilot-member table:name="24725" table:display="true" table:show-details="true"/>
                <table:data-pilot-member table:name="23200" table:display="true" table:show-details="true"/>
                <table:data-pilot-member table:name="15895" table:display="true" table:show-details="true"/>
                <table:data-pilot-member table:name="18577" table:display="true" table:show-details="true"/>
                <table:data-pilot-member table:name="27218" table:display="true" table:show-details="true"/>
                <table:data-pilot-member table:name="18560" table:display="true" table:show-details="true"/>
                <table:data-pilot-member table:name="25006" table:display="true" table:show-details="true"/>
                <table:data-pilot-member table:name="17369" table:display="true" table:show-details="true"/>
                <table:data-pilot-member table:name="14495" table:display="true" table:show-details="true"/>
                <table:data-pilot-member table:name="18847" table:display="true" table:show-details="true"/>
                <table:data-pilot-member table:name="14754" table:display="true" table:show-details="true"/>
                <table:data-pilot-member table:name="23378" table:display="true" table:show-details="true"/>
                <table:data-pilot-member table:name="26452" table:display="true" table:show-details="true"/>
                <table:data-pilot-member table:name="20370" table:display="true" table:show-details="true"/>
                <table:data-pilot-member table:name="20528" table:display="true" table:show-details="true"/>
                <table:data-pilot-member table:name="23549" table:display="true" table:show-details="true"/>
                <table:data-pilot-member table:name="21751" table:display="true" table:show-details="true"/>
                <table:data-pilot-member table:name="21266" table:display="true" table:show-details="true"/>
                <table:data-pilot-member table:name="13388" table:display="true" table:show-details="true"/>
                <table:data-pilot-member table:name="18752" table:display="true" table:show-details="true"/>
                <table:data-pilot-member table:name="16917" table:display="true" table:show-details="true"/>
                <table:data-pilot-member table:name="15313" table:display="true" table:show-details="true"/>
                <table:data-pilot-member table:name="25329" table:display="true" table:show-details="true"/>
                <table:data-pilot-member table:name="20380" table:display="true" table:show-details="true"/>
                <table:data-pilot-member table:name="23089" table:display="true" table:show-details="true"/>
                <table:data-pilot-member table:name="13749" table:display="true" table:show-details="true"/>
                <table:data-pilot-member table:name="24943" table:display="true" table:show-details="true"/>
                <table:data-pilot-member table:name="28667" table:display="true" table:show-details="true"/>
                <table:data-pilot-member table:name="15194" table:display="true" table:show-details="true"/>
                <table:data-pilot-member table:name="17436" table:display="true" table:show-details="true"/>
                <table:data-pilot-member table:name="18935" table:display="true" table:show-details="true"/>
                <table:data-pilot-member table:name="16871" table:display="true" table:show-details="true"/>
                <table:data-pilot-member table:name="12100" table:display="true" table:show-details="true"/>
                <table:data-pilot-member table:name="23158" table:display="true" table:show-details="true"/>
                <table:data-pilot-member table:name="18545" table:display="true" table:show-details="true"/>
                <table:data-pilot-member table:name="18391" table:display="true" table:show-details="true"/>
                <table:data-pilot-member table:name="19812" table:display="true" table:show-details="true"/>
                <table:data-pilot-member table:name="27660" table:display="true" table:show-details="true"/>
                <table:data-pilot-member table:name="18058" table:display="true" table:show-details="true"/>
                <table:data-pilot-member table:name="20343" table:display="true" table:show-details="true"/>
                <table:data-pilot-member table:name="28997" table:display="true" table:show-details="true"/>
                <table:data-pilot-member table:name="24398" table:display="true" table:show-details="true"/>
                <table:data-pilot-member table:name="19002" table:display="true" table:show-details="true"/>
                <table:data-pilot-member table:name="28609" table:display="true" table:show-details="true"/>
                <table:data-pilot-member table:name="29231" table:display="true" table:show-details="true"/>
                <table:data-pilot-member table:name="18858" table:display="true" table:show-details="true"/>
                <table:data-pilot-member table:name="20000" table:display="true" table:show-details="true"/>
                <table:data-pilot-member table:name="25261" table:display="true" table:show-details="true"/>
                <table:data-pilot-member table:name="17458" table:display="true" table:show-details="true"/>
                <table:data-pilot-member table:name="11644" table:display="true" table:show-details="true"/>
                <table:data-pilot-member table:name="16145" table:display="true" table:show-details="true"/>
                <table:data-pilot-member table:name="16890" table:display="true" table:show-details="true"/>
                <table:data-pilot-member table:name="25983" table:display="true" table:show-details="true"/>
                <table:data-pilot-member table:name="14633" table:display="true" table:show-details="true"/>
                <table:data-pilot-member table:name="22994" table:display="true" table:show-details="true"/>
                <table:data-pilot-member table:name="22983" table:display="true" table:show-details="true"/>
                <table:data-pilot-member table:name="25184" table:display="true" table:show-details="true"/>
                <table:data-pilot-member table:name="14469" table:display="true" table:show-details="true"/>
                <table:data-pilot-member table:name="11538" table:display="true" table:show-details="true"/>
                <table:data-pilot-member table:name="16245" table:display="true" table:show-details="true"/>
                <table:data-pilot-member table:name="17858" table:display="true" table:show-details="true"/>
                <table:data-pilot-member table:name="25347" table:display="true" table:show-details="true"/>
                <table:data-pilot-member table:name="15814" table:display="true" table:show-details="true"/>
                <table:data-pilot-member table:name="11259" table:display="true" table:show-details="true"/>
                <table:data-pilot-member table:name="11200" table:display="true" table:show-details="true"/>
                <table:data-pilot-member table:name="25101" table:display="true" table:show-details="true"/>
                <table:data-pilot-member table:name="21801" table:display="true" table:show-details="true"/>
                <table:data-pilot-member table:name="25943" table:display="true" table:show-details="true"/>
                <table:data-pilot-member table:name="22127" table:display="true" table:show-details="true"/>
                <table:data-pilot-member table:name="20414" table:display="true" table:show-details="true"/>
                <table:data-pilot-member table:name="23672" table:display="true" table:show-details="true"/>
                <table:data-pilot-member table:name="29255" table:display="true" table:show-details="true"/>
                <table:data-pilot-member table:name="28815" table:display="true" table:show-details="true"/>
                <table:data-pilot-member table:name="27753" table:display="true" table:show-details="true"/>
                <table:data-pilot-member table:name="27643" table:display="true" table:show-details="true"/>
                <table:data-pilot-member table:name="13754" table:display="true" table:show-details="true"/>
                <table:data-pilot-member table:name="22088" table:display="true" table:show-details="true"/>
                <table:data-pilot-member table:name="27388" table:display="true" table:show-details="true"/>
                <table:data-pilot-member table:name="24745" table:display="true" table:show-details="true"/>
                <table:data-pilot-member table:name="29237" table:display="true" table:show-details="true"/>
                <table:data-pilot-member table:name="15272" table:display="true" table:show-details="true"/>
                <table:data-pilot-member table:name="18949" table:display="true" table:show-details="true"/>
                <table:data-pilot-member table:name="14507" table:display="true" table:show-details="true"/>
                <table:data-pilot-member table:name="25886" table:display="true" table:show-details="true"/>
                <table:data-pilot-member table:name="21441" table:display="true" table:show-details="true"/>
                <table:data-pilot-member table:name="21741" table:display="true" table:show-details="true"/>
                <table:data-pilot-member table:name="14572" table:display="true" table:show-details="true"/>
                <table:data-pilot-member table:name="23368" table:display="true" table:show-details="true"/>
                <table:data-pilot-member table:name="16217" table:display="true" table:show-details="true"/>
                <table:data-pilot-member table:name="16247" table:display="true" table:show-details="true"/>
                <table:data-pilot-member table:name="22010" table:display="true" table:show-details="true"/>
                <table:data-pilot-member table:name="25872" table:display="true" table:show-details="true"/>
                <table:data-pilot-member table:name="19164" table:display="true" table:show-details="true"/>
                <table:data-pilot-member table:name="18435" table:display="true" table:show-details="true"/>
                <table:data-pilot-member table:name="14284" table:display="true" table:show-details="true"/>
                <table:data-pilot-member table:name="11287" table:display="true" table:show-details="true"/>
                <table:data-pilot-member table:name="13066" table:display="true" table:show-details="true"/>
                <table:data-pilot-member table:name="29106" table:display="true" table:show-details="true"/>
                <table:data-pilot-member table:name="26236" table:display="true" table:show-details="true"/>
                <table:data-pilot-member table:name="17531" table:display="true" table:show-details="true"/>
                <table:data-pilot-member table:name="12964" table:display="true" table:show-details="true"/>
                <table:data-pilot-member table:name="19133" table:display="true" table:show-details="true"/>
                <table:data-pilot-member table:name="24643" table:display="true" table:show-details="true"/>
                <table:data-pilot-member table:name="21599" table:display="true" table:show-details="true"/>
                <table:data-pilot-member table:name="22976" table:display="true" table:show-details="true"/>
                <table:data-pilot-member table:name="27637" table:display="true" table:show-details="true"/>
                <table:data-pilot-member table:name="11890" table:display="true" table:show-details="true"/>
                <table:data-pilot-member table:name="28580" table:display="true" table:show-details="true"/>
                <table:data-pilot-member table:name="14443" table:display="true" table:show-details="true"/>
                <table:data-pilot-member table:name="17864" table:display="true" table:show-details="true"/>
                <table:data-pilot-member table:name="20505" table:display="true" table:show-details="true"/>
                <table:data-pilot-member table:name="14592" table:display="true" table:show-details="true"/>
                <table:data-pilot-member table:name="22227" table:display="true" table:show-details="true"/>
                <table:data-pilot-member table:name="21471" table:display="true" table:show-details="true"/>
                <table:data-pilot-member table:name="22252" table:display="true" table:show-details="true"/>
                <table:data-pilot-member table:name="21260" table:display="true" table:show-details="true"/>
                <table:data-pilot-member table:name="11817" table:display="true" table:show-details="true"/>
                <table:data-pilot-member table:name="19223" table:display="true" table:show-details="true"/>
                <table:data-pilot-member table:name="18517" table:display="true" table:show-details="true"/>
                <table:data-pilot-member table:name="21717" table:display="true" table:show-details="true"/>
                <table:data-pilot-member table:name="13760" table:display="true" table:show-details="true"/>
                <table:data-pilot-member table:name="18145" table:display="true" table:show-details="true"/>
                <table:data-pilot-member table:name="21770" table:display="true" table:show-details="true"/>
                <table:data-pilot-member table:name="11165" table:display="true" table:show-details="true"/>
                <table:data-pilot-member table:name="16377" table:display="true" table:show-details="true"/>
                <table:data-pilot-member table:name="26248" table:display="true" table:show-details="true"/>
                <table:data-pilot-member table:name="23461" table:display="true" table:show-details="true"/>
                <table:data-pilot-member table:name="29133" table:display="true" table:show-details="true"/>
                <table:data-pilot-member table:name="27673" table:display="true" table:show-details="true"/>
                <table:data-pilot-member table:name="12774" table:display="true" table:show-details="true"/>
                <table:data-pilot-member table:name="18910" table:display="true" table:show-details="true"/>
                <table:data-pilot-member table:name="11699" table:display="true" table:show-details="true"/>
                <table:data-pilot-member table:name="16725" table:display="true" table:show-details="true"/>
                <table:data-pilot-member table:name="28269" table:display="true" table:show-details="true"/>
                <table:data-pilot-member table:name="23144" table:display="true" table:show-details="true"/>
                <table:data-pilot-member table:name="23376" table:display="true" table:show-details="true"/>
                <table:data-pilot-member table:name="25970" table:display="true" table:show-details="true"/>
                <table:data-pilot-member table:name="28068" table:display="true" table:show-details="true"/>
                <table:data-pilot-member table:name="18390" table:display="true" table:show-details="true"/>
                <table:data-pilot-member table:name="29112" table:display="true" table:show-details="true"/>
                <table:data-pilot-member table:name="14090" table:display="true" table:show-details="true"/>
                <table:data-pilot-member table:name="27040" table:display="true" table:show-details="true"/>
                <table:data-pilot-member table:name="23479" table:display="true" table:show-details="true"/>
                <table:data-pilot-member table:name="16795" table:display="true" table:show-details="true"/>
                <table:data-pilot-member table:name="22014" table:display="true" table:show-details="true"/>
                <table:data-pilot-member table:name="13314" table:display="true" table:show-details="true"/>
                <table:data-pilot-member table:name="11619" table:display="true" table:show-details="true"/>
                <table:data-pilot-member table:name="29132" table:display="true" table:show-details="true"/>
                <table:data-pilot-member table:name="11199" table:display="true" table:show-details="true"/>
                <table:data-pilot-member table:name="20296" table:display="true" table:show-details="true"/>
                <table:data-pilot-member table:name="17546" table:display="true" table:show-details="true"/>
                <table:data-pilot-member table:name="18069" table:display="true" table:show-details="true"/>
                <table:data-pilot-member table:name="23712" table:display="true" table:show-details="true"/>
                <table:data-pilot-member table:name="23358" table:display="true" table:show-details="true"/>
                <table:data-pilot-member table:name="20518" table:display="true" table:show-details="true"/>
                <table:data-pilot-member table:name="28026" table:display="true" table:show-details="true"/>
                <table:data-pilot-member table:name="11669" table:display="true" table:show-details="true"/>
                <table:data-pilot-member table:name="16020" table:display="true" table:show-details="true"/>
                <table:data-pilot-member table:name="27090" table:display="true" table:show-details="true"/>
                <table:data-pilot-member table:name="27198" table:display="true" table:show-details="true"/>
                <table:data-pilot-member table:name="19661" table:display="true" table:show-details="true"/>
                <table:data-pilot-member table:name="26327" table:display="true" table:show-details="true"/>
                <table:data-pilot-member table:name="26341" table:display="true" table:show-details="true"/>
                <table:data-pilot-member table:name="24958" table:display="true" table:show-details="true"/>
                <table:data-pilot-member table:name="13287" table:display="true" table:show-details="true"/>
                <table:data-pilot-member table:name="14493" table:display="true" table:show-details="true"/>
                <table:data-pilot-member table:name="26678" table:display="true" table:show-details="true"/>
                <table:data-pilot-member table:name="23275" table:display="true" table:show-details="true"/>
                <table:data-pilot-member table:name="11270" table:display="true" table:show-details="true"/>
                <table:data-pilot-member table:name="20084" table:display="true" table:show-details="true"/>
                <table:data-pilot-member table:name="16144" table:display="true" table:show-details="true"/>
                <table:data-pilot-member table:name="27731" table:display="true" table:show-details="true"/>
                <table:data-pilot-member table:name="11886" table:display="true" table:show-details="true"/>
                <table:data-pilot-member table:name="24324" table:display="true" table:show-details="true"/>
                <table:data-pilot-member table:name="22220" table:display="true" table:show-details="true"/>
                <table:data-pilot-member table:name="26625" table:display="true" table:show-details="true"/>
                <table:data-pilot-member table:name="23027" table:display="true" table:show-details="true"/>
                <table:data-pilot-member table:name="16867" table:display="true" table:show-details="true"/>
                <table:data-pilot-member table:name="14514" table:display="true" table:show-details="true"/>
                <table:data-pilot-member table:name="19634" table:display="true" table:show-details="true"/>
                <table:data-pilot-member table:name="18504" table:display="true" table:show-details="true"/>
                <table:data-pilot-member table:name="28799" table:display="true" table:show-details="true"/>
                <table:data-pilot-member table:name="11225" table:display="true" table:show-details="true"/>
                <table:data-pilot-member table:name="17657" table:display="true" table:show-details="true"/>
                <table:data-pilot-member table:name="14913" table:display="true" table:show-details="true"/>
                <table:data-pilot-member table:name="14077" table:display="true" table:show-details="true"/>
                <table:data-pilot-member table:name="13296" table:display="true" table:show-details="true"/>
                <table:data-pilot-member table:name="20535" table:display="true" table:show-details="true"/>
                <table:data-pilot-member table:name="12452" table:display="true" table:show-details="true"/>
                <table:data-pilot-member table:name="28043" table:display="true" table:show-details="true"/>
                <table:data-pilot-member table:name="12957" table:display="true" table:show-details="true"/>
                <table:data-pilot-member table:name="15412" table:display="true" table:show-details="true"/>
                <table:data-pilot-member table:name="20514" table:display="true" table:show-details="true"/>
                <table:data-pilot-member table:name="20758" table:display="true" table:show-details="true"/>
                <table:data-pilot-member table:name="11801" table:display="true" table:show-details="true"/>
                <table:data-pilot-member table:name="22211" table:display="true" table:show-details="true"/>
                <table:data-pilot-member table:name="28087" table:display="true" table:show-details="true"/>
                <table:data-pilot-member table:name="23668" table:display="true" table:show-details="true"/>
                <table:data-pilot-member table:name="27441" table:display="true" table:show-details="true"/>
                <table:data-pilot-member table:name="27261" table:display="true" table:show-details="true"/>
                <table:data-pilot-member table:name="18649" table:display="true" table:show-details="true"/>
                <table:data-pilot-member table:name="21714" table:display="true" table:show-details="true"/>
                <table:data-pilot-member table:name="23217" table:display="true" table:show-details="true"/>
                <table:data-pilot-member table:name="23797" table:display="true" table:show-details="true"/>
                <table:data-pilot-member table:name="13216" table:display="true" table:show-details="true"/>
                <table:data-pilot-member table:name="20657" table:display="true" table:show-details="true"/>
                <table:data-pilot-member table:name="12882" table:display="true" table:show-details="true"/>
                <table:data-pilot-member table:name="25908" table:display="true" table:show-details="true"/>
                <table:data-pilot-member table:name="16753" table:display="true" table:show-details="true"/>
                <table:data-pilot-member table:name="14608" table:display="true" table:show-details="true"/>
                <table:data-pilot-member table:name="24979" table:display="true" table:show-details="true"/>
                <table:data-pilot-member table:name="13313" table:display="true" table:show-details="true"/>
                <table:data-pilot-member table:name="18952" table:display="true" table:show-details="true"/>
                <table:data-pilot-member table:name="17699" table:display="true" table:show-details="true"/>
                <table:data-pilot-member table:name="14657" table:display="true" table:show-details="true"/>
                <table:data-pilot-member table:name="11540" table:display="true" table:show-details="true"/>
                <table:data-pilot-member table:name="11783" table:display="true" table:show-details="true"/>
                <table:data-pilot-member table:name="14602" table:display="true" table:show-details="true"/>
                <table:data-pilot-member table:name="29030" table:display="true" table:show-details="true"/>
                <table:data-pilot-member table:name="26490" table:display="true" table:show-details="true"/>
                <table:data-pilot-member table:name="13151" table:display="true" table:show-details="true"/>
                <table:data-pilot-member table:name="17260" table:display="true" table:show-details="true"/>
                <table:data-pilot-member table:name="15372" table:display="true" table:show-details="true"/>
                <table:data-pilot-member table:name="18105" table:display="true" table:show-details="true"/>
                <table:data-pilot-member table:name="19660" table:display="true" table:show-details="true"/>
                <table:data-pilot-member table:name="16112" table:display="true" table:show-details="true"/>
                <table:data-pilot-member table:name="20698" table:display="true" table:show-details="true"/>
                <table:data-pilot-member table:name="20076" table:display="true" table:show-details="true"/>
                <table:data-pilot-member table:name="24496" table:display="true" table:show-details="true"/>
                <table:data-pilot-member table:name="15468" table:display="true" table:show-details="true"/>
                <table:data-pilot-member table:name="28031" table:display="true" table:show-details="true"/>
                <table:data-pilot-member table:name="26270" table:display="true" table:show-details="true"/>
                <table:data-pilot-member table:name="22221" table:display="true" table:show-details="true"/>
                <table:data-pilot-member table:name="28228" table:display="true" table:show-details="true"/>
                <table:data-pilot-member table:name="18363" table:display="true" table:show-details="true"/>
                <table:data-pilot-member table:name="23256" table:display="true" table:show-details="true"/>
                <table:data-pilot-member table:name="12768" table:display="true" table:show-details="true"/>
                <table:data-pilot-member table:name="20361" table:display="true" table:show-details="true"/>
                <table:data-pilot-member table:name="21306" table:display="true" table:show-details="true"/>
                <table:data-pilot-member table:name="13382" table:display="true" table:show-details="true"/>
                <table:data-pilot-member table:name="20310" table:display="true" table:show-details="true"/>
                <table:data-pilot-member table:name="22971" table:display="true" table:show-details="true"/>
                <table:data-pilot-member table:name="15287" table:display="true" table:show-details="true"/>
                <table:data-pilot-member table:name="15532" table:display="true" table:show-details="true"/>
                <table:data-pilot-member table:name="11255" table:display="true" table:show-details="true"/>
                <table:data-pilot-member table:name="28090" table:display="true" table:show-details="true"/>
                <table:data-pilot-member table:name="15255" table:display="true" table:show-details="true"/>
                <table:data-pilot-member table:name="13154" table:display="true" table:show-details="true"/>
                <table:data-pilot-member table:name="26778" table:display="true" table:show-details="true"/>
                <table:data-pilot-member table:name="23248" table:display="true" table:show-details="true"/>
                <table:data-pilot-member table:name="21417" table:display="true" table:show-details="true"/>
                <table:data-pilot-member table:name="17668" table:display="true" table:show-details="true"/>
                <table:data-pilot-member table:name="27994" table:display="true" table:show-details="true"/>
                <table:data-pilot-member table:name="20376" table:display="true" table:show-details="true"/>
                <table:data-pilot-member table:name="25954" table:display="true" table:show-details="true"/>
                <table:data-pilot-member table:name="15749" table:display="true" table:show-details="true"/>
                <table:data-pilot-member table:name="25899" table:display="true" table:show-details="true"/>
                <table:data-pilot-member table:name="13351" table:display="true" table:show-details="true"/>
                <table:data-pilot-member table:name="23333" table:display="true" table:show-details="true"/>
                <table:data-pilot-member table:name="21660" table:display="true" table:show-details="true"/>
                <table:data-pilot-member table:name="17012" table:display="true" table:show-details="true"/>
                <table:data-pilot-member table:name="24514" table:display="true" table:show-details="true"/>
                <table:data-pilot-member table:name="27505" table:display="true" table:show-details="true"/>
                <table:data-pilot-member table:name="29243" table:display="true" table:show-details="true"/>
                <table:data-pilot-member table:name="26582" table:display="true" table:show-details="true"/>
                <table:data-pilot-member table:name="14271" table:display="true" table:show-details="true"/>
                <table:data-pilot-member table:name="23041" table:display="true" table:show-details="true"/>
                <table:data-pilot-member table:name="29048" table:display="true" table:show-details="true"/>
                <table:data-pilot-member table:name="24433" table:display="true" table:show-details="true"/>
                <table:data-pilot-member table:name="15501" table:display="true" table:show-details="true"/>
                <table:data-pilot-member table:name="13911" table:display="true" table:show-details="true"/>
                <table:data-pilot-member table:name="20421" table:display="true" table:show-details="true"/>
                <table:data-pilot-member table:name="16009" table:display="true" table:show-details="true"/>
                <table:data-pilot-member table:name="18411" table:display="true" table:show-details="true"/>
                <table:data-pilot-member table:name="19163" table:display="true" table:show-details="true"/>
                <table:data-pilot-member table:name="18572" table:display="true" table:show-details="true"/>
                <table:data-pilot-member table:name="27540" table:display="true" table:show-details="true"/>
                <table:data-pilot-member table:name="19889" table:display="true" table:show-details="true"/>
                <table:data-pilot-member table:name="12922" table:display="true" table:show-details="true"/>
                <table:data-pilot-member table:name="18891" table:display="true" table:show-details="true"/>
                <table:data-pilot-member table:name="16773" table:display="true" table:show-details="true"/>
                <table:data-pilot-member table:name="19143" table:display="true" table:show-details="true"/>
                <table:data-pilot-member table:name="23882" table:display="true" table:show-details="true"/>
                <table:data-pilot-member table:name="11233" table:display="true" table:show-details="true"/>
                <table:data-pilot-member table:name="12056" table:display="true" table:show-details="true"/>
                <table:data-pilot-member table:name="15555" table:display="true" table:show-details="true"/>
                <table:data-pilot-member table:name="18423" table:display="true" table:show-details="true"/>
                <table:data-pilot-member table:name="22743" table:display="true" table:show-details="true"/>
                <table:data-pilot-member table:name="25343" table:display="true" table:show-details="true"/>
                <table:data-pilot-member table:name="13390" table:display="true" table:show-details="true"/>
                <table:data-pilot-member table:name="17482" table:display="true" table:show-details="true"/>
                <table:data-pilot-member table:name="13176" table:display="true" table:show-details="true"/>
                <table:data-pilot-member table:name="20504" table:display="true" table:show-details="true"/>
                <table:data-pilot-member table:name="12205" table:display="true" table:show-details="true"/>
                <table:data-pilot-member table:name="16751" table:display="true" table:show-details="true"/>
                <table:data-pilot-member table:name="21613" table:display="true" table:show-details="true"/>
                <table:data-pilot-member table:name="24801" table:display="true" table:show-details="true"/>
                <table:data-pilot-member table:name="17519" table:display="true" table:show-details="true"/>
                <table:data-pilot-member table:name="18347" table:display="true" table:show-details="true"/>
                <table:data-pilot-member table:name="29052" table:display="true" table:show-details="true"/>
                <table:data-pilot-member table:name="11745" table:display="true" table:show-details="true"/>
                <table:data-pilot-member table:name="19147" table:display="true" table:show-details="true"/>
                <table:data-pilot-member table:name="19217" table:display="true" table:show-details="true"/>
                <table:data-pilot-member table:name="15839" table:display="true" table:show-details="true"/>
                <table:data-pilot-member table:name="13714" table:display="true" table:show-details="true"/>
                <table:data-pilot-member table:name="22330" table:display="true" table:show-details="true"/>
                <table:data-pilot-member table:name="18783" table:display="true" table:show-details="true"/>
                <table:data-pilot-member table:name="25041" table:display="true" table:show-details="true"/>
                <table:data-pilot-member table:name="22046" table:display="true" table:show-details="true"/>
                <table:data-pilot-member table:name="28052" table:display="true" table:show-details="true"/>
                <table:data-pilot-member table:name="26693" table:display="true" table:show-details="true"/>
                <table:data-pilot-member table:name="24955" table:display="true" table:show-details="true"/>
                <table:data-pilot-member table:name="26065" table:display="true" table:show-details="true"/>
                <table:data-pilot-member table:name="13942" table:display="true" table:show-details="true"/>
                <table:data-pilot-member table:name="11219" table:display="true" table:show-details="true"/>
                <table:data-pilot-member table:name="22118" table:display="true" table:show-details="true"/>
                <table:data-pilot-member table:name="23197" table:display="true" table:show-details="true"/>
                <table:data-pilot-member table:name="14883" table:display="true" table:show-details="true"/>
                <table:data-pilot-member table:name="27279" table:display="true" table:show-details="true"/>
                <table:data-pilot-member table:name="18322" table:display="true" table:show-details="true"/>
                <table:data-pilot-member table:name="15879" table:display="true" table:show-details="true"/>
                <table:data-pilot-member table:name="28278" table:display="true" table:show-details="true"/>
                <table:data-pilot-member table:name="24416" table:display="true" table:show-details="true"/>
                <table:data-pilot-member table:name="28066" table:display="true" table:show-details="true"/>
                <table:data-pilot-member table:name="11275" table:display="true" table:show-details="true"/>
                <table:data-pilot-member table:name="14872" table:display="true" table:show-details="true"/>
                <table:data-pilot-member table:name="16151" table:display="true" table:show-details="true"/>
                <table:data-pilot-member table:name="19731" table:display="true" table:show-details="true"/>
                <table:data-pilot-member table:name="23801" table:display="true" table:show-details="true"/>
                <table:data-pilot-member table:name="11807" table:display="true" table:show-details="true"/>
                <table:data-pilot-member table:name="11622" table:display="true" table:show-details="true"/>
                <table:data-pilot-member table:name="26597" table:display="true" table:show-details="true"/>
                <table:data-pilot-member table:name="27074" table:display="true" table:show-details="true"/>
                <table:data-pilot-member table:name="19228" table:display="true" table:show-details="true"/>
                <table:data-pilot-member table:name="13415" table:display="true" table:show-details="true"/>
                <table:data-pilot-member table:name="17000" table:display="true" table:show-details="true"/>
                <table:data-pilot-member table:name="14569" table:display="true" table:show-details="true"/>
                <table:data-pilot-member table:name="13873" table:display="true" table:show-details="true"/>
                <table:data-pilot-member table:name="20401" table:display="true" table:show-details="true"/>
                <table:data-pilot-member table:name="21583" table:display="true" table:show-details="true"/>
                <table:data-pilot-member table:name="12029" table:display="true" table:show-details="true"/>
                <table:data-pilot-member table:name="18066" table:display="true" table:show-details="true"/>
                <table:data-pilot-member table:name="28192" table:display="true" table:show-details="true"/>
                <table:data-pilot-member table:name="16122" table:display="true" table:show-details="true"/>
                <table:data-pilot-member table:name="18607" table:display="true" table:show-details="true"/>
                <table:data-pilot-member table:name="28858" table:display="true" table:show-details="true"/>
                <table:data-pilot-member table:name="14432" table:display="true" table:show-details="true"/>
                <table:data-pilot-member table:name="26305" table:display="true" table:show-details="true"/>
                <table:data-pilot-member table:name="22050" table:display="true" table:show-details="true"/>
                <table:data-pilot-member table:name="25394" table:display="true" table:show-details="true"/>
                <table:data-pilot-member table:name="19747" table:display="true" table:show-details="true"/>
                <table:data-pilot-member table:name="23195" table:display="true" table:show-details="true"/>
                <table:data-pilot-member table:name="21695" table:display="true" table:show-details="true"/>
                <table:data-pilot-member table:name="13934" table:display="true" table:show-details="true"/>
                <table:data-pilot-member table:name="13337" table:display="true" table:show-details="true"/>
                <table:data-pilot-member table:name="27190" table:display="true" table:show-details="true"/>
                <table:data-pilot-member table:name="28657" table:display="true" table:show-details="true"/>
                <table:data-pilot-member table:name="21713" table:display="true" table:show-details="true"/>
                <table:data-pilot-member table:name="21752" table:display="true" table:show-details="true"/>
                <table:data-pilot-member table:name="27273" table:display="true" table:show-details="true"/>
                <table:data-pilot-member table:name="22719" table:display="true" table:show-details="true"/>
                <table:data-pilot-member table:name="22042" table:display="true" table:show-details="true"/>
                <table:data-pilot-member table:name="21451" table:display="true" table:show-details="true"/>
                <table:data-pilot-member table:name="20754" table:display="true" table:show-details="true"/>
                <table:data-pilot-member table:name="12153" table:display="true" table:show-details="true"/>
                <table:data-pilot-member table:name="16895" table:display="true" table:show-details="true"/>
                <table:data-pilot-member table:name="26728" table:display="true" table:show-details="true"/>
                <table:data-pilot-member table:name="11090" table:display="true" table:show-details="true"/>
                <table:data-pilot-member table:name="15862" table:display="true" table:show-details="true"/>
                <table:data-pilot-member table:name="26495" table:display="true" table:show-details="true"/>
                <table:data-pilot-member table:name="11823" table:display="true" table:show-details="true"/>
                <table:data-pilot-member table:name="23449" table:display="true" table:show-details="true"/>
                <table:data-pilot-member table:name="23459" table:display="true" table:show-details="true"/>
                <table:data-pilot-member table:name="19543" table:display="true" table:show-details="true"/>
                <table:data-pilot-member table:name="14914" table:display="true" table:show-details="true"/>
                <table:data-pilot-member table:name="12033" table:display="true" table:show-details="true"/>
                <table:data-pilot-member table:name="11941" table:display="true" table:show-details="true"/>
                <table:data-pilot-member table:name="14389" table:display="true" table:show-details="true"/>
                <table:data-pilot-member table:name="18050" table:display="true" table:show-details="true"/>
                <table:data-pilot-member table:name="19856" table:display="true" table:show-details="true"/>
                <table:data-pilot-member table:name="11663" table:display="true" table:show-details="true"/>
                <table:data-pilot-member table:name="27740" table:display="true" table:show-details="true"/>
                <table:data-pilot-member table:name="23455" table:display="true" table:show-details="true"/>
                <table:data-pilot-member table:name="15292" table:display="true" table:show-details="true"/>
                <table:data-pilot-member table:name="21587" table:display="true" table:show-details="true"/>
                <table:data-pilot-member table:name="23513" table:display="true" table:show-details="true"/>
                <table:data-pilot-member table:name="24322" table:display="true" table:show-details="true"/>
                <table:data-pilot-member table:name="26298" table:display="true" table:show-details="true"/>
                <table:data-pilot-member table:name="25419" table:display="true" table:show-details="true"/>
                <table:data-pilot-member table:name="13343" table:display="true" table:show-details="true"/>
                <table:data-pilot-member table:name="11303" table:display="true" table:show-details="true"/>
                <table:data-pilot-member table:name="21693" table:display="true" table:show-details="true"/>
                <table:data-pilot-member table:name="28056" table:display="true" table:show-details="true"/>
                <table:data-pilot-member table:name="11788" table:display="true" table:show-details="true"/>
                <table:data-pilot-member table:name="22296" table:display="true" table:show-details="true"/>
                <table:data-pilot-member table:name="15319" table:display="true" table:show-details="true"/>
                <table:data-pilot-member table:name="17654" table:display="true" table:show-details="true"/>
                <table:data-pilot-member table:name="14662" table:display="true" table:show-details="true"/>
                <table:data-pilot-member table:name="17541" table:display="true" table:show-details="true"/>
                <table:data-pilot-member table:name="13886" table:display="true" table:show-details="true"/>
                <table:data-pilot-member table:name="13073" table:display="true" table:show-details="true"/>
                <table:data-pilot-member table:name="21940" table:display="true" table:show-details="true"/>
                <table:data-pilot-member table:name="20196" table:display="true" table:show-details="true"/>
                <table:data-pilot-member table:name="23491" table:display="true" table:show-details="true"/>
                <table:data-pilot-member table:name="16651" table:display="true" table:show-details="true"/>
                <table:data-pilot-member table:name="16813" table:display="true" table:show-details="true"/>
                <table:data-pilot-member table:name="16007" table:display="true" table:show-details="true"/>
                <table:data-pilot-member table:name="27434" table:display="true" table:show-details="true"/>
                <table:data-pilot-member table:name="27756" table:display="true" table:show-details="true"/>
                <table:data-pilot-member table:name="23818" table:display="true" table:show-details="true"/>
                <table:data-pilot-member table:name="19012" table:display="true" table:show-details="true"/>
                <table:data-pilot-member table:name="18329" table:display="true" table:show-details="true"/>
                <table:data-pilot-member table:name="29037" table:display="true" table:show-details="true"/>
                <table:data-pilot-member table:name="26576" table:display="true" table:show-details="true"/>
                <table:data-pilot-member table:name="12192" table:display="true" table:show-details="true"/>
                <table:data-pilot-member table:name="14887" table:display="true" table:show-details="true"/>
                <table:data-pilot-member table:name="11734" table:display="true" table:show-details="true"/>
                <table:data-pilot-member table:name="17462" table:display="true" table:show-details="true"/>
                <table:data-pilot-member table:name="20659" table:display="true" table:show-details="true"/>
                <table:data-pilot-member table:name="28004" table:display="true" table:show-details="true"/>
                <table:data-pilot-member table:name="19741" table:display="true" table:show-details="true"/>
                <table:data-pilot-member table:name="17450" table:display="true" table:show-details="true"/>
                <table:data-pilot-member table:name="17337" table:display="true" table:show-details="true"/>
                <table:data-pilot-member table:name="18594" table:display="true" table:show-details="true"/>
                <table:data-pilot-member table:name="15982" table:display="true" table:show-details="true"/>
                <table:data-pilot-member table:name="28625" table:display="true" table:show-details="true"/>
                <table:data-pilot-member table:name="11269" table:display="true" table:show-details="true"/>
                <table:data-pilot-member table:name="25148" table:display="true" table:show-details="true"/>
                <table:data-pilot-member table:name="13920" table:display="true" table:show-details="true"/>
                <table:data-pilot-member table:name="23704" table:display="true" table:show-details="true"/>
                <table:data-pilot-member table:name="28972" table:display="true" table:show-details="true"/>
                <table:data-pilot-member table:name="22730" table:display="true" table:show-details="true"/>
                <table:data-pilot-member table:name="29134" table:display="true" table:show-details="true"/>
                <table:data-pilot-member table:name="14332" table:display="true" table:show-details="true"/>
                <table:data-pilot-member table:name="19117" table:display="true" table:show-details="true"/>
                <table:data-pilot-member table:name="22864" table:display="true" table:show-details="true"/>
                <table:data-pilot-member table:name="11292" table:display="true" table:show-details="true"/>
                <table:data-pilot-member table:name="13466" table:display="true" table:show-details="true"/>
                <table:data-pilot-member table:name="23731" table:display="true" table:show-details="true"/>
                <table:data-pilot-member table:name="28672" table:display="true" table:show-details="true"/>
                <table:data-pilot-member table:name="11809" table:display="true" table:show-details="true"/>
                <table:data-pilot-member table:name="19664" table:display="true" table:show-details="true"/>
                <table:data-pilot-member table:name="12121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Marital Statu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Married" table:display="true" table:show-details="true"/>
                <table:data-pilot-member table:name="Single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Gende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Female" table:display="true" table:show-details="true"/>
                <table:data-pilot-member table:name="Male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hildre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0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Educ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Bachelors" table:display="true" table:show-details="true"/>
                <table:data-pilot-member table:name="Partial College" table:display="true" table:show-details="true"/>
                <table:data-pilot-member table:name="High School" table:display="true" table:show-details="true"/>
                <table:data-pilot-member table:name="Partial High School" table:display="true" table:show-details="true"/>
                <table:data-pilot-member table:name="Graduate Degree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ccup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Skilled Manual" table:display="true" table:show-details="true"/>
                <table:data-pilot-member table:name="Clerical" table:display="true" table:show-details="true"/>
                <table:data-pilot-member table:name="Professional" table:display="true" table:show-details="true"/>
                <table:data-pilot-member table:name="Manual" table:display="true" table:show-details="true"/>
                <table:data-pilot-member table:name="Management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Home Owne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Yes" table:display="true" table:show-details="true"/>
                <table:data-pilot-member table:name="No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ar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" table:display="true" table:show-details="true"/>
                <table:data-pilot-member table:name="3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mmute Distanc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-1 Miles" table:display="true" table:show-details="true"/>
                <table:data-pilot-member table:name="2-5 Miles" table:display="true" table:show-details="true"/>
                <table:data-pilot-member table:name="5-10 Miles" table:display="true" table:show-details="true"/>
                <table:data-pilot-member table:name="1-2 Miles" table:display="true" table:show-details="true"/>
                <table:data-pilot-member table:name="10+ Miles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Reg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Europe" table:display="true" table:show-details="true"/>
                <table:data-pilot-member table:name="Pacific" table:display="true" table:show-details="true"/>
                <table:data-pilot-member table:name="North America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Ag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42" table:display="true" table:show-details="true"/>
                <table:data-pilot-member table:name="43" table:display="true" table:show-details="true"/>
                <table:data-pilot-member table:name="60" table:display="true" table:show-details="true"/>
                <table:data-pilot-member table:name="41" table:display="true" table:show-details="true"/>
                <table:data-pilot-member table:name="36" table:display="true" table:show-details="true"/>
                <table:data-pilot-member table:name="50" table:display="true" table:show-details="true"/>
                <table:data-pilot-member table:name="33" table:display="true" table:show-details="true"/>
                <table:data-pilot-member table:name="58" table:display="true" table:show-details="true"/>
                <table:data-pilot-member table:name="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35" table:display="true" table:show-details="true"/>
                <table:data-pilot-member table:name="45" table:display="true" table:show-details="true"/>
                <table:data-pilot-member table:name="38" table:display="true" table:show-details="true"/>
                <table:data-pilot-member table:name="59" table:display="true" table:show-details="true"/>
                <table:data-pilot-member table:name="47" table:display="true" table:show-details="true"/>
                <table:data-pilot-member table:name="56" table:display="true" table:show-details="true"/>
                <table:data-pilot-member table:name="34" table:display="true" table:show-details="true"/>
                <table:data-pilot-member table:name="63" table:display="true" table:show-details="true"/>
                <table:data-pilot-member table:name="29" table:display="true" table:show-details="true"/>
                <table:data-pilot-member table:name="40" table:display="true" table:show-details="true"/>
                <table:data-pilot-member table:name="44" table:display="true" table:show-details="true"/>
                <table:data-pilot-member table:name="32" table:display="true" table:show-details="true"/>
                <table:data-pilot-member table:name="26" table:display="true" table:show-details="true"/>
                <table:data-pilot-member table:name="31" table:display="true" table:show-details="true"/>
                <table:data-pilot-member table:name="62" table:display="true" table:show-details="true"/>
                <table:data-pilot-member table:name="30" table:display="true" table:show-details="true"/>
                <table:data-pilot-member table:name="28" table:display="true" table:show-details="true"/>
                <table:data-pilot-member table:name="65" table:display="true" table:show-details="true"/>
                <table:data-pilot-member table:name="48" table:display="true" table:show-details="true"/>
                <table:data-pilot-member table:name="66" table:display="true" table:show-details="true"/>
                <table:data-pilot-member table:name="46" table:display="true" table:show-details="true"/>
                <table:data-pilot-member table:name="52" table:display="true" table:show-details="true"/>
                <table:data-pilot-member table:name="39" table:display="true" table:show-details="true"/>
                <table:data-pilot-member table:name="61" table:display="true" table:show-details="true"/>
                <table:data-pilot-member table:name="37" table:display="true" table:show-details="true"/>
                <table:data-pilot-member table:name="68" table:display="true" table:show-details="true"/>
                <table:data-pilot-member table:name="51" table:display="true" table:show-details="true"/>
                <table:data-pilot-member table:name="49" table:display="true" table:show-details="true"/>
                <table:data-pilot-member table:name="53" table:display="true" table:show-details="true"/>
                <table:data-pilot-member table:name="27" table:display="true" table:show-details="true"/>
                <table:data-pilot-member table:name="25" table:display="true" table:show-details="true"/>
                <table:data-pilot-member table:name="67" table:display="true" table:show-details="true"/>
                <table:data-pilot-member table:name="57" table:display="true" table:show-details="true"/>
                <table:data-pilot-member table:name="70" table:display="true" table:show-details="true"/>
                <table:data-pilot-member table:name="78" table:display="true" table:show-details="true"/>
                <table:data-pilot-member table:name="69" table:display="true" table:show-details="true"/>
                <table:data-pilot-member table:name="64" table:display="true" table:show-details="true"/>
                <table:data-pilot-member table:name="89" table:display="true" table:show-details="true"/>
                <table:data-pilot-member table:name="80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1" table:display="true" table:show-details="true"/>
                <table:data-pilot-member table:name="72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Incom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  <table:data-pilot-member table:name="10000" table:display="true" table:show-details="true"/>
                <table:data-pilot-member table:name="20000" table:display="true" table:show-details="true"/>
                <table:data-pilot-member table:name="30000" table:display="true" table:show-details="true"/>
                <table:data-pilot-member table:name="40000" table:display="true" table:show-details="true"/>
                <table:data-pilot-member table:name="50000" table:display="true" table:show-details="true"/>
                <table:data-pilot-member table:name="60000" table:display="true" table:show-details="true"/>
                <table:data-pilot-member table:name="70000" table:display="true" table:show-details="true"/>
                <table:data-pilot-member table:name="80000" table:display="true" table:show-details="true"/>
                <table:data-pilot-member table:name="90000" table:display="true" table:show-details="true"/>
                <table:data-pilot-member table:name="100000" table:display="true" table:show-details="true"/>
                <table:data-pilot-member table:name="110000" table:display="true" table:show-details="true"/>
                <table:data-pilot-member table:name="120000" table:display="true" table:show-details="true"/>
                <table:data-pilot-member table:name="130000" table:display="true" table:show-details="true"/>
                <table:data-pilot-member table:name="150000" table:display="true" table:show-details="true"/>
                <table:data-pilot-member table:name="160000" table:display="true" table:show-details="true"/>
                <table:data-pilot-member table:name="170000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urchased Bike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  <table:data-pilot-member table:name="No" table:display="true" table:show-details="true"/>
                <table:data-pilot-member table:name="Yes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urchased Bike" table:orientation="data" table:used-hierarchy="-1" table:function="count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  <table:data-pilot-member table:name="No" table:display="true" table:show-details="true"/>
                <table:data-pilot-member table:name="Yes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Pivot Tables 5" table:application-data="" table:target-range-address="'Pivot Tables'.E15:'Pivot Tables'.BF32" table:buttons="'Pivot Tables'.E16 'Pivot Tables'.F15" table:grand-total="none" table:show-filter-button="false">
          <table:source-cell-range table:cell-range-address="bike_buyers.A1:bike_buyers.M1003"/>
          <table:data-pilot-field table:source-field-name="I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2496" table:display="true" table:show-details="true"/>
                <table:data-pilot-member table:name="24107" table:display="true" table:show-details="true"/>
                <table:data-pilot-member table:name="14177" table:display="true" table:show-details="true"/>
                <table:data-pilot-member table:name="24381" table:display="true" table:show-details="true"/>
                <table:data-pilot-member table:name="25597" table:display="true" table:show-details="true"/>
                <table:data-pilot-member table:name="13507" table:display="true" table:show-details="true"/>
                <table:data-pilot-member table:name="27974" table:display="true" table:show-details="true"/>
                <table:data-pilot-member table:name="19364" table:display="true" table:show-details="true"/>
                <table:data-pilot-member table:name="22155" table:display="true" table:show-details="true"/>
                <table:data-pilot-member table:name="19280" table:display="true" table:show-details="true"/>
                <table:data-pilot-member table:name="22173" table:display="true" table:show-details="true"/>
                <table:data-pilot-member table:name="12697" table:display="true" table:show-details="true"/>
                <table:data-pilot-member table:name="11434" table:display="true" table:show-details="true"/>
                <table:data-pilot-member table:name="25323" table:display="true" table:show-details="true"/>
                <table:data-pilot-member table:name="23542" table:display="true" table:show-details="true"/>
                <table:data-pilot-member table:name="20870" table:display="true" table:show-details="true"/>
                <table:data-pilot-member table:name="23316" table:display="true" table:show-details="true"/>
                <table:data-pilot-member table:name="12610" table:display="true" table:show-details="true"/>
                <table:data-pilot-member table:name="27183" table:display="true" table:show-details="true"/>
                <table:data-pilot-member table:name="25940" table:display="true" table:show-details="true"/>
                <table:data-pilot-member table:name="25598" table:display="true" table:show-details="true"/>
                <table:data-pilot-member table:name="21564" table:display="true" table:show-details="true"/>
                <table:data-pilot-member table:name="19193" table:display="true" table:show-details="true"/>
                <table:data-pilot-member table:name="26412" table:display="true" table:show-details="true"/>
                <table:data-pilot-member table:name="27184" table:display="true" table:show-details="true"/>
                <table:data-pilot-member table:name="12590" table:display="true" table:show-details="true"/>
                <table:data-pilot-member table:name="17841" table:display="true" table:show-details="true"/>
                <table:data-pilot-member table:name="18283" table:display="true" table:show-details="true"/>
                <table:data-pilot-member table:name="18299" table:display="true" table:show-details="true"/>
                <table:data-pilot-member table:name="16466" table:display="true" table:show-details="true"/>
                <table:data-pilot-member table:name="19273" table:display="true" table:show-details="true"/>
                <table:data-pilot-member table:name="22400" table:display="true" table:show-details="true"/>
                <table:data-pilot-member table:name="20942" table:display="true" table:show-details="true"/>
                <table:data-pilot-member table:name="18484" table:display="true" table:show-details="true"/>
                <table:data-pilot-member table:name="12291" table:display="true" table:show-details="true"/>
                <table:data-pilot-member table:name="28380" table:display="true" table:show-details="true"/>
                <table:data-pilot-member table:name="17891" table:display="true" table:show-details="true"/>
                <table:data-pilot-member table:name="27832" table:display="true" table:show-details="true"/>
                <table:data-pilot-member table:name="26863" table:display="true" table:show-details="true"/>
                <table:data-pilot-member table:name="16259" table:display="true" table:show-details="true"/>
                <table:data-pilot-member table:name="27803" table:display="true" table:show-details="true"/>
                <table:data-pilot-member table:name="14347" table:display="true" table:show-details="true"/>
                <table:data-pilot-member table:name="17703" table:display="true" table:show-details="true"/>
                <table:data-pilot-member table:name="17185" table:display="true" table:show-details="true"/>
                <table:data-pilot-member table:name="29380" table:display="true" table:show-details="true"/>
                <table:data-pilot-member table:name="23986" table:display="true" table:show-details="true"/>
                <table:data-pilot-member table:name="24466" table:display="true" table:show-details="true"/>
                <table:data-pilot-member table:name="29097" table:display="true" table:show-details="true"/>
                <table:data-pilot-member table:name="19487" table:display="true" table:show-details="true"/>
                <table:data-pilot-member table:name="14939" table:display="true" table:show-details="true"/>
                <table:data-pilot-member table:name="13826" table:display="true" table:show-details="true"/>
                <table:data-pilot-member table:name="20619" table:display="true" table:show-details="true"/>
                <table:data-pilot-member table:name="12558" table:display="true" table:show-details="true"/>
                <table:data-pilot-member table:name="24871" table:display="true" table:show-details="true"/>
                <table:data-pilot-member table:name="17319" table:display="true" table:show-details="true"/>
                <table:data-pilot-member table:name="28906" table:display="true" table:show-details="true"/>
                <table:data-pilot-member table:name="12808" table:display="true" table:show-details="true"/>
                <table:data-pilot-member table:name="20567" table:display="true" table:show-details="true"/>
                <table:data-pilot-member table:name="25502" table:display="true" table:show-details="true"/>
                <table:data-pilot-member table:name="15580" table:display="true" table:show-details="true"/>
                <table:data-pilot-member table:name="24185" table:display="true" table:show-details="true"/>
                <table:data-pilot-member table:name="19291" table:display="true" table:show-details="true"/>
                <table:data-pilot-member table:name="16713" table:display="true" table:show-details="true"/>
                <table:data-pilot-member table:name="16185" table:display="true" table:show-details="true"/>
                <table:data-pilot-member table:name="14927" table:display="true" table:show-details="true"/>
                <table:data-pilot-member table:name="29337" table:display="true" table:show-details="true"/>
                <table:data-pilot-member table:name="29355" table:display="true" table:show-details="true"/>
                <table:data-pilot-member table:name="25303" table:display="true" table:show-details="true"/>
                <table:data-pilot-member table:name="14813" table:display="true" table:show-details="true"/>
                <table:data-pilot-member table:name="16438" table:display="true" table:show-details="true"/>
                <table:data-pilot-member table:name="14238" table:display="true" table:show-details="true"/>
                <table:data-pilot-member table:name="16200" table:display="true" table:show-details="true"/>
                <table:data-pilot-member table:name="24857" table:display="true" table:show-details="true"/>
                <table:data-pilot-member table:name="26956" table:display="true" table:show-details="true"/>
                <table:data-pilot-member table:name="14517" table:display="true" table:show-details="true"/>
                <table:data-pilot-member table:name="12678" table:display="true" table:show-details="true"/>
                <table:data-pilot-member table:name="16188" table:display="true" table:show-details="true"/>
                <table:data-pilot-member table:name="27969" table:display="true" table:show-details="true"/>
                <table:data-pilot-member table:name="15752" table:display="true" table:show-details="true"/>
                <table:data-pilot-member table:name="27745" table:display="true" table:show-details="true"/>
                <table:data-pilot-member table:name="20828" table:display="true" table:show-details="true"/>
                <table:data-pilot-member table:name="19461" table:display="true" table:show-details="true"/>
                <table:data-pilot-member table:name="26941" table:display="true" table:show-details="true"/>
                <table:data-pilot-member table:name="28412" table:display="true" table:show-details="true"/>
                <table:data-pilot-member table:name="24485" table:display="true" table:show-details="true"/>
                <table:data-pilot-member table:name="16514" table:display="true" table:show-details="true"/>
                <table:data-pilot-member table:name="17191" table:display="true" table:show-details="true"/>
                <table:data-pilot-member table:name="19608" table:display="true" table:show-details="true"/>
                <table:data-pilot-member table:name="24119" table:display="true" table:show-details="true"/>
                <table:data-pilot-member table:name="25458" table:display="true" table:show-details="true"/>
                <table:data-pilot-member table:name="26886" table:display="true" table:show-details="true"/>
                <table:data-pilot-member table:name="28436" table:display="true" table:show-details="true"/>
                <table:data-pilot-member table:name="19562" table:display="true" table:show-details="true"/>
                <table:data-pilot-member table:name="15608" table:display="true" table:show-details="true"/>
                <table:data-pilot-member table:name="16487" table:display="true" table:show-details="true"/>
                <table:data-pilot-member table:name="17197" table:display="true" table:show-details="true"/>
                <table:data-pilot-member table:name="12507" table:display="true" table:show-details="true"/>
                <table:data-pilot-member table:name="23940" table:display="true" table:show-details="true"/>
                <table:data-pilot-member table:name="19441" table:display="true" table:show-details="true"/>
                <table:data-pilot-member table:name="26852" table:display="true" table:show-details="true"/>
                <table:data-pilot-member table:name="12274" table:display="true" table:show-details="true"/>
                <table:data-pilot-member table:name="20236" table:display="true" table:show-details="true"/>
                <table:data-pilot-member table:name="24149" table:display="true" table:show-details="true"/>
                <table:data-pilot-member table:name="26139" table:display="true" table:show-details="true"/>
                <table:data-pilot-member table:name="18491" table:display="true" table:show-details="true"/>
                <table:data-pilot-member table:name="22707" table:display="true" table:show-details="true"/>
                <table:data-pilot-member table:name="20430" table:display="true" table:show-details="true"/>
                <table:data-pilot-member table:name="27494" table:display="true" table:show-details="true"/>
                <table:data-pilot-member table:name="26829" table:display="true" table:show-details="true"/>
                <table:data-pilot-member table:name="28395" table:display="true" table:show-details="true"/>
                <table:data-pilot-member table:name="21006" table:display="true" table:show-details="true"/>
                <table:data-pilot-member table:name="14682" table:display="true" table:show-details="true"/>
                <table:data-pilot-member table:name="17650" table:display="true" table:show-details="true"/>
                <table:data-pilot-member table:name="29191" table:display="true" table:show-details="true"/>
                <table:data-pilot-member table:name="15030" table:display="true" table:show-details="true"/>
                <table:data-pilot-member table:name="24140" table:display="true" table:show-details="true"/>
                <table:data-pilot-member table:name="22496" table:display="true" table:show-details="true"/>
                <table:data-pilot-member table:name="24065" table:display="true" table:show-details="true"/>
                <table:data-pilot-member table:name="19914" table:display="true" table:show-details="true"/>
                <table:data-pilot-member table:name="12871" table:display="true" table:show-details="true"/>
                <table:data-pilot-member table:name="22988" table:display="true" table:show-details="true"/>
                <table:data-pilot-member table:name="15922" table:display="true" table:show-details="true"/>
                <table:data-pilot-member table:name="12344" table:display="true" table:show-details="true"/>
                <table:data-pilot-member table:name="23627" table:display="true" table:show-details="true"/>
                <table:data-pilot-member table:name="27775" table:display="true" table:show-details="true"/>
                <table:data-pilot-member table:name="29301" table:display="true" table:show-details="true"/>
                <table:data-pilot-member table:name="12716" table:display="true" table:show-details="true"/>
                <table:data-pilot-member table:name="12472" table:display="true" table:show-details="true"/>
                <table:data-pilot-member table:name="20970" table:display="true" table:show-details="true"/>
                <table:data-pilot-member table:name="26818" table:display="true" table:show-details="true"/>
                <table:data-pilot-member table:name="12993" table:display="true" table:show-details="true"/>
                <table:data-pilot-member table:name="14192" table:display="true" table:show-details="true"/>
                <table:data-pilot-member table:name="19477" table:display="true" table:show-details="true"/>
                <table:data-pilot-member table:name="26796" table:display="true" table:show-details="true"/>
                <table:data-pilot-member table:name="21094" table:display="true" table:show-details="true"/>
                <table:data-pilot-member table:name="12234" table:display="true" table:show-details="true"/>
                <table:data-pilot-member table:name="28683" table:display="true" table:show-details="true"/>
                <table:data-pilot-member table:name="17994" table:display="true" table:show-details="true"/>
                <table:data-pilot-member table:name="24273" table:display="true" table:show-details="true"/>
                <table:data-pilot-member table:name="26547" table:display="true" table:show-details="true"/>
                <table:data-pilot-member table:name="22500" table:display="true" table:show-details="true"/>
                <table:data-pilot-member table:name="23993" table:display="true" table:show-details="true"/>
                <table:data-pilot-member table:name="14832" table:display="true" table:show-details="true"/>
                <table:data-pilot-member table:name="16614" table:display="true" table:show-details="true"/>
                <table:data-pilot-member table:name="20877" table:display="true" table:show-details="true"/>
                <table:data-pilot-member table:name="20729" table:display="true" table:show-details="true"/>
                <table:data-pilot-member table:name="22464" table:display="true" table:show-details="true"/>
                <table:data-pilot-member table:name="19475" table:display="true" table:show-details="true"/>
                <table:data-pilot-member table:name="19675" table:display="true" table:show-details="true"/>
                <table:data-pilot-member table:name="12728" table:display="true" table:show-details="true"/>
                <table:data-pilot-member table:name="26154" table:display="true" table:show-details="true"/>
                <table:data-pilot-member table:name="29117" table:display="true" table:show-details="true"/>
                <table:data-pilot-member table:name="17845" table:display="true" table:show-details="true"/>
                <table:data-pilot-member table:name="25058" table:display="true" table:show-details="true"/>
                <table:data-pilot-member table:name="23426" table:display="true" table:show-details="true"/>
                <table:data-pilot-member table:name="14798" table:display="true" table:show-details="true"/>
                <table:data-pilot-member table:name="12664" table:display="true" table:show-details="true"/>
                <table:data-pilot-member table:name="23979" table:display="true" table:show-details="true"/>
                <table:data-pilot-member table:name="25605" table:display="true" table:show-details="true"/>
                <table:data-pilot-member table:name="20797" table:display="true" table:show-details="true"/>
                <table:data-pilot-member table:name="21980" table:display="true" table:show-details="true"/>
                <table:data-pilot-member table:name="25460" table:display="true" table:show-details="true"/>
                <table:data-pilot-member table:name="29181" table:display="true" table:show-details="true"/>
                <table:data-pilot-member table:name="24279" table:display="true" table:show-details="true"/>
                <table:data-pilot-member table:name="22402" table:display="true" table:show-details="true"/>
                <table:data-pilot-member table:name="15465" table:display="true" table:show-details="true"/>
                <table:data-pilot-member table:name="26757" table:display="true" table:show-details="true"/>
                <table:data-pilot-member table:name="14233" table:display="true" table:show-details="true"/>
                <table:data-pilot-member table:name="14058" table:display="true" table:show-details="true"/>
                <table:data-pilot-member table:name="12273" table:display="true" table:show-details="true"/>
                <table:data-pilot-member table:name="17203" table:display="true" table:show-details="true"/>
                <table:data-pilot-member table:name="18144" table:display="true" table:show-details="true"/>
                <table:data-pilot-member table:name="23963" table:display="true" table:show-details="true"/>
                <table:data-pilot-member table:name="17907" table:display="true" table:show-details="true"/>
                <table:data-pilot-member table:name="19442" table:display="true" table:show-details="true"/>
                <table:data-pilot-member table:name="17504" table:display="true" table:show-details="true"/>
                <table:data-pilot-member table:name="12253" table:display="true" table:show-details="true"/>
                <table:data-pilot-member table:name="27304" table:display="true" table:show-details="true"/>
                <table:data-pilot-member table:name="14191" table:display="true" table:show-details="true"/>
                <table:data-pilot-member table:name="12212" table:display="true" table:show-details="true"/>
                <table:data-pilot-member table:name="25529" table:display="true" table:show-details="true"/>
                <table:data-pilot-member table:name="22170" table:display="true" table:show-details="true"/>
                <table:data-pilot-member table:name="19445" table:display="true" table:show-details="true"/>
                <table:data-pilot-member table:name="15265" table:display="true" table:show-details="true"/>
                <table:data-pilot-member table:name="28918" table:display="true" table:show-details="true"/>
                <table:data-pilot-member table:name="15799" table:display="true" table:show-details="true"/>
                <table:data-pilot-member table:name="11047" table:display="true" table:show-details="true"/>
                <table:data-pilot-member table:name="18151" table:display="true" table:show-details="true"/>
                <table:data-pilot-member table:name="20606" table:display="true" table:show-details="true"/>
                <table:data-pilot-member table:name="19482" table:display="true" table:show-details="true"/>
                <table:data-pilot-member table:name="16489" table:display="true" table:show-details="true"/>
                <table:data-pilot-member table:name="26944" table:display="true" table:show-details="true"/>
                <table:data-pilot-member table:name="15682" table:display="true" table:show-details="true"/>
                <table:data-pilot-member table:name="26032" table:display="true" table:show-details="true"/>
                <table:data-pilot-member table:name="17843" table:display="true" table:show-details="true"/>
                <table:data-pilot-member table:name="25559" table:display="true" table:show-details="true"/>
                <table:data-pilot-member table:name="16209" table:display="true" table:show-details="true"/>
                <table:data-pilot-member table:name="11147" table:display="true" table:show-details="true"/>
                <table:data-pilot-member table:name="15214" table:display="true" table:show-details="true"/>
                <table:data-pilot-member table:name="11453" table:display="true" table:show-details="true"/>
                <table:data-pilot-member table:name="24584" table:display="true" table:show-details="true"/>
                <table:data-pilot-member table:name="12585" table:display="true" table:show-details="true"/>
                <table:data-pilot-member table:name="18626" table:display="true" table:show-details="true"/>
                <table:data-pilot-member table:name="29298" table:display="true" table:show-details="true"/>
                <table:data-pilot-member table:name="24842" table:display="true" table:show-details="true"/>
                <table:data-pilot-member table:name="15657" table:display="true" table:show-details="true"/>
                <table:data-pilot-member table:name="11415" table:display="true" table:show-details="true"/>
                <table:data-pilot-member table:name="28729" table:display="true" table:show-details="true"/>
                <table:data-pilot-member table:name="22633" table:display="true" table:show-details="true"/>
                <table:data-pilot-member table:name="25649" table:display="true" table:show-details="true"/>
                <table:data-pilot-member table:name="14669" table:display="true" table:show-details="true"/>
                <table:data-pilot-member table:name="19299" table:display="true" table:show-details="true"/>
                <table:data-pilot-member table:name="20946" table:display="true" table:show-details="true"/>
                <table:data-pilot-member table:name="11451" table:display="true" table:show-details="true"/>
                <table:data-pilot-member table:name="25553" table:display="true" table:show-details="true"/>
                <table:data-pilot-member table:name="27951" table:display="true" table:show-details="true"/>
                <table:data-pilot-member table:name="25026" table:display="true" table:show-details="true"/>
                <table:data-pilot-member table:name="13673" table:display="true" table:show-details="true"/>
                <table:data-pilot-member table:name="16043" table:display="true" table:show-details="true"/>
                <table:data-pilot-member table:name="22399" table:display="true" table:show-details="true"/>
                <table:data-pilot-member table:name="27696" table:display="true" table:show-details="true"/>
                <table:data-pilot-member table:name="25313" table:display="true" table:show-details="true"/>
                <table:data-pilot-member table:name="13813" table:display="true" table:show-details="true"/>
                <table:data-pilot-member table:name="18711" table:display="true" table:show-details="true"/>
                <table:data-pilot-member table:name="19650" table:display="true" table:show-details="true"/>
                <table:data-pilot-member table:name="14135" table:display="true" table:show-details="true"/>
                <table:data-pilot-member table:name="12833" table:display="true" table:show-details="true"/>
                <table:data-pilot-member table:name="26849" table:display="true" table:show-details="true"/>
                <table:data-pilot-member table:name="20962" table:display="true" table:show-details="true"/>
                <table:data-pilot-member table:name="28915" table:display="true" table:show-details="true"/>
                <table:data-pilot-member table:name="22830" table:display="true" table:show-details="true"/>
                <table:data-pilot-member table:name="14777" table:display="true" table:show-details="true"/>
                <table:data-pilot-member table:name="12591" table:display="true" table:show-details="true"/>
                <table:data-pilot-member table:name="24174" table:display="true" table:show-details="true"/>
                <table:data-pilot-member table:name="24611" table:display="true" table:show-details="true"/>
                <table:data-pilot-member table:name="11340" table:display="true" table:show-details="true"/>
                <table:data-pilot-member table:name="25693" table:display="true" table:show-details="true"/>
                <table:data-pilot-member table:name="25555" table:display="true" table:show-details="true"/>
                <table:data-pilot-member table:name="22006" table:display="true" table:show-details="true"/>
                <table:data-pilot-member table:name="20060" table:display="true" table:show-details="true"/>
                <table:data-pilot-member table:name="17702" table:display="true" table:show-details="true"/>
                <table:data-pilot-member table:name="12503" table:display="true" table:show-details="true"/>
                <table:data-pilot-member table:name="23908" table:display="true" table:show-details="true"/>
                <table:data-pilot-member table:name="22527" table:display="true" table:show-details="true"/>
                <table:data-pilot-member table:name="19057" table:display="true" table:show-details="true"/>
                <table:data-pilot-member table:name="18494" table:display="true" table:show-details="true"/>
                <table:data-pilot-member table:name="11249" table:display="true" table:show-details="true"/>
                <table:data-pilot-member table:name="21568" table:display="true" table:show-details="true"/>
                <table:data-pilot-member table:name="13981" table:display="true" table:show-details="true"/>
                <table:data-pilot-member table:name="23432" table:display="true" table:show-details="true"/>
                <table:data-pilot-member table:name="22931" table:display="true" table:show-details="true"/>
                <table:data-pilot-member table:name="18172" table:display="true" table:show-details="true"/>
                <table:data-pilot-member table:name="12666" table:display="true" table:show-details="true"/>
                <table:data-pilot-member table:name="20598" table:display="true" table:show-details="true"/>
                <table:data-pilot-member table:name="21375" table:display="true" table:show-details="true"/>
                <table:data-pilot-member table:name="20839" table:display="true" table:show-details="true"/>
                <table:data-pilot-member table:name="21738" table:display="true" table:show-details="true"/>
                <table:data-pilot-member table:name="14164" table:display="true" table:show-details="true"/>
                <table:data-pilot-member table:name="14193" table:display="true" table:show-details="true"/>
                <table:data-pilot-member table:name="12705" table:display="true" table:show-details="true"/>
                <table:data-pilot-member table:name="22672" table:display="true" table:show-details="true"/>
                <table:data-pilot-member table:name="26219" table:display="true" table:show-details="true"/>
                <table:data-pilot-member table:name="28468" table:display="true" table:show-details="true"/>
                <table:data-pilot-member table:name="23419" table:display="true" table:show-details="true"/>
                <table:data-pilot-member table:name="17964" table:display="true" table:show-details="true"/>
                <table:data-pilot-member table:name="20919" table:display="true" table:show-details="true"/>
                <table:data-pilot-member table:name="20927" table:display="true" table:show-details="true"/>
                <table:data-pilot-member table:name="13133" table:display="true" table:show-details="true"/>
                <table:data-pilot-member table:name="19626" table:display="true" table:show-details="true"/>
                <table:data-pilot-member table:name="21039" table:display="true" table:show-details="true"/>
                <table:data-pilot-member table:name="12231" table:display="true" table:show-details="true"/>
                <table:data-pilot-member table:name="25665" table:display="true" table:show-details="true"/>
                <table:data-pilot-member table:name="24061" table:display="true" table:show-details="true"/>
                <table:data-pilot-member table:name="26879" table:display="true" table:show-details="true"/>
                <table:data-pilot-member table:name="12284" table:display="true" table:show-details="true"/>
                <table:data-pilot-member table:name="26654" table:display="true" table:show-details="true"/>
                <table:data-pilot-member table:name="14545" table:display="true" table:show-details="true"/>
                <table:data-pilot-member table:name="24201" table:display="true" table:show-details="true"/>
                <table:data-pilot-member table:name="20625" table:display="true" table:show-details="true"/>
                <table:data-pilot-member table:name="16390" table:display="true" table:show-details="true"/>
                <table:data-pilot-member table:name="14804" table:display="true" table:show-details="true"/>
                <table:data-pilot-member table:name="12629" table:display="true" table:show-details="true"/>
                <table:data-pilot-member table:name="14696" table:display="true" table:show-details="true"/>
                <table:data-pilot-member table:name="22005" table:display="true" table:show-details="true"/>
                <table:data-pilot-member table:name="14544" table:display="true" table:show-details="true"/>
                <table:data-pilot-member table:name="14312" table:display="true" table:show-details="true"/>
                <table:data-pilot-member table:name="29120" table:display="true" table:show-details="true"/>
                <table:data-pilot-member table:name="24187" table:display="true" table:show-details="true"/>
                <table:data-pilot-member table:name="15758" table:display="true" table:show-details="true"/>
                <table:data-pilot-member table:name="29094" table:display="true" table:show-details="true"/>
                <table:data-pilot-member table:name="28319" table:display="true" table:show-details="true"/>
                <table:data-pilot-member table:name="16406" table:display="true" table:show-details="true"/>
                <table:data-pilot-member table:name="20923" table:display="true" table:show-details="true"/>
                <table:data-pilot-member table:name="11378" table:display="true" table:show-details="true"/>
                <table:data-pilot-member table:name="20851" table:display="true" table:show-details="true"/>
                <table:data-pilot-member table:name="21557" table:display="true" table:show-details="true"/>
                <table:data-pilot-member table:name="26663" table:display="true" table:show-details="true"/>
                <table:data-pilot-member table:name="11896" table:display="true" table:show-details="true"/>
                <table:data-pilot-member table:name="14189" table:display="true" table:show-details="true"/>
                <table:data-pilot-member table:name="13136" table:display="true" table:show-details="true"/>
                <table:data-pilot-member table:name="25906" table:display="true" table:show-details="true"/>
                <table:data-pilot-member table:name="17926" table:display="true" table:show-details="true"/>
                <table:data-pilot-member table:name="26928" table:display="true" table:show-details="true"/>
                <table:data-pilot-member table:name="20897" table:display="true" table:show-details="true"/>
                <table:data-pilot-member table:name="28207" table:display="true" table:show-details="true"/>
                <table:data-pilot-member table:name="25923" table:display="true" table:show-details="true"/>
                <table:data-pilot-member table:name="11000" table:display="true" table:show-details="true"/>
                <table:data-pilot-member table:name="20974" table:display="true" table:show-details="true"/>
                <table:data-pilot-member table:name="28758" table:display="true" table:show-details="true"/>
                <table:data-pilot-member table:name="11381" table:display="true" table:show-details="true"/>
                <table:data-pilot-member table:name="17522" table:display="true" table:show-details="true"/>
                <table:data-pilot-member table:name="21207" table:display="true" table:show-details="true"/>
                <table:data-pilot-member table:name="28102" table:display="true" table:show-details="true"/>
                <table:data-pilot-member table:name="23105" table:display="true" table:show-details="true"/>
                <table:data-pilot-member table:name="18740" table:display="true" table:show-details="true"/>
                <table:data-pilot-member table:name="21213" table:display="true" table:show-details="true"/>
                <table:data-pilot-member table:name="17352" table:display="true" table:show-details="true"/>
                <table:data-pilot-member table:name="14154" table:display="true" table:show-details="true"/>
                <table:data-pilot-member table:name="19066" table:display="true" table:show-details="true"/>
                <table:data-pilot-member table:name="11386" table:display="true" table:show-details="true"/>
                <table:data-pilot-member table:name="20228" table:display="true" table:show-details="true"/>
                <table:data-pilot-member table:name="16675" table:display="true" table:show-details="true"/>
                <table:data-pilot-member table:name="16410" table:display="true" table:show-details="true"/>
                <table:data-pilot-member table:name="27760" table:display="true" table:show-details="true"/>
                <table:data-pilot-member table:name="22930" table:display="true" table:show-details="true"/>
                <table:data-pilot-member table:name="23780" table:display="true" table:show-details="true"/>
                <table:data-pilot-member table:name="20994" table:display="true" table:show-details="true"/>
                <table:data-pilot-member table:name="28379" table:display="true" table:show-details="true"/>
                <table:data-pilot-member table:name="14865" table:display="true" table:show-details="true"/>
                <table:data-pilot-member table:name="12663" table:display="true" table:show-details="true"/>
                <table:data-pilot-member table:name="24898" table:display="true" table:show-details="true"/>
                <table:data-pilot-member table:name="19508" table:display="true" table:show-details="true"/>
                <table:data-pilot-member table:name="11489" table:display="true" table:show-details="true"/>
                <table:data-pilot-member table:name="18160" table:display="true" table:show-details="true"/>
                <table:data-pilot-member table:name="25241" table:display="true" table:show-details="true"/>
                <table:data-pilot-member table:name="24369" table:display="true" table:show-details="true"/>
                <table:data-pilot-member table:name="27165" table:display="true" table:show-details="true"/>
                <table:data-pilot-member table:name="29424" table:display="true" table:show-details="true"/>
                <table:data-pilot-member table:name="15926" table:display="true" table:show-details="true"/>
                <table:data-pilot-member table:name="14554" table:display="true" table:show-details="true"/>
                <table:data-pilot-member table:name="16468" table:display="true" table:show-details="true"/>
                <table:data-pilot-member table:name="19174" table:display="true" table:show-details="true"/>
                <table:data-pilot-member table:name="19183" table:display="true" table:show-details="true"/>
                <table:data-pilot-member table:name="13683" table:display="true" table:show-details="true"/>
                <table:data-pilot-member table:name="17848" table:display="true" table:show-details="true"/>
                <table:data-pilot-member table:name="17894" table:display="true" table:show-details="true"/>
                <table:data-pilot-member table:name="25651" table:display="true" table:show-details="true"/>
                <table:data-pilot-member table:name="22936" table:display="true" table:show-details="true"/>
                <table:data-pilot-member table:name="23915" table:display="true" table:show-details="true"/>
                <table:data-pilot-member table:name="24121" table:display="true" table:show-details="true"/>
                <table:data-pilot-member table:name="27878" table:display="true" table:show-details="true"/>
                <table:data-pilot-member table:name="13572" table:display="true" table:show-details="true"/>
                <table:data-pilot-member table:name="27941" table:display="true" table:show-details="true"/>
                <table:data-pilot-member table:name="26354" table:display="true" table:show-details="true"/>
                <table:data-pilot-member table:name="14785" table:display="true" table:show-details="true"/>
                <table:data-pilot-member table:name="17238" table:display="true" table:show-details="true"/>
                <table:data-pilot-member table:name="23608" table:display="true" table:show-details="true"/>
                <table:data-pilot-member table:name="22538" table:display="true" table:show-details="true"/>
                <table:data-pilot-member table:name="12332" table:display="true" table:show-details="true"/>
                <table:data-pilot-member table:name="17230" table:display="true" table:show-details="true"/>
                <table:data-pilot-member table:name="13082" table:display="true" table:show-details="true"/>
                <table:data-pilot-member table:name="22518" table:display="true" table:show-details="true"/>
                <table:data-pilot-member table:name="13687" table:display="true" table:show-details="true"/>
                <table:data-pilot-member table:name="23571" table:display="true" table:show-details="true"/>
                <table:data-pilot-member table:name="19305" table:display="true" table:show-details="true"/>
                <table:data-pilot-member table:name="22636" table:display="true" table:show-details="true"/>
                <table:data-pilot-member table:name="17310" table:display="true" table:show-details="true"/>
                <table:data-pilot-member table:name="12133" table:display="true" table:show-details="true"/>
                <table:data-pilot-member table:name="25918" table:display="true" table:show-details="true"/>
                <table:data-pilot-member table:name="25752" table:display="true" table:show-details="true"/>
                <table:data-pilot-member table:name="17324" table:display="true" table:show-details="true"/>
                <table:data-pilot-member table:name="22918" table:display="true" table:show-details="true"/>
                <table:data-pilot-member table:name="12510" table:display="true" table:show-details="true"/>
                <table:data-pilot-member table:name="25512" table:display="true" table:show-details="true"/>
                <table:data-pilot-member table:name="16179" table:display="true" table:show-details="true"/>
                <table:data-pilot-member table:name="15628" table:display="true" table:show-details="true"/>
                <table:data-pilot-member table:name="20977" table:display="true" table:show-details="true"/>
                <table:data-pilot-member table:name="18140" table:display="true" table:show-details="true"/>
                <table:data-pilot-member table:name="20417" table:display="true" table:show-details="true"/>
                <table:data-pilot-member table:name="18267" table:display="true" table:show-details="true"/>
                <table:data-pilot-member table:name="13620" table:display="true" table:show-details="true"/>
                <table:data-pilot-member table:name="22974" table:display="true" table:show-details="true"/>
                <table:data-pilot-member table:name="13586" table:display="true" table:show-details="true"/>
                <table:data-pilot-member table:name="17978" table:display="true" table:show-details="true"/>
                <table:data-pilot-member table:name="12581" table:display="true" table:show-details="true"/>
                <table:data-pilot-member table:name="18018" table:display="true" table:show-details="true"/>
                <table:data-pilot-member table:name="28957" table:display="true" table:show-details="true"/>
                <table:data-pilot-member table:name="13690" table:display="true" table:show-details="true"/>
                <table:data-pilot-member table:name="12568" table:display="true" table:show-details="true"/>
                <table:data-pilot-member table:name="13122" table:display="true" table:show-details="true"/>
                <table:data-pilot-member table:name="21184" table:display="true" table:show-details="true"/>
                <table:data-pilot-member table:name="26150" table:display="true" table:show-details="true"/>
                <table:data-pilot-member table:name="24151" table:display="true" table:show-details="true"/>
                <table:data-pilot-member table:name="23962" table:display="true" table:show-details="true"/>
                <table:data-pilot-member table:name="17793" table:display="true" table:show-details="true"/>
                <table:data-pilot-member table:name="14926" table:display="true" table:show-details="true"/>
                <table:data-pilot-member table:name="16163" table:display="true" table:show-details="true"/>
                <table:data-pilot-member table:name="21365" table:display="true" table:show-details="true"/>
                <table:data-pilot-member table:name="27771" table:display="true" table:show-details="true"/>
                <table:data-pilot-member table:name="26167" table:display="true" table:show-details="true"/>
                <table:data-pilot-member table:name="25792" table:display="true" table:show-details="true"/>
                <table:data-pilot-member table:name="11555" table:display="true" table:show-details="true"/>
                <table:data-pilot-member table:name="22381" table:display="true" table:show-details="true"/>
                <table:data-pilot-member table:name="17882" table:display="true" table:show-details="true"/>
                <table:data-pilot-member table:name="22174" table:display="true" table:show-details="true"/>
                <table:data-pilot-member table:name="22439" table:display="true" table:show-details="true"/>
                <table:data-pilot-member table:name="18012" table:display="true" table:show-details="true"/>
                <table:data-pilot-member table:name="27582" table:display="true" table:show-details="true"/>
                <table:data-pilot-member table:name="12744" table:display="true" table:show-details="true"/>
                <table:data-pilot-member table:name="22821" table:display="true" table:show-details="true"/>
                <table:data-pilot-member table:name="20171" table:display="true" table:show-details="true"/>
                <table:data-pilot-member table:name="11116" table:display="true" table:show-details="true"/>
                <table:data-pilot-member table:name="20053" table:display="true" table:show-details="true"/>
                <table:data-pilot-member table:name="25266" table:display="true" table:show-details="true"/>
                <table:data-pilot-member table:name="17960" table:display="true" table:show-details="true"/>
                <table:data-pilot-member table:name="13961" table:display="true" table:show-details="true"/>
                <table:data-pilot-member table:name="11897" table:display="true" table:show-details="true"/>
                <table:data-pilot-member table:name="11139" table:display="true" table:show-details="true"/>
                <table:data-pilot-member table:name="11576" table:display="true" table:show-details="true"/>
                <table:data-pilot-member table:name="19255" table:display="true" table:show-details="true"/>
                <table:data-pilot-member table:name="18153" table:display="true" table:show-details="true"/>
                <table:data-pilot-member table:name="14547" table:display="true" table:show-details="true"/>
                <table:data-pilot-member table:name="24901" table:display="true" table:show-details="true"/>
                <table:data-pilot-member table:name="27169" table:display="true" table:show-details="true"/>
                <table:data-pilot-member table:name="14805" table:display="true" table:show-details="true"/>
                <table:data-pilot-member table:name="15822" table:display="true" table:show-details="true"/>
                <table:data-pilot-member table:name="19389" table:display="true" table:show-details="true"/>
                <table:data-pilot-member table:name="17048" table:display="true" table:show-details="true"/>
                <table:data-pilot-member table:name="22204" table:display="true" table:show-details="true"/>
                <table:data-pilot-member table:name="12718" table:display="true" table:show-details="true"/>
                <table:data-pilot-member table:name="15019" table:display="true" table:show-details="true"/>
                <table:data-pilot-member table:name="28488" table:display="true" table:show-details="true"/>
                <table:data-pilot-member table:name="21891" table:display="true" table:show-details="true"/>
                <table:data-pilot-member table:name="27814" table:display="true" table:show-details="true"/>
                <table:data-pilot-member table:name="22175" table:display="true" table:show-details="true"/>
                <table:data-pilot-member table:name="29447" table:display="true" table:show-details="true"/>
                <table:data-pilot-member table:name="19784" table:display="true" table:show-details="true"/>
                <table:data-pilot-member table:name="27824" table:display="true" table:show-details="true"/>
                <table:data-pilot-member table:name="24093" table:display="true" table:show-details="true"/>
                <table:data-pilot-member table:name="19618" table:display="true" table:show-details="true"/>
                <table:data-pilot-member table:name="21561" table:display="true" table:show-details="true"/>
                <table:data-pilot-member table:name="11061" table:display="true" table:show-details="true"/>
                <table:data-pilot-member table:name="26651" table:display="true" table:show-details="true"/>
                <table:data-pilot-member table:name="21108" table:display="true" table:show-details="true"/>
                <table:data-pilot-member table:name="12731" table:display="true" table:show-details="true"/>
                <table:data-pilot-member table:name="25307" table:display="true" table:show-details="true"/>
                <table:data-pilot-member table:name="14278" table:display="true" table:show-details="true"/>
                <table:data-pilot-member table:name="20711" table:display="true" table:show-details="true"/>
                <table:data-pilot-member table:name="11383" table:display="true" table:show-details="true"/>
                <table:data-pilot-member table:name="12497" table:display="true" table:show-details="true"/>
                <table:data-pilot-member table:name="16559" table:display="true" table:show-details="true"/>
                <table:data-pilot-member table:name="11585" table:display="true" table:show-details="true"/>
                <table:data-pilot-member table:name="20277" table:display="true" table:show-details="true"/>
                <table:data-pilot-member table:name="26765" table:display="true" table:show-details="true"/>
                <table:data-pilot-member table:name="12389" table:display="true" table:show-details="true"/>
                <table:data-pilot-member table:name="13585" table:display="true" table:show-details="true"/>
                <table:data-pilot-member table:name="26385" table:display="true" table:show-details="true"/>
                <table:data-pilot-member table:name="12236" table:display="true" table:show-details="true"/>
                <table:data-pilot-member table:name="21560" table:display="true" table:show-details="true"/>
                <table:data-pilot-member table:name="21554" table:display="true" table:show-details="true"/>
                <table:data-pilot-member table:name="13662" table:display="true" table:show-details="true"/>
                <table:data-pilot-member table:name="13089" table:display="true" table:show-details="true"/>
                <table:data-pilot-member table:name="14791" table:display="true" table:show-details="true"/>
                <table:data-pilot-member table:name="19331" table:display="true" table:show-details="true"/>
                <table:data-pilot-member table:name="17754" table:display="true" table:show-details="true"/>
                <table:data-pilot-member table:name="11149" table:display="true" table:show-details="true"/>
                <table:data-pilot-member table:name="16549" table:display="true" table:show-details="true"/>
                <table:data-pilot-member table:name="24305" table:display="true" table:show-details="true"/>
                <table:data-pilot-member table:name="18253" table:display="true" table:show-details="true"/>
                <table:data-pilot-member table:name="20147" table:display="true" table:show-details="true"/>
                <table:data-pilot-member table:name="15612" table:display="true" table:show-details="true"/>
                <table:data-pilot-member table:name="28323" table:display="true" table:show-details="true"/>
                <table:data-pilot-member table:name="22634" table:display="true" table:show-details="true"/>
                <table:data-pilot-member table:name="15665" table:display="true" table:show-details="true"/>
                <table:data-pilot-member table:name="27585" table:display="true" table:show-details="true"/>
                <table:data-pilot-member table:name="19748" table:display="true" table:show-details="true"/>
                <table:data-pilot-member table:name="21974" table:display="true" table:show-details="true"/>
                <table:data-pilot-member table:name="14032" table:display="true" table:show-details="true"/>
                <table:data-pilot-member table:name="22610" table:display="true" table:show-details="true"/>
                <table:data-pilot-member table:name="26984" table:display="true" table:show-details="true"/>
                <table:data-pilot-member table:name="18294" table:display="true" table:show-details="true"/>
                <table:data-pilot-member table:name="28564" table:display="true" table:show-details="true"/>
                <table:data-pilot-member table:name="28521" table:display="true" table:show-details="true"/>
                <table:data-pilot-member table:name="15450" table:display="true" table:show-details="true"/>
                <table:data-pilot-member table:name="25681" table:display="true" table:show-details="true"/>
                <table:data-pilot-member table:name="19491" table:display="true" table:show-details="true"/>
                <table:data-pilot-member table:name="26415" table:display="true" table:show-details="true"/>
                <table:data-pilot-member table:name="12821" table:display="true" table:show-details="true"/>
                <table:data-pilot-member table:name="15629" table:display="true" table:show-details="true"/>
                <table:data-pilot-member table:name="27835" table:display="true" table:show-details="true"/>
                <table:data-pilot-member table:name="11738" table:display="true" table:show-details="true"/>
                <table:data-pilot-member table:name="25065" table:display="true" table:show-details="true"/>
                <table:data-pilot-member table:name="26238" table:display="true" table:show-details="true"/>
                <table:data-pilot-member table:name="23707" table:display="true" table:show-details="true"/>
                <table:data-pilot-member table:name="27650" table:display="true" table:show-details="true"/>
                <table:data-pilot-member table:name="24981" table:display="true" table:show-details="true"/>
                <table:data-pilot-member table:name="20678" table:display="true" table:show-details="true"/>
                <table:data-pilot-member table:name="15302" table:display="true" table:show-details="true"/>
                <table:data-pilot-member table:name="26012" table:display="true" table:show-details="true"/>
                <table:data-pilot-member table:name="26575" table:display="true" table:show-details="true"/>
                <table:data-pilot-member table:name="15559" table:display="true" table:show-details="true"/>
                <table:data-pilot-member table:name="19235" table:display="true" table:show-details="true"/>
                <table:data-pilot-member table:name="15275" table:display="true" table:show-details="true"/>
                <table:data-pilot-member table:name="20339" table:display="true" table:show-details="true"/>
                <table:data-pilot-member table:name="25405" table:display="true" table:show-details="true"/>
                <table:data-pilot-member table:name="15940" table:display="true" table:show-details="true"/>
                <table:data-pilot-member table:name="25074" table:display="true" table:show-details="true"/>
                <table:data-pilot-member table:name="24738" table:display="true" table:show-details="true"/>
                <table:data-pilot-member table:name="16337" table:display="true" table:show-details="true"/>
                <table:data-pilot-member table:name="24357" table:display="true" table:show-details="true"/>
                <table:data-pilot-member table:name="18613" table:display="true" table:show-details="true"/>
                <table:data-pilot-member table:name="12207" table:display="true" table:show-details="true"/>
                <table:data-pilot-member table:name="18052" table:display="true" table:show-details="true"/>
                <table:data-pilot-member table:name="13353" table:display="true" table:show-details="true"/>
                <table:data-pilot-member table:name="19399" table:display="true" table:show-details="true"/>
                <table:data-pilot-member table:name="16154" table:display="true" table:show-details="true"/>
                <table:data-pilot-member table:name="22219" table:display="true" table:show-details="true"/>
                <table:data-pilot-member table:name="17269" table:display="true" table:show-details="true"/>
                <table:data-pilot-member table:name="23586" table:display="true" table:show-details="true"/>
                <table:data-pilot-member table:name="15740" table:display="true" table:show-details="true"/>
                <table:data-pilot-member table:name="27638" table:display="true" table:show-details="true"/>
                <table:data-pilot-member table:name="18976" table:display="true" table:show-details="true"/>
                <table:data-pilot-member table:name="19413" table:display="true" table:show-details="true"/>
                <table:data-pilot-member table:name="13283" table:display="true" table:show-details="true"/>
                <table:data-pilot-member table:name="17471" table:display="true" table:show-details="true"/>
                <table:data-pilot-member table:name="16791" table:display="true" table:show-details="true"/>
                <table:data-pilot-member table:name="15382" table:display="true" table:show-details="true"/>
                <table:data-pilot-member table:name="11641" table:display="true" table:show-details="true"/>
                <table:data-pilot-member table:name="11935" table:display="true" table:show-details="true"/>
                <table:data-pilot-member table:name="13233" table:display="true" table:show-details="true"/>
                <table:data-pilot-member table:name="25909" table:display="true" table:show-details="true"/>
                <table:data-pilot-member table:name="14092" table:display="true" table:show-details="true"/>
                <table:data-pilot-member table:name="29143" table:display="true" table:show-details="true"/>
                <table:data-pilot-member table:name="24941" table:display="true" table:show-details="true"/>
                <table:data-pilot-member table:name="24637" table:display="true" table:show-details="true"/>
                <table:data-pilot-member table:name="23893" table:display="true" table:show-details="true"/>
                <table:data-pilot-member table:name="13907" table:display="true" table:show-details="true"/>
                <table:data-pilot-member table:name="14900" table:display="true" table:show-details="true"/>
                <table:data-pilot-member table:name="11262" table:display="true" table:show-details="true"/>
                <table:data-pilot-member table:name="22294" table:display="true" table:show-details="true"/>
                <table:data-pilot-member table:name="12195" table:display="true" table:show-details="true"/>
                <table:data-pilot-member table:name="25375" table:display="true" table:show-details="true"/>
                <table:data-pilot-member table:name="11143" table:display="true" table:show-details="true"/>
                <table:data-pilot-member table:name="25898" table:display="true" table:show-details="true"/>
                <table:data-pilot-member table:name="24397" table:display="true" table:show-details="true"/>
                <table:data-pilot-member table:name="19758" table:display="true" table:show-details="true"/>
                <table:data-pilot-member table:name="15529" table:display="true" table:show-details="true"/>
                <table:data-pilot-member table:name="19884" table:display="true" table:show-details="true"/>
                <table:data-pilot-member table:name="18674" table:display="true" table:show-details="true"/>
                <table:data-pilot-member table:name="13453" table:display="true" table:show-details="true"/>
                <table:data-pilot-member table:name="14063" table:display="true" table:show-details="true"/>
                <table:data-pilot-member table:name="27393" table:display="true" table:show-details="true"/>
                <table:data-pilot-member table:name="14417" table:display="true" table:show-details="true"/>
                <table:data-pilot-member table:name="17533" table:display="true" table:show-details="true"/>
                <table:data-pilot-member table:name="18580" table:display="true" table:show-details="true"/>
                <table:data-pilot-member table:name="17025" table:display="true" table:show-details="true"/>
                <table:data-pilot-member table:name="25293" table:display="true" table:show-details="true"/>
                <table:data-pilot-member table:name="24725" table:display="true" table:show-details="true"/>
                <table:data-pilot-member table:name="23200" table:display="true" table:show-details="true"/>
                <table:data-pilot-member table:name="15895" table:display="true" table:show-details="true"/>
                <table:data-pilot-member table:name="18577" table:display="true" table:show-details="true"/>
                <table:data-pilot-member table:name="27218" table:display="true" table:show-details="true"/>
                <table:data-pilot-member table:name="18560" table:display="true" table:show-details="true"/>
                <table:data-pilot-member table:name="25006" table:display="true" table:show-details="true"/>
                <table:data-pilot-member table:name="17369" table:display="true" table:show-details="true"/>
                <table:data-pilot-member table:name="14495" table:display="true" table:show-details="true"/>
                <table:data-pilot-member table:name="18847" table:display="true" table:show-details="true"/>
                <table:data-pilot-member table:name="14754" table:display="true" table:show-details="true"/>
                <table:data-pilot-member table:name="23378" table:display="true" table:show-details="true"/>
                <table:data-pilot-member table:name="26452" table:display="true" table:show-details="true"/>
                <table:data-pilot-member table:name="20370" table:display="true" table:show-details="true"/>
                <table:data-pilot-member table:name="20528" table:display="true" table:show-details="true"/>
                <table:data-pilot-member table:name="23549" table:display="true" table:show-details="true"/>
                <table:data-pilot-member table:name="21751" table:display="true" table:show-details="true"/>
                <table:data-pilot-member table:name="21266" table:display="true" table:show-details="true"/>
                <table:data-pilot-member table:name="13388" table:display="true" table:show-details="true"/>
                <table:data-pilot-member table:name="18752" table:display="true" table:show-details="true"/>
                <table:data-pilot-member table:name="16917" table:display="true" table:show-details="true"/>
                <table:data-pilot-member table:name="15313" table:display="true" table:show-details="true"/>
                <table:data-pilot-member table:name="25329" table:display="true" table:show-details="true"/>
                <table:data-pilot-member table:name="20380" table:display="true" table:show-details="true"/>
                <table:data-pilot-member table:name="23089" table:display="true" table:show-details="true"/>
                <table:data-pilot-member table:name="13749" table:display="true" table:show-details="true"/>
                <table:data-pilot-member table:name="24943" table:display="true" table:show-details="true"/>
                <table:data-pilot-member table:name="28667" table:display="true" table:show-details="true"/>
                <table:data-pilot-member table:name="15194" table:display="true" table:show-details="true"/>
                <table:data-pilot-member table:name="17436" table:display="true" table:show-details="true"/>
                <table:data-pilot-member table:name="18935" table:display="true" table:show-details="true"/>
                <table:data-pilot-member table:name="16871" table:display="true" table:show-details="true"/>
                <table:data-pilot-member table:name="12100" table:display="true" table:show-details="true"/>
                <table:data-pilot-member table:name="23158" table:display="true" table:show-details="true"/>
                <table:data-pilot-member table:name="18545" table:display="true" table:show-details="true"/>
                <table:data-pilot-member table:name="18391" table:display="true" table:show-details="true"/>
                <table:data-pilot-member table:name="19812" table:display="true" table:show-details="true"/>
                <table:data-pilot-member table:name="27660" table:display="true" table:show-details="true"/>
                <table:data-pilot-member table:name="18058" table:display="true" table:show-details="true"/>
                <table:data-pilot-member table:name="20343" table:display="true" table:show-details="true"/>
                <table:data-pilot-member table:name="28997" table:display="true" table:show-details="true"/>
                <table:data-pilot-member table:name="24398" table:display="true" table:show-details="true"/>
                <table:data-pilot-member table:name="19002" table:display="true" table:show-details="true"/>
                <table:data-pilot-member table:name="28609" table:display="true" table:show-details="true"/>
                <table:data-pilot-member table:name="29231" table:display="true" table:show-details="true"/>
                <table:data-pilot-member table:name="18858" table:display="true" table:show-details="true"/>
                <table:data-pilot-member table:name="20000" table:display="true" table:show-details="true"/>
                <table:data-pilot-member table:name="25261" table:display="true" table:show-details="true"/>
                <table:data-pilot-member table:name="17458" table:display="true" table:show-details="true"/>
                <table:data-pilot-member table:name="11644" table:display="true" table:show-details="true"/>
                <table:data-pilot-member table:name="16145" table:display="true" table:show-details="true"/>
                <table:data-pilot-member table:name="16890" table:display="true" table:show-details="true"/>
                <table:data-pilot-member table:name="25983" table:display="true" table:show-details="true"/>
                <table:data-pilot-member table:name="14633" table:display="true" table:show-details="true"/>
                <table:data-pilot-member table:name="22994" table:display="true" table:show-details="true"/>
                <table:data-pilot-member table:name="22983" table:display="true" table:show-details="true"/>
                <table:data-pilot-member table:name="25184" table:display="true" table:show-details="true"/>
                <table:data-pilot-member table:name="14469" table:display="true" table:show-details="true"/>
                <table:data-pilot-member table:name="11538" table:display="true" table:show-details="true"/>
                <table:data-pilot-member table:name="16245" table:display="true" table:show-details="true"/>
                <table:data-pilot-member table:name="17858" table:display="true" table:show-details="true"/>
                <table:data-pilot-member table:name="25347" table:display="true" table:show-details="true"/>
                <table:data-pilot-member table:name="15814" table:display="true" table:show-details="true"/>
                <table:data-pilot-member table:name="11259" table:display="true" table:show-details="true"/>
                <table:data-pilot-member table:name="11200" table:display="true" table:show-details="true"/>
                <table:data-pilot-member table:name="25101" table:display="true" table:show-details="true"/>
                <table:data-pilot-member table:name="21801" table:display="true" table:show-details="true"/>
                <table:data-pilot-member table:name="25943" table:display="true" table:show-details="true"/>
                <table:data-pilot-member table:name="22127" table:display="true" table:show-details="true"/>
                <table:data-pilot-member table:name="20414" table:display="true" table:show-details="true"/>
                <table:data-pilot-member table:name="23672" table:display="true" table:show-details="true"/>
                <table:data-pilot-member table:name="29255" table:display="true" table:show-details="true"/>
                <table:data-pilot-member table:name="28815" table:display="true" table:show-details="true"/>
                <table:data-pilot-member table:name="27753" table:display="true" table:show-details="true"/>
                <table:data-pilot-member table:name="27643" table:display="true" table:show-details="true"/>
                <table:data-pilot-member table:name="13754" table:display="true" table:show-details="true"/>
                <table:data-pilot-member table:name="22088" table:display="true" table:show-details="true"/>
                <table:data-pilot-member table:name="27388" table:display="true" table:show-details="true"/>
                <table:data-pilot-member table:name="24745" table:display="true" table:show-details="true"/>
                <table:data-pilot-member table:name="29237" table:display="true" table:show-details="true"/>
                <table:data-pilot-member table:name="15272" table:display="true" table:show-details="true"/>
                <table:data-pilot-member table:name="18949" table:display="true" table:show-details="true"/>
                <table:data-pilot-member table:name="14507" table:display="true" table:show-details="true"/>
                <table:data-pilot-member table:name="25886" table:display="true" table:show-details="true"/>
                <table:data-pilot-member table:name="21441" table:display="true" table:show-details="true"/>
                <table:data-pilot-member table:name="21741" table:display="true" table:show-details="true"/>
                <table:data-pilot-member table:name="14572" table:display="true" table:show-details="true"/>
                <table:data-pilot-member table:name="23368" table:display="true" table:show-details="true"/>
                <table:data-pilot-member table:name="16217" table:display="true" table:show-details="true"/>
                <table:data-pilot-member table:name="16247" table:display="true" table:show-details="true"/>
                <table:data-pilot-member table:name="22010" table:display="true" table:show-details="true"/>
                <table:data-pilot-member table:name="25872" table:display="true" table:show-details="true"/>
                <table:data-pilot-member table:name="19164" table:display="true" table:show-details="true"/>
                <table:data-pilot-member table:name="18435" table:display="true" table:show-details="true"/>
                <table:data-pilot-member table:name="14284" table:display="true" table:show-details="true"/>
                <table:data-pilot-member table:name="11287" table:display="true" table:show-details="true"/>
                <table:data-pilot-member table:name="13066" table:display="true" table:show-details="true"/>
                <table:data-pilot-member table:name="29106" table:display="true" table:show-details="true"/>
                <table:data-pilot-member table:name="26236" table:display="true" table:show-details="true"/>
                <table:data-pilot-member table:name="17531" table:display="true" table:show-details="true"/>
                <table:data-pilot-member table:name="12964" table:display="true" table:show-details="true"/>
                <table:data-pilot-member table:name="19133" table:display="true" table:show-details="true"/>
                <table:data-pilot-member table:name="24643" table:display="true" table:show-details="true"/>
                <table:data-pilot-member table:name="21599" table:display="true" table:show-details="true"/>
                <table:data-pilot-member table:name="22976" table:display="true" table:show-details="true"/>
                <table:data-pilot-member table:name="27637" table:display="true" table:show-details="true"/>
                <table:data-pilot-member table:name="11890" table:display="true" table:show-details="true"/>
                <table:data-pilot-member table:name="28580" table:display="true" table:show-details="true"/>
                <table:data-pilot-member table:name="14443" table:display="true" table:show-details="true"/>
                <table:data-pilot-member table:name="17864" table:display="true" table:show-details="true"/>
                <table:data-pilot-member table:name="20505" table:display="true" table:show-details="true"/>
                <table:data-pilot-member table:name="14592" table:display="true" table:show-details="true"/>
                <table:data-pilot-member table:name="22227" table:display="true" table:show-details="true"/>
                <table:data-pilot-member table:name="21471" table:display="true" table:show-details="true"/>
                <table:data-pilot-member table:name="22252" table:display="true" table:show-details="true"/>
                <table:data-pilot-member table:name="21260" table:display="true" table:show-details="true"/>
                <table:data-pilot-member table:name="11817" table:display="true" table:show-details="true"/>
                <table:data-pilot-member table:name="19223" table:display="true" table:show-details="true"/>
                <table:data-pilot-member table:name="18517" table:display="true" table:show-details="true"/>
                <table:data-pilot-member table:name="21717" table:display="true" table:show-details="true"/>
                <table:data-pilot-member table:name="13760" table:display="true" table:show-details="true"/>
                <table:data-pilot-member table:name="18145" table:display="true" table:show-details="true"/>
                <table:data-pilot-member table:name="21770" table:display="true" table:show-details="true"/>
                <table:data-pilot-member table:name="11165" table:display="true" table:show-details="true"/>
                <table:data-pilot-member table:name="16377" table:display="true" table:show-details="true"/>
                <table:data-pilot-member table:name="26248" table:display="true" table:show-details="true"/>
                <table:data-pilot-member table:name="23461" table:display="true" table:show-details="true"/>
                <table:data-pilot-member table:name="29133" table:display="true" table:show-details="true"/>
                <table:data-pilot-member table:name="27673" table:display="true" table:show-details="true"/>
                <table:data-pilot-member table:name="12774" table:display="true" table:show-details="true"/>
                <table:data-pilot-member table:name="18910" table:display="true" table:show-details="true"/>
                <table:data-pilot-member table:name="11699" table:display="true" table:show-details="true"/>
                <table:data-pilot-member table:name="16725" table:display="true" table:show-details="true"/>
                <table:data-pilot-member table:name="28269" table:display="true" table:show-details="true"/>
                <table:data-pilot-member table:name="23144" table:display="true" table:show-details="true"/>
                <table:data-pilot-member table:name="23376" table:display="true" table:show-details="true"/>
                <table:data-pilot-member table:name="25970" table:display="true" table:show-details="true"/>
                <table:data-pilot-member table:name="28068" table:display="true" table:show-details="true"/>
                <table:data-pilot-member table:name="18390" table:display="true" table:show-details="true"/>
                <table:data-pilot-member table:name="29112" table:display="true" table:show-details="true"/>
                <table:data-pilot-member table:name="14090" table:display="true" table:show-details="true"/>
                <table:data-pilot-member table:name="27040" table:display="true" table:show-details="true"/>
                <table:data-pilot-member table:name="23479" table:display="true" table:show-details="true"/>
                <table:data-pilot-member table:name="16795" table:display="true" table:show-details="true"/>
                <table:data-pilot-member table:name="22014" table:display="true" table:show-details="true"/>
                <table:data-pilot-member table:name="13314" table:display="true" table:show-details="true"/>
                <table:data-pilot-member table:name="11619" table:display="true" table:show-details="true"/>
                <table:data-pilot-member table:name="29132" table:display="true" table:show-details="true"/>
                <table:data-pilot-member table:name="11199" table:display="true" table:show-details="true"/>
                <table:data-pilot-member table:name="20296" table:display="true" table:show-details="true"/>
                <table:data-pilot-member table:name="17546" table:display="true" table:show-details="true"/>
                <table:data-pilot-member table:name="18069" table:display="true" table:show-details="true"/>
                <table:data-pilot-member table:name="23712" table:display="true" table:show-details="true"/>
                <table:data-pilot-member table:name="23358" table:display="true" table:show-details="true"/>
                <table:data-pilot-member table:name="20518" table:display="true" table:show-details="true"/>
                <table:data-pilot-member table:name="28026" table:display="true" table:show-details="true"/>
                <table:data-pilot-member table:name="11669" table:display="true" table:show-details="true"/>
                <table:data-pilot-member table:name="16020" table:display="true" table:show-details="true"/>
                <table:data-pilot-member table:name="27090" table:display="true" table:show-details="true"/>
                <table:data-pilot-member table:name="27198" table:display="true" table:show-details="true"/>
                <table:data-pilot-member table:name="19661" table:display="true" table:show-details="true"/>
                <table:data-pilot-member table:name="26327" table:display="true" table:show-details="true"/>
                <table:data-pilot-member table:name="26341" table:display="true" table:show-details="true"/>
                <table:data-pilot-member table:name="24958" table:display="true" table:show-details="true"/>
                <table:data-pilot-member table:name="13287" table:display="true" table:show-details="true"/>
                <table:data-pilot-member table:name="14493" table:display="true" table:show-details="true"/>
                <table:data-pilot-member table:name="26678" table:display="true" table:show-details="true"/>
                <table:data-pilot-member table:name="23275" table:display="true" table:show-details="true"/>
                <table:data-pilot-member table:name="11270" table:display="true" table:show-details="true"/>
                <table:data-pilot-member table:name="20084" table:display="true" table:show-details="true"/>
                <table:data-pilot-member table:name="16144" table:display="true" table:show-details="true"/>
                <table:data-pilot-member table:name="27731" table:display="true" table:show-details="true"/>
                <table:data-pilot-member table:name="11886" table:display="true" table:show-details="true"/>
                <table:data-pilot-member table:name="24324" table:display="true" table:show-details="true"/>
                <table:data-pilot-member table:name="22220" table:display="true" table:show-details="true"/>
                <table:data-pilot-member table:name="26625" table:display="true" table:show-details="true"/>
                <table:data-pilot-member table:name="23027" table:display="true" table:show-details="true"/>
                <table:data-pilot-member table:name="16867" table:display="true" table:show-details="true"/>
                <table:data-pilot-member table:name="14514" table:display="true" table:show-details="true"/>
                <table:data-pilot-member table:name="19634" table:display="true" table:show-details="true"/>
                <table:data-pilot-member table:name="18504" table:display="true" table:show-details="true"/>
                <table:data-pilot-member table:name="28799" table:display="true" table:show-details="true"/>
                <table:data-pilot-member table:name="11225" table:display="true" table:show-details="true"/>
                <table:data-pilot-member table:name="17657" table:display="true" table:show-details="true"/>
                <table:data-pilot-member table:name="14913" table:display="true" table:show-details="true"/>
                <table:data-pilot-member table:name="14077" table:display="true" table:show-details="true"/>
                <table:data-pilot-member table:name="13296" table:display="true" table:show-details="true"/>
                <table:data-pilot-member table:name="20535" table:display="true" table:show-details="true"/>
                <table:data-pilot-member table:name="12452" table:display="true" table:show-details="true"/>
                <table:data-pilot-member table:name="28043" table:display="true" table:show-details="true"/>
                <table:data-pilot-member table:name="12957" table:display="true" table:show-details="true"/>
                <table:data-pilot-member table:name="15412" table:display="true" table:show-details="true"/>
                <table:data-pilot-member table:name="20514" table:display="true" table:show-details="true"/>
                <table:data-pilot-member table:name="20758" table:display="true" table:show-details="true"/>
                <table:data-pilot-member table:name="11801" table:display="true" table:show-details="true"/>
                <table:data-pilot-member table:name="22211" table:display="true" table:show-details="true"/>
                <table:data-pilot-member table:name="28087" table:display="true" table:show-details="true"/>
                <table:data-pilot-member table:name="23668" table:display="true" table:show-details="true"/>
                <table:data-pilot-member table:name="27441" table:display="true" table:show-details="true"/>
                <table:data-pilot-member table:name="27261" table:display="true" table:show-details="true"/>
                <table:data-pilot-member table:name="18649" table:display="true" table:show-details="true"/>
                <table:data-pilot-member table:name="21714" table:display="true" table:show-details="true"/>
                <table:data-pilot-member table:name="23217" table:display="true" table:show-details="true"/>
                <table:data-pilot-member table:name="23797" table:display="true" table:show-details="true"/>
                <table:data-pilot-member table:name="13216" table:display="true" table:show-details="true"/>
                <table:data-pilot-member table:name="20657" table:display="true" table:show-details="true"/>
                <table:data-pilot-member table:name="12882" table:display="true" table:show-details="true"/>
                <table:data-pilot-member table:name="25908" table:display="true" table:show-details="true"/>
                <table:data-pilot-member table:name="16753" table:display="true" table:show-details="true"/>
                <table:data-pilot-member table:name="14608" table:display="true" table:show-details="true"/>
                <table:data-pilot-member table:name="24979" table:display="true" table:show-details="true"/>
                <table:data-pilot-member table:name="13313" table:display="true" table:show-details="true"/>
                <table:data-pilot-member table:name="18952" table:display="true" table:show-details="true"/>
                <table:data-pilot-member table:name="17699" table:display="true" table:show-details="true"/>
                <table:data-pilot-member table:name="14657" table:display="true" table:show-details="true"/>
                <table:data-pilot-member table:name="11540" table:display="true" table:show-details="true"/>
                <table:data-pilot-member table:name="11783" table:display="true" table:show-details="true"/>
                <table:data-pilot-member table:name="14602" table:display="true" table:show-details="true"/>
                <table:data-pilot-member table:name="29030" table:display="true" table:show-details="true"/>
                <table:data-pilot-member table:name="26490" table:display="true" table:show-details="true"/>
                <table:data-pilot-member table:name="13151" table:display="true" table:show-details="true"/>
                <table:data-pilot-member table:name="17260" table:display="true" table:show-details="true"/>
                <table:data-pilot-member table:name="15372" table:display="true" table:show-details="true"/>
                <table:data-pilot-member table:name="18105" table:display="true" table:show-details="true"/>
                <table:data-pilot-member table:name="19660" table:display="true" table:show-details="true"/>
                <table:data-pilot-member table:name="16112" table:display="true" table:show-details="true"/>
                <table:data-pilot-member table:name="20698" table:display="true" table:show-details="true"/>
                <table:data-pilot-member table:name="20076" table:display="true" table:show-details="true"/>
                <table:data-pilot-member table:name="24496" table:display="true" table:show-details="true"/>
                <table:data-pilot-member table:name="15468" table:display="true" table:show-details="true"/>
                <table:data-pilot-member table:name="28031" table:display="true" table:show-details="true"/>
                <table:data-pilot-member table:name="26270" table:display="true" table:show-details="true"/>
                <table:data-pilot-member table:name="22221" table:display="true" table:show-details="true"/>
                <table:data-pilot-member table:name="28228" table:display="true" table:show-details="true"/>
                <table:data-pilot-member table:name="18363" table:display="true" table:show-details="true"/>
                <table:data-pilot-member table:name="23256" table:display="true" table:show-details="true"/>
                <table:data-pilot-member table:name="12768" table:display="true" table:show-details="true"/>
                <table:data-pilot-member table:name="20361" table:display="true" table:show-details="true"/>
                <table:data-pilot-member table:name="21306" table:display="true" table:show-details="true"/>
                <table:data-pilot-member table:name="13382" table:display="true" table:show-details="true"/>
                <table:data-pilot-member table:name="20310" table:display="true" table:show-details="true"/>
                <table:data-pilot-member table:name="22971" table:display="true" table:show-details="true"/>
                <table:data-pilot-member table:name="15287" table:display="true" table:show-details="true"/>
                <table:data-pilot-member table:name="15532" table:display="true" table:show-details="true"/>
                <table:data-pilot-member table:name="11255" table:display="true" table:show-details="true"/>
                <table:data-pilot-member table:name="28090" table:display="true" table:show-details="true"/>
                <table:data-pilot-member table:name="15255" table:display="true" table:show-details="true"/>
                <table:data-pilot-member table:name="13154" table:display="true" table:show-details="true"/>
                <table:data-pilot-member table:name="26778" table:display="true" table:show-details="true"/>
                <table:data-pilot-member table:name="23248" table:display="true" table:show-details="true"/>
                <table:data-pilot-member table:name="21417" table:display="true" table:show-details="true"/>
                <table:data-pilot-member table:name="17668" table:display="true" table:show-details="true"/>
                <table:data-pilot-member table:name="27994" table:display="true" table:show-details="true"/>
                <table:data-pilot-member table:name="20376" table:display="true" table:show-details="true"/>
                <table:data-pilot-member table:name="25954" table:display="true" table:show-details="true"/>
                <table:data-pilot-member table:name="15749" table:display="true" table:show-details="true"/>
                <table:data-pilot-member table:name="25899" table:display="true" table:show-details="true"/>
                <table:data-pilot-member table:name="13351" table:display="true" table:show-details="true"/>
                <table:data-pilot-member table:name="23333" table:display="true" table:show-details="true"/>
                <table:data-pilot-member table:name="21660" table:display="true" table:show-details="true"/>
                <table:data-pilot-member table:name="17012" table:display="true" table:show-details="true"/>
                <table:data-pilot-member table:name="24514" table:display="true" table:show-details="true"/>
                <table:data-pilot-member table:name="27505" table:display="true" table:show-details="true"/>
                <table:data-pilot-member table:name="29243" table:display="true" table:show-details="true"/>
                <table:data-pilot-member table:name="26582" table:display="true" table:show-details="true"/>
                <table:data-pilot-member table:name="14271" table:display="true" table:show-details="true"/>
                <table:data-pilot-member table:name="23041" table:display="true" table:show-details="true"/>
                <table:data-pilot-member table:name="29048" table:display="true" table:show-details="true"/>
                <table:data-pilot-member table:name="24433" table:display="true" table:show-details="true"/>
                <table:data-pilot-member table:name="15501" table:display="true" table:show-details="true"/>
                <table:data-pilot-member table:name="13911" table:display="true" table:show-details="true"/>
                <table:data-pilot-member table:name="20421" table:display="true" table:show-details="true"/>
                <table:data-pilot-member table:name="16009" table:display="true" table:show-details="true"/>
                <table:data-pilot-member table:name="18411" table:display="true" table:show-details="true"/>
                <table:data-pilot-member table:name="19163" table:display="true" table:show-details="true"/>
                <table:data-pilot-member table:name="18572" table:display="true" table:show-details="true"/>
                <table:data-pilot-member table:name="27540" table:display="true" table:show-details="true"/>
                <table:data-pilot-member table:name="19889" table:display="true" table:show-details="true"/>
                <table:data-pilot-member table:name="12922" table:display="true" table:show-details="true"/>
                <table:data-pilot-member table:name="18891" table:display="true" table:show-details="true"/>
                <table:data-pilot-member table:name="16773" table:display="true" table:show-details="true"/>
                <table:data-pilot-member table:name="19143" table:display="true" table:show-details="true"/>
                <table:data-pilot-member table:name="23882" table:display="true" table:show-details="true"/>
                <table:data-pilot-member table:name="11233" table:display="true" table:show-details="true"/>
                <table:data-pilot-member table:name="12056" table:display="true" table:show-details="true"/>
                <table:data-pilot-member table:name="15555" table:display="true" table:show-details="true"/>
                <table:data-pilot-member table:name="18423" table:display="true" table:show-details="true"/>
                <table:data-pilot-member table:name="22743" table:display="true" table:show-details="true"/>
                <table:data-pilot-member table:name="25343" table:display="true" table:show-details="true"/>
                <table:data-pilot-member table:name="13390" table:display="true" table:show-details="true"/>
                <table:data-pilot-member table:name="17482" table:display="true" table:show-details="true"/>
                <table:data-pilot-member table:name="13176" table:display="true" table:show-details="true"/>
                <table:data-pilot-member table:name="20504" table:display="true" table:show-details="true"/>
                <table:data-pilot-member table:name="12205" table:display="true" table:show-details="true"/>
                <table:data-pilot-member table:name="16751" table:display="true" table:show-details="true"/>
                <table:data-pilot-member table:name="21613" table:display="true" table:show-details="true"/>
                <table:data-pilot-member table:name="24801" table:display="true" table:show-details="true"/>
                <table:data-pilot-member table:name="17519" table:display="true" table:show-details="true"/>
                <table:data-pilot-member table:name="18347" table:display="true" table:show-details="true"/>
                <table:data-pilot-member table:name="29052" table:display="true" table:show-details="true"/>
                <table:data-pilot-member table:name="11745" table:display="true" table:show-details="true"/>
                <table:data-pilot-member table:name="19147" table:display="true" table:show-details="true"/>
                <table:data-pilot-member table:name="19217" table:display="true" table:show-details="true"/>
                <table:data-pilot-member table:name="15839" table:display="true" table:show-details="true"/>
                <table:data-pilot-member table:name="13714" table:display="true" table:show-details="true"/>
                <table:data-pilot-member table:name="22330" table:display="true" table:show-details="true"/>
                <table:data-pilot-member table:name="18783" table:display="true" table:show-details="true"/>
                <table:data-pilot-member table:name="25041" table:display="true" table:show-details="true"/>
                <table:data-pilot-member table:name="22046" table:display="true" table:show-details="true"/>
                <table:data-pilot-member table:name="28052" table:display="true" table:show-details="true"/>
                <table:data-pilot-member table:name="26693" table:display="true" table:show-details="true"/>
                <table:data-pilot-member table:name="24955" table:display="true" table:show-details="true"/>
                <table:data-pilot-member table:name="26065" table:display="true" table:show-details="true"/>
                <table:data-pilot-member table:name="13942" table:display="true" table:show-details="true"/>
                <table:data-pilot-member table:name="11219" table:display="true" table:show-details="true"/>
                <table:data-pilot-member table:name="22118" table:display="true" table:show-details="true"/>
                <table:data-pilot-member table:name="23197" table:display="true" table:show-details="true"/>
                <table:data-pilot-member table:name="14883" table:display="true" table:show-details="true"/>
                <table:data-pilot-member table:name="27279" table:display="true" table:show-details="true"/>
                <table:data-pilot-member table:name="18322" table:display="true" table:show-details="true"/>
                <table:data-pilot-member table:name="15879" table:display="true" table:show-details="true"/>
                <table:data-pilot-member table:name="28278" table:display="true" table:show-details="true"/>
                <table:data-pilot-member table:name="24416" table:display="true" table:show-details="true"/>
                <table:data-pilot-member table:name="28066" table:display="true" table:show-details="true"/>
                <table:data-pilot-member table:name="11275" table:display="true" table:show-details="true"/>
                <table:data-pilot-member table:name="14872" table:display="true" table:show-details="true"/>
                <table:data-pilot-member table:name="16151" table:display="true" table:show-details="true"/>
                <table:data-pilot-member table:name="19731" table:display="true" table:show-details="true"/>
                <table:data-pilot-member table:name="23801" table:display="true" table:show-details="true"/>
                <table:data-pilot-member table:name="11807" table:display="true" table:show-details="true"/>
                <table:data-pilot-member table:name="11622" table:display="true" table:show-details="true"/>
                <table:data-pilot-member table:name="26597" table:display="true" table:show-details="true"/>
                <table:data-pilot-member table:name="27074" table:display="true" table:show-details="true"/>
                <table:data-pilot-member table:name="19228" table:display="true" table:show-details="true"/>
                <table:data-pilot-member table:name="13415" table:display="true" table:show-details="true"/>
                <table:data-pilot-member table:name="17000" table:display="true" table:show-details="true"/>
                <table:data-pilot-member table:name="14569" table:display="true" table:show-details="true"/>
                <table:data-pilot-member table:name="13873" table:display="true" table:show-details="true"/>
                <table:data-pilot-member table:name="20401" table:display="true" table:show-details="true"/>
                <table:data-pilot-member table:name="21583" table:display="true" table:show-details="true"/>
                <table:data-pilot-member table:name="12029" table:display="true" table:show-details="true"/>
                <table:data-pilot-member table:name="18066" table:display="true" table:show-details="true"/>
                <table:data-pilot-member table:name="28192" table:display="true" table:show-details="true"/>
                <table:data-pilot-member table:name="16122" table:display="true" table:show-details="true"/>
                <table:data-pilot-member table:name="18607" table:display="true" table:show-details="true"/>
                <table:data-pilot-member table:name="28858" table:display="true" table:show-details="true"/>
                <table:data-pilot-member table:name="14432" table:display="true" table:show-details="true"/>
                <table:data-pilot-member table:name="26305" table:display="true" table:show-details="true"/>
                <table:data-pilot-member table:name="22050" table:display="true" table:show-details="true"/>
                <table:data-pilot-member table:name="25394" table:display="true" table:show-details="true"/>
                <table:data-pilot-member table:name="19747" table:display="true" table:show-details="true"/>
                <table:data-pilot-member table:name="23195" table:display="true" table:show-details="true"/>
                <table:data-pilot-member table:name="21695" table:display="true" table:show-details="true"/>
                <table:data-pilot-member table:name="13934" table:display="true" table:show-details="true"/>
                <table:data-pilot-member table:name="13337" table:display="true" table:show-details="true"/>
                <table:data-pilot-member table:name="27190" table:display="true" table:show-details="true"/>
                <table:data-pilot-member table:name="28657" table:display="true" table:show-details="true"/>
                <table:data-pilot-member table:name="21713" table:display="true" table:show-details="true"/>
                <table:data-pilot-member table:name="21752" table:display="true" table:show-details="true"/>
                <table:data-pilot-member table:name="27273" table:display="true" table:show-details="true"/>
                <table:data-pilot-member table:name="22719" table:display="true" table:show-details="true"/>
                <table:data-pilot-member table:name="22042" table:display="true" table:show-details="true"/>
                <table:data-pilot-member table:name="21451" table:display="true" table:show-details="true"/>
                <table:data-pilot-member table:name="20754" table:display="true" table:show-details="true"/>
                <table:data-pilot-member table:name="12153" table:display="true" table:show-details="true"/>
                <table:data-pilot-member table:name="16895" table:display="true" table:show-details="true"/>
                <table:data-pilot-member table:name="26728" table:display="true" table:show-details="true"/>
                <table:data-pilot-member table:name="11090" table:display="true" table:show-details="true"/>
                <table:data-pilot-member table:name="15862" table:display="true" table:show-details="true"/>
                <table:data-pilot-member table:name="26495" table:display="true" table:show-details="true"/>
                <table:data-pilot-member table:name="11823" table:display="true" table:show-details="true"/>
                <table:data-pilot-member table:name="23449" table:display="true" table:show-details="true"/>
                <table:data-pilot-member table:name="23459" table:display="true" table:show-details="true"/>
                <table:data-pilot-member table:name="19543" table:display="true" table:show-details="true"/>
                <table:data-pilot-member table:name="14914" table:display="true" table:show-details="true"/>
                <table:data-pilot-member table:name="12033" table:display="true" table:show-details="true"/>
                <table:data-pilot-member table:name="11941" table:display="true" table:show-details="true"/>
                <table:data-pilot-member table:name="14389" table:display="true" table:show-details="true"/>
                <table:data-pilot-member table:name="18050" table:display="true" table:show-details="true"/>
                <table:data-pilot-member table:name="19856" table:display="true" table:show-details="true"/>
                <table:data-pilot-member table:name="11663" table:display="true" table:show-details="true"/>
                <table:data-pilot-member table:name="27740" table:display="true" table:show-details="true"/>
                <table:data-pilot-member table:name="23455" table:display="true" table:show-details="true"/>
                <table:data-pilot-member table:name="15292" table:display="true" table:show-details="true"/>
                <table:data-pilot-member table:name="21587" table:display="true" table:show-details="true"/>
                <table:data-pilot-member table:name="23513" table:display="true" table:show-details="true"/>
                <table:data-pilot-member table:name="24322" table:display="true" table:show-details="true"/>
                <table:data-pilot-member table:name="26298" table:display="true" table:show-details="true"/>
                <table:data-pilot-member table:name="25419" table:display="true" table:show-details="true"/>
                <table:data-pilot-member table:name="13343" table:display="true" table:show-details="true"/>
                <table:data-pilot-member table:name="11303" table:display="true" table:show-details="true"/>
                <table:data-pilot-member table:name="21693" table:display="true" table:show-details="true"/>
                <table:data-pilot-member table:name="28056" table:display="true" table:show-details="true"/>
                <table:data-pilot-member table:name="11788" table:display="true" table:show-details="true"/>
                <table:data-pilot-member table:name="22296" table:display="true" table:show-details="true"/>
                <table:data-pilot-member table:name="15319" table:display="true" table:show-details="true"/>
                <table:data-pilot-member table:name="17654" table:display="true" table:show-details="true"/>
                <table:data-pilot-member table:name="14662" table:display="true" table:show-details="true"/>
                <table:data-pilot-member table:name="17541" table:display="true" table:show-details="true"/>
                <table:data-pilot-member table:name="13886" table:display="true" table:show-details="true"/>
                <table:data-pilot-member table:name="13073" table:display="true" table:show-details="true"/>
                <table:data-pilot-member table:name="21940" table:display="true" table:show-details="true"/>
                <table:data-pilot-member table:name="20196" table:display="true" table:show-details="true"/>
                <table:data-pilot-member table:name="23491" table:display="true" table:show-details="true"/>
                <table:data-pilot-member table:name="16651" table:display="true" table:show-details="true"/>
                <table:data-pilot-member table:name="16813" table:display="true" table:show-details="true"/>
                <table:data-pilot-member table:name="16007" table:display="true" table:show-details="true"/>
                <table:data-pilot-member table:name="27434" table:display="true" table:show-details="true"/>
                <table:data-pilot-member table:name="27756" table:display="true" table:show-details="true"/>
                <table:data-pilot-member table:name="23818" table:display="true" table:show-details="true"/>
                <table:data-pilot-member table:name="19012" table:display="true" table:show-details="true"/>
                <table:data-pilot-member table:name="18329" table:display="true" table:show-details="true"/>
                <table:data-pilot-member table:name="29037" table:display="true" table:show-details="true"/>
                <table:data-pilot-member table:name="26576" table:display="true" table:show-details="true"/>
                <table:data-pilot-member table:name="12192" table:display="true" table:show-details="true"/>
                <table:data-pilot-member table:name="14887" table:display="true" table:show-details="true"/>
                <table:data-pilot-member table:name="11734" table:display="true" table:show-details="true"/>
                <table:data-pilot-member table:name="17462" table:display="true" table:show-details="true"/>
                <table:data-pilot-member table:name="20659" table:display="true" table:show-details="true"/>
                <table:data-pilot-member table:name="28004" table:display="true" table:show-details="true"/>
                <table:data-pilot-member table:name="19741" table:display="true" table:show-details="true"/>
                <table:data-pilot-member table:name="17450" table:display="true" table:show-details="true"/>
                <table:data-pilot-member table:name="17337" table:display="true" table:show-details="true"/>
                <table:data-pilot-member table:name="18594" table:display="true" table:show-details="true"/>
                <table:data-pilot-member table:name="15982" table:display="true" table:show-details="true"/>
                <table:data-pilot-member table:name="28625" table:display="true" table:show-details="true"/>
                <table:data-pilot-member table:name="11269" table:display="true" table:show-details="true"/>
                <table:data-pilot-member table:name="25148" table:display="true" table:show-details="true"/>
                <table:data-pilot-member table:name="13920" table:display="true" table:show-details="true"/>
                <table:data-pilot-member table:name="23704" table:display="true" table:show-details="true"/>
                <table:data-pilot-member table:name="28972" table:display="true" table:show-details="true"/>
                <table:data-pilot-member table:name="22730" table:display="true" table:show-details="true"/>
                <table:data-pilot-member table:name="29134" table:display="true" table:show-details="true"/>
                <table:data-pilot-member table:name="14332" table:display="true" table:show-details="true"/>
                <table:data-pilot-member table:name="19117" table:display="true" table:show-details="true"/>
                <table:data-pilot-member table:name="22864" table:display="true" table:show-details="true"/>
                <table:data-pilot-member table:name="11292" table:display="true" table:show-details="true"/>
                <table:data-pilot-member table:name="13466" table:display="true" table:show-details="true"/>
                <table:data-pilot-member table:name="23731" table:display="true" table:show-details="true"/>
                <table:data-pilot-member table:name="28672" table:display="true" table:show-details="true"/>
                <table:data-pilot-member table:name="11809" table:display="true" table:show-details="true"/>
                <table:data-pilot-member table:name="19664" table:display="true" table:show-details="true"/>
                <table:data-pilot-member table:name="12121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Marital Statu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Married" table:display="true" table:show-details="true"/>
                <table:data-pilot-member table:name="Single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Gende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Female" table:display="true" table:show-details="true"/>
                <table:data-pilot-member table:name="Male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hildre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0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Educ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Bachelors" table:display="true" table:show-details="true"/>
                <table:data-pilot-member table:name="Partial College" table:display="true" table:show-details="true"/>
                <table:data-pilot-member table:name="High School" table:display="true" table:show-details="true"/>
                <table:data-pilot-member table:name="Partial High School" table:display="true" table:show-details="true"/>
                <table:data-pilot-member table:name="Graduate Degree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ccup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Skilled Manual" table:display="true" table:show-details="true"/>
                <table:data-pilot-member table:name="Clerical" table:display="true" table:show-details="true"/>
                <table:data-pilot-member table:name="Professional" table:display="true" table:show-details="true"/>
                <table:data-pilot-member table:name="Manual" table:display="true" table:show-details="true"/>
                <table:data-pilot-member table:name="Management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Home Owne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Yes" table:display="true" table:show-details="true"/>
                <table:data-pilot-member table:name="No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ar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" table:display="true" table:show-details="true"/>
                <table:data-pilot-member table:name="3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mmute Distanc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-1 Miles" table:display="true" table:show-details="true"/>
                <table:data-pilot-member table:name="2-5 Miles" table:display="true" table:show-details="true"/>
                <table:data-pilot-member table:name="5-10 Miles" table:display="true" table:show-details="true"/>
                <table:data-pilot-member table:name="1-2 Miles" table:display="true" table:show-details="true"/>
                <table:data-pilot-member table:name="10+ Miles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Reg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Europe" table:display="true" table:show-details="true"/>
                <table:data-pilot-member table:name="Pacific" table:display="true" table:show-details="true"/>
                <table:data-pilot-member table:name="North America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Purchased Bik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No" table:display="true" table:show-details="true"/>
                <table:data-pilot-member table:name="Yes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Incom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  <table:data-pilot-member table:name="10000" table:display="true" table:show-details="true"/>
                <table:data-pilot-member table:name="20000" table:display="true" table:show-details="true"/>
                <table:data-pilot-member table:name="30000" table:display="true" table:show-details="true"/>
                <table:data-pilot-member table:name="40000" table:display="true" table:show-details="true"/>
                <table:data-pilot-member table:name="50000" table:display="true" table:show-details="true"/>
                <table:data-pilot-member table:name="60000" table:display="true" table:show-details="true"/>
                <table:data-pilot-member table:name="70000" table:display="true" table:show-details="true"/>
                <table:data-pilot-member table:name="80000" table:display="true" table:show-details="true"/>
                <table:data-pilot-member table:name="90000" table:display="true" table:show-details="true"/>
                <table:data-pilot-member table:name="100000" table:display="true" table:show-details="true"/>
                <table:data-pilot-member table:name="110000" table:display="true" table:show-details="true"/>
                <table:data-pilot-member table:name="120000" table:display="true" table:show-details="true"/>
                <table:data-pilot-member table:name="130000" table:display="true" table:show-details="true"/>
                <table:data-pilot-member table:name="150000" table:display="true" table:show-details="true"/>
                <table:data-pilot-member table:name="160000" table:display="true" table:show-details="true"/>
                <table:data-pilot-member table:name="170000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ge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8" table:display="true" table:show-details="true"/>
                <table:data-pilot-member table:name="80" table:display="true" table:show-details="true"/>
                <table:data-pilot-member table:name="89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ge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8" table:display="true" table:show-details="true"/>
                <table:data-pilot-member table:name="80" table:display="true" table:show-details="true"/>
                <table:data-pilot-member table:name="89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Pivot Tables 6" table:application-data="" table:target-range-address="'Pivot Tables'.A34:'Pivot Tables'.C88" table:buttons="'Pivot Tables'.A35 'Pivot Tables'.B34" table:grand-total="none" table:show-filter-button="false">
          <table:source-cell-range table:cell-range-address="bike_buyers.A1:bike_buyers.M1003"/>
          <table:data-pilot-field table:source-field-name="I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2496" table:display="true" table:show-details="true"/>
                <table:data-pilot-member table:name="24107" table:display="true" table:show-details="true"/>
                <table:data-pilot-member table:name="14177" table:display="true" table:show-details="true"/>
                <table:data-pilot-member table:name="24381" table:display="true" table:show-details="true"/>
                <table:data-pilot-member table:name="25597" table:display="true" table:show-details="true"/>
                <table:data-pilot-member table:name="13507" table:display="true" table:show-details="true"/>
                <table:data-pilot-member table:name="27974" table:display="true" table:show-details="true"/>
                <table:data-pilot-member table:name="19364" table:display="true" table:show-details="true"/>
                <table:data-pilot-member table:name="22155" table:display="true" table:show-details="true"/>
                <table:data-pilot-member table:name="19280" table:display="true" table:show-details="true"/>
                <table:data-pilot-member table:name="22173" table:display="true" table:show-details="true"/>
                <table:data-pilot-member table:name="12697" table:display="true" table:show-details="true"/>
                <table:data-pilot-member table:name="11434" table:display="true" table:show-details="true"/>
                <table:data-pilot-member table:name="25323" table:display="true" table:show-details="true"/>
                <table:data-pilot-member table:name="23542" table:display="true" table:show-details="true"/>
                <table:data-pilot-member table:name="20870" table:display="true" table:show-details="true"/>
                <table:data-pilot-member table:name="23316" table:display="true" table:show-details="true"/>
                <table:data-pilot-member table:name="12610" table:display="true" table:show-details="true"/>
                <table:data-pilot-member table:name="27183" table:display="true" table:show-details="true"/>
                <table:data-pilot-member table:name="25940" table:display="true" table:show-details="true"/>
                <table:data-pilot-member table:name="25598" table:display="true" table:show-details="true"/>
                <table:data-pilot-member table:name="21564" table:display="true" table:show-details="true"/>
                <table:data-pilot-member table:name="19193" table:display="true" table:show-details="true"/>
                <table:data-pilot-member table:name="26412" table:display="true" table:show-details="true"/>
                <table:data-pilot-member table:name="27184" table:display="true" table:show-details="true"/>
                <table:data-pilot-member table:name="12590" table:display="true" table:show-details="true"/>
                <table:data-pilot-member table:name="17841" table:display="true" table:show-details="true"/>
                <table:data-pilot-member table:name="18283" table:display="true" table:show-details="true"/>
                <table:data-pilot-member table:name="18299" table:display="true" table:show-details="true"/>
                <table:data-pilot-member table:name="16466" table:display="true" table:show-details="true"/>
                <table:data-pilot-member table:name="19273" table:display="true" table:show-details="true"/>
                <table:data-pilot-member table:name="22400" table:display="true" table:show-details="true"/>
                <table:data-pilot-member table:name="20942" table:display="true" table:show-details="true"/>
                <table:data-pilot-member table:name="18484" table:display="true" table:show-details="true"/>
                <table:data-pilot-member table:name="12291" table:display="true" table:show-details="true"/>
                <table:data-pilot-member table:name="28380" table:display="true" table:show-details="true"/>
                <table:data-pilot-member table:name="17891" table:display="true" table:show-details="true"/>
                <table:data-pilot-member table:name="27832" table:display="true" table:show-details="true"/>
                <table:data-pilot-member table:name="26863" table:display="true" table:show-details="true"/>
                <table:data-pilot-member table:name="16259" table:display="true" table:show-details="true"/>
                <table:data-pilot-member table:name="27803" table:display="true" table:show-details="true"/>
                <table:data-pilot-member table:name="14347" table:display="true" table:show-details="true"/>
                <table:data-pilot-member table:name="17703" table:display="true" table:show-details="true"/>
                <table:data-pilot-member table:name="17185" table:display="true" table:show-details="true"/>
                <table:data-pilot-member table:name="29380" table:display="true" table:show-details="true"/>
                <table:data-pilot-member table:name="23986" table:display="true" table:show-details="true"/>
                <table:data-pilot-member table:name="24466" table:display="true" table:show-details="true"/>
                <table:data-pilot-member table:name="29097" table:display="true" table:show-details="true"/>
                <table:data-pilot-member table:name="19487" table:display="true" table:show-details="true"/>
                <table:data-pilot-member table:name="14939" table:display="true" table:show-details="true"/>
                <table:data-pilot-member table:name="13826" table:display="true" table:show-details="true"/>
                <table:data-pilot-member table:name="20619" table:display="true" table:show-details="true"/>
                <table:data-pilot-member table:name="12558" table:display="true" table:show-details="true"/>
                <table:data-pilot-member table:name="24871" table:display="true" table:show-details="true"/>
                <table:data-pilot-member table:name="17319" table:display="true" table:show-details="true"/>
                <table:data-pilot-member table:name="28906" table:display="true" table:show-details="true"/>
                <table:data-pilot-member table:name="12808" table:display="true" table:show-details="true"/>
                <table:data-pilot-member table:name="20567" table:display="true" table:show-details="true"/>
                <table:data-pilot-member table:name="25502" table:display="true" table:show-details="true"/>
                <table:data-pilot-member table:name="15580" table:display="true" table:show-details="true"/>
                <table:data-pilot-member table:name="24185" table:display="true" table:show-details="true"/>
                <table:data-pilot-member table:name="19291" table:display="true" table:show-details="true"/>
                <table:data-pilot-member table:name="16713" table:display="true" table:show-details="true"/>
                <table:data-pilot-member table:name="16185" table:display="true" table:show-details="true"/>
                <table:data-pilot-member table:name="14927" table:display="true" table:show-details="true"/>
                <table:data-pilot-member table:name="29337" table:display="true" table:show-details="true"/>
                <table:data-pilot-member table:name="29355" table:display="true" table:show-details="true"/>
                <table:data-pilot-member table:name="25303" table:display="true" table:show-details="true"/>
                <table:data-pilot-member table:name="14813" table:display="true" table:show-details="true"/>
                <table:data-pilot-member table:name="16438" table:display="true" table:show-details="true"/>
                <table:data-pilot-member table:name="14238" table:display="true" table:show-details="true"/>
                <table:data-pilot-member table:name="16200" table:display="true" table:show-details="true"/>
                <table:data-pilot-member table:name="24857" table:display="true" table:show-details="true"/>
                <table:data-pilot-member table:name="26956" table:display="true" table:show-details="true"/>
                <table:data-pilot-member table:name="14517" table:display="true" table:show-details="true"/>
                <table:data-pilot-member table:name="12678" table:display="true" table:show-details="true"/>
                <table:data-pilot-member table:name="16188" table:display="true" table:show-details="true"/>
                <table:data-pilot-member table:name="27969" table:display="true" table:show-details="true"/>
                <table:data-pilot-member table:name="15752" table:display="true" table:show-details="true"/>
                <table:data-pilot-member table:name="27745" table:display="true" table:show-details="true"/>
                <table:data-pilot-member table:name="20828" table:display="true" table:show-details="true"/>
                <table:data-pilot-member table:name="19461" table:display="true" table:show-details="true"/>
                <table:data-pilot-member table:name="26941" table:display="true" table:show-details="true"/>
                <table:data-pilot-member table:name="28412" table:display="true" table:show-details="true"/>
                <table:data-pilot-member table:name="24485" table:display="true" table:show-details="true"/>
                <table:data-pilot-member table:name="16514" table:display="true" table:show-details="true"/>
                <table:data-pilot-member table:name="17191" table:display="true" table:show-details="true"/>
                <table:data-pilot-member table:name="19608" table:display="true" table:show-details="true"/>
                <table:data-pilot-member table:name="24119" table:display="true" table:show-details="true"/>
                <table:data-pilot-member table:name="25458" table:display="true" table:show-details="true"/>
                <table:data-pilot-member table:name="26886" table:display="true" table:show-details="true"/>
                <table:data-pilot-member table:name="28436" table:display="true" table:show-details="true"/>
                <table:data-pilot-member table:name="19562" table:display="true" table:show-details="true"/>
                <table:data-pilot-member table:name="15608" table:display="true" table:show-details="true"/>
                <table:data-pilot-member table:name="16487" table:display="true" table:show-details="true"/>
                <table:data-pilot-member table:name="17197" table:display="true" table:show-details="true"/>
                <table:data-pilot-member table:name="12507" table:display="true" table:show-details="true"/>
                <table:data-pilot-member table:name="23940" table:display="true" table:show-details="true"/>
                <table:data-pilot-member table:name="19441" table:display="true" table:show-details="true"/>
                <table:data-pilot-member table:name="26852" table:display="true" table:show-details="true"/>
                <table:data-pilot-member table:name="12274" table:display="true" table:show-details="true"/>
                <table:data-pilot-member table:name="20236" table:display="true" table:show-details="true"/>
                <table:data-pilot-member table:name="24149" table:display="true" table:show-details="true"/>
                <table:data-pilot-member table:name="26139" table:display="true" table:show-details="true"/>
                <table:data-pilot-member table:name="18491" table:display="true" table:show-details="true"/>
                <table:data-pilot-member table:name="22707" table:display="true" table:show-details="true"/>
                <table:data-pilot-member table:name="20430" table:display="true" table:show-details="true"/>
                <table:data-pilot-member table:name="27494" table:display="true" table:show-details="true"/>
                <table:data-pilot-member table:name="26829" table:display="true" table:show-details="true"/>
                <table:data-pilot-member table:name="28395" table:display="true" table:show-details="true"/>
                <table:data-pilot-member table:name="21006" table:display="true" table:show-details="true"/>
                <table:data-pilot-member table:name="14682" table:display="true" table:show-details="true"/>
                <table:data-pilot-member table:name="17650" table:display="true" table:show-details="true"/>
                <table:data-pilot-member table:name="29191" table:display="true" table:show-details="true"/>
                <table:data-pilot-member table:name="15030" table:display="true" table:show-details="true"/>
                <table:data-pilot-member table:name="24140" table:display="true" table:show-details="true"/>
                <table:data-pilot-member table:name="22496" table:display="true" table:show-details="true"/>
                <table:data-pilot-member table:name="24065" table:display="true" table:show-details="true"/>
                <table:data-pilot-member table:name="19914" table:display="true" table:show-details="true"/>
                <table:data-pilot-member table:name="12871" table:display="true" table:show-details="true"/>
                <table:data-pilot-member table:name="22988" table:display="true" table:show-details="true"/>
                <table:data-pilot-member table:name="15922" table:display="true" table:show-details="true"/>
                <table:data-pilot-member table:name="12344" table:display="true" table:show-details="true"/>
                <table:data-pilot-member table:name="23627" table:display="true" table:show-details="true"/>
                <table:data-pilot-member table:name="27775" table:display="true" table:show-details="true"/>
                <table:data-pilot-member table:name="29301" table:display="true" table:show-details="true"/>
                <table:data-pilot-member table:name="12716" table:display="true" table:show-details="true"/>
                <table:data-pilot-member table:name="12472" table:display="true" table:show-details="true"/>
                <table:data-pilot-member table:name="20970" table:display="true" table:show-details="true"/>
                <table:data-pilot-member table:name="26818" table:display="true" table:show-details="true"/>
                <table:data-pilot-member table:name="12993" table:display="true" table:show-details="true"/>
                <table:data-pilot-member table:name="14192" table:display="true" table:show-details="true"/>
                <table:data-pilot-member table:name="19477" table:display="true" table:show-details="true"/>
                <table:data-pilot-member table:name="26796" table:display="true" table:show-details="true"/>
                <table:data-pilot-member table:name="21094" table:display="true" table:show-details="true"/>
                <table:data-pilot-member table:name="12234" table:display="true" table:show-details="true"/>
                <table:data-pilot-member table:name="28683" table:display="true" table:show-details="true"/>
                <table:data-pilot-member table:name="17994" table:display="true" table:show-details="true"/>
                <table:data-pilot-member table:name="24273" table:display="true" table:show-details="true"/>
                <table:data-pilot-member table:name="26547" table:display="true" table:show-details="true"/>
                <table:data-pilot-member table:name="22500" table:display="true" table:show-details="true"/>
                <table:data-pilot-member table:name="23993" table:display="true" table:show-details="true"/>
                <table:data-pilot-member table:name="14832" table:display="true" table:show-details="true"/>
                <table:data-pilot-member table:name="16614" table:display="true" table:show-details="true"/>
                <table:data-pilot-member table:name="20877" table:display="true" table:show-details="true"/>
                <table:data-pilot-member table:name="20729" table:display="true" table:show-details="true"/>
                <table:data-pilot-member table:name="22464" table:display="true" table:show-details="true"/>
                <table:data-pilot-member table:name="19475" table:display="true" table:show-details="true"/>
                <table:data-pilot-member table:name="19675" table:display="true" table:show-details="true"/>
                <table:data-pilot-member table:name="12728" table:display="true" table:show-details="true"/>
                <table:data-pilot-member table:name="26154" table:display="true" table:show-details="true"/>
                <table:data-pilot-member table:name="29117" table:display="true" table:show-details="true"/>
                <table:data-pilot-member table:name="17845" table:display="true" table:show-details="true"/>
                <table:data-pilot-member table:name="25058" table:display="true" table:show-details="true"/>
                <table:data-pilot-member table:name="23426" table:display="true" table:show-details="true"/>
                <table:data-pilot-member table:name="14798" table:display="true" table:show-details="true"/>
                <table:data-pilot-member table:name="12664" table:display="true" table:show-details="true"/>
                <table:data-pilot-member table:name="23979" table:display="true" table:show-details="true"/>
                <table:data-pilot-member table:name="25605" table:display="true" table:show-details="true"/>
                <table:data-pilot-member table:name="20797" table:display="true" table:show-details="true"/>
                <table:data-pilot-member table:name="21980" table:display="true" table:show-details="true"/>
                <table:data-pilot-member table:name="25460" table:display="true" table:show-details="true"/>
                <table:data-pilot-member table:name="29181" table:display="true" table:show-details="true"/>
                <table:data-pilot-member table:name="24279" table:display="true" table:show-details="true"/>
                <table:data-pilot-member table:name="22402" table:display="true" table:show-details="true"/>
                <table:data-pilot-member table:name="15465" table:display="true" table:show-details="true"/>
                <table:data-pilot-member table:name="26757" table:display="true" table:show-details="true"/>
                <table:data-pilot-member table:name="14233" table:display="true" table:show-details="true"/>
                <table:data-pilot-member table:name="14058" table:display="true" table:show-details="true"/>
                <table:data-pilot-member table:name="12273" table:display="true" table:show-details="true"/>
                <table:data-pilot-member table:name="17203" table:display="true" table:show-details="true"/>
                <table:data-pilot-member table:name="18144" table:display="true" table:show-details="true"/>
                <table:data-pilot-member table:name="23963" table:display="true" table:show-details="true"/>
                <table:data-pilot-member table:name="17907" table:display="true" table:show-details="true"/>
                <table:data-pilot-member table:name="19442" table:display="true" table:show-details="true"/>
                <table:data-pilot-member table:name="17504" table:display="true" table:show-details="true"/>
                <table:data-pilot-member table:name="12253" table:display="true" table:show-details="true"/>
                <table:data-pilot-member table:name="27304" table:display="true" table:show-details="true"/>
                <table:data-pilot-member table:name="14191" table:display="true" table:show-details="true"/>
                <table:data-pilot-member table:name="12212" table:display="true" table:show-details="true"/>
                <table:data-pilot-member table:name="25529" table:display="true" table:show-details="true"/>
                <table:data-pilot-member table:name="22170" table:display="true" table:show-details="true"/>
                <table:data-pilot-member table:name="19445" table:display="true" table:show-details="true"/>
                <table:data-pilot-member table:name="15265" table:display="true" table:show-details="true"/>
                <table:data-pilot-member table:name="28918" table:display="true" table:show-details="true"/>
                <table:data-pilot-member table:name="15799" table:display="true" table:show-details="true"/>
                <table:data-pilot-member table:name="11047" table:display="true" table:show-details="true"/>
                <table:data-pilot-member table:name="18151" table:display="true" table:show-details="true"/>
                <table:data-pilot-member table:name="20606" table:display="true" table:show-details="true"/>
                <table:data-pilot-member table:name="19482" table:display="true" table:show-details="true"/>
                <table:data-pilot-member table:name="16489" table:display="true" table:show-details="true"/>
                <table:data-pilot-member table:name="26944" table:display="true" table:show-details="true"/>
                <table:data-pilot-member table:name="15682" table:display="true" table:show-details="true"/>
                <table:data-pilot-member table:name="26032" table:display="true" table:show-details="true"/>
                <table:data-pilot-member table:name="17843" table:display="true" table:show-details="true"/>
                <table:data-pilot-member table:name="25559" table:display="true" table:show-details="true"/>
                <table:data-pilot-member table:name="16209" table:display="true" table:show-details="true"/>
                <table:data-pilot-member table:name="11147" table:display="true" table:show-details="true"/>
                <table:data-pilot-member table:name="15214" table:display="true" table:show-details="true"/>
                <table:data-pilot-member table:name="11453" table:display="true" table:show-details="true"/>
                <table:data-pilot-member table:name="24584" table:display="true" table:show-details="true"/>
                <table:data-pilot-member table:name="12585" table:display="true" table:show-details="true"/>
                <table:data-pilot-member table:name="18626" table:display="true" table:show-details="true"/>
                <table:data-pilot-member table:name="29298" table:display="true" table:show-details="true"/>
                <table:data-pilot-member table:name="24842" table:display="true" table:show-details="true"/>
                <table:data-pilot-member table:name="15657" table:display="true" table:show-details="true"/>
                <table:data-pilot-member table:name="11415" table:display="true" table:show-details="true"/>
                <table:data-pilot-member table:name="28729" table:display="true" table:show-details="true"/>
                <table:data-pilot-member table:name="22633" table:display="true" table:show-details="true"/>
                <table:data-pilot-member table:name="25649" table:display="true" table:show-details="true"/>
                <table:data-pilot-member table:name="14669" table:display="true" table:show-details="true"/>
                <table:data-pilot-member table:name="19299" table:display="true" table:show-details="true"/>
                <table:data-pilot-member table:name="20946" table:display="true" table:show-details="true"/>
                <table:data-pilot-member table:name="11451" table:display="true" table:show-details="true"/>
                <table:data-pilot-member table:name="25553" table:display="true" table:show-details="true"/>
                <table:data-pilot-member table:name="27951" table:display="true" table:show-details="true"/>
                <table:data-pilot-member table:name="25026" table:display="true" table:show-details="true"/>
                <table:data-pilot-member table:name="13673" table:display="true" table:show-details="true"/>
                <table:data-pilot-member table:name="16043" table:display="true" table:show-details="true"/>
                <table:data-pilot-member table:name="22399" table:display="true" table:show-details="true"/>
                <table:data-pilot-member table:name="27696" table:display="true" table:show-details="true"/>
                <table:data-pilot-member table:name="25313" table:display="true" table:show-details="true"/>
                <table:data-pilot-member table:name="13813" table:display="true" table:show-details="true"/>
                <table:data-pilot-member table:name="18711" table:display="true" table:show-details="true"/>
                <table:data-pilot-member table:name="19650" table:display="true" table:show-details="true"/>
                <table:data-pilot-member table:name="14135" table:display="true" table:show-details="true"/>
                <table:data-pilot-member table:name="12833" table:display="true" table:show-details="true"/>
                <table:data-pilot-member table:name="26849" table:display="true" table:show-details="true"/>
                <table:data-pilot-member table:name="20962" table:display="true" table:show-details="true"/>
                <table:data-pilot-member table:name="28915" table:display="true" table:show-details="true"/>
                <table:data-pilot-member table:name="22830" table:display="true" table:show-details="true"/>
                <table:data-pilot-member table:name="14777" table:display="true" table:show-details="true"/>
                <table:data-pilot-member table:name="12591" table:display="true" table:show-details="true"/>
                <table:data-pilot-member table:name="24174" table:display="true" table:show-details="true"/>
                <table:data-pilot-member table:name="24611" table:display="true" table:show-details="true"/>
                <table:data-pilot-member table:name="11340" table:display="true" table:show-details="true"/>
                <table:data-pilot-member table:name="25693" table:display="true" table:show-details="true"/>
                <table:data-pilot-member table:name="25555" table:display="true" table:show-details="true"/>
                <table:data-pilot-member table:name="22006" table:display="true" table:show-details="true"/>
                <table:data-pilot-member table:name="20060" table:display="true" table:show-details="true"/>
                <table:data-pilot-member table:name="17702" table:display="true" table:show-details="true"/>
                <table:data-pilot-member table:name="12503" table:display="true" table:show-details="true"/>
                <table:data-pilot-member table:name="23908" table:display="true" table:show-details="true"/>
                <table:data-pilot-member table:name="22527" table:display="true" table:show-details="true"/>
                <table:data-pilot-member table:name="19057" table:display="true" table:show-details="true"/>
                <table:data-pilot-member table:name="18494" table:display="true" table:show-details="true"/>
                <table:data-pilot-member table:name="11249" table:display="true" table:show-details="true"/>
                <table:data-pilot-member table:name="21568" table:display="true" table:show-details="true"/>
                <table:data-pilot-member table:name="13981" table:display="true" table:show-details="true"/>
                <table:data-pilot-member table:name="23432" table:display="true" table:show-details="true"/>
                <table:data-pilot-member table:name="22931" table:display="true" table:show-details="true"/>
                <table:data-pilot-member table:name="18172" table:display="true" table:show-details="true"/>
                <table:data-pilot-member table:name="12666" table:display="true" table:show-details="true"/>
                <table:data-pilot-member table:name="20598" table:display="true" table:show-details="true"/>
                <table:data-pilot-member table:name="21375" table:display="true" table:show-details="true"/>
                <table:data-pilot-member table:name="20839" table:display="true" table:show-details="true"/>
                <table:data-pilot-member table:name="21738" table:display="true" table:show-details="true"/>
                <table:data-pilot-member table:name="14164" table:display="true" table:show-details="true"/>
                <table:data-pilot-member table:name="14193" table:display="true" table:show-details="true"/>
                <table:data-pilot-member table:name="12705" table:display="true" table:show-details="true"/>
                <table:data-pilot-member table:name="22672" table:display="true" table:show-details="true"/>
                <table:data-pilot-member table:name="26219" table:display="true" table:show-details="true"/>
                <table:data-pilot-member table:name="28468" table:display="true" table:show-details="true"/>
                <table:data-pilot-member table:name="23419" table:display="true" table:show-details="true"/>
                <table:data-pilot-member table:name="17964" table:display="true" table:show-details="true"/>
                <table:data-pilot-member table:name="20919" table:display="true" table:show-details="true"/>
                <table:data-pilot-member table:name="20927" table:display="true" table:show-details="true"/>
                <table:data-pilot-member table:name="13133" table:display="true" table:show-details="true"/>
                <table:data-pilot-member table:name="19626" table:display="true" table:show-details="true"/>
                <table:data-pilot-member table:name="21039" table:display="true" table:show-details="true"/>
                <table:data-pilot-member table:name="12231" table:display="true" table:show-details="true"/>
                <table:data-pilot-member table:name="25665" table:display="true" table:show-details="true"/>
                <table:data-pilot-member table:name="24061" table:display="true" table:show-details="true"/>
                <table:data-pilot-member table:name="26879" table:display="true" table:show-details="true"/>
                <table:data-pilot-member table:name="12284" table:display="true" table:show-details="true"/>
                <table:data-pilot-member table:name="26654" table:display="true" table:show-details="true"/>
                <table:data-pilot-member table:name="14545" table:display="true" table:show-details="true"/>
                <table:data-pilot-member table:name="24201" table:display="true" table:show-details="true"/>
                <table:data-pilot-member table:name="20625" table:display="true" table:show-details="true"/>
                <table:data-pilot-member table:name="16390" table:display="true" table:show-details="true"/>
                <table:data-pilot-member table:name="14804" table:display="true" table:show-details="true"/>
                <table:data-pilot-member table:name="12629" table:display="true" table:show-details="true"/>
                <table:data-pilot-member table:name="14696" table:display="true" table:show-details="true"/>
                <table:data-pilot-member table:name="22005" table:display="true" table:show-details="true"/>
                <table:data-pilot-member table:name="14544" table:display="true" table:show-details="true"/>
                <table:data-pilot-member table:name="14312" table:display="true" table:show-details="true"/>
                <table:data-pilot-member table:name="29120" table:display="true" table:show-details="true"/>
                <table:data-pilot-member table:name="24187" table:display="true" table:show-details="true"/>
                <table:data-pilot-member table:name="15758" table:display="true" table:show-details="true"/>
                <table:data-pilot-member table:name="29094" table:display="true" table:show-details="true"/>
                <table:data-pilot-member table:name="28319" table:display="true" table:show-details="true"/>
                <table:data-pilot-member table:name="16406" table:display="true" table:show-details="true"/>
                <table:data-pilot-member table:name="20923" table:display="true" table:show-details="true"/>
                <table:data-pilot-member table:name="11378" table:display="true" table:show-details="true"/>
                <table:data-pilot-member table:name="20851" table:display="true" table:show-details="true"/>
                <table:data-pilot-member table:name="21557" table:display="true" table:show-details="true"/>
                <table:data-pilot-member table:name="26663" table:display="true" table:show-details="true"/>
                <table:data-pilot-member table:name="11896" table:display="true" table:show-details="true"/>
                <table:data-pilot-member table:name="14189" table:display="true" table:show-details="true"/>
                <table:data-pilot-member table:name="13136" table:display="true" table:show-details="true"/>
                <table:data-pilot-member table:name="25906" table:display="true" table:show-details="true"/>
                <table:data-pilot-member table:name="17926" table:display="true" table:show-details="true"/>
                <table:data-pilot-member table:name="26928" table:display="true" table:show-details="true"/>
                <table:data-pilot-member table:name="20897" table:display="true" table:show-details="true"/>
                <table:data-pilot-member table:name="28207" table:display="true" table:show-details="true"/>
                <table:data-pilot-member table:name="25923" table:display="true" table:show-details="true"/>
                <table:data-pilot-member table:name="11000" table:display="true" table:show-details="true"/>
                <table:data-pilot-member table:name="20974" table:display="true" table:show-details="true"/>
                <table:data-pilot-member table:name="28758" table:display="true" table:show-details="true"/>
                <table:data-pilot-member table:name="11381" table:display="true" table:show-details="true"/>
                <table:data-pilot-member table:name="17522" table:display="true" table:show-details="true"/>
                <table:data-pilot-member table:name="21207" table:display="true" table:show-details="true"/>
                <table:data-pilot-member table:name="28102" table:display="true" table:show-details="true"/>
                <table:data-pilot-member table:name="23105" table:display="true" table:show-details="true"/>
                <table:data-pilot-member table:name="18740" table:display="true" table:show-details="true"/>
                <table:data-pilot-member table:name="21213" table:display="true" table:show-details="true"/>
                <table:data-pilot-member table:name="17352" table:display="true" table:show-details="true"/>
                <table:data-pilot-member table:name="14154" table:display="true" table:show-details="true"/>
                <table:data-pilot-member table:name="19066" table:display="true" table:show-details="true"/>
                <table:data-pilot-member table:name="11386" table:display="true" table:show-details="true"/>
                <table:data-pilot-member table:name="20228" table:display="true" table:show-details="true"/>
                <table:data-pilot-member table:name="16675" table:display="true" table:show-details="true"/>
                <table:data-pilot-member table:name="16410" table:display="true" table:show-details="true"/>
                <table:data-pilot-member table:name="27760" table:display="true" table:show-details="true"/>
                <table:data-pilot-member table:name="22930" table:display="true" table:show-details="true"/>
                <table:data-pilot-member table:name="23780" table:display="true" table:show-details="true"/>
                <table:data-pilot-member table:name="20994" table:display="true" table:show-details="true"/>
                <table:data-pilot-member table:name="28379" table:display="true" table:show-details="true"/>
                <table:data-pilot-member table:name="14865" table:display="true" table:show-details="true"/>
                <table:data-pilot-member table:name="12663" table:display="true" table:show-details="true"/>
                <table:data-pilot-member table:name="24898" table:display="true" table:show-details="true"/>
                <table:data-pilot-member table:name="19508" table:display="true" table:show-details="true"/>
                <table:data-pilot-member table:name="11489" table:display="true" table:show-details="true"/>
                <table:data-pilot-member table:name="18160" table:display="true" table:show-details="true"/>
                <table:data-pilot-member table:name="25241" table:display="true" table:show-details="true"/>
                <table:data-pilot-member table:name="24369" table:display="true" table:show-details="true"/>
                <table:data-pilot-member table:name="27165" table:display="true" table:show-details="true"/>
                <table:data-pilot-member table:name="29424" table:display="true" table:show-details="true"/>
                <table:data-pilot-member table:name="15926" table:display="true" table:show-details="true"/>
                <table:data-pilot-member table:name="14554" table:display="true" table:show-details="true"/>
                <table:data-pilot-member table:name="16468" table:display="true" table:show-details="true"/>
                <table:data-pilot-member table:name="19174" table:display="true" table:show-details="true"/>
                <table:data-pilot-member table:name="19183" table:display="true" table:show-details="true"/>
                <table:data-pilot-member table:name="13683" table:display="true" table:show-details="true"/>
                <table:data-pilot-member table:name="17848" table:display="true" table:show-details="true"/>
                <table:data-pilot-member table:name="17894" table:display="true" table:show-details="true"/>
                <table:data-pilot-member table:name="25651" table:display="true" table:show-details="true"/>
                <table:data-pilot-member table:name="22936" table:display="true" table:show-details="true"/>
                <table:data-pilot-member table:name="23915" table:display="true" table:show-details="true"/>
                <table:data-pilot-member table:name="24121" table:display="true" table:show-details="true"/>
                <table:data-pilot-member table:name="27878" table:display="true" table:show-details="true"/>
                <table:data-pilot-member table:name="13572" table:display="true" table:show-details="true"/>
                <table:data-pilot-member table:name="27941" table:display="true" table:show-details="true"/>
                <table:data-pilot-member table:name="26354" table:display="true" table:show-details="true"/>
                <table:data-pilot-member table:name="14785" table:display="true" table:show-details="true"/>
                <table:data-pilot-member table:name="17238" table:display="true" table:show-details="true"/>
                <table:data-pilot-member table:name="23608" table:display="true" table:show-details="true"/>
                <table:data-pilot-member table:name="22538" table:display="true" table:show-details="true"/>
                <table:data-pilot-member table:name="12332" table:display="true" table:show-details="true"/>
                <table:data-pilot-member table:name="17230" table:display="true" table:show-details="true"/>
                <table:data-pilot-member table:name="13082" table:display="true" table:show-details="true"/>
                <table:data-pilot-member table:name="22518" table:display="true" table:show-details="true"/>
                <table:data-pilot-member table:name="13687" table:display="true" table:show-details="true"/>
                <table:data-pilot-member table:name="23571" table:display="true" table:show-details="true"/>
                <table:data-pilot-member table:name="19305" table:display="true" table:show-details="true"/>
                <table:data-pilot-member table:name="22636" table:display="true" table:show-details="true"/>
                <table:data-pilot-member table:name="17310" table:display="true" table:show-details="true"/>
                <table:data-pilot-member table:name="12133" table:display="true" table:show-details="true"/>
                <table:data-pilot-member table:name="25918" table:display="true" table:show-details="true"/>
                <table:data-pilot-member table:name="25752" table:display="true" table:show-details="true"/>
                <table:data-pilot-member table:name="17324" table:display="true" table:show-details="true"/>
                <table:data-pilot-member table:name="22918" table:display="true" table:show-details="true"/>
                <table:data-pilot-member table:name="12510" table:display="true" table:show-details="true"/>
                <table:data-pilot-member table:name="25512" table:display="true" table:show-details="true"/>
                <table:data-pilot-member table:name="16179" table:display="true" table:show-details="true"/>
                <table:data-pilot-member table:name="15628" table:display="true" table:show-details="true"/>
                <table:data-pilot-member table:name="20977" table:display="true" table:show-details="true"/>
                <table:data-pilot-member table:name="18140" table:display="true" table:show-details="true"/>
                <table:data-pilot-member table:name="20417" table:display="true" table:show-details="true"/>
                <table:data-pilot-member table:name="18267" table:display="true" table:show-details="true"/>
                <table:data-pilot-member table:name="13620" table:display="true" table:show-details="true"/>
                <table:data-pilot-member table:name="22974" table:display="true" table:show-details="true"/>
                <table:data-pilot-member table:name="13586" table:display="true" table:show-details="true"/>
                <table:data-pilot-member table:name="17978" table:display="true" table:show-details="true"/>
                <table:data-pilot-member table:name="12581" table:display="true" table:show-details="true"/>
                <table:data-pilot-member table:name="18018" table:display="true" table:show-details="true"/>
                <table:data-pilot-member table:name="28957" table:display="true" table:show-details="true"/>
                <table:data-pilot-member table:name="13690" table:display="true" table:show-details="true"/>
                <table:data-pilot-member table:name="12568" table:display="true" table:show-details="true"/>
                <table:data-pilot-member table:name="13122" table:display="true" table:show-details="true"/>
                <table:data-pilot-member table:name="21184" table:display="true" table:show-details="true"/>
                <table:data-pilot-member table:name="26150" table:display="true" table:show-details="true"/>
                <table:data-pilot-member table:name="24151" table:display="true" table:show-details="true"/>
                <table:data-pilot-member table:name="23962" table:display="true" table:show-details="true"/>
                <table:data-pilot-member table:name="17793" table:display="true" table:show-details="true"/>
                <table:data-pilot-member table:name="14926" table:display="true" table:show-details="true"/>
                <table:data-pilot-member table:name="16163" table:display="true" table:show-details="true"/>
                <table:data-pilot-member table:name="21365" table:display="true" table:show-details="true"/>
                <table:data-pilot-member table:name="27771" table:display="true" table:show-details="true"/>
                <table:data-pilot-member table:name="26167" table:display="true" table:show-details="true"/>
                <table:data-pilot-member table:name="25792" table:display="true" table:show-details="true"/>
                <table:data-pilot-member table:name="11555" table:display="true" table:show-details="true"/>
                <table:data-pilot-member table:name="22381" table:display="true" table:show-details="true"/>
                <table:data-pilot-member table:name="17882" table:display="true" table:show-details="true"/>
                <table:data-pilot-member table:name="22174" table:display="true" table:show-details="true"/>
                <table:data-pilot-member table:name="22439" table:display="true" table:show-details="true"/>
                <table:data-pilot-member table:name="18012" table:display="true" table:show-details="true"/>
                <table:data-pilot-member table:name="27582" table:display="true" table:show-details="true"/>
                <table:data-pilot-member table:name="12744" table:display="true" table:show-details="true"/>
                <table:data-pilot-member table:name="22821" table:display="true" table:show-details="true"/>
                <table:data-pilot-member table:name="20171" table:display="true" table:show-details="true"/>
                <table:data-pilot-member table:name="11116" table:display="true" table:show-details="true"/>
                <table:data-pilot-member table:name="20053" table:display="true" table:show-details="true"/>
                <table:data-pilot-member table:name="25266" table:display="true" table:show-details="true"/>
                <table:data-pilot-member table:name="17960" table:display="true" table:show-details="true"/>
                <table:data-pilot-member table:name="13961" table:display="true" table:show-details="true"/>
                <table:data-pilot-member table:name="11897" table:display="true" table:show-details="true"/>
                <table:data-pilot-member table:name="11139" table:display="true" table:show-details="true"/>
                <table:data-pilot-member table:name="11576" table:display="true" table:show-details="true"/>
                <table:data-pilot-member table:name="19255" table:display="true" table:show-details="true"/>
                <table:data-pilot-member table:name="18153" table:display="true" table:show-details="true"/>
                <table:data-pilot-member table:name="14547" table:display="true" table:show-details="true"/>
                <table:data-pilot-member table:name="24901" table:display="true" table:show-details="true"/>
                <table:data-pilot-member table:name="27169" table:display="true" table:show-details="true"/>
                <table:data-pilot-member table:name="14805" table:display="true" table:show-details="true"/>
                <table:data-pilot-member table:name="15822" table:display="true" table:show-details="true"/>
                <table:data-pilot-member table:name="19389" table:display="true" table:show-details="true"/>
                <table:data-pilot-member table:name="17048" table:display="true" table:show-details="true"/>
                <table:data-pilot-member table:name="22204" table:display="true" table:show-details="true"/>
                <table:data-pilot-member table:name="12718" table:display="true" table:show-details="true"/>
                <table:data-pilot-member table:name="15019" table:display="true" table:show-details="true"/>
                <table:data-pilot-member table:name="28488" table:display="true" table:show-details="true"/>
                <table:data-pilot-member table:name="21891" table:display="true" table:show-details="true"/>
                <table:data-pilot-member table:name="27814" table:display="true" table:show-details="true"/>
                <table:data-pilot-member table:name="22175" table:display="true" table:show-details="true"/>
                <table:data-pilot-member table:name="29447" table:display="true" table:show-details="true"/>
                <table:data-pilot-member table:name="19784" table:display="true" table:show-details="true"/>
                <table:data-pilot-member table:name="27824" table:display="true" table:show-details="true"/>
                <table:data-pilot-member table:name="24093" table:display="true" table:show-details="true"/>
                <table:data-pilot-member table:name="19618" table:display="true" table:show-details="true"/>
                <table:data-pilot-member table:name="21561" table:display="true" table:show-details="true"/>
                <table:data-pilot-member table:name="11061" table:display="true" table:show-details="true"/>
                <table:data-pilot-member table:name="26651" table:display="true" table:show-details="true"/>
                <table:data-pilot-member table:name="21108" table:display="true" table:show-details="true"/>
                <table:data-pilot-member table:name="12731" table:display="true" table:show-details="true"/>
                <table:data-pilot-member table:name="25307" table:display="true" table:show-details="true"/>
                <table:data-pilot-member table:name="14278" table:display="true" table:show-details="true"/>
                <table:data-pilot-member table:name="20711" table:display="true" table:show-details="true"/>
                <table:data-pilot-member table:name="11383" table:display="true" table:show-details="true"/>
                <table:data-pilot-member table:name="12497" table:display="true" table:show-details="true"/>
                <table:data-pilot-member table:name="16559" table:display="true" table:show-details="true"/>
                <table:data-pilot-member table:name="11585" table:display="true" table:show-details="true"/>
                <table:data-pilot-member table:name="20277" table:display="true" table:show-details="true"/>
                <table:data-pilot-member table:name="26765" table:display="true" table:show-details="true"/>
                <table:data-pilot-member table:name="12389" table:display="true" table:show-details="true"/>
                <table:data-pilot-member table:name="13585" table:display="true" table:show-details="true"/>
                <table:data-pilot-member table:name="26385" table:display="true" table:show-details="true"/>
                <table:data-pilot-member table:name="12236" table:display="true" table:show-details="true"/>
                <table:data-pilot-member table:name="21560" table:display="true" table:show-details="true"/>
                <table:data-pilot-member table:name="21554" table:display="true" table:show-details="true"/>
                <table:data-pilot-member table:name="13662" table:display="true" table:show-details="true"/>
                <table:data-pilot-member table:name="13089" table:display="true" table:show-details="true"/>
                <table:data-pilot-member table:name="14791" table:display="true" table:show-details="true"/>
                <table:data-pilot-member table:name="19331" table:display="true" table:show-details="true"/>
                <table:data-pilot-member table:name="17754" table:display="true" table:show-details="true"/>
                <table:data-pilot-member table:name="11149" table:display="true" table:show-details="true"/>
                <table:data-pilot-member table:name="16549" table:display="true" table:show-details="true"/>
                <table:data-pilot-member table:name="24305" table:display="true" table:show-details="true"/>
                <table:data-pilot-member table:name="18253" table:display="true" table:show-details="true"/>
                <table:data-pilot-member table:name="20147" table:display="true" table:show-details="true"/>
                <table:data-pilot-member table:name="15612" table:display="true" table:show-details="true"/>
                <table:data-pilot-member table:name="28323" table:display="true" table:show-details="true"/>
                <table:data-pilot-member table:name="22634" table:display="true" table:show-details="true"/>
                <table:data-pilot-member table:name="15665" table:display="true" table:show-details="true"/>
                <table:data-pilot-member table:name="27585" table:display="true" table:show-details="true"/>
                <table:data-pilot-member table:name="19748" table:display="true" table:show-details="true"/>
                <table:data-pilot-member table:name="21974" table:display="true" table:show-details="true"/>
                <table:data-pilot-member table:name="14032" table:display="true" table:show-details="true"/>
                <table:data-pilot-member table:name="22610" table:display="true" table:show-details="true"/>
                <table:data-pilot-member table:name="26984" table:display="true" table:show-details="true"/>
                <table:data-pilot-member table:name="18294" table:display="true" table:show-details="true"/>
                <table:data-pilot-member table:name="28564" table:display="true" table:show-details="true"/>
                <table:data-pilot-member table:name="28521" table:display="true" table:show-details="true"/>
                <table:data-pilot-member table:name="15450" table:display="true" table:show-details="true"/>
                <table:data-pilot-member table:name="25681" table:display="true" table:show-details="true"/>
                <table:data-pilot-member table:name="19491" table:display="true" table:show-details="true"/>
                <table:data-pilot-member table:name="26415" table:display="true" table:show-details="true"/>
                <table:data-pilot-member table:name="12821" table:display="true" table:show-details="true"/>
                <table:data-pilot-member table:name="15629" table:display="true" table:show-details="true"/>
                <table:data-pilot-member table:name="27835" table:display="true" table:show-details="true"/>
                <table:data-pilot-member table:name="11738" table:display="true" table:show-details="true"/>
                <table:data-pilot-member table:name="25065" table:display="true" table:show-details="true"/>
                <table:data-pilot-member table:name="26238" table:display="true" table:show-details="true"/>
                <table:data-pilot-member table:name="23707" table:display="true" table:show-details="true"/>
                <table:data-pilot-member table:name="27650" table:display="true" table:show-details="true"/>
                <table:data-pilot-member table:name="24981" table:display="true" table:show-details="true"/>
                <table:data-pilot-member table:name="20678" table:display="true" table:show-details="true"/>
                <table:data-pilot-member table:name="15302" table:display="true" table:show-details="true"/>
                <table:data-pilot-member table:name="26012" table:display="true" table:show-details="true"/>
                <table:data-pilot-member table:name="26575" table:display="true" table:show-details="true"/>
                <table:data-pilot-member table:name="15559" table:display="true" table:show-details="true"/>
                <table:data-pilot-member table:name="19235" table:display="true" table:show-details="true"/>
                <table:data-pilot-member table:name="15275" table:display="true" table:show-details="true"/>
                <table:data-pilot-member table:name="20339" table:display="true" table:show-details="true"/>
                <table:data-pilot-member table:name="25405" table:display="true" table:show-details="true"/>
                <table:data-pilot-member table:name="15940" table:display="true" table:show-details="true"/>
                <table:data-pilot-member table:name="25074" table:display="true" table:show-details="true"/>
                <table:data-pilot-member table:name="24738" table:display="true" table:show-details="true"/>
                <table:data-pilot-member table:name="16337" table:display="true" table:show-details="true"/>
                <table:data-pilot-member table:name="24357" table:display="true" table:show-details="true"/>
                <table:data-pilot-member table:name="18613" table:display="true" table:show-details="true"/>
                <table:data-pilot-member table:name="12207" table:display="true" table:show-details="true"/>
                <table:data-pilot-member table:name="18052" table:display="true" table:show-details="true"/>
                <table:data-pilot-member table:name="13353" table:display="true" table:show-details="true"/>
                <table:data-pilot-member table:name="19399" table:display="true" table:show-details="true"/>
                <table:data-pilot-member table:name="16154" table:display="true" table:show-details="true"/>
                <table:data-pilot-member table:name="22219" table:display="true" table:show-details="true"/>
                <table:data-pilot-member table:name="17269" table:display="true" table:show-details="true"/>
                <table:data-pilot-member table:name="23586" table:display="true" table:show-details="true"/>
                <table:data-pilot-member table:name="15740" table:display="true" table:show-details="true"/>
                <table:data-pilot-member table:name="27638" table:display="true" table:show-details="true"/>
                <table:data-pilot-member table:name="18976" table:display="true" table:show-details="true"/>
                <table:data-pilot-member table:name="19413" table:display="true" table:show-details="true"/>
                <table:data-pilot-member table:name="13283" table:display="true" table:show-details="true"/>
                <table:data-pilot-member table:name="17471" table:display="true" table:show-details="true"/>
                <table:data-pilot-member table:name="16791" table:display="true" table:show-details="true"/>
                <table:data-pilot-member table:name="15382" table:display="true" table:show-details="true"/>
                <table:data-pilot-member table:name="11641" table:display="true" table:show-details="true"/>
                <table:data-pilot-member table:name="11935" table:display="true" table:show-details="true"/>
                <table:data-pilot-member table:name="13233" table:display="true" table:show-details="true"/>
                <table:data-pilot-member table:name="25909" table:display="true" table:show-details="true"/>
                <table:data-pilot-member table:name="14092" table:display="true" table:show-details="true"/>
                <table:data-pilot-member table:name="29143" table:display="true" table:show-details="true"/>
                <table:data-pilot-member table:name="24941" table:display="true" table:show-details="true"/>
                <table:data-pilot-member table:name="24637" table:display="true" table:show-details="true"/>
                <table:data-pilot-member table:name="23893" table:display="true" table:show-details="true"/>
                <table:data-pilot-member table:name="13907" table:display="true" table:show-details="true"/>
                <table:data-pilot-member table:name="14900" table:display="true" table:show-details="true"/>
                <table:data-pilot-member table:name="11262" table:display="true" table:show-details="true"/>
                <table:data-pilot-member table:name="22294" table:display="true" table:show-details="true"/>
                <table:data-pilot-member table:name="12195" table:display="true" table:show-details="true"/>
                <table:data-pilot-member table:name="25375" table:display="true" table:show-details="true"/>
                <table:data-pilot-member table:name="11143" table:display="true" table:show-details="true"/>
                <table:data-pilot-member table:name="25898" table:display="true" table:show-details="true"/>
                <table:data-pilot-member table:name="24397" table:display="true" table:show-details="true"/>
                <table:data-pilot-member table:name="19758" table:display="true" table:show-details="true"/>
                <table:data-pilot-member table:name="15529" table:display="true" table:show-details="true"/>
                <table:data-pilot-member table:name="19884" table:display="true" table:show-details="true"/>
                <table:data-pilot-member table:name="18674" table:display="true" table:show-details="true"/>
                <table:data-pilot-member table:name="13453" table:display="true" table:show-details="true"/>
                <table:data-pilot-member table:name="14063" table:display="true" table:show-details="true"/>
                <table:data-pilot-member table:name="27393" table:display="true" table:show-details="true"/>
                <table:data-pilot-member table:name="14417" table:display="true" table:show-details="true"/>
                <table:data-pilot-member table:name="17533" table:display="true" table:show-details="true"/>
                <table:data-pilot-member table:name="18580" table:display="true" table:show-details="true"/>
                <table:data-pilot-member table:name="17025" table:display="true" table:show-details="true"/>
                <table:data-pilot-member table:name="25293" table:display="true" table:show-details="true"/>
                <table:data-pilot-member table:name="24725" table:display="true" table:show-details="true"/>
                <table:data-pilot-member table:name="23200" table:display="true" table:show-details="true"/>
                <table:data-pilot-member table:name="15895" table:display="true" table:show-details="true"/>
                <table:data-pilot-member table:name="18577" table:display="true" table:show-details="true"/>
                <table:data-pilot-member table:name="27218" table:display="true" table:show-details="true"/>
                <table:data-pilot-member table:name="18560" table:display="true" table:show-details="true"/>
                <table:data-pilot-member table:name="25006" table:display="true" table:show-details="true"/>
                <table:data-pilot-member table:name="17369" table:display="true" table:show-details="true"/>
                <table:data-pilot-member table:name="14495" table:display="true" table:show-details="true"/>
                <table:data-pilot-member table:name="18847" table:display="true" table:show-details="true"/>
                <table:data-pilot-member table:name="14754" table:display="true" table:show-details="true"/>
                <table:data-pilot-member table:name="23378" table:display="true" table:show-details="true"/>
                <table:data-pilot-member table:name="26452" table:display="true" table:show-details="true"/>
                <table:data-pilot-member table:name="20370" table:display="true" table:show-details="true"/>
                <table:data-pilot-member table:name="20528" table:display="true" table:show-details="true"/>
                <table:data-pilot-member table:name="23549" table:display="true" table:show-details="true"/>
                <table:data-pilot-member table:name="21751" table:display="true" table:show-details="true"/>
                <table:data-pilot-member table:name="21266" table:display="true" table:show-details="true"/>
                <table:data-pilot-member table:name="13388" table:display="true" table:show-details="true"/>
                <table:data-pilot-member table:name="18752" table:display="true" table:show-details="true"/>
                <table:data-pilot-member table:name="16917" table:display="true" table:show-details="true"/>
                <table:data-pilot-member table:name="15313" table:display="true" table:show-details="true"/>
                <table:data-pilot-member table:name="25329" table:display="true" table:show-details="true"/>
                <table:data-pilot-member table:name="20380" table:display="true" table:show-details="true"/>
                <table:data-pilot-member table:name="23089" table:display="true" table:show-details="true"/>
                <table:data-pilot-member table:name="13749" table:display="true" table:show-details="true"/>
                <table:data-pilot-member table:name="24943" table:display="true" table:show-details="true"/>
                <table:data-pilot-member table:name="28667" table:display="true" table:show-details="true"/>
                <table:data-pilot-member table:name="15194" table:display="true" table:show-details="true"/>
                <table:data-pilot-member table:name="17436" table:display="true" table:show-details="true"/>
                <table:data-pilot-member table:name="18935" table:display="true" table:show-details="true"/>
                <table:data-pilot-member table:name="16871" table:display="true" table:show-details="true"/>
                <table:data-pilot-member table:name="12100" table:display="true" table:show-details="true"/>
                <table:data-pilot-member table:name="23158" table:display="true" table:show-details="true"/>
                <table:data-pilot-member table:name="18545" table:display="true" table:show-details="true"/>
                <table:data-pilot-member table:name="18391" table:display="true" table:show-details="true"/>
                <table:data-pilot-member table:name="19812" table:display="true" table:show-details="true"/>
                <table:data-pilot-member table:name="27660" table:display="true" table:show-details="true"/>
                <table:data-pilot-member table:name="18058" table:display="true" table:show-details="true"/>
                <table:data-pilot-member table:name="20343" table:display="true" table:show-details="true"/>
                <table:data-pilot-member table:name="28997" table:display="true" table:show-details="true"/>
                <table:data-pilot-member table:name="24398" table:display="true" table:show-details="true"/>
                <table:data-pilot-member table:name="19002" table:display="true" table:show-details="true"/>
                <table:data-pilot-member table:name="28609" table:display="true" table:show-details="true"/>
                <table:data-pilot-member table:name="29231" table:display="true" table:show-details="true"/>
                <table:data-pilot-member table:name="18858" table:display="true" table:show-details="true"/>
                <table:data-pilot-member table:name="20000" table:display="true" table:show-details="true"/>
                <table:data-pilot-member table:name="25261" table:display="true" table:show-details="true"/>
                <table:data-pilot-member table:name="17458" table:display="true" table:show-details="true"/>
                <table:data-pilot-member table:name="11644" table:display="true" table:show-details="true"/>
                <table:data-pilot-member table:name="16145" table:display="true" table:show-details="true"/>
                <table:data-pilot-member table:name="16890" table:display="true" table:show-details="true"/>
                <table:data-pilot-member table:name="25983" table:display="true" table:show-details="true"/>
                <table:data-pilot-member table:name="14633" table:display="true" table:show-details="true"/>
                <table:data-pilot-member table:name="22994" table:display="true" table:show-details="true"/>
                <table:data-pilot-member table:name="22983" table:display="true" table:show-details="true"/>
                <table:data-pilot-member table:name="25184" table:display="true" table:show-details="true"/>
                <table:data-pilot-member table:name="14469" table:display="true" table:show-details="true"/>
                <table:data-pilot-member table:name="11538" table:display="true" table:show-details="true"/>
                <table:data-pilot-member table:name="16245" table:display="true" table:show-details="true"/>
                <table:data-pilot-member table:name="17858" table:display="true" table:show-details="true"/>
                <table:data-pilot-member table:name="25347" table:display="true" table:show-details="true"/>
                <table:data-pilot-member table:name="15814" table:display="true" table:show-details="true"/>
                <table:data-pilot-member table:name="11259" table:display="true" table:show-details="true"/>
                <table:data-pilot-member table:name="11200" table:display="true" table:show-details="true"/>
                <table:data-pilot-member table:name="25101" table:display="true" table:show-details="true"/>
                <table:data-pilot-member table:name="21801" table:display="true" table:show-details="true"/>
                <table:data-pilot-member table:name="25943" table:display="true" table:show-details="true"/>
                <table:data-pilot-member table:name="22127" table:display="true" table:show-details="true"/>
                <table:data-pilot-member table:name="20414" table:display="true" table:show-details="true"/>
                <table:data-pilot-member table:name="23672" table:display="true" table:show-details="true"/>
                <table:data-pilot-member table:name="29255" table:display="true" table:show-details="true"/>
                <table:data-pilot-member table:name="28815" table:display="true" table:show-details="true"/>
                <table:data-pilot-member table:name="27753" table:display="true" table:show-details="true"/>
                <table:data-pilot-member table:name="27643" table:display="true" table:show-details="true"/>
                <table:data-pilot-member table:name="13754" table:display="true" table:show-details="true"/>
                <table:data-pilot-member table:name="22088" table:display="true" table:show-details="true"/>
                <table:data-pilot-member table:name="27388" table:display="true" table:show-details="true"/>
                <table:data-pilot-member table:name="24745" table:display="true" table:show-details="true"/>
                <table:data-pilot-member table:name="29237" table:display="true" table:show-details="true"/>
                <table:data-pilot-member table:name="15272" table:display="true" table:show-details="true"/>
                <table:data-pilot-member table:name="18949" table:display="true" table:show-details="true"/>
                <table:data-pilot-member table:name="14507" table:display="true" table:show-details="true"/>
                <table:data-pilot-member table:name="25886" table:display="true" table:show-details="true"/>
                <table:data-pilot-member table:name="21441" table:display="true" table:show-details="true"/>
                <table:data-pilot-member table:name="21741" table:display="true" table:show-details="true"/>
                <table:data-pilot-member table:name="14572" table:display="true" table:show-details="true"/>
                <table:data-pilot-member table:name="23368" table:display="true" table:show-details="true"/>
                <table:data-pilot-member table:name="16217" table:display="true" table:show-details="true"/>
                <table:data-pilot-member table:name="16247" table:display="true" table:show-details="true"/>
                <table:data-pilot-member table:name="22010" table:display="true" table:show-details="true"/>
                <table:data-pilot-member table:name="25872" table:display="true" table:show-details="true"/>
                <table:data-pilot-member table:name="19164" table:display="true" table:show-details="true"/>
                <table:data-pilot-member table:name="18435" table:display="true" table:show-details="true"/>
                <table:data-pilot-member table:name="14284" table:display="true" table:show-details="true"/>
                <table:data-pilot-member table:name="11287" table:display="true" table:show-details="true"/>
                <table:data-pilot-member table:name="13066" table:display="true" table:show-details="true"/>
                <table:data-pilot-member table:name="29106" table:display="true" table:show-details="true"/>
                <table:data-pilot-member table:name="26236" table:display="true" table:show-details="true"/>
                <table:data-pilot-member table:name="17531" table:display="true" table:show-details="true"/>
                <table:data-pilot-member table:name="12964" table:display="true" table:show-details="true"/>
                <table:data-pilot-member table:name="19133" table:display="true" table:show-details="true"/>
                <table:data-pilot-member table:name="24643" table:display="true" table:show-details="true"/>
                <table:data-pilot-member table:name="21599" table:display="true" table:show-details="true"/>
                <table:data-pilot-member table:name="22976" table:display="true" table:show-details="true"/>
                <table:data-pilot-member table:name="27637" table:display="true" table:show-details="true"/>
                <table:data-pilot-member table:name="11890" table:display="true" table:show-details="true"/>
                <table:data-pilot-member table:name="28580" table:display="true" table:show-details="true"/>
                <table:data-pilot-member table:name="14443" table:display="true" table:show-details="true"/>
                <table:data-pilot-member table:name="17864" table:display="true" table:show-details="true"/>
                <table:data-pilot-member table:name="20505" table:display="true" table:show-details="true"/>
                <table:data-pilot-member table:name="14592" table:display="true" table:show-details="true"/>
                <table:data-pilot-member table:name="22227" table:display="true" table:show-details="true"/>
                <table:data-pilot-member table:name="21471" table:display="true" table:show-details="true"/>
                <table:data-pilot-member table:name="22252" table:display="true" table:show-details="true"/>
                <table:data-pilot-member table:name="21260" table:display="true" table:show-details="true"/>
                <table:data-pilot-member table:name="11817" table:display="true" table:show-details="true"/>
                <table:data-pilot-member table:name="19223" table:display="true" table:show-details="true"/>
                <table:data-pilot-member table:name="18517" table:display="true" table:show-details="true"/>
                <table:data-pilot-member table:name="21717" table:display="true" table:show-details="true"/>
                <table:data-pilot-member table:name="13760" table:display="true" table:show-details="true"/>
                <table:data-pilot-member table:name="18145" table:display="true" table:show-details="true"/>
                <table:data-pilot-member table:name="21770" table:display="true" table:show-details="true"/>
                <table:data-pilot-member table:name="11165" table:display="true" table:show-details="true"/>
                <table:data-pilot-member table:name="16377" table:display="true" table:show-details="true"/>
                <table:data-pilot-member table:name="26248" table:display="true" table:show-details="true"/>
                <table:data-pilot-member table:name="23461" table:display="true" table:show-details="true"/>
                <table:data-pilot-member table:name="29133" table:display="true" table:show-details="true"/>
                <table:data-pilot-member table:name="27673" table:display="true" table:show-details="true"/>
                <table:data-pilot-member table:name="12774" table:display="true" table:show-details="true"/>
                <table:data-pilot-member table:name="18910" table:display="true" table:show-details="true"/>
                <table:data-pilot-member table:name="11699" table:display="true" table:show-details="true"/>
                <table:data-pilot-member table:name="16725" table:display="true" table:show-details="true"/>
                <table:data-pilot-member table:name="28269" table:display="true" table:show-details="true"/>
                <table:data-pilot-member table:name="23144" table:display="true" table:show-details="true"/>
                <table:data-pilot-member table:name="23376" table:display="true" table:show-details="true"/>
                <table:data-pilot-member table:name="25970" table:display="true" table:show-details="true"/>
                <table:data-pilot-member table:name="28068" table:display="true" table:show-details="true"/>
                <table:data-pilot-member table:name="18390" table:display="true" table:show-details="true"/>
                <table:data-pilot-member table:name="29112" table:display="true" table:show-details="true"/>
                <table:data-pilot-member table:name="14090" table:display="true" table:show-details="true"/>
                <table:data-pilot-member table:name="27040" table:display="true" table:show-details="true"/>
                <table:data-pilot-member table:name="23479" table:display="true" table:show-details="true"/>
                <table:data-pilot-member table:name="16795" table:display="true" table:show-details="true"/>
                <table:data-pilot-member table:name="22014" table:display="true" table:show-details="true"/>
                <table:data-pilot-member table:name="13314" table:display="true" table:show-details="true"/>
                <table:data-pilot-member table:name="11619" table:display="true" table:show-details="true"/>
                <table:data-pilot-member table:name="29132" table:display="true" table:show-details="true"/>
                <table:data-pilot-member table:name="11199" table:display="true" table:show-details="true"/>
                <table:data-pilot-member table:name="20296" table:display="true" table:show-details="true"/>
                <table:data-pilot-member table:name="17546" table:display="true" table:show-details="true"/>
                <table:data-pilot-member table:name="18069" table:display="true" table:show-details="true"/>
                <table:data-pilot-member table:name="23712" table:display="true" table:show-details="true"/>
                <table:data-pilot-member table:name="23358" table:display="true" table:show-details="true"/>
                <table:data-pilot-member table:name="20518" table:display="true" table:show-details="true"/>
                <table:data-pilot-member table:name="28026" table:display="true" table:show-details="true"/>
                <table:data-pilot-member table:name="11669" table:display="true" table:show-details="true"/>
                <table:data-pilot-member table:name="16020" table:display="true" table:show-details="true"/>
                <table:data-pilot-member table:name="27090" table:display="true" table:show-details="true"/>
                <table:data-pilot-member table:name="27198" table:display="true" table:show-details="true"/>
                <table:data-pilot-member table:name="19661" table:display="true" table:show-details="true"/>
                <table:data-pilot-member table:name="26327" table:display="true" table:show-details="true"/>
                <table:data-pilot-member table:name="26341" table:display="true" table:show-details="true"/>
                <table:data-pilot-member table:name="24958" table:display="true" table:show-details="true"/>
                <table:data-pilot-member table:name="13287" table:display="true" table:show-details="true"/>
                <table:data-pilot-member table:name="14493" table:display="true" table:show-details="true"/>
                <table:data-pilot-member table:name="26678" table:display="true" table:show-details="true"/>
                <table:data-pilot-member table:name="23275" table:display="true" table:show-details="true"/>
                <table:data-pilot-member table:name="11270" table:display="true" table:show-details="true"/>
                <table:data-pilot-member table:name="20084" table:display="true" table:show-details="true"/>
                <table:data-pilot-member table:name="16144" table:display="true" table:show-details="true"/>
                <table:data-pilot-member table:name="27731" table:display="true" table:show-details="true"/>
                <table:data-pilot-member table:name="11886" table:display="true" table:show-details="true"/>
                <table:data-pilot-member table:name="24324" table:display="true" table:show-details="true"/>
                <table:data-pilot-member table:name="22220" table:display="true" table:show-details="true"/>
                <table:data-pilot-member table:name="26625" table:display="true" table:show-details="true"/>
                <table:data-pilot-member table:name="23027" table:display="true" table:show-details="true"/>
                <table:data-pilot-member table:name="16867" table:display="true" table:show-details="true"/>
                <table:data-pilot-member table:name="14514" table:display="true" table:show-details="true"/>
                <table:data-pilot-member table:name="19634" table:display="true" table:show-details="true"/>
                <table:data-pilot-member table:name="18504" table:display="true" table:show-details="true"/>
                <table:data-pilot-member table:name="28799" table:display="true" table:show-details="true"/>
                <table:data-pilot-member table:name="11225" table:display="true" table:show-details="true"/>
                <table:data-pilot-member table:name="17657" table:display="true" table:show-details="true"/>
                <table:data-pilot-member table:name="14913" table:display="true" table:show-details="true"/>
                <table:data-pilot-member table:name="14077" table:display="true" table:show-details="true"/>
                <table:data-pilot-member table:name="13296" table:display="true" table:show-details="true"/>
                <table:data-pilot-member table:name="20535" table:display="true" table:show-details="true"/>
                <table:data-pilot-member table:name="12452" table:display="true" table:show-details="true"/>
                <table:data-pilot-member table:name="28043" table:display="true" table:show-details="true"/>
                <table:data-pilot-member table:name="12957" table:display="true" table:show-details="true"/>
                <table:data-pilot-member table:name="15412" table:display="true" table:show-details="true"/>
                <table:data-pilot-member table:name="20514" table:display="true" table:show-details="true"/>
                <table:data-pilot-member table:name="20758" table:display="true" table:show-details="true"/>
                <table:data-pilot-member table:name="11801" table:display="true" table:show-details="true"/>
                <table:data-pilot-member table:name="22211" table:display="true" table:show-details="true"/>
                <table:data-pilot-member table:name="28087" table:display="true" table:show-details="true"/>
                <table:data-pilot-member table:name="23668" table:display="true" table:show-details="true"/>
                <table:data-pilot-member table:name="27441" table:display="true" table:show-details="true"/>
                <table:data-pilot-member table:name="27261" table:display="true" table:show-details="true"/>
                <table:data-pilot-member table:name="18649" table:display="true" table:show-details="true"/>
                <table:data-pilot-member table:name="21714" table:display="true" table:show-details="true"/>
                <table:data-pilot-member table:name="23217" table:display="true" table:show-details="true"/>
                <table:data-pilot-member table:name="23797" table:display="true" table:show-details="true"/>
                <table:data-pilot-member table:name="13216" table:display="true" table:show-details="true"/>
                <table:data-pilot-member table:name="20657" table:display="true" table:show-details="true"/>
                <table:data-pilot-member table:name="12882" table:display="true" table:show-details="true"/>
                <table:data-pilot-member table:name="25908" table:display="true" table:show-details="true"/>
                <table:data-pilot-member table:name="16753" table:display="true" table:show-details="true"/>
                <table:data-pilot-member table:name="14608" table:display="true" table:show-details="true"/>
                <table:data-pilot-member table:name="24979" table:display="true" table:show-details="true"/>
                <table:data-pilot-member table:name="13313" table:display="true" table:show-details="true"/>
                <table:data-pilot-member table:name="18952" table:display="true" table:show-details="true"/>
                <table:data-pilot-member table:name="17699" table:display="true" table:show-details="true"/>
                <table:data-pilot-member table:name="14657" table:display="true" table:show-details="true"/>
                <table:data-pilot-member table:name="11540" table:display="true" table:show-details="true"/>
                <table:data-pilot-member table:name="11783" table:display="true" table:show-details="true"/>
                <table:data-pilot-member table:name="14602" table:display="true" table:show-details="true"/>
                <table:data-pilot-member table:name="29030" table:display="true" table:show-details="true"/>
                <table:data-pilot-member table:name="26490" table:display="true" table:show-details="true"/>
                <table:data-pilot-member table:name="13151" table:display="true" table:show-details="true"/>
                <table:data-pilot-member table:name="17260" table:display="true" table:show-details="true"/>
                <table:data-pilot-member table:name="15372" table:display="true" table:show-details="true"/>
                <table:data-pilot-member table:name="18105" table:display="true" table:show-details="true"/>
                <table:data-pilot-member table:name="19660" table:display="true" table:show-details="true"/>
                <table:data-pilot-member table:name="16112" table:display="true" table:show-details="true"/>
                <table:data-pilot-member table:name="20698" table:display="true" table:show-details="true"/>
                <table:data-pilot-member table:name="20076" table:display="true" table:show-details="true"/>
                <table:data-pilot-member table:name="24496" table:display="true" table:show-details="true"/>
                <table:data-pilot-member table:name="15468" table:display="true" table:show-details="true"/>
                <table:data-pilot-member table:name="28031" table:display="true" table:show-details="true"/>
                <table:data-pilot-member table:name="26270" table:display="true" table:show-details="true"/>
                <table:data-pilot-member table:name="22221" table:display="true" table:show-details="true"/>
                <table:data-pilot-member table:name="28228" table:display="true" table:show-details="true"/>
                <table:data-pilot-member table:name="18363" table:display="true" table:show-details="true"/>
                <table:data-pilot-member table:name="23256" table:display="true" table:show-details="true"/>
                <table:data-pilot-member table:name="12768" table:display="true" table:show-details="true"/>
                <table:data-pilot-member table:name="20361" table:display="true" table:show-details="true"/>
                <table:data-pilot-member table:name="21306" table:display="true" table:show-details="true"/>
                <table:data-pilot-member table:name="13382" table:display="true" table:show-details="true"/>
                <table:data-pilot-member table:name="20310" table:display="true" table:show-details="true"/>
                <table:data-pilot-member table:name="22971" table:display="true" table:show-details="true"/>
                <table:data-pilot-member table:name="15287" table:display="true" table:show-details="true"/>
                <table:data-pilot-member table:name="15532" table:display="true" table:show-details="true"/>
                <table:data-pilot-member table:name="11255" table:display="true" table:show-details="true"/>
                <table:data-pilot-member table:name="28090" table:display="true" table:show-details="true"/>
                <table:data-pilot-member table:name="15255" table:display="true" table:show-details="true"/>
                <table:data-pilot-member table:name="13154" table:display="true" table:show-details="true"/>
                <table:data-pilot-member table:name="26778" table:display="true" table:show-details="true"/>
                <table:data-pilot-member table:name="23248" table:display="true" table:show-details="true"/>
                <table:data-pilot-member table:name="21417" table:display="true" table:show-details="true"/>
                <table:data-pilot-member table:name="17668" table:display="true" table:show-details="true"/>
                <table:data-pilot-member table:name="27994" table:display="true" table:show-details="true"/>
                <table:data-pilot-member table:name="20376" table:display="true" table:show-details="true"/>
                <table:data-pilot-member table:name="25954" table:display="true" table:show-details="true"/>
                <table:data-pilot-member table:name="15749" table:display="true" table:show-details="true"/>
                <table:data-pilot-member table:name="25899" table:display="true" table:show-details="true"/>
                <table:data-pilot-member table:name="13351" table:display="true" table:show-details="true"/>
                <table:data-pilot-member table:name="23333" table:display="true" table:show-details="true"/>
                <table:data-pilot-member table:name="21660" table:display="true" table:show-details="true"/>
                <table:data-pilot-member table:name="17012" table:display="true" table:show-details="true"/>
                <table:data-pilot-member table:name="24514" table:display="true" table:show-details="true"/>
                <table:data-pilot-member table:name="27505" table:display="true" table:show-details="true"/>
                <table:data-pilot-member table:name="29243" table:display="true" table:show-details="true"/>
                <table:data-pilot-member table:name="26582" table:display="true" table:show-details="true"/>
                <table:data-pilot-member table:name="14271" table:display="true" table:show-details="true"/>
                <table:data-pilot-member table:name="23041" table:display="true" table:show-details="true"/>
                <table:data-pilot-member table:name="29048" table:display="true" table:show-details="true"/>
                <table:data-pilot-member table:name="24433" table:display="true" table:show-details="true"/>
                <table:data-pilot-member table:name="15501" table:display="true" table:show-details="true"/>
                <table:data-pilot-member table:name="13911" table:display="true" table:show-details="true"/>
                <table:data-pilot-member table:name="20421" table:display="true" table:show-details="true"/>
                <table:data-pilot-member table:name="16009" table:display="true" table:show-details="true"/>
                <table:data-pilot-member table:name="18411" table:display="true" table:show-details="true"/>
                <table:data-pilot-member table:name="19163" table:display="true" table:show-details="true"/>
                <table:data-pilot-member table:name="18572" table:display="true" table:show-details="true"/>
                <table:data-pilot-member table:name="27540" table:display="true" table:show-details="true"/>
                <table:data-pilot-member table:name="19889" table:display="true" table:show-details="true"/>
                <table:data-pilot-member table:name="12922" table:display="true" table:show-details="true"/>
                <table:data-pilot-member table:name="18891" table:display="true" table:show-details="true"/>
                <table:data-pilot-member table:name="16773" table:display="true" table:show-details="true"/>
                <table:data-pilot-member table:name="19143" table:display="true" table:show-details="true"/>
                <table:data-pilot-member table:name="23882" table:display="true" table:show-details="true"/>
                <table:data-pilot-member table:name="11233" table:display="true" table:show-details="true"/>
                <table:data-pilot-member table:name="12056" table:display="true" table:show-details="true"/>
                <table:data-pilot-member table:name="15555" table:display="true" table:show-details="true"/>
                <table:data-pilot-member table:name="18423" table:display="true" table:show-details="true"/>
                <table:data-pilot-member table:name="22743" table:display="true" table:show-details="true"/>
                <table:data-pilot-member table:name="25343" table:display="true" table:show-details="true"/>
                <table:data-pilot-member table:name="13390" table:display="true" table:show-details="true"/>
                <table:data-pilot-member table:name="17482" table:display="true" table:show-details="true"/>
                <table:data-pilot-member table:name="13176" table:display="true" table:show-details="true"/>
                <table:data-pilot-member table:name="20504" table:display="true" table:show-details="true"/>
                <table:data-pilot-member table:name="12205" table:display="true" table:show-details="true"/>
                <table:data-pilot-member table:name="16751" table:display="true" table:show-details="true"/>
                <table:data-pilot-member table:name="21613" table:display="true" table:show-details="true"/>
                <table:data-pilot-member table:name="24801" table:display="true" table:show-details="true"/>
                <table:data-pilot-member table:name="17519" table:display="true" table:show-details="true"/>
                <table:data-pilot-member table:name="18347" table:display="true" table:show-details="true"/>
                <table:data-pilot-member table:name="29052" table:display="true" table:show-details="true"/>
                <table:data-pilot-member table:name="11745" table:display="true" table:show-details="true"/>
                <table:data-pilot-member table:name="19147" table:display="true" table:show-details="true"/>
                <table:data-pilot-member table:name="19217" table:display="true" table:show-details="true"/>
                <table:data-pilot-member table:name="15839" table:display="true" table:show-details="true"/>
                <table:data-pilot-member table:name="13714" table:display="true" table:show-details="true"/>
                <table:data-pilot-member table:name="22330" table:display="true" table:show-details="true"/>
                <table:data-pilot-member table:name="18783" table:display="true" table:show-details="true"/>
                <table:data-pilot-member table:name="25041" table:display="true" table:show-details="true"/>
                <table:data-pilot-member table:name="22046" table:display="true" table:show-details="true"/>
                <table:data-pilot-member table:name="28052" table:display="true" table:show-details="true"/>
                <table:data-pilot-member table:name="26693" table:display="true" table:show-details="true"/>
                <table:data-pilot-member table:name="24955" table:display="true" table:show-details="true"/>
                <table:data-pilot-member table:name="26065" table:display="true" table:show-details="true"/>
                <table:data-pilot-member table:name="13942" table:display="true" table:show-details="true"/>
                <table:data-pilot-member table:name="11219" table:display="true" table:show-details="true"/>
                <table:data-pilot-member table:name="22118" table:display="true" table:show-details="true"/>
                <table:data-pilot-member table:name="23197" table:display="true" table:show-details="true"/>
                <table:data-pilot-member table:name="14883" table:display="true" table:show-details="true"/>
                <table:data-pilot-member table:name="27279" table:display="true" table:show-details="true"/>
                <table:data-pilot-member table:name="18322" table:display="true" table:show-details="true"/>
                <table:data-pilot-member table:name="15879" table:display="true" table:show-details="true"/>
                <table:data-pilot-member table:name="28278" table:display="true" table:show-details="true"/>
                <table:data-pilot-member table:name="24416" table:display="true" table:show-details="true"/>
                <table:data-pilot-member table:name="28066" table:display="true" table:show-details="true"/>
                <table:data-pilot-member table:name="11275" table:display="true" table:show-details="true"/>
                <table:data-pilot-member table:name="14872" table:display="true" table:show-details="true"/>
                <table:data-pilot-member table:name="16151" table:display="true" table:show-details="true"/>
                <table:data-pilot-member table:name="19731" table:display="true" table:show-details="true"/>
                <table:data-pilot-member table:name="23801" table:display="true" table:show-details="true"/>
                <table:data-pilot-member table:name="11807" table:display="true" table:show-details="true"/>
                <table:data-pilot-member table:name="11622" table:display="true" table:show-details="true"/>
                <table:data-pilot-member table:name="26597" table:display="true" table:show-details="true"/>
                <table:data-pilot-member table:name="27074" table:display="true" table:show-details="true"/>
                <table:data-pilot-member table:name="19228" table:display="true" table:show-details="true"/>
                <table:data-pilot-member table:name="13415" table:display="true" table:show-details="true"/>
                <table:data-pilot-member table:name="17000" table:display="true" table:show-details="true"/>
                <table:data-pilot-member table:name="14569" table:display="true" table:show-details="true"/>
                <table:data-pilot-member table:name="13873" table:display="true" table:show-details="true"/>
                <table:data-pilot-member table:name="20401" table:display="true" table:show-details="true"/>
                <table:data-pilot-member table:name="21583" table:display="true" table:show-details="true"/>
                <table:data-pilot-member table:name="12029" table:display="true" table:show-details="true"/>
                <table:data-pilot-member table:name="18066" table:display="true" table:show-details="true"/>
                <table:data-pilot-member table:name="28192" table:display="true" table:show-details="true"/>
                <table:data-pilot-member table:name="16122" table:display="true" table:show-details="true"/>
                <table:data-pilot-member table:name="18607" table:display="true" table:show-details="true"/>
                <table:data-pilot-member table:name="28858" table:display="true" table:show-details="true"/>
                <table:data-pilot-member table:name="14432" table:display="true" table:show-details="true"/>
                <table:data-pilot-member table:name="26305" table:display="true" table:show-details="true"/>
                <table:data-pilot-member table:name="22050" table:display="true" table:show-details="true"/>
                <table:data-pilot-member table:name="25394" table:display="true" table:show-details="true"/>
                <table:data-pilot-member table:name="19747" table:display="true" table:show-details="true"/>
                <table:data-pilot-member table:name="23195" table:display="true" table:show-details="true"/>
                <table:data-pilot-member table:name="21695" table:display="true" table:show-details="true"/>
                <table:data-pilot-member table:name="13934" table:display="true" table:show-details="true"/>
                <table:data-pilot-member table:name="13337" table:display="true" table:show-details="true"/>
                <table:data-pilot-member table:name="27190" table:display="true" table:show-details="true"/>
                <table:data-pilot-member table:name="28657" table:display="true" table:show-details="true"/>
                <table:data-pilot-member table:name="21713" table:display="true" table:show-details="true"/>
                <table:data-pilot-member table:name="21752" table:display="true" table:show-details="true"/>
                <table:data-pilot-member table:name="27273" table:display="true" table:show-details="true"/>
                <table:data-pilot-member table:name="22719" table:display="true" table:show-details="true"/>
                <table:data-pilot-member table:name="22042" table:display="true" table:show-details="true"/>
                <table:data-pilot-member table:name="21451" table:display="true" table:show-details="true"/>
                <table:data-pilot-member table:name="20754" table:display="true" table:show-details="true"/>
                <table:data-pilot-member table:name="12153" table:display="true" table:show-details="true"/>
                <table:data-pilot-member table:name="16895" table:display="true" table:show-details="true"/>
                <table:data-pilot-member table:name="26728" table:display="true" table:show-details="true"/>
                <table:data-pilot-member table:name="11090" table:display="true" table:show-details="true"/>
                <table:data-pilot-member table:name="15862" table:display="true" table:show-details="true"/>
                <table:data-pilot-member table:name="26495" table:display="true" table:show-details="true"/>
                <table:data-pilot-member table:name="11823" table:display="true" table:show-details="true"/>
                <table:data-pilot-member table:name="23449" table:display="true" table:show-details="true"/>
                <table:data-pilot-member table:name="23459" table:display="true" table:show-details="true"/>
                <table:data-pilot-member table:name="19543" table:display="true" table:show-details="true"/>
                <table:data-pilot-member table:name="14914" table:display="true" table:show-details="true"/>
                <table:data-pilot-member table:name="12033" table:display="true" table:show-details="true"/>
                <table:data-pilot-member table:name="11941" table:display="true" table:show-details="true"/>
                <table:data-pilot-member table:name="14389" table:display="true" table:show-details="true"/>
                <table:data-pilot-member table:name="18050" table:display="true" table:show-details="true"/>
                <table:data-pilot-member table:name="19856" table:display="true" table:show-details="true"/>
                <table:data-pilot-member table:name="11663" table:display="true" table:show-details="true"/>
                <table:data-pilot-member table:name="27740" table:display="true" table:show-details="true"/>
                <table:data-pilot-member table:name="23455" table:display="true" table:show-details="true"/>
                <table:data-pilot-member table:name="15292" table:display="true" table:show-details="true"/>
                <table:data-pilot-member table:name="21587" table:display="true" table:show-details="true"/>
                <table:data-pilot-member table:name="23513" table:display="true" table:show-details="true"/>
                <table:data-pilot-member table:name="24322" table:display="true" table:show-details="true"/>
                <table:data-pilot-member table:name="26298" table:display="true" table:show-details="true"/>
                <table:data-pilot-member table:name="25419" table:display="true" table:show-details="true"/>
                <table:data-pilot-member table:name="13343" table:display="true" table:show-details="true"/>
                <table:data-pilot-member table:name="11303" table:display="true" table:show-details="true"/>
                <table:data-pilot-member table:name="21693" table:display="true" table:show-details="true"/>
                <table:data-pilot-member table:name="28056" table:display="true" table:show-details="true"/>
                <table:data-pilot-member table:name="11788" table:display="true" table:show-details="true"/>
                <table:data-pilot-member table:name="22296" table:display="true" table:show-details="true"/>
                <table:data-pilot-member table:name="15319" table:display="true" table:show-details="true"/>
                <table:data-pilot-member table:name="17654" table:display="true" table:show-details="true"/>
                <table:data-pilot-member table:name="14662" table:display="true" table:show-details="true"/>
                <table:data-pilot-member table:name="17541" table:display="true" table:show-details="true"/>
                <table:data-pilot-member table:name="13886" table:display="true" table:show-details="true"/>
                <table:data-pilot-member table:name="13073" table:display="true" table:show-details="true"/>
                <table:data-pilot-member table:name="21940" table:display="true" table:show-details="true"/>
                <table:data-pilot-member table:name="20196" table:display="true" table:show-details="true"/>
                <table:data-pilot-member table:name="23491" table:display="true" table:show-details="true"/>
                <table:data-pilot-member table:name="16651" table:display="true" table:show-details="true"/>
                <table:data-pilot-member table:name="16813" table:display="true" table:show-details="true"/>
                <table:data-pilot-member table:name="16007" table:display="true" table:show-details="true"/>
                <table:data-pilot-member table:name="27434" table:display="true" table:show-details="true"/>
                <table:data-pilot-member table:name="27756" table:display="true" table:show-details="true"/>
                <table:data-pilot-member table:name="23818" table:display="true" table:show-details="true"/>
                <table:data-pilot-member table:name="19012" table:display="true" table:show-details="true"/>
                <table:data-pilot-member table:name="18329" table:display="true" table:show-details="true"/>
                <table:data-pilot-member table:name="29037" table:display="true" table:show-details="true"/>
                <table:data-pilot-member table:name="26576" table:display="true" table:show-details="true"/>
                <table:data-pilot-member table:name="12192" table:display="true" table:show-details="true"/>
                <table:data-pilot-member table:name="14887" table:display="true" table:show-details="true"/>
                <table:data-pilot-member table:name="11734" table:display="true" table:show-details="true"/>
                <table:data-pilot-member table:name="17462" table:display="true" table:show-details="true"/>
                <table:data-pilot-member table:name="20659" table:display="true" table:show-details="true"/>
                <table:data-pilot-member table:name="28004" table:display="true" table:show-details="true"/>
                <table:data-pilot-member table:name="19741" table:display="true" table:show-details="true"/>
                <table:data-pilot-member table:name="17450" table:display="true" table:show-details="true"/>
                <table:data-pilot-member table:name="17337" table:display="true" table:show-details="true"/>
                <table:data-pilot-member table:name="18594" table:display="true" table:show-details="true"/>
                <table:data-pilot-member table:name="15982" table:display="true" table:show-details="true"/>
                <table:data-pilot-member table:name="28625" table:display="true" table:show-details="true"/>
                <table:data-pilot-member table:name="11269" table:display="true" table:show-details="true"/>
                <table:data-pilot-member table:name="25148" table:display="true" table:show-details="true"/>
                <table:data-pilot-member table:name="13920" table:display="true" table:show-details="true"/>
                <table:data-pilot-member table:name="23704" table:display="true" table:show-details="true"/>
                <table:data-pilot-member table:name="28972" table:display="true" table:show-details="true"/>
                <table:data-pilot-member table:name="22730" table:display="true" table:show-details="true"/>
                <table:data-pilot-member table:name="29134" table:display="true" table:show-details="true"/>
                <table:data-pilot-member table:name="14332" table:display="true" table:show-details="true"/>
                <table:data-pilot-member table:name="19117" table:display="true" table:show-details="true"/>
                <table:data-pilot-member table:name="22864" table:display="true" table:show-details="true"/>
                <table:data-pilot-member table:name="11292" table:display="true" table:show-details="true"/>
                <table:data-pilot-member table:name="13466" table:display="true" table:show-details="true"/>
                <table:data-pilot-member table:name="23731" table:display="true" table:show-details="true"/>
                <table:data-pilot-member table:name="28672" table:display="true" table:show-details="true"/>
                <table:data-pilot-member table:name="11809" table:display="true" table:show-details="true"/>
                <table:data-pilot-member table:name="19664" table:display="true" table:show-details="true"/>
                <table:data-pilot-member table:name="12121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Marital Statu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Married" table:display="true" table:show-details="true"/>
                <table:data-pilot-member table:name="Single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Gende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Female" table:display="true" table:show-details="true"/>
                <table:data-pilot-member table:name="Male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Incom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40000" table:display="true" table:show-details="true"/>
                <table:data-pilot-member table:name="30000" table:display="true" table:show-details="true"/>
                <table:data-pilot-member table:name="80000" table:display="true" table:show-details="true"/>
                <table:data-pilot-member table:name="70000" table:display="true" table:show-details="true"/>
                <table:data-pilot-member table:name="10000" table:display="true" table:show-details="true"/>
                <table:data-pilot-member table:name="160000" table:display="true" table:show-details="true"/>
                <table:data-pilot-member table:name="20000" table:display="true" table:show-details="true"/>
                <table:data-pilot-member table:name="" table:display="true" table:show-details="true"/>
                <table:data-pilot-member table:name="90000" table:display="true" table:show-details="true"/>
                <table:data-pilot-member table:name="170000" table:display="true" table:show-details="true"/>
                <table:data-pilot-member table:name="60000" table:display="true" table:show-details="true"/>
                <table:data-pilot-member table:name="100000" table:display="true" table:show-details="true"/>
                <table:data-pilot-member table:name="130000" table:display="true" table:show-details="true"/>
                <table:data-pilot-member table:name="120000" table:display="true" table:show-details="true"/>
                <table:data-pilot-member table:name="150000" table:display="true" table:show-details="true"/>
                <table:data-pilot-member table:name="50000" table:display="true" table:show-details="true"/>
                <table:data-pilot-member table:name="11000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hildre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0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Educ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Bachelors" table:display="true" table:show-details="true"/>
                <table:data-pilot-member table:name="Partial College" table:display="true" table:show-details="true"/>
                <table:data-pilot-member table:name="High School" table:display="true" table:show-details="true"/>
                <table:data-pilot-member table:name="Partial High School" table:display="true" table:show-details="true"/>
                <table:data-pilot-member table:name="Graduate Degree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ccup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Skilled Manual" table:display="true" table:show-details="true"/>
                <table:data-pilot-member table:name="Clerical" table:display="true" table:show-details="true"/>
                <table:data-pilot-member table:name="Professional" table:display="true" table:show-details="true"/>
                <table:data-pilot-member table:name="Manual" table:display="true" table:show-details="true"/>
                <table:data-pilot-member table:name="Management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Home Owne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Yes" table:display="true" table:show-details="true"/>
                <table:data-pilot-member table:name="No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ar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" table:display="true" table:show-details="true"/>
                <table:data-pilot-member table:name="3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mmute Distanc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-1 Miles" table:display="true" table:show-details="true"/>
                <table:data-pilot-member table:name="2-5 Miles" table:display="true" table:show-details="true"/>
                <table:data-pilot-member table:name="5-10 Miles" table:display="true" table:show-details="true"/>
                <table:data-pilot-member table:name="1-2 Miles" table:display="true" table:show-details="true"/>
                <table:data-pilot-member table:name="10+ Miles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Reg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Europe" table:display="true" table:show-details="true"/>
                <table:data-pilot-member table:name="Pacific" table:display="true" table:show-details="true"/>
                <table:data-pilot-member table:name="North America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Ag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8" table:display="true" table:show-details="true"/>
                <table:data-pilot-member table:name="80" table:display="true" table:show-details="true"/>
                <table:data-pilot-member table:name="89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urchased Bike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  <table:data-pilot-member table:name="No" table:display="true" table:show-details="true"/>
                <table:data-pilot-member table:name="Yes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urchased Bike" table:orientation="data" table:used-hierarchy="-1" table:function="count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  <table:data-pilot-member table:name="No" table:display="true" table:show-details="true"/>
                <table:data-pilot-member table:name="Yes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Pivot Tables 7" table:application-data="" table:target-range-address="'Pivot Tables'.E35:'Pivot Tables'.G38" table:buttons="'Pivot Tables'.E36 'Pivot Tables'.F35" table:grand-total="none" table:show-filter-button="false">
          <table:source-cell-range table:cell-range-address="bike_buyers.A1:bike_buyers.M1003"/>
          <table:data-pilot-field table:source-field-name="I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2496" table:display="true" table:show-details="true"/>
                <table:data-pilot-member table:name="24107" table:display="true" table:show-details="true"/>
                <table:data-pilot-member table:name="14177" table:display="true" table:show-details="true"/>
                <table:data-pilot-member table:name="24381" table:display="true" table:show-details="true"/>
                <table:data-pilot-member table:name="25597" table:display="true" table:show-details="true"/>
                <table:data-pilot-member table:name="13507" table:display="true" table:show-details="true"/>
                <table:data-pilot-member table:name="27974" table:display="true" table:show-details="true"/>
                <table:data-pilot-member table:name="19364" table:display="true" table:show-details="true"/>
                <table:data-pilot-member table:name="22155" table:display="true" table:show-details="true"/>
                <table:data-pilot-member table:name="19280" table:display="true" table:show-details="true"/>
                <table:data-pilot-member table:name="22173" table:display="true" table:show-details="true"/>
                <table:data-pilot-member table:name="12697" table:display="true" table:show-details="true"/>
                <table:data-pilot-member table:name="11434" table:display="true" table:show-details="true"/>
                <table:data-pilot-member table:name="25323" table:display="true" table:show-details="true"/>
                <table:data-pilot-member table:name="23542" table:display="true" table:show-details="true"/>
                <table:data-pilot-member table:name="20870" table:display="true" table:show-details="true"/>
                <table:data-pilot-member table:name="23316" table:display="true" table:show-details="true"/>
                <table:data-pilot-member table:name="12610" table:display="true" table:show-details="true"/>
                <table:data-pilot-member table:name="27183" table:display="true" table:show-details="true"/>
                <table:data-pilot-member table:name="25940" table:display="true" table:show-details="true"/>
                <table:data-pilot-member table:name="25598" table:display="true" table:show-details="true"/>
                <table:data-pilot-member table:name="21564" table:display="true" table:show-details="true"/>
                <table:data-pilot-member table:name="19193" table:display="true" table:show-details="true"/>
                <table:data-pilot-member table:name="26412" table:display="true" table:show-details="true"/>
                <table:data-pilot-member table:name="27184" table:display="true" table:show-details="true"/>
                <table:data-pilot-member table:name="12590" table:display="true" table:show-details="true"/>
                <table:data-pilot-member table:name="17841" table:display="true" table:show-details="true"/>
                <table:data-pilot-member table:name="18283" table:display="true" table:show-details="true"/>
                <table:data-pilot-member table:name="18299" table:display="true" table:show-details="true"/>
                <table:data-pilot-member table:name="16466" table:display="true" table:show-details="true"/>
                <table:data-pilot-member table:name="19273" table:display="true" table:show-details="true"/>
                <table:data-pilot-member table:name="22400" table:display="true" table:show-details="true"/>
                <table:data-pilot-member table:name="20942" table:display="true" table:show-details="true"/>
                <table:data-pilot-member table:name="18484" table:display="true" table:show-details="true"/>
                <table:data-pilot-member table:name="12291" table:display="true" table:show-details="true"/>
                <table:data-pilot-member table:name="28380" table:display="true" table:show-details="true"/>
                <table:data-pilot-member table:name="17891" table:display="true" table:show-details="true"/>
                <table:data-pilot-member table:name="27832" table:display="true" table:show-details="true"/>
                <table:data-pilot-member table:name="26863" table:display="true" table:show-details="true"/>
                <table:data-pilot-member table:name="16259" table:display="true" table:show-details="true"/>
                <table:data-pilot-member table:name="27803" table:display="true" table:show-details="true"/>
                <table:data-pilot-member table:name="14347" table:display="true" table:show-details="true"/>
                <table:data-pilot-member table:name="17703" table:display="true" table:show-details="true"/>
                <table:data-pilot-member table:name="17185" table:display="true" table:show-details="true"/>
                <table:data-pilot-member table:name="29380" table:display="true" table:show-details="true"/>
                <table:data-pilot-member table:name="23986" table:display="true" table:show-details="true"/>
                <table:data-pilot-member table:name="24466" table:display="true" table:show-details="true"/>
                <table:data-pilot-member table:name="29097" table:display="true" table:show-details="true"/>
                <table:data-pilot-member table:name="19487" table:display="true" table:show-details="true"/>
                <table:data-pilot-member table:name="14939" table:display="true" table:show-details="true"/>
                <table:data-pilot-member table:name="13826" table:display="true" table:show-details="true"/>
                <table:data-pilot-member table:name="20619" table:display="true" table:show-details="true"/>
                <table:data-pilot-member table:name="12558" table:display="true" table:show-details="true"/>
                <table:data-pilot-member table:name="24871" table:display="true" table:show-details="true"/>
                <table:data-pilot-member table:name="17319" table:display="true" table:show-details="true"/>
                <table:data-pilot-member table:name="28906" table:display="true" table:show-details="true"/>
                <table:data-pilot-member table:name="12808" table:display="true" table:show-details="true"/>
                <table:data-pilot-member table:name="20567" table:display="true" table:show-details="true"/>
                <table:data-pilot-member table:name="25502" table:display="true" table:show-details="true"/>
                <table:data-pilot-member table:name="15580" table:display="true" table:show-details="true"/>
                <table:data-pilot-member table:name="24185" table:display="true" table:show-details="true"/>
                <table:data-pilot-member table:name="19291" table:display="true" table:show-details="true"/>
                <table:data-pilot-member table:name="16713" table:display="true" table:show-details="true"/>
                <table:data-pilot-member table:name="16185" table:display="true" table:show-details="true"/>
                <table:data-pilot-member table:name="14927" table:display="true" table:show-details="true"/>
                <table:data-pilot-member table:name="29337" table:display="true" table:show-details="true"/>
                <table:data-pilot-member table:name="29355" table:display="true" table:show-details="true"/>
                <table:data-pilot-member table:name="25303" table:display="true" table:show-details="true"/>
                <table:data-pilot-member table:name="14813" table:display="true" table:show-details="true"/>
                <table:data-pilot-member table:name="16438" table:display="true" table:show-details="true"/>
                <table:data-pilot-member table:name="14238" table:display="true" table:show-details="true"/>
                <table:data-pilot-member table:name="16200" table:display="true" table:show-details="true"/>
                <table:data-pilot-member table:name="24857" table:display="true" table:show-details="true"/>
                <table:data-pilot-member table:name="26956" table:display="true" table:show-details="true"/>
                <table:data-pilot-member table:name="14517" table:display="true" table:show-details="true"/>
                <table:data-pilot-member table:name="12678" table:display="true" table:show-details="true"/>
                <table:data-pilot-member table:name="16188" table:display="true" table:show-details="true"/>
                <table:data-pilot-member table:name="27969" table:display="true" table:show-details="true"/>
                <table:data-pilot-member table:name="15752" table:display="true" table:show-details="true"/>
                <table:data-pilot-member table:name="27745" table:display="true" table:show-details="true"/>
                <table:data-pilot-member table:name="20828" table:display="true" table:show-details="true"/>
                <table:data-pilot-member table:name="19461" table:display="true" table:show-details="true"/>
                <table:data-pilot-member table:name="26941" table:display="true" table:show-details="true"/>
                <table:data-pilot-member table:name="28412" table:display="true" table:show-details="true"/>
                <table:data-pilot-member table:name="24485" table:display="true" table:show-details="true"/>
                <table:data-pilot-member table:name="16514" table:display="true" table:show-details="true"/>
                <table:data-pilot-member table:name="17191" table:display="true" table:show-details="true"/>
                <table:data-pilot-member table:name="19608" table:display="true" table:show-details="true"/>
                <table:data-pilot-member table:name="24119" table:display="true" table:show-details="true"/>
                <table:data-pilot-member table:name="25458" table:display="true" table:show-details="true"/>
                <table:data-pilot-member table:name="26886" table:display="true" table:show-details="true"/>
                <table:data-pilot-member table:name="28436" table:display="true" table:show-details="true"/>
                <table:data-pilot-member table:name="19562" table:display="true" table:show-details="true"/>
                <table:data-pilot-member table:name="15608" table:display="true" table:show-details="true"/>
                <table:data-pilot-member table:name="16487" table:display="true" table:show-details="true"/>
                <table:data-pilot-member table:name="17197" table:display="true" table:show-details="true"/>
                <table:data-pilot-member table:name="12507" table:display="true" table:show-details="true"/>
                <table:data-pilot-member table:name="23940" table:display="true" table:show-details="true"/>
                <table:data-pilot-member table:name="19441" table:display="true" table:show-details="true"/>
                <table:data-pilot-member table:name="26852" table:display="true" table:show-details="true"/>
                <table:data-pilot-member table:name="12274" table:display="true" table:show-details="true"/>
                <table:data-pilot-member table:name="20236" table:display="true" table:show-details="true"/>
                <table:data-pilot-member table:name="24149" table:display="true" table:show-details="true"/>
                <table:data-pilot-member table:name="26139" table:display="true" table:show-details="true"/>
                <table:data-pilot-member table:name="18491" table:display="true" table:show-details="true"/>
                <table:data-pilot-member table:name="22707" table:display="true" table:show-details="true"/>
                <table:data-pilot-member table:name="20430" table:display="true" table:show-details="true"/>
                <table:data-pilot-member table:name="27494" table:display="true" table:show-details="true"/>
                <table:data-pilot-member table:name="26829" table:display="true" table:show-details="true"/>
                <table:data-pilot-member table:name="28395" table:display="true" table:show-details="true"/>
                <table:data-pilot-member table:name="21006" table:display="true" table:show-details="true"/>
                <table:data-pilot-member table:name="14682" table:display="true" table:show-details="true"/>
                <table:data-pilot-member table:name="17650" table:display="true" table:show-details="true"/>
                <table:data-pilot-member table:name="29191" table:display="true" table:show-details="true"/>
                <table:data-pilot-member table:name="15030" table:display="true" table:show-details="true"/>
                <table:data-pilot-member table:name="24140" table:display="true" table:show-details="true"/>
                <table:data-pilot-member table:name="22496" table:display="true" table:show-details="true"/>
                <table:data-pilot-member table:name="24065" table:display="true" table:show-details="true"/>
                <table:data-pilot-member table:name="19914" table:display="true" table:show-details="true"/>
                <table:data-pilot-member table:name="12871" table:display="true" table:show-details="true"/>
                <table:data-pilot-member table:name="22988" table:display="true" table:show-details="true"/>
                <table:data-pilot-member table:name="15922" table:display="true" table:show-details="true"/>
                <table:data-pilot-member table:name="12344" table:display="true" table:show-details="true"/>
                <table:data-pilot-member table:name="23627" table:display="true" table:show-details="true"/>
                <table:data-pilot-member table:name="27775" table:display="true" table:show-details="true"/>
                <table:data-pilot-member table:name="29301" table:display="true" table:show-details="true"/>
                <table:data-pilot-member table:name="12716" table:display="true" table:show-details="true"/>
                <table:data-pilot-member table:name="12472" table:display="true" table:show-details="true"/>
                <table:data-pilot-member table:name="20970" table:display="true" table:show-details="true"/>
                <table:data-pilot-member table:name="26818" table:display="true" table:show-details="true"/>
                <table:data-pilot-member table:name="12993" table:display="true" table:show-details="true"/>
                <table:data-pilot-member table:name="14192" table:display="true" table:show-details="true"/>
                <table:data-pilot-member table:name="19477" table:display="true" table:show-details="true"/>
                <table:data-pilot-member table:name="26796" table:display="true" table:show-details="true"/>
                <table:data-pilot-member table:name="21094" table:display="true" table:show-details="true"/>
                <table:data-pilot-member table:name="12234" table:display="true" table:show-details="true"/>
                <table:data-pilot-member table:name="28683" table:display="true" table:show-details="true"/>
                <table:data-pilot-member table:name="17994" table:display="true" table:show-details="true"/>
                <table:data-pilot-member table:name="24273" table:display="true" table:show-details="true"/>
                <table:data-pilot-member table:name="26547" table:display="true" table:show-details="true"/>
                <table:data-pilot-member table:name="22500" table:display="true" table:show-details="true"/>
                <table:data-pilot-member table:name="23993" table:display="true" table:show-details="true"/>
                <table:data-pilot-member table:name="14832" table:display="true" table:show-details="true"/>
                <table:data-pilot-member table:name="16614" table:display="true" table:show-details="true"/>
                <table:data-pilot-member table:name="20877" table:display="true" table:show-details="true"/>
                <table:data-pilot-member table:name="20729" table:display="true" table:show-details="true"/>
                <table:data-pilot-member table:name="22464" table:display="true" table:show-details="true"/>
                <table:data-pilot-member table:name="19475" table:display="true" table:show-details="true"/>
                <table:data-pilot-member table:name="19675" table:display="true" table:show-details="true"/>
                <table:data-pilot-member table:name="12728" table:display="true" table:show-details="true"/>
                <table:data-pilot-member table:name="26154" table:display="true" table:show-details="true"/>
                <table:data-pilot-member table:name="29117" table:display="true" table:show-details="true"/>
                <table:data-pilot-member table:name="17845" table:display="true" table:show-details="true"/>
                <table:data-pilot-member table:name="25058" table:display="true" table:show-details="true"/>
                <table:data-pilot-member table:name="23426" table:display="true" table:show-details="true"/>
                <table:data-pilot-member table:name="14798" table:display="true" table:show-details="true"/>
                <table:data-pilot-member table:name="12664" table:display="true" table:show-details="true"/>
                <table:data-pilot-member table:name="23979" table:display="true" table:show-details="true"/>
                <table:data-pilot-member table:name="25605" table:display="true" table:show-details="true"/>
                <table:data-pilot-member table:name="20797" table:display="true" table:show-details="true"/>
                <table:data-pilot-member table:name="21980" table:display="true" table:show-details="true"/>
                <table:data-pilot-member table:name="25460" table:display="true" table:show-details="true"/>
                <table:data-pilot-member table:name="29181" table:display="true" table:show-details="true"/>
                <table:data-pilot-member table:name="24279" table:display="true" table:show-details="true"/>
                <table:data-pilot-member table:name="22402" table:display="true" table:show-details="true"/>
                <table:data-pilot-member table:name="15465" table:display="true" table:show-details="true"/>
                <table:data-pilot-member table:name="26757" table:display="true" table:show-details="true"/>
                <table:data-pilot-member table:name="14233" table:display="true" table:show-details="true"/>
                <table:data-pilot-member table:name="14058" table:display="true" table:show-details="true"/>
                <table:data-pilot-member table:name="12273" table:display="true" table:show-details="true"/>
                <table:data-pilot-member table:name="17203" table:display="true" table:show-details="true"/>
                <table:data-pilot-member table:name="18144" table:display="true" table:show-details="true"/>
                <table:data-pilot-member table:name="23963" table:display="true" table:show-details="true"/>
                <table:data-pilot-member table:name="17907" table:display="true" table:show-details="true"/>
                <table:data-pilot-member table:name="19442" table:display="true" table:show-details="true"/>
                <table:data-pilot-member table:name="17504" table:display="true" table:show-details="true"/>
                <table:data-pilot-member table:name="12253" table:display="true" table:show-details="true"/>
                <table:data-pilot-member table:name="27304" table:display="true" table:show-details="true"/>
                <table:data-pilot-member table:name="14191" table:display="true" table:show-details="true"/>
                <table:data-pilot-member table:name="12212" table:display="true" table:show-details="true"/>
                <table:data-pilot-member table:name="25529" table:display="true" table:show-details="true"/>
                <table:data-pilot-member table:name="22170" table:display="true" table:show-details="true"/>
                <table:data-pilot-member table:name="19445" table:display="true" table:show-details="true"/>
                <table:data-pilot-member table:name="15265" table:display="true" table:show-details="true"/>
                <table:data-pilot-member table:name="28918" table:display="true" table:show-details="true"/>
                <table:data-pilot-member table:name="15799" table:display="true" table:show-details="true"/>
                <table:data-pilot-member table:name="11047" table:display="true" table:show-details="true"/>
                <table:data-pilot-member table:name="18151" table:display="true" table:show-details="true"/>
                <table:data-pilot-member table:name="20606" table:display="true" table:show-details="true"/>
                <table:data-pilot-member table:name="19482" table:display="true" table:show-details="true"/>
                <table:data-pilot-member table:name="16489" table:display="true" table:show-details="true"/>
                <table:data-pilot-member table:name="26944" table:display="true" table:show-details="true"/>
                <table:data-pilot-member table:name="15682" table:display="true" table:show-details="true"/>
                <table:data-pilot-member table:name="26032" table:display="true" table:show-details="true"/>
                <table:data-pilot-member table:name="17843" table:display="true" table:show-details="true"/>
                <table:data-pilot-member table:name="25559" table:display="true" table:show-details="true"/>
                <table:data-pilot-member table:name="16209" table:display="true" table:show-details="true"/>
                <table:data-pilot-member table:name="11147" table:display="true" table:show-details="true"/>
                <table:data-pilot-member table:name="15214" table:display="true" table:show-details="true"/>
                <table:data-pilot-member table:name="11453" table:display="true" table:show-details="true"/>
                <table:data-pilot-member table:name="24584" table:display="true" table:show-details="true"/>
                <table:data-pilot-member table:name="12585" table:display="true" table:show-details="true"/>
                <table:data-pilot-member table:name="18626" table:display="true" table:show-details="true"/>
                <table:data-pilot-member table:name="29298" table:display="true" table:show-details="true"/>
                <table:data-pilot-member table:name="24842" table:display="true" table:show-details="true"/>
                <table:data-pilot-member table:name="15657" table:display="true" table:show-details="true"/>
                <table:data-pilot-member table:name="11415" table:display="true" table:show-details="true"/>
                <table:data-pilot-member table:name="28729" table:display="true" table:show-details="true"/>
                <table:data-pilot-member table:name="22633" table:display="true" table:show-details="true"/>
                <table:data-pilot-member table:name="25649" table:display="true" table:show-details="true"/>
                <table:data-pilot-member table:name="14669" table:display="true" table:show-details="true"/>
                <table:data-pilot-member table:name="19299" table:display="true" table:show-details="true"/>
                <table:data-pilot-member table:name="20946" table:display="true" table:show-details="true"/>
                <table:data-pilot-member table:name="11451" table:display="true" table:show-details="true"/>
                <table:data-pilot-member table:name="25553" table:display="true" table:show-details="true"/>
                <table:data-pilot-member table:name="27951" table:display="true" table:show-details="true"/>
                <table:data-pilot-member table:name="25026" table:display="true" table:show-details="true"/>
                <table:data-pilot-member table:name="13673" table:display="true" table:show-details="true"/>
                <table:data-pilot-member table:name="16043" table:display="true" table:show-details="true"/>
                <table:data-pilot-member table:name="22399" table:display="true" table:show-details="true"/>
                <table:data-pilot-member table:name="27696" table:display="true" table:show-details="true"/>
                <table:data-pilot-member table:name="25313" table:display="true" table:show-details="true"/>
                <table:data-pilot-member table:name="13813" table:display="true" table:show-details="true"/>
                <table:data-pilot-member table:name="18711" table:display="true" table:show-details="true"/>
                <table:data-pilot-member table:name="19650" table:display="true" table:show-details="true"/>
                <table:data-pilot-member table:name="14135" table:display="true" table:show-details="true"/>
                <table:data-pilot-member table:name="12833" table:display="true" table:show-details="true"/>
                <table:data-pilot-member table:name="26849" table:display="true" table:show-details="true"/>
                <table:data-pilot-member table:name="20962" table:display="true" table:show-details="true"/>
                <table:data-pilot-member table:name="28915" table:display="true" table:show-details="true"/>
                <table:data-pilot-member table:name="22830" table:display="true" table:show-details="true"/>
                <table:data-pilot-member table:name="14777" table:display="true" table:show-details="true"/>
                <table:data-pilot-member table:name="12591" table:display="true" table:show-details="true"/>
                <table:data-pilot-member table:name="24174" table:display="true" table:show-details="true"/>
                <table:data-pilot-member table:name="24611" table:display="true" table:show-details="true"/>
                <table:data-pilot-member table:name="11340" table:display="true" table:show-details="true"/>
                <table:data-pilot-member table:name="25693" table:display="true" table:show-details="true"/>
                <table:data-pilot-member table:name="25555" table:display="true" table:show-details="true"/>
                <table:data-pilot-member table:name="22006" table:display="true" table:show-details="true"/>
                <table:data-pilot-member table:name="20060" table:display="true" table:show-details="true"/>
                <table:data-pilot-member table:name="17702" table:display="true" table:show-details="true"/>
                <table:data-pilot-member table:name="12503" table:display="true" table:show-details="true"/>
                <table:data-pilot-member table:name="23908" table:display="true" table:show-details="true"/>
                <table:data-pilot-member table:name="22527" table:display="true" table:show-details="true"/>
                <table:data-pilot-member table:name="19057" table:display="true" table:show-details="true"/>
                <table:data-pilot-member table:name="18494" table:display="true" table:show-details="true"/>
                <table:data-pilot-member table:name="11249" table:display="true" table:show-details="true"/>
                <table:data-pilot-member table:name="21568" table:display="true" table:show-details="true"/>
                <table:data-pilot-member table:name="13981" table:display="true" table:show-details="true"/>
                <table:data-pilot-member table:name="23432" table:display="true" table:show-details="true"/>
                <table:data-pilot-member table:name="22931" table:display="true" table:show-details="true"/>
                <table:data-pilot-member table:name="18172" table:display="true" table:show-details="true"/>
                <table:data-pilot-member table:name="12666" table:display="true" table:show-details="true"/>
                <table:data-pilot-member table:name="20598" table:display="true" table:show-details="true"/>
                <table:data-pilot-member table:name="21375" table:display="true" table:show-details="true"/>
                <table:data-pilot-member table:name="20839" table:display="true" table:show-details="true"/>
                <table:data-pilot-member table:name="21738" table:display="true" table:show-details="true"/>
                <table:data-pilot-member table:name="14164" table:display="true" table:show-details="true"/>
                <table:data-pilot-member table:name="14193" table:display="true" table:show-details="true"/>
                <table:data-pilot-member table:name="12705" table:display="true" table:show-details="true"/>
                <table:data-pilot-member table:name="22672" table:display="true" table:show-details="true"/>
                <table:data-pilot-member table:name="26219" table:display="true" table:show-details="true"/>
                <table:data-pilot-member table:name="28468" table:display="true" table:show-details="true"/>
                <table:data-pilot-member table:name="23419" table:display="true" table:show-details="true"/>
                <table:data-pilot-member table:name="17964" table:display="true" table:show-details="true"/>
                <table:data-pilot-member table:name="20919" table:display="true" table:show-details="true"/>
                <table:data-pilot-member table:name="20927" table:display="true" table:show-details="true"/>
                <table:data-pilot-member table:name="13133" table:display="true" table:show-details="true"/>
                <table:data-pilot-member table:name="19626" table:display="true" table:show-details="true"/>
                <table:data-pilot-member table:name="21039" table:display="true" table:show-details="true"/>
                <table:data-pilot-member table:name="12231" table:display="true" table:show-details="true"/>
                <table:data-pilot-member table:name="25665" table:display="true" table:show-details="true"/>
                <table:data-pilot-member table:name="24061" table:display="true" table:show-details="true"/>
                <table:data-pilot-member table:name="26879" table:display="true" table:show-details="true"/>
                <table:data-pilot-member table:name="12284" table:display="true" table:show-details="true"/>
                <table:data-pilot-member table:name="26654" table:display="true" table:show-details="true"/>
                <table:data-pilot-member table:name="14545" table:display="true" table:show-details="true"/>
                <table:data-pilot-member table:name="24201" table:display="true" table:show-details="true"/>
                <table:data-pilot-member table:name="20625" table:display="true" table:show-details="true"/>
                <table:data-pilot-member table:name="16390" table:display="true" table:show-details="true"/>
                <table:data-pilot-member table:name="14804" table:display="true" table:show-details="true"/>
                <table:data-pilot-member table:name="12629" table:display="true" table:show-details="true"/>
                <table:data-pilot-member table:name="14696" table:display="true" table:show-details="true"/>
                <table:data-pilot-member table:name="22005" table:display="true" table:show-details="true"/>
                <table:data-pilot-member table:name="14544" table:display="true" table:show-details="true"/>
                <table:data-pilot-member table:name="14312" table:display="true" table:show-details="true"/>
                <table:data-pilot-member table:name="29120" table:display="true" table:show-details="true"/>
                <table:data-pilot-member table:name="24187" table:display="true" table:show-details="true"/>
                <table:data-pilot-member table:name="15758" table:display="true" table:show-details="true"/>
                <table:data-pilot-member table:name="29094" table:display="true" table:show-details="true"/>
                <table:data-pilot-member table:name="28319" table:display="true" table:show-details="true"/>
                <table:data-pilot-member table:name="16406" table:display="true" table:show-details="true"/>
                <table:data-pilot-member table:name="20923" table:display="true" table:show-details="true"/>
                <table:data-pilot-member table:name="11378" table:display="true" table:show-details="true"/>
                <table:data-pilot-member table:name="20851" table:display="true" table:show-details="true"/>
                <table:data-pilot-member table:name="21557" table:display="true" table:show-details="true"/>
                <table:data-pilot-member table:name="26663" table:display="true" table:show-details="true"/>
                <table:data-pilot-member table:name="11896" table:display="true" table:show-details="true"/>
                <table:data-pilot-member table:name="14189" table:display="true" table:show-details="true"/>
                <table:data-pilot-member table:name="13136" table:display="true" table:show-details="true"/>
                <table:data-pilot-member table:name="25906" table:display="true" table:show-details="true"/>
                <table:data-pilot-member table:name="17926" table:display="true" table:show-details="true"/>
                <table:data-pilot-member table:name="26928" table:display="true" table:show-details="true"/>
                <table:data-pilot-member table:name="20897" table:display="true" table:show-details="true"/>
                <table:data-pilot-member table:name="28207" table:display="true" table:show-details="true"/>
                <table:data-pilot-member table:name="25923" table:display="true" table:show-details="true"/>
                <table:data-pilot-member table:name="11000" table:display="true" table:show-details="true"/>
                <table:data-pilot-member table:name="20974" table:display="true" table:show-details="true"/>
                <table:data-pilot-member table:name="28758" table:display="true" table:show-details="true"/>
                <table:data-pilot-member table:name="11381" table:display="true" table:show-details="true"/>
                <table:data-pilot-member table:name="17522" table:display="true" table:show-details="true"/>
                <table:data-pilot-member table:name="21207" table:display="true" table:show-details="true"/>
                <table:data-pilot-member table:name="28102" table:display="true" table:show-details="true"/>
                <table:data-pilot-member table:name="23105" table:display="true" table:show-details="true"/>
                <table:data-pilot-member table:name="18740" table:display="true" table:show-details="true"/>
                <table:data-pilot-member table:name="21213" table:display="true" table:show-details="true"/>
                <table:data-pilot-member table:name="17352" table:display="true" table:show-details="true"/>
                <table:data-pilot-member table:name="14154" table:display="true" table:show-details="true"/>
                <table:data-pilot-member table:name="19066" table:display="true" table:show-details="true"/>
                <table:data-pilot-member table:name="11386" table:display="true" table:show-details="true"/>
                <table:data-pilot-member table:name="20228" table:display="true" table:show-details="true"/>
                <table:data-pilot-member table:name="16675" table:display="true" table:show-details="true"/>
                <table:data-pilot-member table:name="16410" table:display="true" table:show-details="true"/>
                <table:data-pilot-member table:name="27760" table:display="true" table:show-details="true"/>
                <table:data-pilot-member table:name="22930" table:display="true" table:show-details="true"/>
                <table:data-pilot-member table:name="23780" table:display="true" table:show-details="true"/>
                <table:data-pilot-member table:name="20994" table:display="true" table:show-details="true"/>
                <table:data-pilot-member table:name="28379" table:display="true" table:show-details="true"/>
                <table:data-pilot-member table:name="14865" table:display="true" table:show-details="true"/>
                <table:data-pilot-member table:name="12663" table:display="true" table:show-details="true"/>
                <table:data-pilot-member table:name="24898" table:display="true" table:show-details="true"/>
                <table:data-pilot-member table:name="19508" table:display="true" table:show-details="true"/>
                <table:data-pilot-member table:name="11489" table:display="true" table:show-details="true"/>
                <table:data-pilot-member table:name="18160" table:display="true" table:show-details="true"/>
                <table:data-pilot-member table:name="25241" table:display="true" table:show-details="true"/>
                <table:data-pilot-member table:name="24369" table:display="true" table:show-details="true"/>
                <table:data-pilot-member table:name="27165" table:display="true" table:show-details="true"/>
                <table:data-pilot-member table:name="29424" table:display="true" table:show-details="true"/>
                <table:data-pilot-member table:name="15926" table:display="true" table:show-details="true"/>
                <table:data-pilot-member table:name="14554" table:display="true" table:show-details="true"/>
                <table:data-pilot-member table:name="16468" table:display="true" table:show-details="true"/>
                <table:data-pilot-member table:name="19174" table:display="true" table:show-details="true"/>
                <table:data-pilot-member table:name="19183" table:display="true" table:show-details="true"/>
                <table:data-pilot-member table:name="13683" table:display="true" table:show-details="true"/>
                <table:data-pilot-member table:name="17848" table:display="true" table:show-details="true"/>
                <table:data-pilot-member table:name="17894" table:display="true" table:show-details="true"/>
                <table:data-pilot-member table:name="25651" table:display="true" table:show-details="true"/>
                <table:data-pilot-member table:name="22936" table:display="true" table:show-details="true"/>
                <table:data-pilot-member table:name="23915" table:display="true" table:show-details="true"/>
                <table:data-pilot-member table:name="24121" table:display="true" table:show-details="true"/>
                <table:data-pilot-member table:name="27878" table:display="true" table:show-details="true"/>
                <table:data-pilot-member table:name="13572" table:display="true" table:show-details="true"/>
                <table:data-pilot-member table:name="27941" table:display="true" table:show-details="true"/>
                <table:data-pilot-member table:name="26354" table:display="true" table:show-details="true"/>
                <table:data-pilot-member table:name="14785" table:display="true" table:show-details="true"/>
                <table:data-pilot-member table:name="17238" table:display="true" table:show-details="true"/>
                <table:data-pilot-member table:name="23608" table:display="true" table:show-details="true"/>
                <table:data-pilot-member table:name="22538" table:display="true" table:show-details="true"/>
                <table:data-pilot-member table:name="12332" table:display="true" table:show-details="true"/>
                <table:data-pilot-member table:name="17230" table:display="true" table:show-details="true"/>
                <table:data-pilot-member table:name="13082" table:display="true" table:show-details="true"/>
                <table:data-pilot-member table:name="22518" table:display="true" table:show-details="true"/>
                <table:data-pilot-member table:name="13687" table:display="true" table:show-details="true"/>
                <table:data-pilot-member table:name="23571" table:display="true" table:show-details="true"/>
                <table:data-pilot-member table:name="19305" table:display="true" table:show-details="true"/>
                <table:data-pilot-member table:name="22636" table:display="true" table:show-details="true"/>
                <table:data-pilot-member table:name="17310" table:display="true" table:show-details="true"/>
                <table:data-pilot-member table:name="12133" table:display="true" table:show-details="true"/>
                <table:data-pilot-member table:name="25918" table:display="true" table:show-details="true"/>
                <table:data-pilot-member table:name="25752" table:display="true" table:show-details="true"/>
                <table:data-pilot-member table:name="17324" table:display="true" table:show-details="true"/>
                <table:data-pilot-member table:name="22918" table:display="true" table:show-details="true"/>
                <table:data-pilot-member table:name="12510" table:display="true" table:show-details="true"/>
                <table:data-pilot-member table:name="25512" table:display="true" table:show-details="true"/>
                <table:data-pilot-member table:name="16179" table:display="true" table:show-details="true"/>
                <table:data-pilot-member table:name="15628" table:display="true" table:show-details="true"/>
                <table:data-pilot-member table:name="20977" table:display="true" table:show-details="true"/>
                <table:data-pilot-member table:name="18140" table:display="true" table:show-details="true"/>
                <table:data-pilot-member table:name="20417" table:display="true" table:show-details="true"/>
                <table:data-pilot-member table:name="18267" table:display="true" table:show-details="true"/>
                <table:data-pilot-member table:name="13620" table:display="true" table:show-details="true"/>
                <table:data-pilot-member table:name="22974" table:display="true" table:show-details="true"/>
                <table:data-pilot-member table:name="13586" table:display="true" table:show-details="true"/>
                <table:data-pilot-member table:name="17978" table:display="true" table:show-details="true"/>
                <table:data-pilot-member table:name="12581" table:display="true" table:show-details="true"/>
                <table:data-pilot-member table:name="18018" table:display="true" table:show-details="true"/>
                <table:data-pilot-member table:name="28957" table:display="true" table:show-details="true"/>
                <table:data-pilot-member table:name="13690" table:display="true" table:show-details="true"/>
                <table:data-pilot-member table:name="12568" table:display="true" table:show-details="true"/>
                <table:data-pilot-member table:name="13122" table:display="true" table:show-details="true"/>
                <table:data-pilot-member table:name="21184" table:display="true" table:show-details="true"/>
                <table:data-pilot-member table:name="26150" table:display="true" table:show-details="true"/>
                <table:data-pilot-member table:name="24151" table:display="true" table:show-details="true"/>
                <table:data-pilot-member table:name="23962" table:display="true" table:show-details="true"/>
                <table:data-pilot-member table:name="17793" table:display="true" table:show-details="true"/>
                <table:data-pilot-member table:name="14926" table:display="true" table:show-details="true"/>
                <table:data-pilot-member table:name="16163" table:display="true" table:show-details="true"/>
                <table:data-pilot-member table:name="21365" table:display="true" table:show-details="true"/>
                <table:data-pilot-member table:name="27771" table:display="true" table:show-details="true"/>
                <table:data-pilot-member table:name="26167" table:display="true" table:show-details="true"/>
                <table:data-pilot-member table:name="25792" table:display="true" table:show-details="true"/>
                <table:data-pilot-member table:name="11555" table:display="true" table:show-details="true"/>
                <table:data-pilot-member table:name="22381" table:display="true" table:show-details="true"/>
                <table:data-pilot-member table:name="17882" table:display="true" table:show-details="true"/>
                <table:data-pilot-member table:name="22174" table:display="true" table:show-details="true"/>
                <table:data-pilot-member table:name="22439" table:display="true" table:show-details="true"/>
                <table:data-pilot-member table:name="18012" table:display="true" table:show-details="true"/>
                <table:data-pilot-member table:name="27582" table:display="true" table:show-details="true"/>
                <table:data-pilot-member table:name="12744" table:display="true" table:show-details="true"/>
                <table:data-pilot-member table:name="22821" table:display="true" table:show-details="true"/>
                <table:data-pilot-member table:name="20171" table:display="true" table:show-details="true"/>
                <table:data-pilot-member table:name="11116" table:display="true" table:show-details="true"/>
                <table:data-pilot-member table:name="20053" table:display="true" table:show-details="true"/>
                <table:data-pilot-member table:name="25266" table:display="true" table:show-details="true"/>
                <table:data-pilot-member table:name="17960" table:display="true" table:show-details="true"/>
                <table:data-pilot-member table:name="13961" table:display="true" table:show-details="true"/>
                <table:data-pilot-member table:name="11897" table:display="true" table:show-details="true"/>
                <table:data-pilot-member table:name="11139" table:display="true" table:show-details="true"/>
                <table:data-pilot-member table:name="11576" table:display="true" table:show-details="true"/>
                <table:data-pilot-member table:name="19255" table:display="true" table:show-details="true"/>
                <table:data-pilot-member table:name="18153" table:display="true" table:show-details="true"/>
                <table:data-pilot-member table:name="14547" table:display="true" table:show-details="true"/>
                <table:data-pilot-member table:name="24901" table:display="true" table:show-details="true"/>
                <table:data-pilot-member table:name="27169" table:display="true" table:show-details="true"/>
                <table:data-pilot-member table:name="14805" table:display="true" table:show-details="true"/>
                <table:data-pilot-member table:name="15822" table:display="true" table:show-details="true"/>
                <table:data-pilot-member table:name="19389" table:display="true" table:show-details="true"/>
                <table:data-pilot-member table:name="17048" table:display="true" table:show-details="true"/>
                <table:data-pilot-member table:name="22204" table:display="true" table:show-details="true"/>
                <table:data-pilot-member table:name="12718" table:display="true" table:show-details="true"/>
                <table:data-pilot-member table:name="15019" table:display="true" table:show-details="true"/>
                <table:data-pilot-member table:name="28488" table:display="true" table:show-details="true"/>
                <table:data-pilot-member table:name="21891" table:display="true" table:show-details="true"/>
                <table:data-pilot-member table:name="27814" table:display="true" table:show-details="true"/>
                <table:data-pilot-member table:name="22175" table:display="true" table:show-details="true"/>
                <table:data-pilot-member table:name="29447" table:display="true" table:show-details="true"/>
                <table:data-pilot-member table:name="19784" table:display="true" table:show-details="true"/>
                <table:data-pilot-member table:name="27824" table:display="true" table:show-details="true"/>
                <table:data-pilot-member table:name="24093" table:display="true" table:show-details="true"/>
                <table:data-pilot-member table:name="19618" table:display="true" table:show-details="true"/>
                <table:data-pilot-member table:name="21561" table:display="true" table:show-details="true"/>
                <table:data-pilot-member table:name="11061" table:display="true" table:show-details="true"/>
                <table:data-pilot-member table:name="26651" table:display="true" table:show-details="true"/>
                <table:data-pilot-member table:name="21108" table:display="true" table:show-details="true"/>
                <table:data-pilot-member table:name="12731" table:display="true" table:show-details="true"/>
                <table:data-pilot-member table:name="25307" table:display="true" table:show-details="true"/>
                <table:data-pilot-member table:name="14278" table:display="true" table:show-details="true"/>
                <table:data-pilot-member table:name="20711" table:display="true" table:show-details="true"/>
                <table:data-pilot-member table:name="11383" table:display="true" table:show-details="true"/>
                <table:data-pilot-member table:name="12497" table:display="true" table:show-details="true"/>
                <table:data-pilot-member table:name="16559" table:display="true" table:show-details="true"/>
                <table:data-pilot-member table:name="11585" table:display="true" table:show-details="true"/>
                <table:data-pilot-member table:name="20277" table:display="true" table:show-details="true"/>
                <table:data-pilot-member table:name="26765" table:display="true" table:show-details="true"/>
                <table:data-pilot-member table:name="12389" table:display="true" table:show-details="true"/>
                <table:data-pilot-member table:name="13585" table:display="true" table:show-details="true"/>
                <table:data-pilot-member table:name="26385" table:display="true" table:show-details="true"/>
                <table:data-pilot-member table:name="12236" table:display="true" table:show-details="true"/>
                <table:data-pilot-member table:name="21560" table:display="true" table:show-details="true"/>
                <table:data-pilot-member table:name="21554" table:display="true" table:show-details="true"/>
                <table:data-pilot-member table:name="13662" table:display="true" table:show-details="true"/>
                <table:data-pilot-member table:name="13089" table:display="true" table:show-details="true"/>
                <table:data-pilot-member table:name="14791" table:display="true" table:show-details="true"/>
                <table:data-pilot-member table:name="19331" table:display="true" table:show-details="true"/>
                <table:data-pilot-member table:name="17754" table:display="true" table:show-details="true"/>
                <table:data-pilot-member table:name="11149" table:display="true" table:show-details="true"/>
                <table:data-pilot-member table:name="16549" table:display="true" table:show-details="true"/>
                <table:data-pilot-member table:name="24305" table:display="true" table:show-details="true"/>
                <table:data-pilot-member table:name="18253" table:display="true" table:show-details="true"/>
                <table:data-pilot-member table:name="20147" table:display="true" table:show-details="true"/>
                <table:data-pilot-member table:name="15612" table:display="true" table:show-details="true"/>
                <table:data-pilot-member table:name="28323" table:display="true" table:show-details="true"/>
                <table:data-pilot-member table:name="22634" table:display="true" table:show-details="true"/>
                <table:data-pilot-member table:name="15665" table:display="true" table:show-details="true"/>
                <table:data-pilot-member table:name="27585" table:display="true" table:show-details="true"/>
                <table:data-pilot-member table:name="19748" table:display="true" table:show-details="true"/>
                <table:data-pilot-member table:name="21974" table:display="true" table:show-details="true"/>
                <table:data-pilot-member table:name="14032" table:display="true" table:show-details="true"/>
                <table:data-pilot-member table:name="22610" table:display="true" table:show-details="true"/>
                <table:data-pilot-member table:name="26984" table:display="true" table:show-details="true"/>
                <table:data-pilot-member table:name="18294" table:display="true" table:show-details="true"/>
                <table:data-pilot-member table:name="28564" table:display="true" table:show-details="true"/>
                <table:data-pilot-member table:name="28521" table:display="true" table:show-details="true"/>
                <table:data-pilot-member table:name="15450" table:display="true" table:show-details="true"/>
                <table:data-pilot-member table:name="25681" table:display="true" table:show-details="true"/>
                <table:data-pilot-member table:name="19491" table:display="true" table:show-details="true"/>
                <table:data-pilot-member table:name="26415" table:display="true" table:show-details="true"/>
                <table:data-pilot-member table:name="12821" table:display="true" table:show-details="true"/>
                <table:data-pilot-member table:name="15629" table:display="true" table:show-details="true"/>
                <table:data-pilot-member table:name="27835" table:display="true" table:show-details="true"/>
                <table:data-pilot-member table:name="11738" table:display="true" table:show-details="true"/>
                <table:data-pilot-member table:name="25065" table:display="true" table:show-details="true"/>
                <table:data-pilot-member table:name="26238" table:display="true" table:show-details="true"/>
                <table:data-pilot-member table:name="23707" table:display="true" table:show-details="true"/>
                <table:data-pilot-member table:name="27650" table:display="true" table:show-details="true"/>
                <table:data-pilot-member table:name="24981" table:display="true" table:show-details="true"/>
                <table:data-pilot-member table:name="20678" table:display="true" table:show-details="true"/>
                <table:data-pilot-member table:name="15302" table:display="true" table:show-details="true"/>
                <table:data-pilot-member table:name="26012" table:display="true" table:show-details="true"/>
                <table:data-pilot-member table:name="26575" table:display="true" table:show-details="true"/>
                <table:data-pilot-member table:name="15559" table:display="true" table:show-details="true"/>
                <table:data-pilot-member table:name="19235" table:display="true" table:show-details="true"/>
                <table:data-pilot-member table:name="15275" table:display="true" table:show-details="true"/>
                <table:data-pilot-member table:name="20339" table:display="true" table:show-details="true"/>
                <table:data-pilot-member table:name="25405" table:display="true" table:show-details="true"/>
                <table:data-pilot-member table:name="15940" table:display="true" table:show-details="true"/>
                <table:data-pilot-member table:name="25074" table:display="true" table:show-details="true"/>
                <table:data-pilot-member table:name="24738" table:display="true" table:show-details="true"/>
                <table:data-pilot-member table:name="16337" table:display="true" table:show-details="true"/>
                <table:data-pilot-member table:name="24357" table:display="true" table:show-details="true"/>
                <table:data-pilot-member table:name="18613" table:display="true" table:show-details="true"/>
                <table:data-pilot-member table:name="12207" table:display="true" table:show-details="true"/>
                <table:data-pilot-member table:name="18052" table:display="true" table:show-details="true"/>
                <table:data-pilot-member table:name="13353" table:display="true" table:show-details="true"/>
                <table:data-pilot-member table:name="19399" table:display="true" table:show-details="true"/>
                <table:data-pilot-member table:name="16154" table:display="true" table:show-details="true"/>
                <table:data-pilot-member table:name="22219" table:display="true" table:show-details="true"/>
                <table:data-pilot-member table:name="17269" table:display="true" table:show-details="true"/>
                <table:data-pilot-member table:name="23586" table:display="true" table:show-details="true"/>
                <table:data-pilot-member table:name="15740" table:display="true" table:show-details="true"/>
                <table:data-pilot-member table:name="27638" table:display="true" table:show-details="true"/>
                <table:data-pilot-member table:name="18976" table:display="true" table:show-details="true"/>
                <table:data-pilot-member table:name="19413" table:display="true" table:show-details="true"/>
                <table:data-pilot-member table:name="13283" table:display="true" table:show-details="true"/>
                <table:data-pilot-member table:name="17471" table:display="true" table:show-details="true"/>
                <table:data-pilot-member table:name="16791" table:display="true" table:show-details="true"/>
                <table:data-pilot-member table:name="15382" table:display="true" table:show-details="true"/>
                <table:data-pilot-member table:name="11641" table:display="true" table:show-details="true"/>
                <table:data-pilot-member table:name="11935" table:display="true" table:show-details="true"/>
                <table:data-pilot-member table:name="13233" table:display="true" table:show-details="true"/>
                <table:data-pilot-member table:name="25909" table:display="true" table:show-details="true"/>
                <table:data-pilot-member table:name="14092" table:display="true" table:show-details="true"/>
                <table:data-pilot-member table:name="29143" table:display="true" table:show-details="true"/>
                <table:data-pilot-member table:name="24941" table:display="true" table:show-details="true"/>
                <table:data-pilot-member table:name="24637" table:display="true" table:show-details="true"/>
                <table:data-pilot-member table:name="23893" table:display="true" table:show-details="true"/>
                <table:data-pilot-member table:name="13907" table:display="true" table:show-details="true"/>
                <table:data-pilot-member table:name="14900" table:display="true" table:show-details="true"/>
                <table:data-pilot-member table:name="11262" table:display="true" table:show-details="true"/>
                <table:data-pilot-member table:name="22294" table:display="true" table:show-details="true"/>
                <table:data-pilot-member table:name="12195" table:display="true" table:show-details="true"/>
                <table:data-pilot-member table:name="25375" table:display="true" table:show-details="true"/>
                <table:data-pilot-member table:name="11143" table:display="true" table:show-details="true"/>
                <table:data-pilot-member table:name="25898" table:display="true" table:show-details="true"/>
                <table:data-pilot-member table:name="24397" table:display="true" table:show-details="true"/>
                <table:data-pilot-member table:name="19758" table:display="true" table:show-details="true"/>
                <table:data-pilot-member table:name="15529" table:display="true" table:show-details="true"/>
                <table:data-pilot-member table:name="19884" table:display="true" table:show-details="true"/>
                <table:data-pilot-member table:name="18674" table:display="true" table:show-details="true"/>
                <table:data-pilot-member table:name="13453" table:display="true" table:show-details="true"/>
                <table:data-pilot-member table:name="14063" table:display="true" table:show-details="true"/>
                <table:data-pilot-member table:name="27393" table:display="true" table:show-details="true"/>
                <table:data-pilot-member table:name="14417" table:display="true" table:show-details="true"/>
                <table:data-pilot-member table:name="17533" table:display="true" table:show-details="true"/>
                <table:data-pilot-member table:name="18580" table:display="true" table:show-details="true"/>
                <table:data-pilot-member table:name="17025" table:display="true" table:show-details="true"/>
                <table:data-pilot-member table:name="25293" table:display="true" table:show-details="true"/>
                <table:data-pilot-member table:name="24725" table:display="true" table:show-details="true"/>
                <table:data-pilot-member table:name="23200" table:display="true" table:show-details="true"/>
                <table:data-pilot-member table:name="15895" table:display="true" table:show-details="true"/>
                <table:data-pilot-member table:name="18577" table:display="true" table:show-details="true"/>
                <table:data-pilot-member table:name="27218" table:display="true" table:show-details="true"/>
                <table:data-pilot-member table:name="18560" table:display="true" table:show-details="true"/>
                <table:data-pilot-member table:name="25006" table:display="true" table:show-details="true"/>
                <table:data-pilot-member table:name="17369" table:display="true" table:show-details="true"/>
                <table:data-pilot-member table:name="14495" table:display="true" table:show-details="true"/>
                <table:data-pilot-member table:name="18847" table:display="true" table:show-details="true"/>
                <table:data-pilot-member table:name="14754" table:display="true" table:show-details="true"/>
                <table:data-pilot-member table:name="23378" table:display="true" table:show-details="true"/>
                <table:data-pilot-member table:name="26452" table:display="true" table:show-details="true"/>
                <table:data-pilot-member table:name="20370" table:display="true" table:show-details="true"/>
                <table:data-pilot-member table:name="20528" table:display="true" table:show-details="true"/>
                <table:data-pilot-member table:name="23549" table:display="true" table:show-details="true"/>
                <table:data-pilot-member table:name="21751" table:display="true" table:show-details="true"/>
                <table:data-pilot-member table:name="21266" table:display="true" table:show-details="true"/>
                <table:data-pilot-member table:name="13388" table:display="true" table:show-details="true"/>
                <table:data-pilot-member table:name="18752" table:display="true" table:show-details="true"/>
                <table:data-pilot-member table:name="16917" table:display="true" table:show-details="true"/>
                <table:data-pilot-member table:name="15313" table:display="true" table:show-details="true"/>
                <table:data-pilot-member table:name="25329" table:display="true" table:show-details="true"/>
                <table:data-pilot-member table:name="20380" table:display="true" table:show-details="true"/>
                <table:data-pilot-member table:name="23089" table:display="true" table:show-details="true"/>
                <table:data-pilot-member table:name="13749" table:display="true" table:show-details="true"/>
                <table:data-pilot-member table:name="24943" table:display="true" table:show-details="true"/>
                <table:data-pilot-member table:name="28667" table:display="true" table:show-details="true"/>
                <table:data-pilot-member table:name="15194" table:display="true" table:show-details="true"/>
                <table:data-pilot-member table:name="17436" table:display="true" table:show-details="true"/>
                <table:data-pilot-member table:name="18935" table:display="true" table:show-details="true"/>
                <table:data-pilot-member table:name="16871" table:display="true" table:show-details="true"/>
                <table:data-pilot-member table:name="12100" table:display="true" table:show-details="true"/>
                <table:data-pilot-member table:name="23158" table:display="true" table:show-details="true"/>
                <table:data-pilot-member table:name="18545" table:display="true" table:show-details="true"/>
                <table:data-pilot-member table:name="18391" table:display="true" table:show-details="true"/>
                <table:data-pilot-member table:name="19812" table:display="true" table:show-details="true"/>
                <table:data-pilot-member table:name="27660" table:display="true" table:show-details="true"/>
                <table:data-pilot-member table:name="18058" table:display="true" table:show-details="true"/>
                <table:data-pilot-member table:name="20343" table:display="true" table:show-details="true"/>
                <table:data-pilot-member table:name="28997" table:display="true" table:show-details="true"/>
                <table:data-pilot-member table:name="24398" table:display="true" table:show-details="true"/>
                <table:data-pilot-member table:name="19002" table:display="true" table:show-details="true"/>
                <table:data-pilot-member table:name="28609" table:display="true" table:show-details="true"/>
                <table:data-pilot-member table:name="29231" table:display="true" table:show-details="true"/>
                <table:data-pilot-member table:name="18858" table:display="true" table:show-details="true"/>
                <table:data-pilot-member table:name="20000" table:display="true" table:show-details="true"/>
                <table:data-pilot-member table:name="25261" table:display="true" table:show-details="true"/>
                <table:data-pilot-member table:name="17458" table:display="true" table:show-details="true"/>
                <table:data-pilot-member table:name="11644" table:display="true" table:show-details="true"/>
                <table:data-pilot-member table:name="16145" table:display="true" table:show-details="true"/>
                <table:data-pilot-member table:name="16890" table:display="true" table:show-details="true"/>
                <table:data-pilot-member table:name="25983" table:display="true" table:show-details="true"/>
                <table:data-pilot-member table:name="14633" table:display="true" table:show-details="true"/>
                <table:data-pilot-member table:name="22994" table:display="true" table:show-details="true"/>
                <table:data-pilot-member table:name="22983" table:display="true" table:show-details="true"/>
                <table:data-pilot-member table:name="25184" table:display="true" table:show-details="true"/>
                <table:data-pilot-member table:name="14469" table:display="true" table:show-details="true"/>
                <table:data-pilot-member table:name="11538" table:display="true" table:show-details="true"/>
                <table:data-pilot-member table:name="16245" table:display="true" table:show-details="true"/>
                <table:data-pilot-member table:name="17858" table:display="true" table:show-details="true"/>
                <table:data-pilot-member table:name="25347" table:display="true" table:show-details="true"/>
                <table:data-pilot-member table:name="15814" table:display="true" table:show-details="true"/>
                <table:data-pilot-member table:name="11259" table:display="true" table:show-details="true"/>
                <table:data-pilot-member table:name="11200" table:display="true" table:show-details="true"/>
                <table:data-pilot-member table:name="25101" table:display="true" table:show-details="true"/>
                <table:data-pilot-member table:name="21801" table:display="true" table:show-details="true"/>
                <table:data-pilot-member table:name="25943" table:display="true" table:show-details="true"/>
                <table:data-pilot-member table:name="22127" table:display="true" table:show-details="true"/>
                <table:data-pilot-member table:name="20414" table:display="true" table:show-details="true"/>
                <table:data-pilot-member table:name="23672" table:display="true" table:show-details="true"/>
                <table:data-pilot-member table:name="29255" table:display="true" table:show-details="true"/>
                <table:data-pilot-member table:name="28815" table:display="true" table:show-details="true"/>
                <table:data-pilot-member table:name="27753" table:display="true" table:show-details="true"/>
                <table:data-pilot-member table:name="27643" table:display="true" table:show-details="true"/>
                <table:data-pilot-member table:name="13754" table:display="true" table:show-details="true"/>
                <table:data-pilot-member table:name="22088" table:display="true" table:show-details="true"/>
                <table:data-pilot-member table:name="27388" table:display="true" table:show-details="true"/>
                <table:data-pilot-member table:name="24745" table:display="true" table:show-details="true"/>
                <table:data-pilot-member table:name="29237" table:display="true" table:show-details="true"/>
                <table:data-pilot-member table:name="15272" table:display="true" table:show-details="true"/>
                <table:data-pilot-member table:name="18949" table:display="true" table:show-details="true"/>
                <table:data-pilot-member table:name="14507" table:display="true" table:show-details="true"/>
                <table:data-pilot-member table:name="25886" table:display="true" table:show-details="true"/>
                <table:data-pilot-member table:name="21441" table:display="true" table:show-details="true"/>
                <table:data-pilot-member table:name="21741" table:display="true" table:show-details="true"/>
                <table:data-pilot-member table:name="14572" table:display="true" table:show-details="true"/>
                <table:data-pilot-member table:name="23368" table:display="true" table:show-details="true"/>
                <table:data-pilot-member table:name="16217" table:display="true" table:show-details="true"/>
                <table:data-pilot-member table:name="16247" table:display="true" table:show-details="true"/>
                <table:data-pilot-member table:name="22010" table:display="true" table:show-details="true"/>
                <table:data-pilot-member table:name="25872" table:display="true" table:show-details="true"/>
                <table:data-pilot-member table:name="19164" table:display="true" table:show-details="true"/>
                <table:data-pilot-member table:name="18435" table:display="true" table:show-details="true"/>
                <table:data-pilot-member table:name="14284" table:display="true" table:show-details="true"/>
                <table:data-pilot-member table:name="11287" table:display="true" table:show-details="true"/>
                <table:data-pilot-member table:name="13066" table:display="true" table:show-details="true"/>
                <table:data-pilot-member table:name="29106" table:display="true" table:show-details="true"/>
                <table:data-pilot-member table:name="26236" table:display="true" table:show-details="true"/>
                <table:data-pilot-member table:name="17531" table:display="true" table:show-details="true"/>
                <table:data-pilot-member table:name="12964" table:display="true" table:show-details="true"/>
                <table:data-pilot-member table:name="19133" table:display="true" table:show-details="true"/>
                <table:data-pilot-member table:name="24643" table:display="true" table:show-details="true"/>
                <table:data-pilot-member table:name="21599" table:display="true" table:show-details="true"/>
                <table:data-pilot-member table:name="22976" table:display="true" table:show-details="true"/>
                <table:data-pilot-member table:name="27637" table:display="true" table:show-details="true"/>
                <table:data-pilot-member table:name="11890" table:display="true" table:show-details="true"/>
                <table:data-pilot-member table:name="28580" table:display="true" table:show-details="true"/>
                <table:data-pilot-member table:name="14443" table:display="true" table:show-details="true"/>
                <table:data-pilot-member table:name="17864" table:display="true" table:show-details="true"/>
                <table:data-pilot-member table:name="20505" table:display="true" table:show-details="true"/>
                <table:data-pilot-member table:name="14592" table:display="true" table:show-details="true"/>
                <table:data-pilot-member table:name="22227" table:display="true" table:show-details="true"/>
                <table:data-pilot-member table:name="21471" table:display="true" table:show-details="true"/>
                <table:data-pilot-member table:name="22252" table:display="true" table:show-details="true"/>
                <table:data-pilot-member table:name="21260" table:display="true" table:show-details="true"/>
                <table:data-pilot-member table:name="11817" table:display="true" table:show-details="true"/>
                <table:data-pilot-member table:name="19223" table:display="true" table:show-details="true"/>
                <table:data-pilot-member table:name="18517" table:display="true" table:show-details="true"/>
                <table:data-pilot-member table:name="21717" table:display="true" table:show-details="true"/>
                <table:data-pilot-member table:name="13760" table:display="true" table:show-details="true"/>
                <table:data-pilot-member table:name="18145" table:display="true" table:show-details="true"/>
                <table:data-pilot-member table:name="21770" table:display="true" table:show-details="true"/>
                <table:data-pilot-member table:name="11165" table:display="true" table:show-details="true"/>
                <table:data-pilot-member table:name="16377" table:display="true" table:show-details="true"/>
                <table:data-pilot-member table:name="26248" table:display="true" table:show-details="true"/>
                <table:data-pilot-member table:name="23461" table:display="true" table:show-details="true"/>
                <table:data-pilot-member table:name="29133" table:display="true" table:show-details="true"/>
                <table:data-pilot-member table:name="27673" table:display="true" table:show-details="true"/>
                <table:data-pilot-member table:name="12774" table:display="true" table:show-details="true"/>
                <table:data-pilot-member table:name="18910" table:display="true" table:show-details="true"/>
                <table:data-pilot-member table:name="11699" table:display="true" table:show-details="true"/>
                <table:data-pilot-member table:name="16725" table:display="true" table:show-details="true"/>
                <table:data-pilot-member table:name="28269" table:display="true" table:show-details="true"/>
                <table:data-pilot-member table:name="23144" table:display="true" table:show-details="true"/>
                <table:data-pilot-member table:name="23376" table:display="true" table:show-details="true"/>
                <table:data-pilot-member table:name="25970" table:display="true" table:show-details="true"/>
                <table:data-pilot-member table:name="28068" table:display="true" table:show-details="true"/>
                <table:data-pilot-member table:name="18390" table:display="true" table:show-details="true"/>
                <table:data-pilot-member table:name="29112" table:display="true" table:show-details="true"/>
                <table:data-pilot-member table:name="14090" table:display="true" table:show-details="true"/>
                <table:data-pilot-member table:name="27040" table:display="true" table:show-details="true"/>
                <table:data-pilot-member table:name="23479" table:display="true" table:show-details="true"/>
                <table:data-pilot-member table:name="16795" table:display="true" table:show-details="true"/>
                <table:data-pilot-member table:name="22014" table:display="true" table:show-details="true"/>
                <table:data-pilot-member table:name="13314" table:display="true" table:show-details="true"/>
                <table:data-pilot-member table:name="11619" table:display="true" table:show-details="true"/>
                <table:data-pilot-member table:name="29132" table:display="true" table:show-details="true"/>
                <table:data-pilot-member table:name="11199" table:display="true" table:show-details="true"/>
                <table:data-pilot-member table:name="20296" table:display="true" table:show-details="true"/>
                <table:data-pilot-member table:name="17546" table:display="true" table:show-details="true"/>
                <table:data-pilot-member table:name="18069" table:display="true" table:show-details="true"/>
                <table:data-pilot-member table:name="23712" table:display="true" table:show-details="true"/>
                <table:data-pilot-member table:name="23358" table:display="true" table:show-details="true"/>
                <table:data-pilot-member table:name="20518" table:display="true" table:show-details="true"/>
                <table:data-pilot-member table:name="28026" table:display="true" table:show-details="true"/>
                <table:data-pilot-member table:name="11669" table:display="true" table:show-details="true"/>
                <table:data-pilot-member table:name="16020" table:display="true" table:show-details="true"/>
                <table:data-pilot-member table:name="27090" table:display="true" table:show-details="true"/>
                <table:data-pilot-member table:name="27198" table:display="true" table:show-details="true"/>
                <table:data-pilot-member table:name="19661" table:display="true" table:show-details="true"/>
                <table:data-pilot-member table:name="26327" table:display="true" table:show-details="true"/>
                <table:data-pilot-member table:name="26341" table:display="true" table:show-details="true"/>
                <table:data-pilot-member table:name="24958" table:display="true" table:show-details="true"/>
                <table:data-pilot-member table:name="13287" table:display="true" table:show-details="true"/>
                <table:data-pilot-member table:name="14493" table:display="true" table:show-details="true"/>
                <table:data-pilot-member table:name="26678" table:display="true" table:show-details="true"/>
                <table:data-pilot-member table:name="23275" table:display="true" table:show-details="true"/>
                <table:data-pilot-member table:name="11270" table:display="true" table:show-details="true"/>
                <table:data-pilot-member table:name="20084" table:display="true" table:show-details="true"/>
                <table:data-pilot-member table:name="16144" table:display="true" table:show-details="true"/>
                <table:data-pilot-member table:name="27731" table:display="true" table:show-details="true"/>
                <table:data-pilot-member table:name="11886" table:display="true" table:show-details="true"/>
                <table:data-pilot-member table:name="24324" table:display="true" table:show-details="true"/>
                <table:data-pilot-member table:name="22220" table:display="true" table:show-details="true"/>
                <table:data-pilot-member table:name="26625" table:display="true" table:show-details="true"/>
                <table:data-pilot-member table:name="23027" table:display="true" table:show-details="true"/>
                <table:data-pilot-member table:name="16867" table:display="true" table:show-details="true"/>
                <table:data-pilot-member table:name="14514" table:display="true" table:show-details="true"/>
                <table:data-pilot-member table:name="19634" table:display="true" table:show-details="true"/>
                <table:data-pilot-member table:name="18504" table:display="true" table:show-details="true"/>
                <table:data-pilot-member table:name="28799" table:display="true" table:show-details="true"/>
                <table:data-pilot-member table:name="11225" table:display="true" table:show-details="true"/>
                <table:data-pilot-member table:name="17657" table:display="true" table:show-details="true"/>
                <table:data-pilot-member table:name="14913" table:display="true" table:show-details="true"/>
                <table:data-pilot-member table:name="14077" table:display="true" table:show-details="true"/>
                <table:data-pilot-member table:name="13296" table:display="true" table:show-details="true"/>
                <table:data-pilot-member table:name="20535" table:display="true" table:show-details="true"/>
                <table:data-pilot-member table:name="12452" table:display="true" table:show-details="true"/>
                <table:data-pilot-member table:name="28043" table:display="true" table:show-details="true"/>
                <table:data-pilot-member table:name="12957" table:display="true" table:show-details="true"/>
                <table:data-pilot-member table:name="15412" table:display="true" table:show-details="true"/>
                <table:data-pilot-member table:name="20514" table:display="true" table:show-details="true"/>
                <table:data-pilot-member table:name="20758" table:display="true" table:show-details="true"/>
                <table:data-pilot-member table:name="11801" table:display="true" table:show-details="true"/>
                <table:data-pilot-member table:name="22211" table:display="true" table:show-details="true"/>
                <table:data-pilot-member table:name="28087" table:display="true" table:show-details="true"/>
                <table:data-pilot-member table:name="23668" table:display="true" table:show-details="true"/>
                <table:data-pilot-member table:name="27441" table:display="true" table:show-details="true"/>
                <table:data-pilot-member table:name="27261" table:display="true" table:show-details="true"/>
                <table:data-pilot-member table:name="18649" table:display="true" table:show-details="true"/>
                <table:data-pilot-member table:name="21714" table:display="true" table:show-details="true"/>
                <table:data-pilot-member table:name="23217" table:display="true" table:show-details="true"/>
                <table:data-pilot-member table:name="23797" table:display="true" table:show-details="true"/>
                <table:data-pilot-member table:name="13216" table:display="true" table:show-details="true"/>
                <table:data-pilot-member table:name="20657" table:display="true" table:show-details="true"/>
                <table:data-pilot-member table:name="12882" table:display="true" table:show-details="true"/>
                <table:data-pilot-member table:name="25908" table:display="true" table:show-details="true"/>
                <table:data-pilot-member table:name="16753" table:display="true" table:show-details="true"/>
                <table:data-pilot-member table:name="14608" table:display="true" table:show-details="true"/>
                <table:data-pilot-member table:name="24979" table:display="true" table:show-details="true"/>
                <table:data-pilot-member table:name="13313" table:display="true" table:show-details="true"/>
                <table:data-pilot-member table:name="18952" table:display="true" table:show-details="true"/>
                <table:data-pilot-member table:name="17699" table:display="true" table:show-details="true"/>
                <table:data-pilot-member table:name="14657" table:display="true" table:show-details="true"/>
                <table:data-pilot-member table:name="11540" table:display="true" table:show-details="true"/>
                <table:data-pilot-member table:name="11783" table:display="true" table:show-details="true"/>
                <table:data-pilot-member table:name="14602" table:display="true" table:show-details="true"/>
                <table:data-pilot-member table:name="29030" table:display="true" table:show-details="true"/>
                <table:data-pilot-member table:name="26490" table:display="true" table:show-details="true"/>
                <table:data-pilot-member table:name="13151" table:display="true" table:show-details="true"/>
                <table:data-pilot-member table:name="17260" table:display="true" table:show-details="true"/>
                <table:data-pilot-member table:name="15372" table:display="true" table:show-details="true"/>
                <table:data-pilot-member table:name="18105" table:display="true" table:show-details="true"/>
                <table:data-pilot-member table:name="19660" table:display="true" table:show-details="true"/>
                <table:data-pilot-member table:name="16112" table:display="true" table:show-details="true"/>
                <table:data-pilot-member table:name="20698" table:display="true" table:show-details="true"/>
                <table:data-pilot-member table:name="20076" table:display="true" table:show-details="true"/>
                <table:data-pilot-member table:name="24496" table:display="true" table:show-details="true"/>
                <table:data-pilot-member table:name="15468" table:display="true" table:show-details="true"/>
                <table:data-pilot-member table:name="28031" table:display="true" table:show-details="true"/>
                <table:data-pilot-member table:name="26270" table:display="true" table:show-details="true"/>
                <table:data-pilot-member table:name="22221" table:display="true" table:show-details="true"/>
                <table:data-pilot-member table:name="28228" table:display="true" table:show-details="true"/>
                <table:data-pilot-member table:name="18363" table:display="true" table:show-details="true"/>
                <table:data-pilot-member table:name="23256" table:display="true" table:show-details="true"/>
                <table:data-pilot-member table:name="12768" table:display="true" table:show-details="true"/>
                <table:data-pilot-member table:name="20361" table:display="true" table:show-details="true"/>
                <table:data-pilot-member table:name="21306" table:display="true" table:show-details="true"/>
                <table:data-pilot-member table:name="13382" table:display="true" table:show-details="true"/>
                <table:data-pilot-member table:name="20310" table:display="true" table:show-details="true"/>
                <table:data-pilot-member table:name="22971" table:display="true" table:show-details="true"/>
                <table:data-pilot-member table:name="15287" table:display="true" table:show-details="true"/>
                <table:data-pilot-member table:name="15532" table:display="true" table:show-details="true"/>
                <table:data-pilot-member table:name="11255" table:display="true" table:show-details="true"/>
                <table:data-pilot-member table:name="28090" table:display="true" table:show-details="true"/>
                <table:data-pilot-member table:name="15255" table:display="true" table:show-details="true"/>
                <table:data-pilot-member table:name="13154" table:display="true" table:show-details="true"/>
                <table:data-pilot-member table:name="26778" table:display="true" table:show-details="true"/>
                <table:data-pilot-member table:name="23248" table:display="true" table:show-details="true"/>
                <table:data-pilot-member table:name="21417" table:display="true" table:show-details="true"/>
                <table:data-pilot-member table:name="17668" table:display="true" table:show-details="true"/>
                <table:data-pilot-member table:name="27994" table:display="true" table:show-details="true"/>
                <table:data-pilot-member table:name="20376" table:display="true" table:show-details="true"/>
                <table:data-pilot-member table:name="25954" table:display="true" table:show-details="true"/>
                <table:data-pilot-member table:name="15749" table:display="true" table:show-details="true"/>
                <table:data-pilot-member table:name="25899" table:display="true" table:show-details="true"/>
                <table:data-pilot-member table:name="13351" table:display="true" table:show-details="true"/>
                <table:data-pilot-member table:name="23333" table:display="true" table:show-details="true"/>
                <table:data-pilot-member table:name="21660" table:display="true" table:show-details="true"/>
                <table:data-pilot-member table:name="17012" table:display="true" table:show-details="true"/>
                <table:data-pilot-member table:name="24514" table:display="true" table:show-details="true"/>
                <table:data-pilot-member table:name="27505" table:display="true" table:show-details="true"/>
                <table:data-pilot-member table:name="29243" table:display="true" table:show-details="true"/>
                <table:data-pilot-member table:name="26582" table:display="true" table:show-details="true"/>
                <table:data-pilot-member table:name="14271" table:display="true" table:show-details="true"/>
                <table:data-pilot-member table:name="23041" table:display="true" table:show-details="true"/>
                <table:data-pilot-member table:name="29048" table:display="true" table:show-details="true"/>
                <table:data-pilot-member table:name="24433" table:display="true" table:show-details="true"/>
                <table:data-pilot-member table:name="15501" table:display="true" table:show-details="true"/>
                <table:data-pilot-member table:name="13911" table:display="true" table:show-details="true"/>
                <table:data-pilot-member table:name="20421" table:display="true" table:show-details="true"/>
                <table:data-pilot-member table:name="16009" table:display="true" table:show-details="true"/>
                <table:data-pilot-member table:name="18411" table:display="true" table:show-details="true"/>
                <table:data-pilot-member table:name="19163" table:display="true" table:show-details="true"/>
                <table:data-pilot-member table:name="18572" table:display="true" table:show-details="true"/>
                <table:data-pilot-member table:name="27540" table:display="true" table:show-details="true"/>
                <table:data-pilot-member table:name="19889" table:display="true" table:show-details="true"/>
                <table:data-pilot-member table:name="12922" table:display="true" table:show-details="true"/>
                <table:data-pilot-member table:name="18891" table:display="true" table:show-details="true"/>
                <table:data-pilot-member table:name="16773" table:display="true" table:show-details="true"/>
                <table:data-pilot-member table:name="19143" table:display="true" table:show-details="true"/>
                <table:data-pilot-member table:name="23882" table:display="true" table:show-details="true"/>
                <table:data-pilot-member table:name="11233" table:display="true" table:show-details="true"/>
                <table:data-pilot-member table:name="12056" table:display="true" table:show-details="true"/>
                <table:data-pilot-member table:name="15555" table:display="true" table:show-details="true"/>
                <table:data-pilot-member table:name="18423" table:display="true" table:show-details="true"/>
                <table:data-pilot-member table:name="22743" table:display="true" table:show-details="true"/>
                <table:data-pilot-member table:name="25343" table:display="true" table:show-details="true"/>
                <table:data-pilot-member table:name="13390" table:display="true" table:show-details="true"/>
                <table:data-pilot-member table:name="17482" table:display="true" table:show-details="true"/>
                <table:data-pilot-member table:name="13176" table:display="true" table:show-details="true"/>
                <table:data-pilot-member table:name="20504" table:display="true" table:show-details="true"/>
                <table:data-pilot-member table:name="12205" table:display="true" table:show-details="true"/>
                <table:data-pilot-member table:name="16751" table:display="true" table:show-details="true"/>
                <table:data-pilot-member table:name="21613" table:display="true" table:show-details="true"/>
                <table:data-pilot-member table:name="24801" table:display="true" table:show-details="true"/>
                <table:data-pilot-member table:name="17519" table:display="true" table:show-details="true"/>
                <table:data-pilot-member table:name="18347" table:display="true" table:show-details="true"/>
                <table:data-pilot-member table:name="29052" table:display="true" table:show-details="true"/>
                <table:data-pilot-member table:name="11745" table:display="true" table:show-details="true"/>
                <table:data-pilot-member table:name="19147" table:display="true" table:show-details="true"/>
                <table:data-pilot-member table:name="19217" table:display="true" table:show-details="true"/>
                <table:data-pilot-member table:name="15839" table:display="true" table:show-details="true"/>
                <table:data-pilot-member table:name="13714" table:display="true" table:show-details="true"/>
                <table:data-pilot-member table:name="22330" table:display="true" table:show-details="true"/>
                <table:data-pilot-member table:name="18783" table:display="true" table:show-details="true"/>
                <table:data-pilot-member table:name="25041" table:display="true" table:show-details="true"/>
                <table:data-pilot-member table:name="22046" table:display="true" table:show-details="true"/>
                <table:data-pilot-member table:name="28052" table:display="true" table:show-details="true"/>
                <table:data-pilot-member table:name="26693" table:display="true" table:show-details="true"/>
                <table:data-pilot-member table:name="24955" table:display="true" table:show-details="true"/>
                <table:data-pilot-member table:name="26065" table:display="true" table:show-details="true"/>
                <table:data-pilot-member table:name="13942" table:display="true" table:show-details="true"/>
                <table:data-pilot-member table:name="11219" table:display="true" table:show-details="true"/>
                <table:data-pilot-member table:name="22118" table:display="true" table:show-details="true"/>
                <table:data-pilot-member table:name="23197" table:display="true" table:show-details="true"/>
                <table:data-pilot-member table:name="14883" table:display="true" table:show-details="true"/>
                <table:data-pilot-member table:name="27279" table:display="true" table:show-details="true"/>
                <table:data-pilot-member table:name="18322" table:display="true" table:show-details="true"/>
                <table:data-pilot-member table:name="15879" table:display="true" table:show-details="true"/>
                <table:data-pilot-member table:name="28278" table:display="true" table:show-details="true"/>
                <table:data-pilot-member table:name="24416" table:display="true" table:show-details="true"/>
                <table:data-pilot-member table:name="28066" table:display="true" table:show-details="true"/>
                <table:data-pilot-member table:name="11275" table:display="true" table:show-details="true"/>
                <table:data-pilot-member table:name="14872" table:display="true" table:show-details="true"/>
                <table:data-pilot-member table:name="16151" table:display="true" table:show-details="true"/>
                <table:data-pilot-member table:name="19731" table:display="true" table:show-details="true"/>
                <table:data-pilot-member table:name="23801" table:display="true" table:show-details="true"/>
                <table:data-pilot-member table:name="11807" table:display="true" table:show-details="true"/>
                <table:data-pilot-member table:name="11622" table:display="true" table:show-details="true"/>
                <table:data-pilot-member table:name="26597" table:display="true" table:show-details="true"/>
                <table:data-pilot-member table:name="27074" table:display="true" table:show-details="true"/>
                <table:data-pilot-member table:name="19228" table:display="true" table:show-details="true"/>
                <table:data-pilot-member table:name="13415" table:display="true" table:show-details="true"/>
                <table:data-pilot-member table:name="17000" table:display="true" table:show-details="true"/>
                <table:data-pilot-member table:name="14569" table:display="true" table:show-details="true"/>
                <table:data-pilot-member table:name="13873" table:display="true" table:show-details="true"/>
                <table:data-pilot-member table:name="20401" table:display="true" table:show-details="true"/>
                <table:data-pilot-member table:name="21583" table:display="true" table:show-details="true"/>
                <table:data-pilot-member table:name="12029" table:display="true" table:show-details="true"/>
                <table:data-pilot-member table:name="18066" table:display="true" table:show-details="true"/>
                <table:data-pilot-member table:name="28192" table:display="true" table:show-details="true"/>
                <table:data-pilot-member table:name="16122" table:display="true" table:show-details="true"/>
                <table:data-pilot-member table:name="18607" table:display="true" table:show-details="true"/>
                <table:data-pilot-member table:name="28858" table:display="true" table:show-details="true"/>
                <table:data-pilot-member table:name="14432" table:display="true" table:show-details="true"/>
                <table:data-pilot-member table:name="26305" table:display="true" table:show-details="true"/>
                <table:data-pilot-member table:name="22050" table:display="true" table:show-details="true"/>
                <table:data-pilot-member table:name="25394" table:display="true" table:show-details="true"/>
                <table:data-pilot-member table:name="19747" table:display="true" table:show-details="true"/>
                <table:data-pilot-member table:name="23195" table:display="true" table:show-details="true"/>
                <table:data-pilot-member table:name="21695" table:display="true" table:show-details="true"/>
                <table:data-pilot-member table:name="13934" table:display="true" table:show-details="true"/>
                <table:data-pilot-member table:name="13337" table:display="true" table:show-details="true"/>
                <table:data-pilot-member table:name="27190" table:display="true" table:show-details="true"/>
                <table:data-pilot-member table:name="28657" table:display="true" table:show-details="true"/>
                <table:data-pilot-member table:name="21713" table:display="true" table:show-details="true"/>
                <table:data-pilot-member table:name="21752" table:display="true" table:show-details="true"/>
                <table:data-pilot-member table:name="27273" table:display="true" table:show-details="true"/>
                <table:data-pilot-member table:name="22719" table:display="true" table:show-details="true"/>
                <table:data-pilot-member table:name="22042" table:display="true" table:show-details="true"/>
                <table:data-pilot-member table:name="21451" table:display="true" table:show-details="true"/>
                <table:data-pilot-member table:name="20754" table:display="true" table:show-details="true"/>
                <table:data-pilot-member table:name="12153" table:display="true" table:show-details="true"/>
                <table:data-pilot-member table:name="16895" table:display="true" table:show-details="true"/>
                <table:data-pilot-member table:name="26728" table:display="true" table:show-details="true"/>
                <table:data-pilot-member table:name="11090" table:display="true" table:show-details="true"/>
                <table:data-pilot-member table:name="15862" table:display="true" table:show-details="true"/>
                <table:data-pilot-member table:name="26495" table:display="true" table:show-details="true"/>
                <table:data-pilot-member table:name="11823" table:display="true" table:show-details="true"/>
                <table:data-pilot-member table:name="23449" table:display="true" table:show-details="true"/>
                <table:data-pilot-member table:name="23459" table:display="true" table:show-details="true"/>
                <table:data-pilot-member table:name="19543" table:display="true" table:show-details="true"/>
                <table:data-pilot-member table:name="14914" table:display="true" table:show-details="true"/>
                <table:data-pilot-member table:name="12033" table:display="true" table:show-details="true"/>
                <table:data-pilot-member table:name="11941" table:display="true" table:show-details="true"/>
                <table:data-pilot-member table:name="14389" table:display="true" table:show-details="true"/>
                <table:data-pilot-member table:name="18050" table:display="true" table:show-details="true"/>
                <table:data-pilot-member table:name="19856" table:display="true" table:show-details="true"/>
                <table:data-pilot-member table:name="11663" table:display="true" table:show-details="true"/>
                <table:data-pilot-member table:name="27740" table:display="true" table:show-details="true"/>
                <table:data-pilot-member table:name="23455" table:display="true" table:show-details="true"/>
                <table:data-pilot-member table:name="15292" table:display="true" table:show-details="true"/>
                <table:data-pilot-member table:name="21587" table:display="true" table:show-details="true"/>
                <table:data-pilot-member table:name="23513" table:display="true" table:show-details="true"/>
                <table:data-pilot-member table:name="24322" table:display="true" table:show-details="true"/>
                <table:data-pilot-member table:name="26298" table:display="true" table:show-details="true"/>
                <table:data-pilot-member table:name="25419" table:display="true" table:show-details="true"/>
                <table:data-pilot-member table:name="13343" table:display="true" table:show-details="true"/>
                <table:data-pilot-member table:name="11303" table:display="true" table:show-details="true"/>
                <table:data-pilot-member table:name="21693" table:display="true" table:show-details="true"/>
                <table:data-pilot-member table:name="28056" table:display="true" table:show-details="true"/>
                <table:data-pilot-member table:name="11788" table:display="true" table:show-details="true"/>
                <table:data-pilot-member table:name="22296" table:display="true" table:show-details="true"/>
                <table:data-pilot-member table:name="15319" table:display="true" table:show-details="true"/>
                <table:data-pilot-member table:name="17654" table:display="true" table:show-details="true"/>
                <table:data-pilot-member table:name="14662" table:display="true" table:show-details="true"/>
                <table:data-pilot-member table:name="17541" table:display="true" table:show-details="true"/>
                <table:data-pilot-member table:name="13886" table:display="true" table:show-details="true"/>
                <table:data-pilot-member table:name="13073" table:display="true" table:show-details="true"/>
                <table:data-pilot-member table:name="21940" table:display="true" table:show-details="true"/>
                <table:data-pilot-member table:name="20196" table:display="true" table:show-details="true"/>
                <table:data-pilot-member table:name="23491" table:display="true" table:show-details="true"/>
                <table:data-pilot-member table:name="16651" table:display="true" table:show-details="true"/>
                <table:data-pilot-member table:name="16813" table:display="true" table:show-details="true"/>
                <table:data-pilot-member table:name="16007" table:display="true" table:show-details="true"/>
                <table:data-pilot-member table:name="27434" table:display="true" table:show-details="true"/>
                <table:data-pilot-member table:name="27756" table:display="true" table:show-details="true"/>
                <table:data-pilot-member table:name="23818" table:display="true" table:show-details="true"/>
                <table:data-pilot-member table:name="19012" table:display="true" table:show-details="true"/>
                <table:data-pilot-member table:name="18329" table:display="true" table:show-details="true"/>
                <table:data-pilot-member table:name="29037" table:display="true" table:show-details="true"/>
                <table:data-pilot-member table:name="26576" table:display="true" table:show-details="true"/>
                <table:data-pilot-member table:name="12192" table:display="true" table:show-details="true"/>
                <table:data-pilot-member table:name="14887" table:display="true" table:show-details="true"/>
                <table:data-pilot-member table:name="11734" table:display="true" table:show-details="true"/>
                <table:data-pilot-member table:name="17462" table:display="true" table:show-details="true"/>
                <table:data-pilot-member table:name="20659" table:display="true" table:show-details="true"/>
                <table:data-pilot-member table:name="28004" table:display="true" table:show-details="true"/>
                <table:data-pilot-member table:name="19741" table:display="true" table:show-details="true"/>
                <table:data-pilot-member table:name="17450" table:display="true" table:show-details="true"/>
                <table:data-pilot-member table:name="17337" table:display="true" table:show-details="true"/>
                <table:data-pilot-member table:name="18594" table:display="true" table:show-details="true"/>
                <table:data-pilot-member table:name="15982" table:display="true" table:show-details="true"/>
                <table:data-pilot-member table:name="28625" table:display="true" table:show-details="true"/>
                <table:data-pilot-member table:name="11269" table:display="true" table:show-details="true"/>
                <table:data-pilot-member table:name="25148" table:display="true" table:show-details="true"/>
                <table:data-pilot-member table:name="13920" table:display="true" table:show-details="true"/>
                <table:data-pilot-member table:name="23704" table:display="true" table:show-details="true"/>
                <table:data-pilot-member table:name="28972" table:display="true" table:show-details="true"/>
                <table:data-pilot-member table:name="22730" table:display="true" table:show-details="true"/>
                <table:data-pilot-member table:name="29134" table:display="true" table:show-details="true"/>
                <table:data-pilot-member table:name="14332" table:display="true" table:show-details="true"/>
                <table:data-pilot-member table:name="19117" table:display="true" table:show-details="true"/>
                <table:data-pilot-member table:name="22864" table:display="true" table:show-details="true"/>
                <table:data-pilot-member table:name="11292" table:display="true" table:show-details="true"/>
                <table:data-pilot-member table:name="13466" table:display="true" table:show-details="true"/>
                <table:data-pilot-member table:name="23731" table:display="true" table:show-details="true"/>
                <table:data-pilot-member table:name="28672" table:display="true" table:show-details="true"/>
                <table:data-pilot-member table:name="11809" table:display="true" table:show-details="true"/>
                <table:data-pilot-member table:name="19664" table:display="true" table:show-details="true"/>
                <table:data-pilot-member table:name="12121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Incom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40000" table:display="true" table:show-details="true"/>
                <table:data-pilot-member table:name="30000" table:display="true" table:show-details="true"/>
                <table:data-pilot-member table:name="80000" table:display="true" table:show-details="true"/>
                <table:data-pilot-member table:name="70000" table:display="true" table:show-details="true"/>
                <table:data-pilot-member table:name="10000" table:display="true" table:show-details="true"/>
                <table:data-pilot-member table:name="160000" table:display="true" table:show-details="true"/>
                <table:data-pilot-member table:name="20000" table:display="true" table:show-details="true"/>
                <table:data-pilot-member table:name="" table:display="true" table:show-details="true"/>
                <table:data-pilot-member table:name="90000" table:display="true" table:show-details="true"/>
                <table:data-pilot-member table:name="170000" table:display="true" table:show-details="true"/>
                <table:data-pilot-member table:name="60000" table:display="true" table:show-details="true"/>
                <table:data-pilot-member table:name="100000" table:display="true" table:show-details="true"/>
                <table:data-pilot-member table:name="130000" table:display="true" table:show-details="true"/>
                <table:data-pilot-member table:name="120000" table:display="true" table:show-details="true"/>
                <table:data-pilot-member table:name="150000" table:display="true" table:show-details="true"/>
                <table:data-pilot-member table:name="50000" table:display="true" table:show-details="true"/>
                <table:data-pilot-member table:name="11000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hildre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0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Educ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Bachelors" table:display="true" table:show-details="true"/>
                <table:data-pilot-member table:name="Partial College" table:display="true" table:show-details="true"/>
                <table:data-pilot-member table:name="High School" table:display="true" table:show-details="true"/>
                <table:data-pilot-member table:name="Partial High School" table:display="true" table:show-details="true"/>
                <table:data-pilot-member table:name="Graduate Degree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ccup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Skilled Manual" table:display="true" table:show-details="true"/>
                <table:data-pilot-member table:name="Clerical" table:display="true" table:show-details="true"/>
                <table:data-pilot-member table:name="Professional" table:display="true" table:show-details="true"/>
                <table:data-pilot-member table:name="Manual" table:display="true" table:show-details="true"/>
                <table:data-pilot-member table:name="Management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Home Owne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Yes" table:display="true" table:show-details="true"/>
                <table:data-pilot-member table:name="No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ar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" table:display="true" table:show-details="true"/>
                <table:data-pilot-member table:name="3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mmute Distanc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-1 Miles" table:display="true" table:show-details="true"/>
                <table:data-pilot-member table:name="2-5 Miles" table:display="true" table:show-details="true"/>
                <table:data-pilot-member table:name="5-10 Miles" table:display="true" table:show-details="true"/>
                <table:data-pilot-member table:name="1-2 Miles" table:display="true" table:show-details="true"/>
                <table:data-pilot-member table:name="10+ Miles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Reg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Europe" table:display="true" table:show-details="true"/>
                <table:data-pilot-member table:name="Pacific" table:display="true" table:show-details="true"/>
                <table:data-pilot-member table:name="North America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Ag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42" table:display="true" table:show-details="true"/>
                <table:data-pilot-member table:name="43" table:display="true" table:show-details="true"/>
                <table:data-pilot-member table:name="60" table:display="true" table:show-details="true"/>
                <table:data-pilot-member table:name="41" table:display="true" table:show-details="true"/>
                <table:data-pilot-member table:name="36" table:display="true" table:show-details="true"/>
                <table:data-pilot-member table:name="50" table:display="true" table:show-details="true"/>
                <table:data-pilot-member table:name="33" table:display="true" table:show-details="true"/>
                <table:data-pilot-member table:name="58" table:display="true" table:show-details="true"/>
                <table:data-pilot-member table:name="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35" table:display="true" table:show-details="true"/>
                <table:data-pilot-member table:name="45" table:display="true" table:show-details="true"/>
                <table:data-pilot-member table:name="38" table:display="true" table:show-details="true"/>
                <table:data-pilot-member table:name="59" table:display="true" table:show-details="true"/>
                <table:data-pilot-member table:name="47" table:display="true" table:show-details="true"/>
                <table:data-pilot-member table:name="56" table:display="true" table:show-details="true"/>
                <table:data-pilot-member table:name="34" table:display="true" table:show-details="true"/>
                <table:data-pilot-member table:name="63" table:display="true" table:show-details="true"/>
                <table:data-pilot-member table:name="29" table:display="true" table:show-details="true"/>
                <table:data-pilot-member table:name="40" table:display="true" table:show-details="true"/>
                <table:data-pilot-member table:name="44" table:display="true" table:show-details="true"/>
                <table:data-pilot-member table:name="32" table:display="true" table:show-details="true"/>
                <table:data-pilot-member table:name="26" table:display="true" table:show-details="true"/>
                <table:data-pilot-member table:name="31" table:display="true" table:show-details="true"/>
                <table:data-pilot-member table:name="62" table:display="true" table:show-details="true"/>
                <table:data-pilot-member table:name="30" table:display="true" table:show-details="true"/>
                <table:data-pilot-member table:name="28" table:display="true" table:show-details="true"/>
                <table:data-pilot-member table:name="65" table:display="true" table:show-details="true"/>
                <table:data-pilot-member table:name="48" table:display="true" table:show-details="true"/>
                <table:data-pilot-member table:name="66" table:display="true" table:show-details="true"/>
                <table:data-pilot-member table:name="46" table:display="true" table:show-details="true"/>
                <table:data-pilot-member table:name="52" table:display="true" table:show-details="true"/>
                <table:data-pilot-member table:name="39" table:display="true" table:show-details="true"/>
                <table:data-pilot-member table:name="61" table:display="true" table:show-details="true"/>
                <table:data-pilot-member table:name="37" table:display="true" table:show-details="true"/>
                <table:data-pilot-member table:name="68" table:display="true" table:show-details="true"/>
                <table:data-pilot-member table:name="51" table:display="true" table:show-details="true"/>
                <table:data-pilot-member table:name="49" table:display="true" table:show-details="true"/>
                <table:data-pilot-member table:name="53" table:display="true" table:show-details="true"/>
                <table:data-pilot-member table:name="27" table:display="true" table:show-details="true"/>
                <table:data-pilot-member table:name="25" table:display="true" table:show-details="true"/>
                <table:data-pilot-member table:name="67" table:display="true" table:show-details="true"/>
                <table:data-pilot-member table:name="57" table:display="true" table:show-details="true"/>
                <table:data-pilot-member table:name="70" table:display="true" table:show-details="true"/>
                <table:data-pilot-member table:name="78" table:display="true" table:show-details="true"/>
                <table:data-pilot-member table:name="69" table:display="true" table:show-details="true"/>
                <table:data-pilot-member table:name="64" table:display="true" table:show-details="true"/>
                <table:data-pilot-member table:name="89" table:display="true" table:show-details="true"/>
                <table:data-pilot-member table:name="80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1" table:display="true" table:show-details="true"/>
                <table:data-pilot-member table:name="72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Purchased Bik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No" table:display="true" table:show-details="true"/>
                <table:data-pilot-member table:name="Yes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Marital Status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  <table:data-pilot-member table:name="Married" table:display="true" table:show-details="true"/>
                <table:data-pilot-member table:name="Single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ender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  <table:data-pilot-member table:name="Female" table:display="true" table:show-details="true"/>
                <table:data-pilot-member table:name="Male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ender" table:orientation="data" table:used-hierarchy="-1" table:function="count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  <table:data-pilot-member table:name="Female" table:display="true" table:show-details="true"/>
                <table:data-pilot-member table:name="Male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ike_5f_buyers" style:display-name="PageStyle_bike_bu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vot_20_Tables" style:display-name="PageStyle_Pivot T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SHBOARD" style:display-name="PageStyle_DASHBOAR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3672" meta:object-count="3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use-zero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134f5c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>
      <style:chart-properties loext:regression-name="" loext:regression-max-degree="2" loext:regression-period="2" loext:regression-force-intercept="false" chart:regression-type="linear"/>
      <style:graphic-properties svg:stroke-width="0.053cm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e06666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2" style:family="chart">
      <style:graphic-properties draw:stroke="solid" svg:stroke-width="0.018cm" svg:stroke-color="#8b8b8b" draw:fill="none" draw:fill-color="#d9d9d9"/>
    </style:style>
  </office:automatic-styles>
  <office:body>
    <office:chart>
      <chart:chart svg:width="10.716cm" svg:height="7.144cm" xlink:href=".." xlink:type="simple" chart:class="chart:bar" chart:style-name="ch1">
        <chart:legend chart:legend-position="end" svg:x="6.998cm" svg:y="3.024cm" style:legend-expansion="high" chart:style-name="ch2"/>
        <chart:plot-area chart:style-name="ch3" table:cell-range-address="'Pivot Tables'.A2:'Pivot Tables'.C5" chart:data-source-has-labels="both" svg:x="0.214cm" svg:y="0.142cm" svg:width="6.57cm" svg:height="5.83cm" dr3d:transform="matrix (0.993998507596972 0.0593914715688805 -0.09186740444725 -0.0498903881867185 0.993484339362921 0.102468612790452 0.0973545893195091 -0.0972703477196616 0.990485014219259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0.866cm" svg:y="0.176cm" svg:width="5.918cm" svg:height="5.27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title svg:x="2.363cm" svg:y="6.115cm" chart:style-name="ch5">
              <text:p>Marital Status</text:p>
            </chart:title>
            <chart:categories table:cell-range-address="'Pivot Tables'.A4:'Pivot Tables'.A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Pivot Tables'.B4:'Pivot Tables'.B5" chart:label-cell-address="'Pivot Tables'.B2:'Pivot Tables'.B3" chart:class="chart:bar">
            <chart:regression-curve chart:style-name="ch10"/>
            <chart:data-point chart:repeated="2"/>
          </chart:series>
          <chart:series chart:style-name="ch11" chart:values-cell-range-address="'Pivot Tables'.C4:'Pivot Tables'.C5" chart:label-cell-address="'Pivot Tables'.C2:'Pivot Tables'.C3" chart:class="chart:bar">
            <chart:regression-curve chart:style-name="ch10"/>
            <chart:data-point chart:repeated="2"/>
          </chart:series>
          <chart:wall chart:style-name="ch12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rchased Bike No</text:p>
                <text:list>
                  <text:list-item>
                    <text:p>Purchased Bike</text:p>
                  </text:list-item>
                  <text:list-item>
                    <text:p>No</text:p>
                  </text:list-item>
                </text:list>
                <draw:g>
                  <svg:desc>'Pivot Tables'.B2:'Pivot Tables'.B3</svg:desc>
                </draw:g>
              </table:table-cell>
              <table:table-cell office:value-type="string">
                <text:p>Yes</text:p>
                <text:list>
                  <text:list-item>
                    <text:p/>
                  </text:list-item>
                  <text:list-item>
                    <text:p>Yes</text:p>
                  </text:list-item>
                </text:list>
                <draw:g>
                  <svg:desc>'Pivot Tables'.C2:'Pivot Tables'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rried</text:p>
                <draw:g>
                  <svg:desc>'Pivot Tables'.A4:'Pivot Tables'.A5</svg:desc>
                </draw:g>
              </table:table-cell>
              <table:table-cell office:value-type="float" office:value="306">
                <text:p>306</text:p>
                <draw:g>
                  <svg:desc>'Pivot Tables'.B4:'Pivot Tables'.B5</svg:desc>
                </draw:g>
              </table:table-cell>
              <table:table-cell office:value-type="float" office:value="229">
                <text:p>229</text:p>
                <draw:g>
                  <svg:desc>'Pivot Tables'.C4:'Pivot Tables'.C5</svg:desc>
                </draw:g>
              </table:table-cell>
            </table:table-row>
            <table:table-row>
              <table:table-cell office:value-type="string">
                <text:p>Single</text:p>
              </table:table-cell>
              <table:table-cell office:value-type="float" office:value="211">
                <text:p>211</text:p>
              </table:table-cell>
              <table:table-cell office:value-type="float" office:value="247">
                <text:p>2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use-zero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134f5c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>
      <style:chart-properties loext:regression-name="" loext:regression-max-degree="2" loext:regression-period="2" loext:regression-force-intercept="false" chart:regression-type="linear"/>
      <style:graphic-properties svg:stroke-width="0.053cm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3c78d8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2" style:family="chart">
      <style:graphic-properties draw:stroke="solid" svg:stroke-width="0.018cm" svg:stroke-color="#8b8b8b" draw:fill="none" draw:fill-color="#d9d9d9"/>
    </style:style>
  </office:automatic-styles>
  <office:body>
    <office:chart>
      <chart:chart svg:width="10.927cm" svg:height="7.144cm" xlink:href=".." xlink:type="simple" chart:class="chart:bar" chart:style-name="ch1">
        <chart:legend chart:legend-position="end" svg:x="7.103cm" svg:y="3.024cm" style:legend-expansion="high" chart:style-name="ch2"/>
        <chart:plot-area chart:style-name="ch3" table:cell-range-address="'Pivot Tables'.A7:'Pivot Tables'.C11" chart:data-source-has-labels="both" svg:x="0.218cm" svg:y="0.142cm" svg:width="6.667cm" svg:height="5.83cm" dr3d:transform="matrix (0.993998507596972 0.0593914715688805 -0.09186740444725 -0.0498903881867185 0.993484339362921 0.102468612790452 0.0973545893195091 -0.0972703477196616 0.990485014219259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0.88cm" svg:y="0.142cm" svg:width="5.995cm" svg:height="5.338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title svg:x="2.931cm" svg:y="6.115cm" chart:style-name="ch5">
              <text:p>Gender</text:p>
            </chart:title>
            <chart:categories table:cell-range-address="'Pivot Tables'.A10:'Pivot Tables'.A11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Pivot Tables'.B10:'Pivot Tables'.B11" chart:label-cell-address="'Pivot Tables'.B7:'Pivot Tables'.B9" chart:class="chart:bar">
            <chart:regression-curve chart:style-name="ch10"/>
            <chart:data-point chart:repeated="2"/>
          </chart:series>
          <chart:series chart:style-name="ch11" chart:values-cell-range-address="'Pivot Tables'.C10:'Pivot Tables'.C11" chart:label-cell-address="'Pivot Tables'.C7:'Pivot Tables'.C9" chart:class="chart:bar">
            <chart:regression-curve chart:style-name="ch10"/>
            <chart:data-point chart:repeated="2"/>
          </chart:series>
          <chart:wall chart:style-name="ch12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rchased Bike No</text:p>
                <text:list>
                  <text:list-item>
                    <text:p/>
                  </text:list-item>
                  <text:list-item>
                    <text:p>Purchased Bike</text:p>
                  </text:list-item>
                  <text:list-item>
                    <text:p>No</text:p>
                  </text:list-item>
                </text:list>
                <draw:g>
                  <svg:desc>'Pivot Tables'.B7:'Pivot Tables'.B9</svg:desc>
                </draw:g>
              </table:table-cell>
              <table:table-cell office:value-type="string">
                <text:p>Yes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Yes</text:p>
                  </text:list-item>
                </text:list>
                <draw:g>
                  <svg:desc>'Pivot Tables'.C7:'Pivot Tables'.C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male</text:p>
                <draw:g>
                  <svg:desc>'Pivot Tables'.A10:'Pivot Tables'.A11</svg:desc>
                </draw:g>
              </table:table-cell>
              <table:table-cell office:value-type="float" office:value="250">
                <text:p>250</text:p>
                <draw:g>
                  <svg:desc>'Pivot Tables'.B10:'Pivot Tables'.B11</svg:desc>
                </draw:g>
              </table:table-cell>
              <table:table-cell office:value-type="float" office:value="239">
                <text:p>239</text:p>
                <draw:g>
                  <svg:desc>'Pivot Tables'.C10:'Pivot Tables'.C11</svg:desc>
                </draw:g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261">
                <text:p>261</text:p>
              </table:table-cell>
              <table:table-cell office:value-type="float" office:value="239">
                <text:p>2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ea4335" draw:fill-color="#ea4335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fbbc04" draw:fill-color="#fbbc0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34a853" draw:fill-color="#34a853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ff6d01" draw:fill-color="#ff6d01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1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6bdc6" draw:fill-color="#46bdc6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2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d3e2fc" draw:fill-color="#d3e2fc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3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f8c4c0" draw:fill-color="#f8c4c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4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fde49b" draw:fill-color="#fde49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5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96dfaa" draw:fill-color="#96dfaa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6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ffc59a" draw:fill-color="#ffc59a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7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bbe7ea" draw:fill-color="#bbe7ea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ffffff" draw:fill-color="#ffffff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9" style:family="chart">
      <style:graphic-properties draw:fill="solid" draw:fill-color="#ffffff"/>
    </style:style>
    <style:style style:name="ch20" style:family="chart">
      <style:graphic-properties draw:fill-color="#d9d9d9"/>
    </style:style>
  </office:automatic-styles>
  <office:body>
    <office:chart>
      <chart:chart svg:width="11.562cm" svg:height="7.276cm" xlink:href=".." xlink:type="simple" chart:class="chart:scatter" chart:style-name="ch1">
        <chart:legend chart:legend-position="end" svg:x="8.04cm" svg:y="1.596cm" style:legend-expansion="high" chart:style-name="ch2"/>
        <chart:plot-area chart:style-name="ch3" table:cell-range-address="'Pivot Tables'.F17:'Pivot Tables'.BF32 'Pivot Tables'.E18:'Pivot Tables'.E32" chart:data-source-has-labels="column" svg:x="0.231cm" svg:y="0.145cm" svg:width="7.578cm" svg:height="6.986cm">
          <chartooo:coordinate-region svg:x="0.888cm" svg:y="0.344cm" svg:width="6.641cm" svg:height="6.29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ivot Tables'.F18:'Pivot Tables'.BF18" chart:label-cell-address="'Pivot Tables'.E18:'Pivot Tables'.E18" chart:class="chart:scatter">
            <chart:domain table:cell-range-address="'Pivot Tables'.F17:'Pivot Tables'.BF17"/>
            <chart:data-point chart:repeated="53"/>
          </chart:series>
          <chart:series chart:style-name="ch7" chart:values-cell-range-address="'Pivot Tables'.F19:'Pivot Tables'.BF19" chart:label-cell-address="'Pivot Tables'.E19:'Pivot Tables'.E19" chart:class="chart:scatter">
            <chart:data-point chart:repeated="53"/>
          </chart:series>
          <chart:series chart:style-name="ch8" chart:values-cell-range-address="'Pivot Tables'.F20:'Pivot Tables'.BF20" chart:label-cell-address="'Pivot Tables'.E20:'Pivot Tables'.E20" chart:class="chart:scatter">
            <chart:data-point chart:repeated="53"/>
          </chart:series>
          <chart:series chart:style-name="ch9" chart:values-cell-range-address="'Pivot Tables'.F21:'Pivot Tables'.BF21" chart:label-cell-address="'Pivot Tables'.E21:'Pivot Tables'.E21" chart:class="chart:scatter">
            <chart:data-point chart:repeated="53"/>
          </chart:series>
          <chart:series chart:style-name="ch10" chart:values-cell-range-address="'Pivot Tables'.F22:'Pivot Tables'.BF22" chart:label-cell-address="'Pivot Tables'.E22:'Pivot Tables'.E22" chart:class="chart:scatter">
            <chart:data-point chart:repeated="53"/>
          </chart:series>
          <chart:series chart:style-name="ch11" chart:values-cell-range-address="'Pivot Tables'.F23:'Pivot Tables'.BF23" chart:label-cell-address="'Pivot Tables'.E23:'Pivot Tables'.E23" chart:class="chart:scatter">
            <chart:data-point chart:repeated="53"/>
          </chart:series>
          <chart:series chart:style-name="ch12" chart:values-cell-range-address="'Pivot Tables'.F24:'Pivot Tables'.BF24" chart:label-cell-address="'Pivot Tables'.E24:'Pivot Tables'.E24" chart:class="chart:scatter">
            <chart:data-point chart:repeated="53"/>
          </chart:series>
          <chart:series chart:style-name="ch13" chart:values-cell-range-address="'Pivot Tables'.F25:'Pivot Tables'.BF25" chart:label-cell-address="'Pivot Tables'.E25:'Pivot Tables'.E25" chart:class="chart:scatter">
            <chart:data-point chart:repeated="53"/>
          </chart:series>
          <chart:series chart:style-name="ch14" chart:values-cell-range-address="'Pivot Tables'.F26:'Pivot Tables'.BF26" chart:label-cell-address="'Pivot Tables'.E26:'Pivot Tables'.E26" chart:class="chart:scatter">
            <chart:data-point chart:repeated="53"/>
          </chart:series>
          <chart:series chart:style-name="ch15" chart:values-cell-range-address="'Pivot Tables'.F27:'Pivot Tables'.BF27" chart:label-cell-address="'Pivot Tables'.E27:'Pivot Tables'.E27" chart:class="chart:scatter">
            <chart:data-point chart:repeated="53"/>
          </chart:series>
          <chart:series chart:style-name="ch16" chart:values-cell-range-address="'Pivot Tables'.F28:'Pivot Tables'.BF28" chart:label-cell-address="'Pivot Tables'.E28:'Pivot Tables'.E28" chart:class="chart:scatter">
            <chart:data-point chart:repeated="53"/>
          </chart:series>
          <chart:series chart:style-name="ch17" chart:values-cell-range-address="'Pivot Tables'.F29:'Pivot Tables'.BF29" chart:label-cell-address="'Pivot Tables'.E29:'Pivot Tables'.E29" chart:class="chart:scatter">
            <chart:data-point chart:repeated="53"/>
          </chart:series>
          <chart:series chart:style-name="ch18" chart:values-cell-range-address="'Pivot Tables'.F30:'Pivot Tables'.BF30" chart:label-cell-address="'Pivot Tables'.E30:'Pivot Tables'.E30" chart:class="chart:scatter">
            <chart:data-point chart:repeated="53"/>
          </chart:series>
          <chart:series chart:style-name="ch18" chart:values-cell-range-address="'Pivot Tables'.F31:'Pivot Tables'.BF31" chart:label-cell-address="'Pivot Tables'.E31:'Pivot Tables'.E31" chart:class="chart:scatter">
            <chart:data-point chart:repeated="53"/>
          </chart:series>
          <chart:series chart:style-name="ch18" chart:values-cell-range-address="'Pivot Tables'.F32:'Pivot Tables'.BF32" chart:label-cell-address="'Pivot Tables'.E32:'Pivot Tables'.E32" chart:class="chart:scatter">
            <chart:data-point chart:repeated="5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</table:table-row>
          </table:table-header-rows>
          <table:table-rows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50">
                <text:p>50</text:p>
                <draw:g>
                  <svg:desc>'Pivot Tables'.F17:'Pivot Tables'.BF17</svg:desc>
                </draw:g>
              </table:table-cell>
              <table:table-cell office:value-type="float" office:value="130">
                <text:p>130</text:p>
              </table:table-cell>
              <table:table-cell office:value-type="float" office:value="54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210">
                <text:p>210</text:p>
              </table:table-cell>
              <table:table-cell office:value-type="float" office:value="36">
                <text:p>36</text:p>
              </table:table-cell>
              <table:table-cell office:value-type="float" office:value="148">
                <text:p>148</text:p>
              </table:table-cell>
              <table:table-cell office:value-type="float" office:value="114">
                <text:p>114</text:p>
              </table:table-cell>
              <table:table-cell office:value-type="float" office:value="39">
                <text:p>39</text:p>
              </table:table-cell>
              <table:table-cell office:value-type="float" office:value="160">
                <text:p>160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88">
                <text:p>88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147">
                <text:p>147</text:p>
              </table:table-cell>
              <table:table-cell office:value-type="float" office:value="150">
                <text:p>150</text:p>
              </table:table-cell>
              <table:table-cell office:value-type="float" office:value="204">
                <text:p>204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0</text:p>
                <draw:g>
                  <svg:desc>'Pivot Tables'.E18:'Pivot Tables'.E18</svg:desc>
                </draw:g>
              </table:table-cell>
              <table:table-cell office:value-type="float" office:value="50">
                <text:p>50</text:p>
                <draw:g>
                  <svg:desc>'Pivot Tables'.F18:'Pivot Tables'.BF18</svg:desc>
                </draw:g>
              </table:table-cell>
              <table:table-cell office:value-type="float" office:value="104">
                <text:p>104</text:p>
              </table:table-cell>
              <table:table-cell office:value-type="float" office:value="54">
                <text:p>54</text:p>
              </table:table-cell>
              <table:table-cell office:value-type="float" office:value="112">
                <text:p>112</text:p>
              </table:table-cell>
              <table:table-cell office:value-type="float" office:value="87">
                <text:p>87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41">
                <text:p>41</text:p>
              </table:table-cell>
              <table:table-cell office:value-type="float" office:value="126">
                <text:p>126</text:p>
              </table:table-cell>
              <table:table-cell office:value-type="float" office:value="129">
                <text:p>129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196">
                <text:p>196</text:p>
              </table:table-cell>
              <table:table-cell office:value-type="float" office:value="150">
                <text:p>1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159">
                <text:p>159</text:p>
              </table:table-cell>
              <table:table-cell office:value-type="float" office:value="108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130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00</text:p>
                <draw:g>
                  <svg:desc>'Pivot Tables'.E19:'Pivot Tables'.E19</svg:desc>
                </draw:g>
              </table:table-cell>
              <table:table-cell office:value-type="float" office:value="25">
                <text:p>25</text:p>
                <draw:g>
                  <svg:desc>'Pivot Tables'.F19:'Pivot Tables'.BF19</svg:desc>
                </draw:g>
              </table:table-cell>
              <table:table-cell office:value-type="float" office:value="156">
                <text:p>156</text:p>
              </table:table-cell>
              <table:table-cell office:value-type="float" office:value="162">
                <text:p>162</text:p>
              </table:table-cell>
              <table:table-cell office:value-type="float" office:value="252">
                <text:p>252</text:p>
              </table:table-cell>
              <table:table-cell office:value-type="float" office:value="145">
                <text:p>145</text:p>
              </table:table-cell>
              <table:table-cell office:value-type="float" office:value="240">
                <text:p>240</text:p>
              </table:table-cell>
              <table:table-cell office:value-type="float" office:value="155">
                <text:p>155</text:p>
              </table:table-cell>
              <table:table-cell office:value-type="float" office:value="224">
                <text:p>224</text:p>
              </table:table-cell>
              <table:table-cell office:value-type="float" office:value="66">
                <text:p>66</text:p>
              </table:table-cell>
              <table:table-cell office:value-type="float" office:value="102">
                <text:p>102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111">
                <text:p>111</text:p>
              </table:table-cell>
              <table:table-cell office:value-type="float" office:value="76">
                <text:p>76</text:p>
              </table:table-cell>
              <table:table-cell office:value-type="float" office:value="156">
                <text:p>156</text:p>
              </table:table-cell>
              <table:table-cell office:value-type="float" office:value="80">
                <text:p>80</text:p>
              </table:table-cell>
              <table:table-cell office:value-type="float" office:value="41">
                <text:p>41</text:p>
              </table:table-cell>
              <table:table-cell office:value-type="float" office:value="294">
                <text:p>294</text:p>
              </table:table-cell>
              <table:table-cell office:value-type="float" office:value="215">
                <text:p>215</text:p>
              </table:table-cell>
              <table:table-cell office:value-type="float" office:value="88">
                <text:p>88</text:p>
              </table:table-cell>
              <table:table-cell office:value-type="float" office:value="135">
                <text:p>135</text:p>
              </table:table-cell>
              <table:table-cell office:value-type="float" office:value="184">
                <text:p>184</text:p>
              </table:table-cell>
              <table:table-cell office:value-type="float" office:value="282">
                <text:p>282</text:p>
              </table:table-cell>
              <table:table-cell office:value-type="float" office:value="48">
                <text:p>48</text:p>
              </table:table-cell>
              <table:table-cell office:value-type="float" office:value="196">
                <text:p>196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156">
                <text:p>156</text:p>
              </table:table-cell>
              <table:table-cell office:value-type="float" office:value="106">
                <text:p>106</text:p>
              </table:table-cell>
              <table:table-cell office:value-type="float" office:value="162">
                <text:p>162</text:p>
              </table:table-cell>
              <table:table-cell office:value-type="float" office:value="220">
                <text:p>220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201">
                <text:p>201</text:p>
              </table:table-cell>
              <table:table-cell office:value-type="float" office:value="68">
                <text:p>68</text:p>
              </table:table-cell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00</text:p>
                <draw:g>
                  <svg:desc>'Pivot Tables'.E20:'Pivot Tables'.E20</svg:desc>
                </draw:g>
              </table:table-cell>
              <table:table-cell office:value-type="float" office:value="NaN">
                <text:p>NaN</text:p>
                <draw:g>
                  <svg:desc>'Pivot Tables'.F20:'Pivot Tables'.BF20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243">
                <text:p>243</text:p>
              </table:table-cell>
              <table:table-cell office:value-type="float" office:value="196">
                <text:p>196</text:p>
              </table:table-cell>
              <table:table-cell office:value-type="float" office:value="87">
                <text:p>87</text:p>
              </table:table-cell>
              <table:table-cell office:value-type="float" office:value="270">
                <text:p>270</text:p>
              </table:table-cell>
              <table:table-cell office:value-type="float" office:value="341">
                <text:p>341</text:p>
              </table:table-cell>
              <table:table-cell office:value-type="float" office:value="160">
                <text:p>160</text:p>
              </table:table-cell>
              <table:table-cell office:value-type="float" office:value="165">
                <text:p>165</text:p>
              </table:table-cell>
              <table:table-cell office:value-type="float" office:value="102">
                <text:p>102</text:p>
              </table:table-cell>
              <table:table-cell office:value-type="float" office:value="210">
                <text:p>210</text:p>
              </table:table-cell>
              <table:table-cell office:value-type="float" office:value="216">
                <text:p>216</text:p>
              </table:table-cell>
              <table:table-cell office:value-type="float" office:value="222">
                <text:p>222</text:p>
              </table:table-cell>
              <table:table-cell office:value-type="float" office:value="342">
                <text:p>342</text:p>
              </table:table-cell>
              <table:table-cell office:value-type="float" office:value="156">
                <text:p>156</text:p>
              </table:table-cell>
              <table:table-cell office:value-type="float" office:value="120">
                <text:p>120</text:p>
              </table:table-cell>
              <table:table-cell office:value-type="float" office:value="82">
                <text:p>82</text:p>
              </table:table-cell>
              <table:table-cell office:value-type="float" office:value="252">
                <text:p>252</text:p>
              </table:table-cell>
              <table:table-cell office:value-type="float" office:value="258">
                <text:p>258</text:p>
              </table:table-cell>
              <table:table-cell office:value-type="float" office:value="132">
                <text:p>132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141">
                <text:p>141</text:p>
              </table:table-cell>
              <table:table-cell office:value-type="float" office:value="144">
                <text:p>144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260">
                <text:p>260</text:p>
              </table:table-cell>
              <table:table-cell office:value-type="float" office:value="106">
                <text:p>106</text:p>
              </table:table-cell>
              <table:table-cell office:value-type="float" office:value="162">
                <text:p>162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118">
                <text:p>118</text:p>
              </table:table-cell>
              <table:table-cell office:value-type="float" office:value="180">
                <text:p>180</text:p>
              </table:table-cell>
              <table:table-cell office:value-type="float" office:value="183">
                <text:p>183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195">
                <text:p>195</text:p>
              </table:table-cell>
              <table:table-cell office:value-type="float" office:value="198">
                <text:p>198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0000</text:p>
                <draw:g>
                  <svg:desc>'Pivot Tables'.E21:'Pivot Tables'.E21</svg:desc>
                </draw:g>
              </table:table-cell>
              <table:table-cell office:value-type="float" office:value="NaN">
                <text:p>NaN</text:p>
                <draw:g>
                  <svg:desc>'Pivot Tables'.F21:'Pivot Tables'.BF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165">
                <text:p>165</text:p>
              </table:table-cell>
              <table:table-cell office:value-type="float" office:value="170">
                <text:p>170</text:p>
              </table:table-cell>
              <table:table-cell office:value-type="float" office:value="70">
                <text:p>70</text:p>
              </table:table-cell>
              <table:table-cell office:value-type="float" office:value="144">
                <text:p>144</text:p>
              </table:table-cell>
              <table:table-cell office:value-type="float" office:value="111">
                <text:p>111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123">
                <text:p>123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00</text:p>
                <draw:g>
                  <svg:desc>'Pivot Tables'.E22:'Pivot Tables'.E22</svg:desc>
                </draw:g>
              </table:table-cell>
              <table:table-cell office:value-type="float" office:value="NaN">
                <text:p>NaN</text:p>
                <draw:g>
                  <svg:desc>'Pivot Tables'.F22:'Pivot Tables'.BF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  <table:table-cell office:value-type="float" office:value="60">
                <text:p>60</text:p>
              </table:table-cell>
              <table:table-cell office:value-type="float" office:value="124">
                <text:p>124</text:p>
              </table:table-cell>
              <table:table-cell office:value-type="float" office:value="192">
                <text:p>192</text:p>
              </table:table-cell>
              <table:table-cell office:value-type="float" office:value="132">
                <text:p>132</text:p>
              </table:table-cell>
              <table:table-cell office:value-type="float" office:value="102">
                <text:p>102</text:p>
              </table:table-cell>
              <table:table-cell office:value-type="float" office:value="175">
                <text:p>175</text:p>
              </table:table-cell>
              <table:table-cell office:value-type="float" office:value="216">
                <text:p>216</text:p>
              </table:table-cell>
              <table:table-cell office:value-type="float" office:value="148">
                <text:p>148</text:p>
              </table:table-cell>
              <table:table-cell office:value-type="float" office:value="190">
                <text:p>190</text:p>
              </table:table-cell>
              <table:table-cell office:value-type="float" office:value="195">
                <text:p>195</text:p>
              </table:table-cell>
              <table:table-cell office:value-type="float" office:value="200">
                <text:p>200</text:p>
              </table:table-cell>
              <table:table-cell office:value-type="float" office:value="164">
                <text:p>164</text:p>
              </table:table-cell>
              <table:table-cell office:value-type="float" office:value="294">
                <text:p>294</text:p>
              </table:table-cell>
              <table:table-cell office:value-type="float" office:value="344">
                <text:p>344</text:p>
              </table:table-cell>
              <table:table-cell office:value-type="float" office:value="132">
                <text:p>132</text:p>
              </table:table-cell>
              <table:table-cell office:value-type="float" office:value="405">
                <text:p>405</text:p>
              </table:table-cell>
              <table:table-cell office:value-type="float" office:value="322">
                <text:p>322</text:p>
              </table:table-cell>
              <table:table-cell office:value-type="float" office:value="517">
                <text:p>517</text:p>
              </table:table-cell>
              <table:table-cell office:value-type="float" office:value="288">
                <text:p>288</text:p>
              </table:table-cell>
              <table:table-cell office:value-type="float" office:value="98">
                <text:p>98</text:p>
              </table:table-cell>
              <table:table-cell office:value-type="float" office:value="150">
                <text:p>150</text:p>
              </table:table-cell>
              <table:table-cell office:value-type="float" office:value="204">
                <text:p>204</text:p>
              </table:table-cell>
              <table:table-cell office:value-type="float" office:value="104">
                <text:p>104</text:p>
              </table:table-cell>
              <table:table-cell office:value-type="float" office:value="159">
                <text:p>159</text:p>
              </table:table-cell>
              <table:table-cell office:value-type="float" office:value="108">
                <text:p>108</text:p>
              </table:table-cell>
              <table:table-cell office:value-type="float" office:value="330">
                <text:p>330</text:p>
              </table:table-cell>
              <table:table-cell office:value-type="float" office:value="224">
                <text:p>224</text:p>
              </table:table-cell>
              <table:table-cell office:value-type="float" office:value="228">
                <text:p>228</text:p>
              </table:table-cell>
              <table:table-cell office:value-type="float" office:value="58">
                <text:p>58</text:p>
              </table:table-cell>
              <table:table-cell office:value-type="float" office:value="236">
                <text:p>236</text:p>
              </table:table-cell>
              <table:table-cell office:value-type="float" office:value="120">
                <text:p>120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00</text:p>
                <draw:g>
                  <svg:desc>'Pivot Tables'.E23:'Pivot Tables'.E23</svg:desc>
                </draw:g>
              </table:table-cell>
              <table:table-cell office:value-type="float" office:value="NaN">
                <text:p>NaN</text:p>
                <draw:g>
                  <svg:desc>'Pivot Tables'.F23:'Pivot Tables'.BF2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204">
                <text:p>204</text:p>
              </table:table-cell>
              <table:table-cell office:value-type="float" office:value="280">
                <text:p>280</text:p>
              </table:table-cell>
              <table:table-cell office:value-type="float" office:value="108">
                <text:p>108</text:p>
              </table:table-cell>
              <table:table-cell office:value-type="float" office:value="222">
                <text:p>222</text:p>
              </table:table-cell>
              <table:table-cell office:value-type="float" office:value="266">
                <text:p>266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205">
                <text:p>205</text:p>
              </table:table-cell>
              <table:table-cell office:value-type="float" office:value="168">
                <text:p>168</text:p>
              </table:table-cell>
              <table:table-cell office:value-type="float" office:value="258">
                <text:p>258</text:p>
              </table:table-cell>
              <table:table-cell office:value-type="float" office:value="352">
                <text:p>352</text:p>
              </table:table-cell>
              <table:table-cell office:value-type="float" office:value="135">
                <text:p>135</text:p>
              </table:table-cell>
              <table:table-cell office:value-type="float" office:value="230">
                <text:p>230</text:p>
              </table:table-cell>
              <table:table-cell office:value-type="float" office:value="141">
                <text:p>141</text:p>
              </table:table-cell>
              <table:table-cell office:value-type="float" office:value="48">
                <text:p>48</text:p>
              </table:table-cell>
              <table:table-cell office:value-type="float" office:value="245">
                <text:p>245</text:p>
              </table:table-cell>
              <table:table-cell office:value-type="float" office:value="150">
                <text:p>150</text:p>
              </table:table-cell>
              <table:table-cell office:value-type="float" office:value="51">
                <text:p>51</text:p>
              </table:table-cell>
              <table:table-cell office:value-type="float" office:value="312">
                <text:p>312</text:p>
              </table:table-cell>
              <table:table-cell office:value-type="float" office:value="424">
                <text:p>424</text:p>
              </table:table-cell>
              <table:table-cell office:value-type="float" office:value="108">
                <text:p>108</text:p>
              </table:table-cell>
              <table:table-cell office:value-type="float" office:value="55">
                <text:p>55</text:p>
              </table:table-cell>
              <table:table-cell office:value-type="float" office:value="168">
                <text:p>168</text:p>
              </table:table-cell>
              <table:table-cell office:value-type="float" office:value="57">
                <text:p>57</text:p>
              </table:table-cell>
              <table:table-cell office:value-type="float" office:value="174">
                <text:p>174</text:p>
              </table:table-cell>
              <table:table-cell office:value-type="float" office:value="472">
                <text:p>472</text:p>
              </table:table-cell>
              <table:table-cell office:value-type="float" office:value="180">
                <text:p>180</text:p>
              </table:table-cell>
              <table:table-cell office:value-type="float" office:value="122">
                <text:p>122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00</text:p>
                <draw:g>
                  <svg:desc>'Pivot Tables'.E24:'Pivot Tables'.E24</svg:desc>
                </draw:g>
              </table:table-cell>
              <table:table-cell office:value-type="float" office:value="NaN">
                <text:p>NaN</text:p>
                <draw:g>
                  <svg:desc>'Pivot Tables'.F24:'Pivot Tables'.BF2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96">
                <text:p>96</text:p>
              </table:table-cell>
              <table:table-cell office:value-type="float" office:value="66">
                <text:p>66</text:p>
              </table:table-cell>
              <table:table-cell office:value-type="float" office:value="102">
                <text:p>102</text:p>
              </table:table-cell>
              <table:table-cell office:value-type="float" office:value="70">
                <text:p>70</text:p>
              </table:table-cell>
              <table:table-cell office:value-type="float" office:value="180">
                <text:p>180</text:p>
              </table:table-cell>
              <table:table-cell office:value-type="float" office:value="74">
                <text:p>74</text:p>
              </table:table-cell>
              <table:table-cell office:value-type="float" office:value="114">
                <text:p>114</text:p>
              </table:table-cell>
              <table:table-cell office:value-type="float" office:value="39">
                <text:p>39</text:p>
              </table:table-cell>
              <table:table-cell office:value-type="float" office:value="400">
                <text:p>400</text:p>
              </table:table-cell>
              <table:table-cell office:value-type="float" office:value="164">
                <text:p>164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329">
                <text:p>329</text:p>
              </table:table-cell>
              <table:table-cell office:value-type="float" office:value="144">
                <text:p>144</text:p>
              </table:table-cell>
              <table:table-cell office:value-type="float" office:value="98">
                <text:p>98</text:p>
              </table:table-cell>
              <table:table-cell office:value-type="float" office:value="300">
                <text:p>300</text:p>
              </table:table-cell>
              <table:table-cell office:value-type="float" office:value="51">
                <text:p>51</text:p>
              </table:table-cell>
              <table:table-cell office:value-type="float" office:value="104">
                <text:p>104</text:p>
              </table:table-cell>
              <table:table-cell office:value-type="float" office:value="159">
                <text:p>159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00</text:p>
                <draw:g>
                  <svg:desc>'Pivot Tables'.E25:'Pivot Tables'.E25</svg:desc>
                </draw:g>
              </table:table-cell>
              <table:table-cell office:value-type="float" office:value="NaN">
                <text:p>NaN</text:p>
                <draw:g>
                  <svg:desc>'Pivot Tables'.F25:'Pivot Tables'.BF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144">
                <text:p>144</text:p>
              </table:table-cell>
              <table:table-cell office:value-type="float" office:value="37">
                <text:p>37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46">
                <text:p>46</text:p>
              </table:table-cell>
              <table:table-cell office:value-type="float" office:value="188">
                <text:p>188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">
                <text:p>186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00</text:p>
                <draw:g>
                  <svg:desc>'Pivot Tables'.E26:'Pivot Tables'.E26</svg:desc>
                </draw:g>
              </table:table-cell>
              <table:table-cell office:value-type="float" office:value="NaN">
                <text:p>NaN</text:p>
                <draw:g>
                  <svg:desc>'Pivot Tables'.F26:'Pivot Tables'.BF2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70">
                <text:p>70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160">
                <text:p>160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00</text:p>
                <draw:g>
                  <svg:desc>'Pivot Tables'.E27:'Pivot Tables'.E27</svg:desc>
                </draw:g>
              </table:table-cell>
              <table:table-cell office:value-type="float" office:value="NaN">
                <text:p>NaN</text:p>
                <draw:g>
                  <svg:desc>'Pivot Tables'.F27:'Pivot Tables'.BF2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90">
                <text:p>90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00</text:p>
                <draw:g>
                  <svg:desc>'Pivot Tables'.E28:'Pivot Tables'.E28</svg:desc>
                </draw:g>
              </table:table-cell>
              <table:table-cell office:value-type="float" office:value="NaN">
                <text:p>NaN</text:p>
                <draw:g>
                  <svg:desc>'Pivot Tables'.F28:'Pivot Tables'.BF2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92">
                <text:p>92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00</text:p>
                <draw:g>
                  <svg:desc>'Pivot Tables'.E29:'Pivot Tables'.E29</svg:desc>
                </draw:g>
              </table:table-cell>
              <table:table-cell office:value-type="float" office:value="NaN">
                <text:p>NaN</text:p>
                <draw:g>
                  <svg:desc>'Pivot Tables'.F29:'Pivot Tables'.BF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204">
                <text:p>204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000</text:p>
                <draw:g>
                  <svg:desc>'Pivot Tables'.E30:'Pivot Tables'.E30</svg:desc>
                </draw:g>
              </table:table-cell>
              <table:table-cell office:value-type="float" office:value="NaN">
                <text:p>NaN</text:p>
                <draw:g>
                  <svg:desc>'Pivot Tables'.F30:'Pivot Tables'.BF3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000</text:p>
                <draw:g>
                  <svg:desc>'Pivot Tables'.E31:'Pivot Tables'.E31</svg:desc>
                </draw:g>
              </table:table-cell>
              <table:table-cell office:value-type="float" office:value="NaN">
                <text:p>NaN</text:p>
                <draw:g>
                  <svg:desc>'Pivot Tables'.F31:'Pivot Tables'.BF3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000</text:p>
                <draw:g>
                  <svg:desc>'Pivot Tables'.E32:'Pivot Tables'.E32</svg:desc>
                </draw:g>
              </table:table-cell>
              <table:table-cell office:value-type="float" office:value="NaN">
                <text:p>NaN</text:p>
                <draw:g>
                  <svg:desc>'Pivot Tables'.F32:'Pivot Tables'.BF3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